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dotted #000000"/>
      <style:map style:condition="cell-content()=&quot;#&quot;" style:apply-style-name="Untitled2" style:base-cell-address="Sheet1.A1"/>
      <style:map style:condition="cell-content()=&quot;.&quot;" style:apply-style-name="Untitled3" style:base-cell-address="Sheet1.A1"/>
      <style:map style:condition="cell-content()=&quot;&lt;&quot;" style:apply-style-name="Good" style:base-cell-address="Sheet1.A1"/>
      <style:map style:condition="cell-content()=&quot;&gt;&quot;" style:apply-style-name="Good" style:base-cell-address="Sheet1.A1"/>
      <style:map style:condition="cell-content()=&quot;v&quot;" style:apply-style-name="Good" style:base-cell-address="Sheet1.A1"/>
      <style:map style:condition="cell-content()=&quot;^&quot;" style:apply-style-name="Good" style:base-cell-address="Sheet1.A1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b7b3ca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order="none"/>
      <style:map style:condition="cell-content()=&quot;#&quot;" style:apply-style-name="Untitled2" style:base-cell-address="Sheet1.A1"/>
      <style:map style:condition="cell-content()=&quot;.&quot;" style:apply-style-name="Untitled3" style:base-cell-address="Sheet1.A1"/>
      <style:map style:condition="cell-content()=&quot;&lt;&quot;" style:apply-style-name="Good" style:base-cell-address="Sheet1.A1"/>
      <style:map style:condition="cell-content()=&quot;&gt;&quot;" style:apply-style-name="Good" style:base-cell-address="Sheet1.A1"/>
      <style:map style:condition="cell-content()=&quot;v&quot;" style:apply-style-name="Good" style:base-cell-address="Sheet1.A1"/>
      <style:map style:condition="cell-content()=&quot;^&quot;" style:apply-style-name="Good" style:base-cell-address="Sheet1.A1"/>
    </style:style>
    <style:style style:name="ce6" style:family="table-cell" style:parent-style-name="Default">
      <style:table-cell-properties fo:border="0.99pt dotte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99pt dotte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11" style:family="table-cell" style:parent-style-name="Default">
      <style:table-cell-properties fo:background-color="#ffdbb6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12" style:family="table-cell" style:parent-style-name="Default" style:data-style-name="N0">
      <style:table-cell-properties fo:border="0.99pt dotted #000000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13" style:family="table-cell" style:parent-style-name="Default">
      <style:table-cell-properties fo:border="0.99pt dotted #000000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14" style:family="table-cell" style:parent-style-name="Default">
      <style:table-cell-properties style:text-align-source="fix" style:repeat-content="false" fo:background-color="transparent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15" style:family="table-cell" style:parent-style-name="Default">
      <style:table-cell-properties fo:background-color="#dee7e5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16" style:family="table-cell" style:parent-style-name="Default">
      <style:table-cell-properties fo:background-color="#fff5ce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17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18" style:family="table-cell" style:parent-style-name="Default">
      <style:table-cell-properties style:text-align-source="fix" style:repeat-content="false" fo:background-color="transparent" fo:border="0.99pt dotted #000000" style:vertical-align="middle"/>
      <style:paragraph-properties fo:text-align="center"/>
    </style:style>
    <style:style style:name="ce19" style:family="table-cell" style:parent-style-name="Default">
      <style:table-cell-properties fo:background-color="#b7b3ca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20" style:family="table-cell" style:parent-style-name="Default" style:data-style-name="N0">
      <style:table-cell-properties style:text-align-source="fix" style:repeat-content="false" fo:border="0.99pt dotte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23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24" style:family="table-cell" style:parent-style-name="Default">
      <style:table-cell-properties fo:border="0.99pt dotted #000000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25" style:family="table-cell" style:parent-style-name="Default" style:data-style-name="N0">
      <style:table-cell-properties fo:background-color="#ffaa95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26" style:family="table-cell" style:parent-style-name="Default">
      <style:table-cell-properties fo:background-color="#ffdbb6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27" style:family="table-cell" style:parent-style-name="Default">
      <style:table-cell-properties fo:background-color="#ec9ba4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28" style:family="table-cell" style:parent-style-name="Default">
      <style:table-cell-properties fo:background-color="#bf819e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29" style:family="table-cell" style:parent-style-name="Default">
      <style:table-cell-properties fo:background-color="#b7b3ca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0" style:family="table-cell" style:parent-style-name="Default">
      <style:table-cell-properties fo:background-color="#b4c7dc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1" style:family="table-cell" style:parent-style-name="Default">
      <style:table-cell-properties fo:background-color="#ffd8ce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2" style:family="table-cell" style:parent-style-name="Default" style:data-style-name="N0">
      <style:table-cell-properties fo:border="0.99pt dotted #000000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3" style:family="table-cell" style:parent-style-name="Default">
      <style:table-cell-properties fo:background-color="#dde8cb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4" style:family="table-cell" style:parent-style-name="Default">
      <style:table-cell-properties fo:background-color="#b3cac7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5" style:family="table-cell" style:parent-style-name="Default">
      <style:table-cell-properties fo:background-color="#ffa6a6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6" style:family="table-cell" style:parent-style-name="Default">
      <style:table-cell-properties fo:background-color="#f6f9d4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7" style:family="table-cell" style:parent-style-name="Default" style:data-style-name="N0">
      <style:table-cell-properties fo:background-color="#afd095" style:text-align-source="fix" style:repeat-content="false" fo:border="0.99pt dotte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5ce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39" style:family="table-cell" style:parent-style-name="Default">
      <style:table-cell-properties fo:background-color="#ffe994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40" style:family="table-cell" style:parent-style-name="Default">
      <style:table-cell-properties fo:background-color="#dde8cb" style:text-align-source="fix" style:repeat-content="false" fo:border="0.99pt dotted #000000" style:vertical-align="middle"/>
      <style:paragraph-properties fo:text-align="center"/>
    </style:style>
    <style:style style:name="ce41" style:family="table-cell" style:parent-style-name="Default">
      <style:table-cell-properties fo:background-color="#ffd8ce" style:text-align-source="fix" style:repeat-content="false" fo:border="0.99pt dotted #000000" style:vertical-align="middle"/>
      <style:paragraph-properties fo:text-align="center"/>
    </style:style>
    <style:style style:name="ce42" style:family="table-cell" style:parent-style-name="Default">
      <style:table-cell-properties fo:background-color="#e0c2cd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43" style:family="table-cell" style:parent-style-name="Default">
      <style:table-cell-properties fo:background-color="#b4c7dc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44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45" style:family="table-cell" style:parent-style-name="Default">
      <style:table-cell-properties fo:background-color="#ffb66c" style:text-align-source="fix" style:repeat-content="false" fo:border="0.99pt dotted #000000" style:vertical-align="middle"/>
      <style:paragraph-properties fo:text-align="center"/>
    </style:style>
    <style:style style:name="ce46" style:family="table-cell" style:parent-style-name="Default">
      <style:table-cell-properties fo:background-color="#dee6ef" style:text-align-source="fix" style:repeat-content="false" fo:border="0.99pt dotted #000000" style:vertical-align="middle"/>
      <style:paragraph-properties fo:text-align="center"/>
    </style:style>
    <style:style style:name="ce47" style:family="table-cell" style:parent-style-name="Default">
      <style:table-cell-properties fo:background-color="#ffffd7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48" style:family="table-cell" style:parent-style-name="Default">
      <style:table-cell-properties fo:background-color="#ffe994" style:text-align-source="fix" style:repeat-content="false" fo:border="0.99pt dotted #000000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49" style:family="table-cell" style:parent-style-name="Default">
      <style:table-cell-properties fo:background-color="transparent" fo:border="0.99pt dotted #000000"/>
    </style:style>
    <style:style style:name="ce50" style:family="table-cell" style:parent-style-name="Default">
      <style:table-cell-properties fo:border="none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map style:condition="cell-content()=&quot;A&quot;" style:apply-style-name="A" style:base-cell-address="Sheet1.AT7"/>
      <style:map style:condition="cell-content()=&quot;B&quot;" style:apply-style-name="B" style:base-cell-address="Sheet1.AT7"/>
      <style:map style:condition="cell-content()=&quot;C&quot;" style:apply-style-name="C" style:base-cell-address="Sheet1.AT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column table:style-name="co2" table:default-cell-style-name="Default"/>
        <table:table-column table:style-name="co2" table:default-cell-style-name="ce7"/>
        <table:table-column table:style-name="co3" table:number-columns-repeated="20" table:default-cell-style-name="ce21"/>
        <table:table-column table:style-name="co3" table:number-columns-repeated="959" table:default-cell-style-name="ce7"/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1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8" table:formula="of:=[.AT1]+1" office:value-type="float" office:value="2" calcext:value-type="float">
            <text:p>2</text:p>
          </table:table-cell>
          <table:table-cell table:style-name="ce8" table:formula="of:=[.AU1]+1" office:value-type="float" office:value="3" calcext:value-type="float">
            <text:p>3</text:p>
          </table:table-cell>
          <table:table-cell table:style-name="ce8" table:formula="of:=[.AV1]+1" office:value-type="float" office:value="4" calcext:value-type="float">
            <text:p>4</text:p>
          </table:table-cell>
          <table:table-cell table:style-name="ce8" table:formula="of:=[.AW1]+1" office:value-type="float" office:value="5" calcext:value-type="float">
            <text:p>5</text:p>
          </table:table-cell>
          <table:table-cell table:style-name="ce8" table:formula="of:=[.AX1]+1" office:value-type="float" office:value="6" calcext:value-type="float">
            <text:p>6</text:p>
          </table:table-cell>
          <table:table-cell table:style-name="ce8" table:formula="of:=[.AY1]+1" office:value-type="float" office:value="7" calcext:value-type="float">
            <text:p>7</text:p>
          </table:table-cell>
          <table:table-cell table:style-name="ce8" table:formula="of:=[.AZ1]+1" office:value-type="float" office:value="8" calcext:value-type="float">
            <text:p>8</text:p>
          </table:table-cell>
          <table:table-cell table:style-name="ce8" table:formula="of:=[.BA1]+1" office:value-type="float" office:value="9" calcext:value-type="float">
            <text:p>9</text:p>
          </table:table-cell>
          <table:table-cell table:style-name="ce8" table:formula="of:=[.BB1]+1" office:value-type="float" office:value="10" calcext:value-type="float">
            <text:p>10</text:p>
          </table:table-cell>
          <table:table-cell table:style-name="ce8" table:formula="of:=[.BC1]+1" office:value-type="float" office:value="11" calcext:value-type="float">
            <text:p>11</text:p>
          </table:table-cell>
          <table:table-cell table:style-name="ce8" table:formula="of:=[.BD1]+1" office:value-type="float" office:value="12" calcext:value-type="float">
            <text:p>12</text:p>
          </table:table-cell>
          <table:table-cell table:style-name="ce8" table:formula="of:=[.BE1]+1" office:value-type="float" office:value="13" calcext:value-type="float">
            <text:p>13</text:p>
          </table:table-cell>
          <table:table-cell table:style-name="ce8" table:formula="of:=[.BF1]+1" office:value-type="float" office:value="14" calcext:value-type="float">
            <text:p>14</text:p>
          </table:table-cell>
          <table:table-cell table:style-name="ce8" table:formula="of:=[.BG1]+1" office:value-type="float" office:value="15" calcext:value-type="float">
            <text:p>15</text:p>
          </table:table-cell>
          <table:table-cell table:style-name="ce8" table:formula="of:=[.BH1]+1" office:value-type="float" office:value="16" calcext:value-type="float">
            <text:p>16</text:p>
          </table:table-cell>
          <table:table-cell table:style-name="ce8" table:formula="of:=[.BI1]+1" office:value-type="float" office:value="17" calcext:value-type="float">
            <text:p>17</text:p>
          </table:table-cell>
          <table:table-cell table:style-name="ce8" table:formula="of:=[.BJ1]+1" office:value-type="float" office:value="18" calcext:value-type="float">
            <text:p>18</text:p>
          </table:table-cell>
          <table:table-cell table:style-name="ce8" table:formula="of:=[.BK1]+1" office:value-type="float" office:value="19" calcext:value-type="float">
            <text:p>19</text:p>
          </table:table-cell>
          <table:table-cell table:style-name="ce8" table:formula="of:=[.BL1]+1" office:value-type="float" office:value="20" calcext:value-type="float">
            <text:p>20</text:p>
          </table:table-cell>
          <table:table-cell table:style-name="Default" table:number-columns-repeated="959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Default"/>
          <table:table-cell table:style-name="ce8" table:number-columns-repeated="20"/>
          <table:table-cell table:style-name="Default" table:number-columns-repeated="959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Default"/>
          <table:table-cell table:style-name="ce8" table:number-columns-repeated="20"/>
          <table:table-cell table:style-name="Default" table:number-columns-repeated="959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Default"/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24"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7" table:style-name="ce1" office:value-type="string" calcext:value-type="string">
            <text:p>#</text:p>
          </table:table-cell>
          <table:table-cell table:style-name="ce1" office:value-type="string" calcext:value-type="string">
            <text:p>^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0"/>
          <table:table-cell table:style-name="ce13" table:number-columns-repeated="3"/>
          <table:table-cell table:style-name="ce13" table:formula="of:=IF(AND([.AX$4]=&quot;L&quot;;[.AY$4]=10;[.AZ$4]=&quot;R&quot;;[.BA$4]=8);&quot;B&quot;;&quot;&quot;)">
            <text:p/>
          </table:table-cell>
          <table:table-cell table:style-name="ce13" table:formula="of:=IF(AND([.AY$4]=&quot;L&quot;;[.AZ$4]=10;[.BA$4]=&quot;R&quot;;[.BB$4]=8);&quot;B&quot;;&quot;&quot;)">
            <text:p/>
          </table:table-cell>
          <table:table-cell table:style-name="ce13" table:formula="of:=IF(AND([.AZ$4]=&quot;L&quot;;[.BA$4]=10;[.BB$4]=&quot;R&quot;;[.BC$4]=8);&quot;B&quot;;&quot;&quot;)">
            <text:p/>
          </table:table-cell>
          <table:table-cell table:style-name="ce13" table:formula="of:=IF(AND([.BA$4]=&quot;L&quot;;[.BB$4]=10;[.BC$4]=&quot;R&quot;;[.BD$4]=8);&quot;B&quot;;&quot;&quot;)">
            <text:p/>
          </table:table-cell>
          <table:table-cell table:style-name="ce10"/>
          <table:table-cell table:style-name="ce13" table:number-columns-repeated="3"/>
          <table:table-cell table:style-name="ce17" table:formula="of:=IF(AND([.BF$4]=&quot;L&quot;;[.BG$4]=10;[.BH$4]=&quot;R&quot;;[.BI$4]=8);&quot;B&quot;;&quot;&quot;)" office:value-type="string" office:string-value="B" calcext:value-type="string" table:number-columns-spanned="4" table:number-rows-spanned="1">
            <text:p>B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13" table:formula="of:=IF(AND([.BN$4]=&quot;L&quot;;[.BO$4]=10;[.BP$4]=&quot;R&quot;;[.BQ$4]=8);&quot;B&quot;;&quot;&quot;)">
            <text:p/>
          </table:table-cell>
          <table:table-cell table:style-name="ce13" table:formula="of:=IF(AND([.BO$4]=&quot;L&quot;;[.BP$4]=10;[.BQ$4]=&quot;R&quot;;[.BR$4]=8);&quot;B&quot;;&quot;&quot;)">
            <text:p/>
          </table:table-cell>
          <table:table-cell table:style-name="ce13" table:formula="of:=IF(AND([.BP$4]=&quot;L&quot;;[.BQ$4]=10;[.BR$4]=&quot;R&quot;;[.BS$4]=8);&quot;B&quot;;&quot;&quot;)">
            <text:p/>
          </table:table-cell>
          <table:table-cell table:style-name="ce13" table:formula="of:=IF(AND([.BQ$4]=&quot;L&quot;;[.BR$4]=10;[.BS$4]=&quot;R&quot;;[.BT$4]=8);&quot;B&quot;;&quot;&quot;)">
            <text:p/>
          </table:table-cell>
          <table:table-cell table:style-name="ce13" table:formula="of:=IF(AND([.BR$4]=&quot;L&quot;;[.BS$4]=10;[.BT$4]=&quot;R&quot;;[.BU$4]=8);&quot;B&quot;;&quot;&quot;)">
            <text:p/>
          </table:table-cell>
          <table:table-cell table:style-name="ce13" table:formula="of:=IF(AND([.BS$4]=&quot;L&quot;;[.BT$4]=10;[.BU$4]=&quot;R&quot;;[.BV$4]=8);&quot;B&quot;;&quot;&quot;)">
            <text:p/>
          </table:table-cell>
          <table:table-cell table:style-name="ce13" table:formula="of:=IF(AND([.BT$4]=&quot;L&quot;;[.BU$4]=10;[.BV$4]=&quot;R&quot;;[.BW$4]=8);&quot;B&quot;;&quot;&quot;)">
            <text:p/>
          </table:table-cell>
          <table:table-cell table:style-name="ce13" table:formula="of:=IF(AND([.BU$4]=&quot;L&quot;;[.BV$4]=10;[.BW$4]=&quot;R&quot;;[.BX$4]=8);&quot;B&quot;;&quot;&quot;)">
            <text:p/>
          </table:table-cell>
          <table:table-cell table:style-name="ce13" table:formula="of:=IF(AND([.BV$4]=&quot;L&quot;;[.BW$4]=10;[.BX$4]=&quot;R&quot;;[.BY$4]=8);&quot;B&quot;;&quot;&quot;)">
            <text:p/>
          </table:table-cell>
          <table:table-cell table:style-name="ce13" table:formula="of:=IF(AND([.BW$4]=&quot;L&quot;;[.BX$4]=10;[.BY$4]=&quot;R&quot;;[.BZ$4]=8);&quot;B&quot;;&quot;&quot;)">
            <text:p/>
          </table:table-cell>
          <table:table-cell table:style-name="ce13" table:formula="of:=IF(AND([.BX$4]=&quot;L&quot;;[.BY$4]=10;[.BZ$4]=&quot;R&quot;;[.CA$4]=8);&quot;B&quot;;&quot;&quot;)">
            <text:p/>
          </table:table-cell>
          <table:table-cell table:style-name="ce13" table:formula="of:=IF(AND([.BY$4]=&quot;L&quot;;[.BZ$4]=10;[.CA$4]=&quot;R&quot;;[.CB$4]=8);&quot;B&quot;;&quot;&quot;)">
            <text:p/>
          </table:table-cell>
          <table:table-cell table:style-name="ce10"/>
          <table:table-cell table:style-name="ce13" table:number-columns-repeated="3"/>
          <table:table-cell table:style-name="ce17" table:formula="of:=IF(AND([.CD$4]=&quot;L&quot;;[.CE$4]=10;[.CF$4]=&quot;R&quot;;[.CG$4]=8);&quot;B&quot;;&quot;&quot;)" office:value-type="string" office:string-value="B" calcext:value-type="string" table:number-columns-spanned="4" table:number-rows-spanned="1">
            <text:p>B</text:p>
          </table:table-cell>
          <table:covered-table-cell table:number-columns-repeated="3" table:style-name="ce24"/>
          <table:table-cell table:style-name="ce13" table:formula="of:=IF(AND([.CH$4]=&quot;L&quot;;[.CI$4]=10;[.CJ$4]=&quot;R&quot;;[.CK$4]=8);&quot;B&quot;;&quot;&quot;)">
            <text:p/>
          </table:table-cell>
          <table:table-cell table:style-name="ce13" table:formula="of:=IF(AND([.CI$4]=&quot;L&quot;;[.CJ$4]=10;[.CK$4]=&quot;R&quot;;[.CL$4]=8);&quot;B&quot;;&quot;&quot;)">
            <text:p/>
          </table:table-cell>
          <table:table-cell table:style-name="ce13" table:formula="of:=IF(AND([.CJ$4]=&quot;L&quot;;[.CK$4]=10;[.CL$4]=&quot;R&quot;;[.CM$4]=8);&quot;B&quot;;&quot;&quot;)">
            <text:p/>
          </table:table-cell>
          <table:table-cell table:style-name="ce13" table:formula="of:=IF(AND([.CK$4]=&quot;L&quot;;[.CL$4]=10;[.CM$4]=&quot;R&quot;;[.CN$4]=8);&quot;B&quot;;&quot;&quot;)">
            <text:p/>
          </table:table-cell>
          <table:table-cell table:style-name="ce13" table:formula="of:=IF(AND([.CL$4]=&quot;L&quot;;[.CM$4]=10;[.CN$4]=&quot;R&quot;;[.CO$4]=8);&quot;B&quot;;&quot;&quot;)">
            <text:p/>
          </table:table-cell>
          <table:table-cell table:style-name="ce13" table:formula="of:=IF(AND([.CM$4]=&quot;L&quot;;[.CN$4]=10;[.CO$4]=&quot;R&quot;;[.CP$4]=8);&quot;B&quot;;&quot;&quot;)">
            <text:p/>
          </table:table-cell>
          <table:table-cell table:style-name="ce13" table:formula="of:=IF(AND([.CN$4]=&quot;L&quot;;[.CO$4]=10;[.CP$4]=&quot;R&quot;;[.CQ$4]=8);&quot;B&quot;;&quot;&quot;)">
            <text:p/>
          </table:table-cell>
          <table:table-cell table:style-name="ce13" table:formula="of:=IF(AND([.CO$4]=&quot;L&quot;;[.CP$4]=10;[.CQ$4]=&quot;R&quot;;[.CR$4]=8);&quot;B&quot;;&quot;&quot;)">
            <text:p/>
          </table:table-cell>
          <table:table-cell table:style-name="ce13" table:formula="of:=IF(AND([.CP$4]=&quot;L&quot;;[.CQ$4]=10;[.CR$4]=&quot;R&quot;;[.CS$4]=8);&quot;B&quot;;&quot;&quot;)">
            <text:p/>
          </table:table-cell>
          <table:table-cell table:style-name="ce13" table:formula="of:=IF(AND([.CQ$4]=&quot;L&quot;;[.CR$4]=10;[.CS$4]=&quot;R&quot;;[.CT$4]=8);&quot;B&quot;;&quot;&quot;)">
            <text:p/>
          </table:table-cell>
          <table:table-cell table:style-name="ce10"/>
          <table:table-cell table:style-name="ce13" table:number-columns-repeated="3"/>
          <table:table-cell table:style-name="ce17" table:formula="of:=IF(AND([.CV$4]=&quot;L&quot;;[.CW$4]=10;[.CX$4]=&quot;R&quot;;[.CY$4]=8);&quot;B&quot;;&quot;&quot;)" office:value-type="string" office:string-value="B" calcext:value-type="string" table:number-columns-spanned="4" table:number-rows-spanned="1">
            <text:p>B</text:p>
          </table:table-cell>
          <table:covered-table-cell table:number-columns-repeated="3" table:style-name="ce24"/>
          <table:table-cell table:style-name="ce13" table:formula="of:=IF(AND([.CZ$4]=&quot;L&quot;;[.DA$4]=10;[.DB$4]=&quot;R&quot;;[.DC$4]=8);&quot;B&quot;;&quot;&quot;)">
            <text:p/>
          </table:table-cell>
          <table:table-cell table:style-name="ce13" table:formula="of:=IF(AND([.DA$4]=&quot;L&quot;;[.DB$4]=10;[.DC$4]=&quot;R&quot;;[.DD$4]=8);&quot;B&quot;;&quot;&quot;)">
            <text:p/>
          </table:table-cell>
          <table:table-cell table:style-name="ce13" table:formula="of:=IF(AND([.DB$4]=&quot;L&quot;;[.DC$4]=10;[.DD$4]=&quot;R&quot;;[.DE$4]=8);&quot;B&quot;;&quot;&quot;)">
            <text:p/>
          </table:table-cell>
          <table:table-cell table:style-name="ce13" table:formula="of:=IF(AND([.DC$4]=&quot;L&quot;;[.DD$4]=10;[.DE$4]=&quot;R&quot;;[.DF$4]=8);&quot;B&quot;;&quot;&quot;)">
            <text:p/>
          </table:table-cell>
          <table:table-cell table:style-name="ce13" table:formula="of:=IF(AND([.DD$4]=&quot;L&quot;;[.DE$4]=10;[.DF$4]=&quot;R&quot;;[.DG$4]=8);&quot;B&quot;;&quot;&quot;)">
            <text:p/>
          </table:table-cell>
          <table:table-cell table:style-name="ce13" table:formula="of:=IF(AND([.DE$4]=&quot;L&quot;;[.DF$4]=10;[.DG$4]=&quot;R&quot;;[.DH$4]=8);&quot;B&quot;;&quot;&quot;)">
            <text:p/>
          </table:table-cell>
          <table:table-cell table:style-name="ce13" table:formula="of:=IF(AND([.DF$4]=&quot;L&quot;;[.DG$4]=10;[.DH$4]=&quot;R&quot;;[.DI$4]=8);&quot;B&quot;;&quot;&quot;)">
            <text:p/>
          </table:table-cell>
          <table:table-cell table:style-name="ce13" table:formula="of:=IF(AND([.DG$4]=&quot;L&quot;;[.DH$4]=10;[.DI$4]=&quot;R&quot;;[.DJ$4]=8);&quot;B&quot;;&quot;&quot;)">
            <text:p/>
          </table:table-cell>
          <table:table-cell table:style-name="ce10"/>
          <table:table-cell table:style-name="ce13" table:number-columns-repeated="3"/>
          <table:table-cell table:style-name="ce13" table:formula="of:=IF(AND([.DL$4]=&quot;L&quot;;[.DM$4]=10;[.DN$4]=&quot;R&quot;;[.DO$4]=8);&quot;B&quot;;&quot;&quot;)">
            <text:p/>
          </table:table-cell>
          <table:table-cell table:style-name="ce13" table:formula="of:=IF(AND([.DM$4]=&quot;L&quot;;[.DN$4]=10;[.DO$4]=&quot;R&quot;;[.DP$4]=8);&quot;B&quot;;&quot;&quot;)">
            <text:p/>
          </table:table-cell>
          <table:table-cell table:style-name="ce13" table:formula="of:=IF(AND([.DN$4]=&quot;L&quot;;[.DO$4]=10;[.DP$4]=&quot;R&quot;;[.DQ$4]=8);&quot;B&quot;;&quot;&quot;)">
            <text:p/>
          </table:table-cell>
          <table:table-cell table:style-name="ce13" table:formula="of:=IF(AND([.DO$4]=&quot;L&quot;;[.DP$4]=10;[.DQ$4]=&quot;R&quot;;[.DR$4]=8);&quot;B&quot;;&quot;&quot;)">
            <text:p/>
          </table:table-cell>
          <table:table-cell table:style-name="ce10"/>
          <table:table-cell table:style-name="ce13" table:number-columns-repeated="3"/>
          <table:table-cell table:style-name="ce17" table:formula="of:=IF(AND([.DT$4]=&quot;L&quot;;[.DU$4]=10;[.DV$4]=&quot;R&quot;;[.DW$4]=8);&quot;B&quot;;&quot;&quot;)" office:value-type="string" office:string-value="B" calcext:value-type="string" table:number-columns-spanned="4" table:number-rows-spanned="1">
            <text:p>B</text:p>
          </table:table-cell>
          <table:covered-table-cell table:number-columns-repeated="3" table:style-name="ce24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24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1" table:formula="of:=IF(AND([.AT$4]=&quot;L&quot;;[.AU$4]=6;[.AV$4]=&quot;L&quot;;[.AW$4]=4;[.AX$4]=&quot;R&quot;;[.AY$4]=8;[.AZ$4]=&quot;R&quot;;[.BA$4]=8);&quot;R&quot;;&quot;&quot;)" office:value-type="string" office:string-value="R" calcext:value-type="string" table:number-columns-spanned="8" table:number-rows-spanned="1">
            <text:p>R</text:p>
          </table:table-cell>
          <table:covered-table-cell table:number-columns-repeated="7" table:style-name="ce22"/>
          <table:table-cell table:style-name="ce14" table:formula="of:=IF(AND([.BB$4]=&quot;L&quot;;[.BC$4]=6;[.BD$4]=&quot;L&quot;;[.BE$4]=4;[.BF$4]=&quot;R&quot;;[.BG$4]=8;[.BH$4]=&quot;R&quot;;[.BI$4]=8);&quot;R&quot;;&quot;&quot;)">
            <text:p/>
          </table:table-cell>
          <table:table-cell table:style-name="ce14" table:formula="of:=IF(AND([.BC$4]=&quot;L&quot;;[.BD$4]=6;[.BE$4]=&quot;L&quot;;[.BF$4]=4;[.BG$4]=&quot;R&quot;;[.BH$4]=8;[.BI$4]=&quot;R&quot;;[.BJ$4]=8);&quot;R&quot;;&quot;&quot;)">
            <text:p/>
          </table:table-cell>
          <table:table-cell table:style-name="ce14" table:formula="of:=IF(AND([.BD$4]=&quot;L&quot;;[.BE$4]=6;[.BF$4]=&quot;L&quot;;[.BG$4]=4;[.BH$4]=&quot;R&quot;;[.BI$4]=8;[.BJ$4]=&quot;R&quot;;[.BK$4]=8);&quot;R&quot;;&quot;&quot;)">
            <text:p/>
          </table:table-cell>
          <table:table-cell table:style-name="ce14" table:formula="of:=IF(AND([.BE$4]=&quot;L&quot;;[.BF$4]=6;[.BG$4]=&quot;L&quot;;[.BH$4]=4;[.BI$4]=&quot;R&quot;;[.BJ$4]=8;[.BK$4]=&quot;R&quot;;[.BL$4]=8);&quot;R&quot;;&quot;&quot;)">
            <text:p/>
          </table:table-cell>
          <table:table-cell table:style-name="ce14" table:formula="of:=IF(AND([.BF$4]=&quot;L&quot;;[.BG$4]=6;[.BH$4]=&quot;L&quot;;[.BI$4]=4;[.BJ$4]=&quot;R&quot;;[.BK$4]=8;[.BL$4]=&quot;R&quot;;[.BM$4]=8);&quot;R&quot;;&quot;&quot;)">
            <text:p/>
          </table:table-cell>
          <table:table-cell table:style-name="ce14" table:formula="of:=IF(AND([.BG$4]=&quot;L&quot;;[.BH$4]=6;[.BI$4]=&quot;L&quot;;[.BJ$4]=4;[.BK$4]=&quot;R&quot;;[.BL$4]=8;[.BM$4]=&quot;R&quot;;[.BN$4]=8);&quot;R&quot;;&quot;&quot;)">
            <text:p/>
          </table:table-cell>
          <table:table-cell table:style-name="ce14" table:formula="of:=IF(AND([.BH$4]=&quot;L&quot;;[.BI$4]=6;[.BJ$4]=&quot;L&quot;;[.BK$4]=4;[.BL$4]=&quot;R&quot;;[.BM$4]=8;[.BN$4]=&quot;R&quot;;[.BO$4]=8);&quot;R&quot;;&quot;&quot;)">
            <text:p/>
          </table:table-cell>
          <table:table-cell table:style-name="ce14" table:formula="of:=IF(AND([.BI$4]=&quot;L&quot;;[.BJ$4]=6;[.BK$4]=&quot;L&quot;;[.BL$4]=4;[.BM$4]=&quot;R&quot;;[.BN$4]=8;[.BO$4]=&quot;R&quot;;[.BP$4]=8);&quot;R&quot;;&quot;&quot;)">
            <text:p/>
          </table:table-cell>
          <table:table-cell table:style-name="ce14" table:formula="of:=IF(AND([.BJ$4]=&quot;L&quot;;[.BK$4]=6;[.BL$4]=&quot;L&quot;;[.BM$4]=4;[.BN$4]=&quot;R&quot;;[.BO$4]=8;[.BP$4]=&quot;R&quot;;[.BQ$4]=8);&quot;R&quot;;&quot;&quot;)">
            <text:p/>
          </table:table-cell>
          <table:table-cell table:style-name="ce14" table:formula="of:=IF(AND([.BK$4]=&quot;L&quot;;[.BL$4]=6;[.BM$4]=&quot;L&quot;;[.BN$4]=4;[.BO$4]=&quot;R&quot;;[.BP$4]=8;[.BQ$4]=&quot;R&quot;;[.BR$4]=8);&quot;R&quot;;&quot;&quot;)">
            <text:p/>
          </table:table-cell>
          <table:table-cell table:style-name="ce14" table:formula="of:=IF(AND([.BL$4]=&quot;L&quot;;[.BM$4]=6;[.BN$4]=&quot;L&quot;;[.BO$4]=4;[.BP$4]=&quot;R&quot;;[.BQ$4]=8;[.BR$4]=&quot;R&quot;;[.BS$4]=8);&quot;R&quot;;&quot;&quot;)">
            <text:p/>
          </table:table-cell>
          <table:table-cell table:style-name="ce14" table:formula="of:=IF(AND([.BM$4]=&quot;L&quot;;[.BN$4]=6;[.BO$4]=&quot;L&quot;;[.BP$4]=4;[.BQ$4]=&quot;R&quot;;[.BR$4]=8;[.BS$4]=&quot;R&quot;;[.BT$4]=8);&quot;R&quot;;&quot;&quot;)">
            <text:p/>
          </table:table-cell>
          <table:table-cell table:style-name="ce14" table:formula="of:=IF(AND([.BN$4]=&quot;L&quot;;[.BO$4]=6;[.BP$4]=&quot;L&quot;;[.BQ$4]=4;[.BR$4]=&quot;R&quot;;[.BS$4]=8;[.BT$4]=&quot;R&quot;;[.BU$4]=8);&quot;R&quot;;&quot;&quot;)">
            <text:p/>
          </table:table-cell>
          <table:table-cell table:style-name="ce14" table:formula="of:=IF(AND([.BO$4]=&quot;L&quot;;[.BP$4]=6;[.BQ$4]=&quot;L&quot;;[.BR$4]=4;[.BS$4]=&quot;R&quot;;[.BT$4]=8;[.BU$4]=&quot;R&quot;;[.BV$4]=8);&quot;R&quot;;&quot;&quot;)">
            <text:p/>
          </table:table-cell>
          <table:table-cell table:style-name="ce14" table:formula="of:=IF(AND([.BP$4]=&quot;L&quot;;[.BQ$4]=6;[.BR$4]=&quot;L&quot;;[.BS$4]=4;[.BT$4]=&quot;R&quot;;[.BU$4]=8;[.BV$4]=&quot;R&quot;;[.BW$4]=8);&quot;R&quot;;&quot;&quot;)">
            <text:p/>
          </table:table-cell>
          <table:table-cell table:style-name="ce14" table:formula="of:=IF(AND([.BQ$4]=&quot;L&quot;;[.BR$4]=6;[.BS$4]=&quot;L&quot;;[.BT$4]=4;[.BU$4]=&quot;R&quot;;[.BV$4]=8;[.BW$4]=&quot;R&quot;;[.BX$4]=8);&quot;R&quot;;&quot;&quot;)">
            <text:p/>
          </table:table-cell>
          <table:table-cell table:style-name="ce14" table:formula="of:=IF(AND([.BR$4]=&quot;L&quot;;[.BS$4]=6;[.BT$4]=&quot;L&quot;;[.BU$4]=4;[.BV$4]=&quot;R&quot;;[.BW$4]=8;[.BX$4]=&quot;R&quot;;[.BY$4]=8);&quot;R&quot;;&quot;&quot;)">
            <text:p/>
          </table:table-cell>
          <table:table-cell table:style-name="ce14" table:formula="of:=IF(AND([.BS$4]=&quot;L&quot;;[.BT$4]=6;[.BU$4]=&quot;L&quot;;[.BV$4]=4;[.BW$4]=&quot;R&quot;;[.BX$4]=8;[.BY$4]=&quot;R&quot;;[.BZ$4]=8);&quot;R&quot;;&quot;&quot;)">
            <text:p/>
          </table:table-cell>
          <table:table-cell table:style-name="ce14" table:formula="of:=IF(AND([.BT$4]=&quot;L&quot;;[.BU$4]=6;[.BV$4]=&quot;L&quot;;[.BW$4]=4;[.BX$4]=&quot;R&quot;;[.BY$4]=8;[.BZ$4]=&quot;R&quot;;[.CA$4]=8);&quot;R&quot;;&quot;&quot;)">
            <text:p/>
          </table:table-cell>
          <table:table-cell table:style-name="ce14" table:formula="of:=IF(AND([.BU$4]=&quot;L&quot;;[.BV$4]=6;[.BW$4]=&quot;L&quot;;[.BX$4]=4;[.BY$4]=&quot;R&quot;;[.BZ$4]=8;[.CA$4]=&quot;R&quot;;[.CB$4]=8);&quot;R&quot;;&quot;&quot;)">
            <text:p/>
          </table:table-cell>
          <table:table-cell table:style-name="ce14" table:formula="of:=IF(AND([.BV$4]=&quot;L&quot;;[.BW$4]=6;[.BX$4]=&quot;L&quot;;[.BY$4]=4;[.BZ$4]=&quot;R&quot;;[.CA$4]=8;[.CB$4]=&quot;R&quot;;[.CC$4]=8);&quot;R&quot;;&quot;&quot;)">
            <text:p/>
          </table:table-cell>
          <table:table-cell table:style-name="ce14" table:formula="of:=IF(AND([.BW$4]=&quot;L&quot;;[.BX$4]=6;[.BY$4]=&quot;L&quot;;[.BZ$4]=4;[.CA$4]=&quot;R&quot;;[.CB$4]=8;[.CC$4]=&quot;R&quot;;[.CD$4]=8);&quot;R&quot;;&quot;&quot;)">
            <text:p/>
          </table:table-cell>
          <table:table-cell table:style-name="ce14" table:formula="of:=IF(AND([.BX$4]=&quot;L&quot;;[.BY$4]=6;[.BZ$4]=&quot;L&quot;;[.CA$4]=4;[.CB$4]=&quot;R&quot;;[.CC$4]=8;[.CD$4]=&quot;R&quot;;[.CE$4]=8);&quot;R&quot;;&quot;&quot;)">
            <text:p/>
          </table:table-cell>
          <table:table-cell table:style-name="ce14" table:formula="of:=IF(AND([.BY$4]=&quot;L&quot;;[.BZ$4]=6;[.CA$4]=&quot;L&quot;;[.CB$4]=4;[.CC$4]=&quot;R&quot;;[.CD$4]=8;[.CE$4]=&quot;R&quot;;[.CF$4]=8);&quot;R&quot;;&quot;&quot;)">
            <text:p/>
          </table:table-cell>
          <table:table-cell table:style-name="ce14" table:formula="of:=IF(AND([.BZ$4]=&quot;L&quot;;[.CA$4]=6;[.CB$4]=&quot;L&quot;;[.CC$4]=4;[.CD$4]=&quot;R&quot;;[.CE$4]=8;[.CF$4]=&quot;R&quot;;[.CG$4]=8);&quot;R&quot;;&quot;&quot;)">
            <text:p/>
          </table:table-cell>
          <table:table-cell table:style-name="ce14" table:formula="of:=IF(AND([.CA$4]=&quot;L&quot;;[.CB$4]=6;[.CC$4]=&quot;L&quot;;[.CD$4]=4;[.CE$4]=&quot;R&quot;;[.CF$4]=8;[.CG$4]=&quot;R&quot;;[.CH$4]=8);&quot;R&quot;;&quot;&quot;)">
            <text:p/>
          </table:table-cell>
          <table:table-cell table:style-name="ce14" table:formula="of:=IF(AND([.CB$4]=&quot;L&quot;;[.CC$4]=6;[.CD$4]=&quot;L&quot;;[.CE$4]=4;[.CF$4]=&quot;R&quot;;[.CG$4]=8;[.CH$4]=&quot;R&quot;;[.CI$4]=8);&quot;R&quot;;&quot;&quot;)">
            <text:p/>
          </table:table-cell>
          <table:table-cell table:style-name="ce14" table:formula="of:=IF(AND([.CC$4]=&quot;L&quot;;[.CD$4]=6;[.CE$4]=&quot;L&quot;;[.CF$4]=4;[.CG$4]=&quot;R&quot;;[.CH$4]=8;[.CI$4]=&quot;R&quot;;[.CJ$4]=8);&quot;R&quot;;&quot;&quot;)">
            <text:p/>
          </table:table-cell>
          <table:table-cell table:style-name="ce14" table:formula="of:=IF(AND([.CD$4]=&quot;L&quot;;[.CE$4]=6;[.CF$4]=&quot;L&quot;;[.CG$4]=4;[.CH$4]=&quot;R&quot;;[.CI$4]=8;[.CJ$4]=&quot;R&quot;;[.CK$4]=8);&quot;R&quot;;&quot;&quot;)">
            <text:p/>
          </table:table-cell>
          <table:table-cell table:style-name="ce14" table:formula="of:=IF(AND([.CE$4]=&quot;L&quot;;[.CF$4]=6;[.CG$4]=&quot;L&quot;;[.CH$4]=4;[.CI$4]=&quot;R&quot;;[.CJ$4]=8;[.CK$4]=&quot;R&quot;;[.CL$4]=8);&quot;R&quot;;&quot;&quot;)">
            <text:p/>
          </table:table-cell>
          <table:table-cell table:style-name="ce14" table:formula="of:=IF(AND([.CF$4]=&quot;L&quot;;[.CG$4]=6;[.CH$4]=&quot;L&quot;;[.CI$4]=4;[.CJ$4]=&quot;R&quot;;[.CK$4]=8;[.CL$4]=&quot;R&quot;;[.CM$4]=8);&quot;R&quot;;&quot;&quot;)">
            <text:p/>
          </table:table-cell>
          <table:table-cell table:style-name="ce14" table:formula="of:=IF(AND([.CG$4]=&quot;L&quot;;[.CH$4]=6;[.CI$4]=&quot;L&quot;;[.CJ$4]=4;[.CK$4]=&quot;R&quot;;[.CL$4]=8;[.CM$4]=&quot;R&quot;;[.CN$4]=8);&quot;R&quot;;&quot;&quot;)">
            <text:p/>
          </table:table-cell>
          <table:table-cell table:style-name="ce14" table:formula="of:=IF(AND([.CH$4]=&quot;L&quot;;[.CI$4]=6;[.CJ$4]=&quot;L&quot;;[.CK$4]=4;[.CL$4]=&quot;R&quot;;[.CM$4]=8;[.CN$4]=&quot;R&quot;;[.CO$4]=8);&quot;R&quot;;&quot;&quot;)">
            <text:p/>
          </table:table-cell>
          <table:table-cell table:style-name="ce14" table:formula="of:=IF(AND([.CI$4]=&quot;L&quot;;[.CJ$4]=6;[.CK$4]=&quot;L&quot;;[.CL$4]=4;[.CM$4]=&quot;R&quot;;[.CN$4]=8;[.CO$4]=&quot;R&quot;;[.CP$4]=8);&quot;R&quot;;&quot;&quot;)">
            <text:p/>
          </table:table-cell>
          <table:table-cell table:style-name="ce14" table:formula="of:=IF(AND([.CJ$4]=&quot;L&quot;;[.CK$4]=6;[.CL$4]=&quot;L&quot;;[.CM$4]=4;[.CN$4]=&quot;R&quot;;[.CO$4]=8;[.CP$4]=&quot;R&quot;;[.CQ$4]=8);&quot;R&quot;;&quot;&quot;)">
            <text:p/>
          </table:table-cell>
          <table:table-cell table:style-name="ce14" table:formula="of:=IF(AND([.CK$4]=&quot;L&quot;;[.CL$4]=6;[.CM$4]=&quot;L&quot;;[.CN$4]=4;[.CO$4]=&quot;R&quot;;[.CP$4]=8;[.CQ$4]=&quot;R&quot;;[.CR$4]=8);&quot;R&quot;;&quot;&quot;)">
            <text:p/>
          </table:table-cell>
          <table:table-cell table:style-name="ce14" table:formula="of:=IF(AND([.CL$4]=&quot;L&quot;;[.CM$4]=6;[.CN$4]=&quot;L&quot;;[.CO$4]=4;[.CP$4]=&quot;R&quot;;[.CQ$4]=8;[.CR$4]=&quot;R&quot;;[.CS$4]=8);&quot;R&quot;;&quot;&quot;)">
            <text:p/>
          </table:table-cell>
          <table:table-cell table:style-name="ce14" table:formula="of:=IF(AND([.CM$4]=&quot;L&quot;;[.CN$4]=6;[.CO$4]=&quot;L&quot;;[.CP$4]=4;[.CQ$4]=&quot;R&quot;;[.CR$4]=8;[.CS$4]=&quot;R&quot;;[.CT$4]=8);&quot;R&quot;;&quot;&quot;)">
            <text:p/>
          </table:table-cell>
          <table:table-cell table:style-name="ce14" table:formula="of:=IF(AND([.CN$4]=&quot;L&quot;;[.CO$4]=6;[.CP$4]=&quot;L&quot;;[.CQ$4]=4;[.CR$4]=&quot;R&quot;;[.CS$4]=8;[.CT$4]=&quot;R&quot;;[.CU$4]=8);&quot;R&quot;;&quot;&quot;)">
            <text:p/>
          </table:table-cell>
          <table:table-cell table:style-name="ce14" table:formula="of:=IF(AND([.CO$4]=&quot;L&quot;;[.CP$4]=6;[.CQ$4]=&quot;L&quot;;[.CR$4]=4;[.CS$4]=&quot;R&quot;;[.CT$4]=8;[.CU$4]=&quot;R&quot;;[.CV$4]=8);&quot;R&quot;;&quot;&quot;)">
            <text:p/>
          </table:table-cell>
          <table:table-cell table:style-name="ce14" table:formula="of:=IF(AND([.CP$4]=&quot;L&quot;;[.CQ$4]=6;[.CR$4]=&quot;L&quot;;[.CS$4]=4;[.CT$4]=&quot;R&quot;;[.CU$4]=8;[.CV$4]=&quot;R&quot;;[.CW$4]=8);&quot;R&quot;;&quot;&quot;)">
            <text:p/>
          </table:table-cell>
          <table:table-cell table:style-name="ce14" table:formula="of:=IF(AND([.CQ$4]=&quot;L&quot;;[.CR$4]=6;[.CS$4]=&quot;L&quot;;[.CT$4]=4;[.CU$4]=&quot;R&quot;;[.CV$4]=8;[.CW$4]=&quot;R&quot;;[.CX$4]=8);&quot;R&quot;;&quot;&quot;)">
            <text:p/>
          </table:table-cell>
          <table:table-cell table:style-name="ce14" table:formula="of:=IF(AND([.CR$4]=&quot;L&quot;;[.CS$4]=6;[.CT$4]=&quot;L&quot;;[.CU$4]=4;[.CV$4]=&quot;R&quot;;[.CW$4]=8;[.CX$4]=&quot;R&quot;;[.CY$4]=8);&quot;R&quot;;&quot;&quot;)">
            <text:p/>
          </table:table-cell>
          <table:table-cell table:style-name="ce14" table:formula="of:=IF(AND([.CS$4]=&quot;L&quot;;[.CT$4]=6;[.CU$4]=&quot;L&quot;;[.CV$4]=4;[.CW$4]=&quot;R&quot;;[.CX$4]=8;[.CY$4]=&quot;R&quot;;[.CZ$4]=8);&quot;R&quot;;&quot;&quot;)">
            <text:p/>
          </table:table-cell>
          <table:table-cell table:style-name="ce14" table:formula="of:=IF(AND([.CT$4]=&quot;L&quot;;[.CU$4]=6;[.CV$4]=&quot;L&quot;;[.CW$4]=4;[.CX$4]=&quot;R&quot;;[.CY$4]=8;[.CZ$4]=&quot;R&quot;;[.DA$4]=8);&quot;R&quot;;&quot;&quot;)">
            <text:p/>
          </table:table-cell>
          <table:table-cell table:style-name="ce14" table:formula="of:=IF(AND([.CU$4]=&quot;L&quot;;[.CV$4]=6;[.CW$4]=&quot;L&quot;;[.CX$4]=4;[.CY$4]=&quot;R&quot;;[.CZ$4]=8;[.DA$4]=&quot;R&quot;;[.DB$4]=8);&quot;R&quot;;&quot;&quot;)">
            <text:p/>
          </table:table-cell>
          <table:table-cell table:style-name="ce14" table:formula="of:=IF(AND([.CV$4]=&quot;L&quot;;[.CW$4]=6;[.CX$4]=&quot;L&quot;;[.CY$4]=4;[.CZ$4]=&quot;R&quot;;[.DA$4]=8;[.DB$4]=&quot;R&quot;;[.DC$4]=8);&quot;R&quot;;&quot;&quot;)">
            <text:p/>
          </table:table-cell>
          <table:table-cell table:style-name="ce14" table:formula="of:=IF(AND([.CW$4]=&quot;L&quot;;[.CX$4]=6;[.CY$4]=&quot;L&quot;;[.CZ$4]=4;[.DA$4]=&quot;R&quot;;[.DB$4]=8;[.DC$4]=&quot;R&quot;;[.DD$4]=8);&quot;R&quot;;&quot;&quot;)">
            <text:p/>
          </table:table-cell>
          <table:table-cell table:style-name="ce14" table:formula="of:=IF(AND([.CX$4]=&quot;L&quot;;[.CY$4]=6;[.CZ$4]=&quot;L&quot;;[.DA$4]=4;[.DB$4]=&quot;R&quot;;[.DC$4]=8;[.DD$4]=&quot;R&quot;;[.DE$4]=8);&quot;R&quot;;&quot;&quot;)">
            <text:p/>
          </table:table-cell>
          <table:table-cell table:style-name="ce14" table:formula="of:=IF(AND([.CY$4]=&quot;L&quot;;[.CZ$4]=6;[.DA$4]=&quot;L&quot;;[.DB$4]=4;[.DC$4]=&quot;R&quot;;[.DD$4]=8;[.DE$4]=&quot;R&quot;;[.DF$4]=8);&quot;R&quot;;&quot;&quot;)">
            <text:p/>
          </table:table-cell>
          <table:table-cell table:style-name="ce14" table:formula="of:=IF(AND([.CZ$4]=&quot;L&quot;;[.DA$4]=6;[.DB$4]=&quot;L&quot;;[.DC$4]=4;[.DD$4]=&quot;R&quot;;[.DE$4]=8;[.DF$4]=&quot;R&quot;;[.DG$4]=8);&quot;R&quot;;&quot;&quot;)">
            <text:p/>
          </table:table-cell>
          <table:table-cell table:style-name="ce14" table:formula="of:=IF(AND([.DA$4]=&quot;L&quot;;[.DB$4]=6;[.DC$4]=&quot;L&quot;;[.DD$4]=4;[.DE$4]=&quot;R&quot;;[.DF$4]=8;[.DG$4]=&quot;R&quot;;[.DH$4]=8);&quot;R&quot;;&quot;&quot;)">
            <text:p/>
          </table:table-cell>
          <table:table-cell table:style-name="ce14" table:formula="of:=IF(AND([.DB$4]=&quot;L&quot;;[.DC$4]=6;[.DD$4]=&quot;L&quot;;[.DE$4]=4;[.DF$4]=&quot;R&quot;;[.DG$4]=8;[.DH$4]=&quot;R&quot;;[.DI$4]=8);&quot;R&quot;;&quot;&quot;)">
            <text:p/>
          </table:table-cell>
          <table:table-cell table:style-name="ce14" table:formula="of:=IF(AND([.DC$4]=&quot;L&quot;;[.DD$4]=6;[.DE$4]=&quot;L&quot;;[.DF$4]=4;[.DG$4]=&quot;R&quot;;[.DH$4]=8;[.DI$4]=&quot;R&quot;;[.DJ$4]=8);&quot;R&quot;;&quot;&quot;)">
            <text:p/>
          </table:table-cell>
          <table:table-cell table:style-name="ce14" table:formula="of:=IF(AND([.DD$4]=&quot;L&quot;;[.DE$4]=6;[.DF$4]=&quot;L&quot;;[.DG$4]=4;[.DH$4]=&quot;R&quot;;[.DI$4]=8;[.DJ$4]=&quot;R&quot;;[.DK$4]=8);&quot;R&quot;;&quot;&quot;)">
            <text:p/>
          </table:table-cell>
          <table:table-cell table:style-name="ce14" table:formula="of:=IF(AND([.DE$4]=&quot;L&quot;;[.DF$4]=6;[.DG$4]=&quot;L&quot;;[.DH$4]=4;[.DI$4]=&quot;R&quot;;[.DJ$4]=8;[.DK$4]=&quot;R&quot;;[.DL$4]=8);&quot;R&quot;;&quot;&quot;)">
            <text:p/>
          </table:table-cell>
          <table:table-cell table:style-name="ce14" table:formula="of:=IF(AND([.DF$4]=&quot;L&quot;;[.DG$4]=6;[.DH$4]=&quot;L&quot;;[.DI$4]=4;[.DJ$4]=&quot;R&quot;;[.DK$4]=8;[.DL$4]=&quot;R&quot;;[.DM$4]=8);&quot;R&quot;;&quot;&quot;)">
            <text:p/>
          </table:table-cell>
          <table:table-cell table:style-name="ce14" table:formula="of:=IF(AND([.DG$4]=&quot;L&quot;;[.DH$4]=6;[.DI$4]=&quot;L&quot;;[.DJ$4]=4;[.DK$4]=&quot;R&quot;;[.DL$4]=8;[.DM$4]=&quot;R&quot;;[.DN$4]=8);&quot;R&quot;;&quot;&quot;)">
            <text:p/>
          </table:table-cell>
          <table:table-cell table:style-name="ce11" table:formula="of:=IF(AND([.DH$4]=&quot;L&quot;;[.DI$4]=6;[.DJ$4]=&quot;L&quot;;[.DK$4]=4;[.DL$4]=&quot;R&quot;;[.DM$4]=8;[.DN$4]=&quot;R&quot;;[.DO$4]=8);&quot;R&quot;;&quot;&quot;)" office:value-type="string" office:string-value="R" calcext:value-type="string" table:number-columns-spanned="8" table:number-rows-spanned="1">
            <text:p>R</text:p>
          </table:table-cell>
          <table:covered-table-cell table:number-columns-repeated="7" table:style-name="ce22"/>
          <table:table-cell table:style-name="ce14" table:formula="of:=IF(AND([.DP$4]=&quot;L&quot;;[.DQ$4]=6;[.DR$4]=&quot;L&quot;;[.DS$4]=4;[.DT$4]=&quot;R&quot;;[.DU$4]=8;[.DV$4]=&quot;R&quot;;[.DW$4]=8);&quot;R&quot;;&quot;&quot;)">
            <text:p/>
          </table:table-cell>
          <table:table-cell table:style-name="ce14" table:formula="of:=IF(AND([.DQ$4]=&quot;L&quot;;[.DR$4]=6;[.DS$4]=&quot;L&quot;;[.DT$4]=4;[.DU$4]=&quot;R&quot;;[.DV$4]=8;[.DW$4]=&quot;R&quot;;[.DX$4]=8);&quot;R&quot;;&quot;&quot;)">
            <text:p/>
          </table:table-cell>
          <table:table-cell table:style-name="ce14" table:formula="of:=IF(AND([.DR$4]=&quot;L&quot;;[.DS$4]=6;[.DT$4]=&quot;L&quot;;[.DU$4]=4;[.DV$4]=&quot;R&quot;;[.DW$4]=8;[.DX$4]=&quot;R&quot;;[.DY$4]=8);&quot;R&quot;;&quot;&quot;)">
            <text:p/>
          </table:table-cell>
          <table:table-cell table:style-name="ce14" table:formula="of:=IF(AND([.DS$4]=&quot;L&quot;;[.DT$4]=6;[.DU$4]=&quot;L&quot;;[.DV$4]=4;[.DW$4]=&quot;R&quot;;[.DX$4]=8;[.DY$4]=&quot;R&quot;;[.DZ$4]=8);&quot;R&quot;;&quot;&quot;)">
            <text:p/>
          </table:table-cell>
          <table:table-cell table:style-name="ce14" table:formula="of:=IF(AND([.DT$4]=&quot;L&quot;;[.DU$4]=6;[.DV$4]=&quot;L&quot;;[.DW$4]=4;[.DX$4]=&quot;R&quot;;[.DY$4]=8;[.DZ$4]=&quot;R&quot;;[.EA$4]=8);&quot;R&quot;;&quot;&quot;)">
            <text:p/>
          </table:table-cell>
          <table:table-cell table:style-name="ce14" table:formula="of:=IF(AND([.DU$4]=&quot;L&quot;;[.DV$4]=6;[.DW$4]=&quot;L&quot;;[.DX$4]=4;[.DY$4]=&quot;R&quot;;[.DZ$4]=8;[.EA$4]=&quot;R&quot;;[.EB$4]=8);&quot;R&quot;;&quot;&quot;)">
            <text:p/>
          </table:table-cell>
          <table:table-cell table:style-name="ce14" table:formula="of:=IF(AND([.DV$4]=&quot;L&quot;;[.DW$4]=6;[.DX$4]=&quot;L&quot;;[.DY$4]=4;[.DZ$4]=&quot;R&quot;;[.EA$4]=8;[.EB$4]=&quot;R&quot;;[.EC$4]=8);&quot;R&quot;;&quot;&quot;)">
            <text:p/>
          </table:table-cell>
          <table:table-cell table:style-name="ce14" table:formula="of:=IF(AND([.DW$4]=&quot;L&quot;;[.DX$4]=6;[.DY$4]=&quot;L&quot;;[.DZ$4]=4;[.EA$4]=&quot;R&quot;;[.EB$4]=8;[.EC$4]=&quot;R&quot;;[.ED$4]=8);&quot;R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24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2" table:formula="of:=IF(AND([.AT$4]=&quot;L&quot;;[.AU$4]=4);&quot;S&quot;;&quot;&quot;)">
            <text:p/>
          </table:table-cell>
          <table:table-cell table:style-name="ce12" table:formula="of:=IF(AND([.AU$4]=&quot;L&quot;;[.AV$4]=4);&quot;S&quot;;&quot;&quot;)">
            <text:p/>
          </table:table-cell>
          <table:table-cell table:style-name="ce25" table:formula="of:=IF(AND([.AV$4]=&quot;L&quot;;[.AW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AX$4]=&quot;L&quot;;[.AY$4]=4);&quot;S&quot;;&quot;&quot;)">
            <text:p/>
          </table:table-cell>
          <table:table-cell table:style-name="ce12" table:formula="of:=IF(AND([.AY$4]=&quot;L&quot;;[.AZ$4]=4);&quot;S&quot;;&quot;&quot;)">
            <text:p/>
          </table:table-cell>
          <table:table-cell table:style-name="ce12" table:formula="of:=IF(AND([.AZ$4]=&quot;L&quot;;[.BA$4]=4);&quot;S&quot;;&quot;&quot;)">
            <text:p/>
          </table:table-cell>
          <table:table-cell table:style-name="ce12" table:formula="of:=IF(AND([.BA$4]=&quot;L&quot;;[.BB$4]=4);&quot;S&quot;;&quot;&quot;)">
            <text:p/>
          </table:table-cell>
          <table:table-cell table:style-name="ce12" table:formula="of:=IF(AND([.BB$4]=&quot;L&quot;;[.BC$4]=4);&quot;S&quot;;&quot;&quot;)">
            <text:p/>
          </table:table-cell>
          <table:table-cell table:style-name="ce12" table:formula="of:=IF(AND([.BC$4]=&quot;L&quot;;[.BD$4]=4);&quot;S&quot;;&quot;&quot;)">
            <text:p/>
          </table:table-cell>
          <table:table-cell table:style-name="ce25" table:formula="of:=IF(AND([.BD$4]=&quot;L&quot;;[.BE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BF$4]=&quot;L&quot;;[.BG$4]=4);&quot;S&quot;;&quot;&quot;)">
            <text:p/>
          </table:table-cell>
          <table:table-cell table:style-name="ce12" table:formula="of:=IF(AND([.BG$4]=&quot;L&quot;;[.BH$4]=4);&quot;S&quot;;&quot;&quot;)">
            <text:p/>
          </table:table-cell>
          <table:table-cell table:style-name="ce12" table:formula="of:=IF(AND([.BH$4]=&quot;L&quot;;[.BI$4]=4);&quot;S&quot;;&quot;&quot;)">
            <text:p/>
          </table:table-cell>
          <table:table-cell table:style-name="ce12" table:formula="of:=IF(AND([.BI$4]=&quot;L&quot;;[.BJ$4]=4);&quot;S&quot;;&quot;&quot;)">
            <text:p/>
          </table:table-cell>
          <table:table-cell table:style-name="ce12" table:formula="of:=IF(AND([.BJ$4]=&quot;L&quot;;[.BK$4]=4);&quot;S&quot;;&quot;&quot;)">
            <text:p/>
          </table:table-cell>
          <table:table-cell table:style-name="ce12" table:formula="of:=IF(AND([.BK$4]=&quot;L&quot;;[.BL$4]=4);&quot;S&quot;;&quot;&quot;)">
            <text:p/>
          </table:table-cell>
          <table:table-cell table:style-name="ce25" table:formula="of:=IF(AND([.BL$4]=&quot;L&quot;;[.BM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BN$4]=&quot;L&quot;;[.BO$4]=4);&quot;S&quot;;&quot;&quot;)">
            <text:p/>
          </table:table-cell>
          <table:table-cell table:style-name="ce12" table:formula="of:=IF(AND([.BO$4]=&quot;L&quot;;[.BP$4]=4);&quot;S&quot;;&quot;&quot;)">
            <text:p/>
          </table:table-cell>
          <table:table-cell table:style-name="ce25" table:formula="of:=IF(AND([.BP$4]=&quot;L&quot;;[.BQ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BR$4]=&quot;L&quot;;[.BS$4]=4);&quot;S&quot;;&quot;&quot;)">
            <text:p/>
          </table:table-cell>
          <table:table-cell table:style-name="ce12" table:formula="of:=IF(AND([.BS$4]=&quot;L&quot;;[.BT$4]=4);&quot;S&quot;;&quot;&quot;)">
            <text:p/>
          </table:table-cell>
          <table:table-cell table:style-name="ce25" table:formula="of:=IF(AND([.BT$4]=&quot;L&quot;;[.BU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BV$4]=&quot;L&quot;;[.BW$4]=4);&quot;S&quot;;&quot;&quot;)">
            <text:p/>
          </table:table-cell>
          <table:table-cell table:style-name="ce12" table:formula="of:=IF(AND([.BW$4]=&quot;L&quot;;[.BX$4]=4);&quot;S&quot;;&quot;&quot;)">
            <text:p/>
          </table:table-cell>
          <table:table-cell table:style-name="ce12" table:formula="of:=IF(AND([.BX$4]=&quot;L&quot;;[.BY$4]=4);&quot;S&quot;;&quot;&quot;)">
            <text:p/>
          </table:table-cell>
          <table:table-cell table:style-name="ce12" table:formula="of:=IF(AND([.BY$4]=&quot;L&quot;;[.BZ$4]=4);&quot;S&quot;;&quot;&quot;)">
            <text:p/>
          </table:table-cell>
          <table:table-cell table:style-name="ce12" table:formula="of:=IF(AND([.BZ$4]=&quot;L&quot;;[.CA$4]=4);&quot;S&quot;;&quot;&quot;)">
            <text:p/>
          </table:table-cell>
          <table:table-cell table:style-name="ce12" table:formula="of:=IF(AND([.CA$4]=&quot;L&quot;;[.CB$4]=4);&quot;S&quot;;&quot;&quot;)">
            <text:p/>
          </table:table-cell>
          <table:table-cell table:style-name="ce25" table:formula="of:=IF(AND([.CB$4]=&quot;L&quot;;[.CC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CD$4]=&quot;L&quot;;[.CE$4]=4);&quot;S&quot;;&quot;&quot;)">
            <text:p/>
          </table:table-cell>
          <table:table-cell table:style-name="ce12" table:formula="of:=IF(AND([.CE$4]=&quot;L&quot;;[.CF$4]=4);&quot;S&quot;;&quot;&quot;)">
            <text:p/>
          </table:table-cell>
          <table:table-cell table:style-name="ce12" table:formula="of:=IF(AND([.CF$4]=&quot;L&quot;;[.CG$4]=4);&quot;S&quot;;&quot;&quot;)">
            <text:p/>
          </table:table-cell>
          <table:table-cell table:style-name="ce12" table:formula="of:=IF(AND([.CG$4]=&quot;L&quot;;[.CH$4]=4);&quot;S&quot;;&quot;&quot;)">
            <text:p/>
          </table:table-cell>
          <table:table-cell table:style-name="ce25" table:formula="of:=IF(AND([.CH$4]=&quot;L&quot;;[.CI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CJ$4]=&quot;L&quot;;[.CK$4]=4);&quot;S&quot;;&quot;&quot;)">
            <text:p/>
          </table:table-cell>
          <table:table-cell table:style-name="ce12" table:formula="of:=IF(AND([.CK$4]=&quot;L&quot;;[.CL$4]=4);&quot;S&quot;;&quot;&quot;)">
            <text:p/>
          </table:table-cell>
          <table:table-cell table:style-name="ce25" table:formula="of:=IF(AND([.CL$4]=&quot;L&quot;;[.CM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CN$4]=&quot;L&quot;;[.CO$4]=4);&quot;S&quot;;&quot;&quot;)">
            <text:p/>
          </table:table-cell>
          <table:table-cell table:style-name="ce12" table:formula="of:=IF(AND([.CO$4]=&quot;L&quot;;[.CP$4]=4);&quot;S&quot;;&quot;&quot;)">
            <text:p/>
          </table:table-cell>
          <table:table-cell table:style-name="ce12" table:formula="of:=IF(AND([.CP$4]=&quot;L&quot;;[.CQ$4]=4);&quot;S&quot;;&quot;&quot;)">
            <text:p/>
          </table:table-cell>
          <table:table-cell table:style-name="ce12" table:formula="of:=IF(AND([.CQ$4]=&quot;L&quot;;[.CR$4]=4);&quot;S&quot;;&quot;&quot;)">
            <text:p/>
          </table:table-cell>
          <table:table-cell table:style-name="ce12" table:formula="of:=IF(AND([.CR$4]=&quot;L&quot;;[.CS$4]=4);&quot;S&quot;;&quot;&quot;)">
            <text:p/>
          </table:table-cell>
          <table:table-cell table:style-name="ce12" table:formula="of:=IF(AND([.CS$4]=&quot;L&quot;;[.CT$4]=4);&quot;S&quot;;&quot;&quot;)">
            <text:p/>
          </table:table-cell>
          <table:table-cell table:style-name="ce25" table:formula="of:=IF(AND([.CT$4]=&quot;L&quot;;[.CU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CV$4]=&quot;L&quot;;[.CW$4]=4);&quot;S&quot;;&quot;&quot;)">
            <text:p/>
          </table:table-cell>
          <table:table-cell table:style-name="ce12" table:formula="of:=IF(AND([.CW$4]=&quot;L&quot;;[.CX$4]=4);&quot;S&quot;;&quot;&quot;)">
            <text:p/>
          </table:table-cell>
          <table:table-cell table:style-name="ce12" table:formula="of:=IF(AND([.CX$4]=&quot;L&quot;;[.CY$4]=4);&quot;S&quot;;&quot;&quot;)">
            <text:p/>
          </table:table-cell>
          <table:table-cell table:style-name="ce12" table:formula="of:=IF(AND([.CY$4]=&quot;L&quot;;[.CZ$4]=4);&quot;S&quot;;&quot;&quot;)">
            <text:p/>
          </table:table-cell>
          <table:table-cell table:style-name="ce25" table:formula="of:=IF(AND([.CZ$4]=&quot;L&quot;;[.DA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DB$4]=&quot;L&quot;;[.DC$4]=4);&quot;S&quot;;&quot;&quot;)">
            <text:p/>
          </table:table-cell>
          <table:table-cell table:style-name="ce12" table:formula="of:=IF(AND([.DC$4]=&quot;L&quot;;[.DD$4]=4);&quot;S&quot;;&quot;&quot;)">
            <text:p/>
          </table:table-cell>
          <table:table-cell table:style-name="ce25" table:formula="of:=IF(AND([.DD$4]=&quot;L&quot;;[.DE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DF$4]=&quot;L&quot;;[.DG$4]=4);&quot;S&quot;;&quot;&quot;)">
            <text:p/>
          </table:table-cell>
          <table:table-cell table:style-name="ce12" table:formula="of:=IF(AND([.DG$4]=&quot;L&quot;;[.DH$4]=4);&quot;S&quot;;&quot;&quot;)">
            <text:p/>
          </table:table-cell>
          <table:table-cell table:style-name="ce12" table:formula="of:=IF(AND([.DH$4]=&quot;L&quot;;[.DI$4]=4);&quot;S&quot;;&quot;&quot;)">
            <text:p/>
          </table:table-cell>
          <table:table-cell table:style-name="ce12" table:formula="of:=IF(AND([.DI$4]=&quot;L&quot;;[.DJ$4]=4);&quot;S&quot;;&quot;&quot;)">
            <text:p/>
          </table:table-cell>
          <table:table-cell table:style-name="ce25" table:formula="of:=IF(AND([.DJ$4]=&quot;L&quot;;[.DK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DL$4]=&quot;L&quot;;[.DM$4]=4);&quot;S&quot;;&quot;&quot;)">
            <text:p/>
          </table:table-cell>
          <table:table-cell table:style-name="ce12" table:formula="of:=IF(AND([.DM$4]=&quot;L&quot;;[.DN$4]=4);&quot;S&quot;;&quot;&quot;)">
            <text:p/>
          </table:table-cell>
          <table:table-cell table:style-name="ce12" table:formula="of:=IF(AND([.DN$4]=&quot;L&quot;;[.DO$4]=4);&quot;S&quot;;&quot;&quot;)">
            <text:p/>
          </table:table-cell>
          <table:table-cell table:style-name="ce12" table:formula="of:=IF(AND([.DO$4]=&quot;L&quot;;[.DP$4]=4);&quot;S&quot;;&quot;&quot;)">
            <text:p/>
          </table:table-cell>
          <table:table-cell table:style-name="ce12" table:formula="of:=IF(AND([.DP$4]=&quot;L&quot;;[.DQ$4]=4);&quot;S&quot;;&quot;&quot;)">
            <text:p/>
          </table:table-cell>
          <table:table-cell table:style-name="ce12" table:formula="of:=IF(AND([.DQ$4]=&quot;L&quot;;[.DR$4]=4);&quot;S&quot;;&quot;&quot;)">
            <text:p/>
          </table:table-cell>
          <table:table-cell table:style-name="ce25" table:formula="of:=IF(AND([.DR$4]=&quot;L&quot;;[.DS$4]=4);&quot;S&quot;;&quot;&quot;)" office:value-type="string" office:string-value="S" calcext:value-type="string" table:number-columns-spanned="2" table:number-rows-spanned="1">
            <text:p>S</text:p>
          </table:table-cell>
          <table:covered-table-cell table:style-name="ce32"/>
          <table:table-cell table:style-name="ce12" table:formula="of:=IF(AND([.DT$4]=&quot;L&quot;;[.DU$4]=4);&quot;S&quot;;&quot;&quot;)">
            <text:p/>
          </table:table-cell>
          <table:table-cell table:style-name="ce12" table:formula="of:=IF(AND([.DU$4]=&quot;L&quot;;[.DV$4]=4);&quot;S&quot;;&quot;&quot;)">
            <text:p/>
          </table:table-cell>
          <table:table-cell table:style-name="ce12" table:formula="of:=IF(AND([.DV$4]=&quot;L&quot;;[.DW$4]=4);&quot;S&quot;;&quot;&quot;)">
            <text:p/>
          </table:table-cell>
          <table:table-cell table:style-name="ce12" table:formula="of:=IF(AND([.DW$4]=&quot;L&quot;;[.DX$4]=4);&quot;S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24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3" table:formula="of:=IF(AND([.AT$4]=&quot;L&quot;;[.AU$4]=4;[.AV$4]=&quot;R&quot;;[.AW$4]=8);&quot;F&quot;;&quot;&quot;)">
            <text:p/>
          </table:table-cell>
          <table:table-cell table:style-name="ce13" table:formula="of:=IF(AND([.AU$4]=&quot;L&quot;;[.AV$4]=4;[.AW$4]=&quot;R&quot;;[.AX$4]=8);&quot;F&quot;;&quot;&quot;)">
            <text:p/>
          </table:table-cell>
          <table:table-cell table:style-name="ce26" table:formula="of:=IF(AND([.AV$4]=&quot;L&quot;;[.AW$4]=4;[.AX$4]=&quot;R&quot;;[.AY$4]=8);&quot;F&quot;;&quot;&quot;)" office:value-type="string" office:string-value="F" calcext:value-type="string" table:number-columns-spanned="4" table:number-rows-spanned="1">
            <text:p>F</text:p>
          </table:table-cell>
          <table:covered-table-cell table:number-columns-repeated="3" table:style-name="ce24"/>
          <table:table-cell table:style-name="ce13" table:formula="of:=IF(AND([.AZ$4]=&quot;L&quot;;[.BA$4]=4;[.BB$4]=&quot;R&quot;;[.BC$4]=8);&quot;F&quot;;&quot;&quot;)">
            <text:p/>
          </table:table-cell>
          <table:table-cell table:style-name="ce13" table:formula="of:=IF(AND([.BA$4]=&quot;L&quot;;[.BB$4]=4;[.BC$4]=&quot;R&quot;;[.BD$4]=8);&quot;F&quot;;&quot;&quot;)">
            <text:p/>
          </table:table-cell>
          <table:table-cell table:style-name="ce13" table:formula="of:=IF(AND([.BB$4]=&quot;L&quot;;[.BC$4]=4;[.BD$4]=&quot;R&quot;;[.BE$4]=8);&quot;F&quot;;&quot;&quot;)">
            <text:p/>
          </table:table-cell>
          <table:table-cell table:style-name="ce13" table:formula="of:=IF(AND([.BC$4]=&quot;L&quot;;[.BD$4]=4;[.BE$4]=&quot;R&quot;;[.BF$4]=8);&quot;F&quot;;&quot;&quot;)">
            <text:p/>
          </table:table-cell>
          <table:table-cell table:style-name="ce13" table:formula="of:=IF(AND([.BD$4]=&quot;L&quot;;[.BE$4]=4;[.BF$4]=&quot;R&quot;;[.BG$4]=8);&quot;F&quot;;&quot;&quot;)">
            <text:p/>
          </table:table-cell>
          <table:table-cell table:style-name="ce13" table:formula="of:=IF(AND([.BE$4]=&quot;L&quot;;[.BF$4]=4;[.BG$4]=&quot;R&quot;;[.BH$4]=8);&quot;F&quot;;&quot;&quot;)">
            <text:p/>
          </table:table-cell>
          <table:table-cell table:style-name="ce13" table:formula="of:=IF(AND([.BF$4]=&quot;L&quot;;[.BG$4]=4;[.BH$4]=&quot;R&quot;;[.BI$4]=8);&quot;F&quot;;&quot;&quot;)">
            <text:p/>
          </table:table-cell>
          <table:table-cell table:style-name="ce13" table:formula="of:=IF(AND([.BG$4]=&quot;L&quot;;[.BH$4]=4;[.BI$4]=&quot;R&quot;;[.BJ$4]=8);&quot;F&quot;;&quot;&quot;)">
            <text:p/>
          </table:table-cell>
          <table:table-cell table:style-name="ce13" table:formula="of:=IF(AND([.BH$4]=&quot;L&quot;;[.BI$4]=4;[.BJ$4]=&quot;R&quot;;[.BK$4]=8);&quot;F&quot;;&quot;&quot;)">
            <text:p/>
          </table:table-cell>
          <table:table-cell table:style-name="ce13" table:formula="of:=IF(AND([.BI$4]=&quot;L&quot;;[.BJ$4]=4;[.BK$4]=&quot;R&quot;;[.BL$4]=8);&quot;F&quot;;&quot;&quot;)">
            <text:p/>
          </table:table-cell>
          <table:table-cell table:style-name="ce13" table:formula="of:=IF(AND([.BJ$4]=&quot;L&quot;;[.BK$4]=4;[.BL$4]=&quot;R&quot;;[.BM$4]=8);&quot;F&quot;;&quot;&quot;)">
            <text:p/>
          </table:table-cell>
          <table:table-cell table:style-name="ce13" table:formula="of:=IF(AND([.BK$4]=&quot;L&quot;;[.BL$4]=4;[.BM$4]=&quot;R&quot;;[.BN$4]=8);&quot;F&quot;;&quot;&quot;)">
            <text:p/>
          </table:table-cell>
          <table:table-cell table:style-name="ce26" table:formula="of:=IF(AND([.BL$4]=&quot;L&quot;;[.BM$4]=4;[.BN$4]=&quot;R&quot;;[.BO$4]=8);&quot;F&quot;;&quot;&quot;)" office:value-type="string" office:string-value="F" calcext:value-type="string" table:number-columns-spanned="4" table:number-rows-spanned="1">
            <text:p>F</text:p>
          </table:table-cell>
          <table:covered-table-cell table:number-columns-repeated="3" table:style-name="ce24"/>
          <table:table-cell table:style-name="ce13" table:formula="of:=IF(AND([.BP$4]=&quot;L&quot;;[.BQ$4]=4;[.BR$4]=&quot;R&quot;;[.BS$4]=8);&quot;F&quot;;&quot;&quot;)">
            <text:p/>
          </table:table-cell>
          <table:table-cell table:style-name="ce13" table:formula="of:=IF(AND([.BQ$4]=&quot;L&quot;;[.BR$4]=4;[.BS$4]=&quot;R&quot;;[.BT$4]=8);&quot;F&quot;;&quot;&quot;)">
            <text:p/>
          </table:table-cell>
          <table:table-cell table:style-name="ce13" table:formula="of:=IF(AND([.BR$4]=&quot;L&quot;;[.BS$4]=4;[.BT$4]=&quot;R&quot;;[.BU$4]=8);&quot;F&quot;;&quot;&quot;)">
            <text:p/>
          </table:table-cell>
          <table:table-cell table:style-name="ce13" table:formula="of:=IF(AND([.BS$4]=&quot;L&quot;;[.BT$4]=4;[.BU$4]=&quot;R&quot;;[.BV$4]=8);&quot;F&quot;;&quot;&quot;)">
            <text:p/>
          </table:table-cell>
          <table:table-cell table:style-name="ce26" table:formula="of:=IF(AND([.BT$4]=&quot;L&quot;;[.BU$4]=4;[.BV$4]=&quot;R&quot;;[.BW$4]=8);&quot;F&quot;;&quot;&quot;)" office:value-type="string" office:string-value="F" calcext:value-type="string" table:number-columns-spanned="4" table:number-rows-spanned="1">
            <text:p>F</text:p>
          </table:table-cell>
          <table:covered-table-cell table:number-columns-repeated="3" table:style-name="ce24"/>
          <table:table-cell table:style-name="ce13" table:formula="of:=IF(AND([.BX$4]=&quot;L&quot;;[.BY$4]=4;[.BZ$4]=&quot;R&quot;;[.CA$4]=8);&quot;F&quot;;&quot;&quot;)">
            <text:p/>
          </table:table-cell>
          <table:table-cell table:style-name="ce13" table:formula="of:=IF(AND([.BY$4]=&quot;L&quot;;[.BZ$4]=4;[.CA$4]=&quot;R&quot;;[.CB$4]=8);&quot;F&quot;;&quot;&quot;)">
            <text:p/>
          </table:table-cell>
          <table:table-cell table:style-name="ce13" table:formula="of:=IF(AND([.BZ$4]=&quot;L&quot;;[.CA$4]=4;[.CB$4]=&quot;R&quot;;[.CC$4]=8);&quot;F&quot;;&quot;&quot;)">
            <text:p/>
          </table:table-cell>
          <table:table-cell table:style-name="ce13" table:formula="of:=IF(AND([.CA$4]=&quot;L&quot;;[.CB$4]=4;[.CC$4]=&quot;R&quot;;[.CD$4]=8);&quot;F&quot;;&quot;&quot;)">
            <text:p/>
          </table:table-cell>
          <table:table-cell table:style-name="ce13" table:formula="of:=IF(AND([.CB$4]=&quot;L&quot;;[.CC$4]=4;[.CD$4]=&quot;R&quot;;[.CE$4]=8);&quot;F&quot;;&quot;&quot;)">
            <text:p/>
          </table:table-cell>
          <table:table-cell table:style-name="ce13" table:formula="of:=IF(AND([.CC$4]=&quot;L&quot;;[.CD$4]=4;[.CE$4]=&quot;R&quot;;[.CF$4]=8);&quot;F&quot;;&quot;&quot;)">
            <text:p/>
          </table:table-cell>
          <table:table-cell table:style-name="ce13" table:formula="of:=IF(AND([.CD$4]=&quot;L&quot;;[.CE$4]=4;[.CF$4]=&quot;R&quot;;[.CG$4]=8);&quot;F&quot;;&quot;&quot;)">
            <text:p/>
          </table:table-cell>
          <table:table-cell table:style-name="ce13" table:formula="of:=IF(AND([.CE$4]=&quot;L&quot;;[.CF$4]=4;[.CG$4]=&quot;R&quot;;[.CH$4]=8);&quot;F&quot;;&quot;&quot;)">
            <text:p/>
          </table:table-cell>
          <table:table-cell table:style-name="ce13" table:formula="of:=IF(AND([.CF$4]=&quot;L&quot;;[.CG$4]=4;[.CH$4]=&quot;R&quot;;[.CI$4]=8);&quot;F&quot;;&quot;&quot;)">
            <text:p/>
          </table:table-cell>
          <table:table-cell table:style-name="ce13" table:formula="of:=IF(AND([.CG$4]=&quot;L&quot;;[.CH$4]=4;[.CI$4]=&quot;R&quot;;[.CJ$4]=8);&quot;F&quot;;&quot;&quot;)">
            <text:p/>
          </table:table-cell>
          <table:table-cell table:style-name="ce13" table:formula="of:=IF(AND([.CH$4]=&quot;L&quot;;[.CI$4]=4;[.CJ$4]=&quot;R&quot;;[.CK$4]=8);&quot;F&quot;;&quot;&quot;)">
            <text:p/>
          </table:table-cell>
          <table:table-cell table:style-name="ce13" table:formula="of:=IF(AND([.CI$4]=&quot;L&quot;;[.CJ$4]=4;[.CK$4]=&quot;R&quot;;[.CL$4]=8);&quot;F&quot;;&quot;&quot;)">
            <text:p/>
          </table:table-cell>
          <table:table-cell table:style-name="ce13" table:formula="of:=IF(AND([.CJ$4]=&quot;L&quot;;[.CK$4]=4;[.CL$4]=&quot;R&quot;;[.CM$4]=8);&quot;F&quot;;&quot;&quot;)">
            <text:p/>
          </table:table-cell>
          <table:table-cell table:style-name="ce13" table:formula="of:=IF(AND([.CK$4]=&quot;L&quot;;[.CL$4]=4;[.CM$4]=&quot;R&quot;;[.CN$4]=8);&quot;F&quot;;&quot;&quot;)">
            <text:p/>
          </table:table-cell>
          <table:table-cell table:style-name="ce26" table:formula="of:=IF(AND([.CL$4]=&quot;L&quot;;[.CM$4]=4;[.CN$4]=&quot;R&quot;;[.CO$4]=8);&quot;F&quot;;&quot;&quot;)" office:value-type="string" office:string-value="F" calcext:value-type="string" table:number-columns-spanned="4" table:number-rows-spanned="1">
            <text:p>F</text:p>
          </table:table-cell>
          <table:covered-table-cell table:number-columns-repeated="3" table:style-name="ce24"/>
          <table:table-cell table:style-name="ce13" table:formula="of:=IF(AND([.CP$4]=&quot;L&quot;;[.CQ$4]=4;[.CR$4]=&quot;R&quot;;[.CS$4]=8);&quot;F&quot;;&quot;&quot;)">
            <text:p/>
          </table:table-cell>
          <table:table-cell table:style-name="ce13" table:formula="of:=IF(AND([.CQ$4]=&quot;L&quot;;[.CR$4]=4;[.CS$4]=&quot;R&quot;;[.CT$4]=8);&quot;F&quot;;&quot;&quot;)">
            <text:p/>
          </table:table-cell>
          <table:table-cell table:style-name="ce13" table:formula="of:=IF(AND([.CR$4]=&quot;L&quot;;[.CS$4]=4;[.CT$4]=&quot;R&quot;;[.CU$4]=8);&quot;F&quot;;&quot;&quot;)">
            <text:p/>
          </table:table-cell>
          <table:table-cell table:style-name="ce13" table:formula="of:=IF(AND([.CS$4]=&quot;L&quot;;[.CT$4]=4;[.CU$4]=&quot;R&quot;;[.CV$4]=8);&quot;F&quot;;&quot;&quot;)">
            <text:p/>
          </table:table-cell>
          <table:table-cell table:style-name="ce13" table:formula="of:=IF(AND([.CT$4]=&quot;L&quot;;[.CU$4]=4;[.CV$4]=&quot;R&quot;;[.CW$4]=8);&quot;F&quot;;&quot;&quot;)">
            <text:p/>
          </table:table-cell>
          <table:table-cell table:style-name="ce13" table:formula="of:=IF(AND([.CU$4]=&quot;L&quot;;[.CV$4]=4;[.CW$4]=&quot;R&quot;;[.CX$4]=8);&quot;F&quot;;&quot;&quot;)">
            <text:p/>
          </table:table-cell>
          <table:table-cell table:style-name="ce13" table:formula="of:=IF(AND([.CV$4]=&quot;L&quot;;[.CW$4]=4;[.CX$4]=&quot;R&quot;;[.CY$4]=8);&quot;F&quot;;&quot;&quot;)">
            <text:p/>
          </table:table-cell>
          <table:table-cell table:style-name="ce13" table:formula="of:=IF(AND([.CW$4]=&quot;L&quot;;[.CX$4]=4;[.CY$4]=&quot;R&quot;;[.CZ$4]=8);&quot;F&quot;;&quot;&quot;)">
            <text:p/>
          </table:table-cell>
          <table:table-cell table:style-name="ce13" table:formula="of:=IF(AND([.CX$4]=&quot;L&quot;;[.CY$4]=4;[.CZ$4]=&quot;R&quot;;[.DA$4]=8);&quot;F&quot;;&quot;&quot;)">
            <text:p/>
          </table:table-cell>
          <table:table-cell table:style-name="ce13" table:formula="of:=IF(AND([.CY$4]=&quot;L&quot;;[.CZ$4]=4;[.DA$4]=&quot;R&quot;;[.DB$4]=8);&quot;F&quot;;&quot;&quot;)">
            <text:p/>
          </table:table-cell>
          <table:table-cell table:style-name="ce13" table:formula="of:=IF(AND([.CZ$4]=&quot;L&quot;;[.DA$4]=4;[.DB$4]=&quot;R&quot;;[.DC$4]=8);&quot;F&quot;;&quot;&quot;)">
            <text:p/>
          </table:table-cell>
          <table:table-cell table:style-name="ce13" table:formula="of:=IF(AND([.DA$4]=&quot;L&quot;;[.DB$4]=4;[.DC$4]=&quot;R&quot;;[.DD$4]=8);&quot;F&quot;;&quot;&quot;)">
            <text:p/>
          </table:table-cell>
          <table:table-cell table:style-name="ce13" table:formula="of:=IF(AND([.DB$4]=&quot;L&quot;;[.DC$4]=4;[.DD$4]=&quot;R&quot;;[.DE$4]=8);&quot;F&quot;;&quot;&quot;)">
            <text:p/>
          </table:table-cell>
          <table:table-cell table:style-name="ce13" table:formula="of:=IF(AND([.DC$4]=&quot;L&quot;;[.DD$4]=4;[.DE$4]=&quot;R&quot;;[.DF$4]=8);&quot;F&quot;;&quot;&quot;)">
            <text:p/>
          </table:table-cell>
          <table:table-cell table:style-name="ce26" table:formula="of:=IF(AND([.DD$4]=&quot;L&quot;;[.DE$4]=4;[.DF$4]=&quot;R&quot;;[.DG$4]=8);&quot;F&quot;;&quot;&quot;)" office:value-type="string" office:string-value="F" calcext:value-type="string" table:number-columns-spanned="4" table:number-rows-spanned="1">
            <text:p>F</text:p>
          </table:table-cell>
          <table:covered-table-cell table:number-columns-repeated="3" table:style-name="ce24"/>
          <table:table-cell table:style-name="ce13" table:formula="of:=IF(AND([.DH$4]=&quot;L&quot;;[.DI$4]=4;[.DJ$4]=&quot;R&quot;;[.DK$4]=8);&quot;F&quot;;&quot;&quot;)">
            <text:p/>
          </table:table-cell>
          <table:table-cell table:style-name="ce13" table:formula="of:=IF(AND([.DI$4]=&quot;L&quot;;[.DJ$4]=4;[.DK$4]=&quot;R&quot;;[.DL$4]=8);&quot;F&quot;;&quot;&quot;)">
            <text:p/>
          </table:table-cell>
          <table:table-cell table:style-name="ce26" table:formula="of:=IF(AND([.DJ$4]=&quot;L&quot;;[.DK$4]=4;[.DL$4]=&quot;R&quot;;[.DM$4]=8);&quot;F&quot;;&quot;&quot;)" office:value-type="string" office:string-value="F" calcext:value-type="string" table:number-columns-spanned="4" table:number-rows-spanned="1">
            <text:p>F</text:p>
          </table:table-cell>
          <table:covered-table-cell table:number-columns-repeated="3" table:style-name="ce24"/>
          <table:table-cell table:style-name="ce13" table:formula="of:=IF(AND([.DN$4]=&quot;L&quot;;[.DO$4]=4;[.DP$4]=&quot;R&quot;;[.DQ$4]=8);&quot;F&quot;;&quot;&quot;)">
            <text:p/>
          </table:table-cell>
          <table:table-cell table:style-name="ce13" table:formula="of:=IF(AND([.DO$4]=&quot;L&quot;;[.DP$4]=4;[.DQ$4]=&quot;R&quot;;[.DR$4]=8);&quot;F&quot;;&quot;&quot;)">
            <text:p/>
          </table:table-cell>
          <table:table-cell table:style-name="ce13" table:formula="of:=IF(AND([.DP$4]=&quot;L&quot;;[.DQ$4]=4;[.DR$4]=&quot;R&quot;;[.DS$4]=8);&quot;F&quot;;&quot;&quot;)">
            <text:p/>
          </table:table-cell>
          <table:table-cell table:style-name="ce13" table:formula="of:=IF(AND([.DQ$4]=&quot;L&quot;;[.DR$4]=4;[.DS$4]=&quot;R&quot;;[.DT$4]=8);&quot;F&quot;;&quot;&quot;)">
            <text:p/>
          </table:table-cell>
          <table:table-cell table:style-name="ce13" table:formula="of:=IF(AND([.DR$4]=&quot;L&quot;;[.DS$4]=4;[.DT$4]=&quot;R&quot;;[.DU$4]=8);&quot;F&quot;;&quot;&quot;)">
            <text:p/>
          </table:table-cell>
          <table:table-cell table:style-name="ce13" table:formula="of:=IF(AND([.DS$4]=&quot;L&quot;;[.DT$4]=4;[.DU$4]=&quot;R&quot;;[.DV$4]=8);&quot;F&quot;;&quot;&quot;)">
            <text:p/>
          </table:table-cell>
          <table:table-cell table:style-name="ce13" table:formula="of:=IF(AND([.DT$4]=&quot;L&quot;;[.DU$4]=4;[.DV$4]=&quot;R&quot;;[.DW$4]=8);&quot;F&quot;;&quot;&quot;)">
            <text:p/>
          </table:table-cell>
          <table:table-cell table:style-name="ce13" table:formula="of:=IF(AND([.DU$4]=&quot;L&quot;;[.DV$4]=4;[.DW$4]=&quot;R&quot;;[.DX$4]=8);&quot;F&quot;;&quot;&quot;)">
            <text:p/>
          </table:table-cell>
          <table:table-cell table:style-name="ce13" table:formula="of:=IF(AND([.DV$4]=&quot;L&quot;;[.DW$4]=4;[.DX$4]=&quot;R&quot;;[.DY$4]=8);&quot;F&quot;;&quot;&quot;)">
            <text:p/>
          </table:table-cell>
          <table:table-cell table:style-name="ce13" table:formula="of:=IF(AND([.DW$4]=&quot;L&quot;;[.DX$4]=4;[.DY$4]=&quot;R&quot;;[.DZ$4]=8);&quot;F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20" table:style-name="ce1" office:value-type="string" calcext:value-type="string">
            <text:p>.</text:p>
          </table:table-cell>
          <table:table-cell table:style-name="ce1" office:value-type="string" calcext:value-type="string">
            <text:p>v</text:p>
          </table:table-cell>
          <table:table-cell table:number-columns-repeated="7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number-columns-repeated="1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4" table:formula="of:=IF(AND([.AT$4]=&quot;L&quot;;[.AU$4]=4;[.AV$4]=&quot;R&quot;;[.AW$4]=8;[.AX$4]=&quot;R&quot;;[.AY$4]=8);&quot;T&quot;;&quot;&quot;)">
            <text:p/>
          </table:table-cell>
          <table:table-cell table:style-name="ce14" table:formula="of:=IF(AND([.AU$4]=&quot;L&quot;;[.AV$4]=4;[.AW$4]=&quot;R&quot;;[.AX$4]=8;[.AY$4]=&quot;R&quot;;[.AZ$4]=8);&quot;T&quot;;&quot;&quot;)">
            <text:p/>
          </table:table-cell>
          <table:table-cell table:style-name="ce27" table:formula="of:=IF(AND([.AV$4]=&quot;L&quot;;[.AW$4]=4;[.AX$4]=&quot;R&quot;;[.AY$4]=8;[.AZ$4]=&quot;R&quot;;[.BA$4]=8);&quot;T&quot;;&quot;&quot;)" office:value-type="string" office:string-value="T" calcext:value-type="string" table:number-columns-spanned="6" table:number-rows-spanned="1">
            <text:p>T</text:p>
          </table:table-cell>
          <table:covered-table-cell table:number-columns-repeated="5" table:style-name="ce22"/>
          <table:table-cell table:style-name="ce14" table:formula="of:=IF(AND([.BB$4]=&quot;L&quot;;[.BC$4]=4;[.BD$4]=&quot;R&quot;;[.BE$4]=8;[.BF$4]=&quot;R&quot;;[.BG$4]=8);&quot;T&quot;;&quot;&quot;)">
            <text:p/>
          </table:table-cell>
          <table:table-cell table:style-name="ce14" table:formula="of:=IF(AND([.BC$4]=&quot;L&quot;;[.BD$4]=4;[.BE$4]=&quot;R&quot;;[.BF$4]=8;[.BG$4]=&quot;R&quot;;[.BH$4]=8);&quot;T&quot;;&quot;&quot;)">
            <text:p/>
          </table:table-cell>
          <table:table-cell table:style-name="ce14" table:formula="of:=IF(AND([.BD$4]=&quot;L&quot;;[.BE$4]=4;[.BF$4]=&quot;R&quot;;[.BG$4]=8;[.BH$4]=&quot;R&quot;;[.BI$4]=8);&quot;T&quot;;&quot;&quot;)">
            <text:p/>
          </table:table-cell>
          <table:table-cell table:style-name="ce14" table:formula="of:=IF(AND([.BE$4]=&quot;L&quot;;[.BF$4]=4;[.BG$4]=&quot;R&quot;;[.BH$4]=8;[.BI$4]=&quot;R&quot;;[.BJ$4]=8);&quot;T&quot;;&quot;&quot;)">
            <text:p/>
          </table:table-cell>
          <table:table-cell table:style-name="ce14" table:formula="of:=IF(AND([.BF$4]=&quot;L&quot;;[.BG$4]=4;[.BH$4]=&quot;R&quot;;[.BI$4]=8;[.BJ$4]=&quot;R&quot;;[.BK$4]=8);&quot;T&quot;;&quot;&quot;)">
            <text:p/>
          </table:table-cell>
          <table:table-cell table:style-name="ce14" table:formula="of:=IF(AND([.BG$4]=&quot;L&quot;;[.BH$4]=4;[.BI$4]=&quot;R&quot;;[.BJ$4]=8;[.BK$4]=&quot;R&quot;;[.BL$4]=8);&quot;T&quot;;&quot;&quot;)">
            <text:p/>
          </table:table-cell>
          <table:table-cell table:style-name="ce14" table:formula="of:=IF(AND([.BH$4]=&quot;L&quot;;[.BI$4]=4;[.BJ$4]=&quot;R&quot;;[.BK$4]=8;[.BL$4]=&quot;R&quot;;[.BM$4]=8);&quot;T&quot;;&quot;&quot;)">
            <text:p/>
          </table:table-cell>
          <table:table-cell table:style-name="ce14" table:formula="of:=IF(AND([.BI$4]=&quot;L&quot;;[.BJ$4]=4;[.BK$4]=&quot;R&quot;;[.BL$4]=8;[.BM$4]=&quot;R&quot;;[.BN$4]=8);&quot;T&quot;;&quot;&quot;)">
            <text:p/>
          </table:table-cell>
          <table:table-cell table:style-name="ce14" table:formula="of:=IF(AND([.BJ$4]=&quot;L&quot;;[.BK$4]=4;[.BL$4]=&quot;R&quot;;[.BM$4]=8;[.BN$4]=&quot;R&quot;;[.BO$4]=8);&quot;T&quot;;&quot;&quot;)">
            <text:p/>
          </table:table-cell>
          <table:table-cell table:style-name="ce14" table:formula="of:=IF(AND([.BK$4]=&quot;L&quot;;[.BL$4]=4;[.BM$4]=&quot;R&quot;;[.BN$4]=8;[.BO$4]=&quot;R&quot;;[.BP$4]=8);&quot;T&quot;;&quot;&quot;)">
            <text:p/>
          </table:table-cell>
          <table:table-cell table:style-name="ce14" table:formula="of:=IF(AND([.BL$4]=&quot;L&quot;;[.BM$4]=4;[.BN$4]=&quot;R&quot;;[.BO$4]=8;[.BP$4]=&quot;R&quot;;[.BQ$4]=8);&quot;T&quot;;&quot;&quot;)">
            <text:p/>
          </table:table-cell>
          <table:table-cell table:style-name="ce14" table:formula="of:=IF(AND([.BM$4]=&quot;L&quot;;[.BN$4]=4;[.BO$4]=&quot;R&quot;;[.BP$4]=8;[.BQ$4]=&quot;R&quot;;[.BR$4]=8);&quot;T&quot;;&quot;&quot;)">
            <text:p/>
          </table:table-cell>
          <table:table-cell table:style-name="ce14" table:formula="of:=IF(AND([.BN$4]=&quot;L&quot;;[.BO$4]=4;[.BP$4]=&quot;R&quot;;[.BQ$4]=8;[.BR$4]=&quot;R&quot;;[.BS$4]=8);&quot;T&quot;;&quot;&quot;)">
            <text:p/>
          </table:table-cell>
          <table:table-cell table:style-name="ce14" table:formula="of:=IF(AND([.BO$4]=&quot;L&quot;;[.BP$4]=4;[.BQ$4]=&quot;R&quot;;[.BR$4]=8;[.BS$4]=&quot;R&quot;;[.BT$4]=8);&quot;T&quot;;&quot;&quot;)">
            <text:p/>
          </table:table-cell>
          <table:table-cell table:style-name="ce14" table:formula="of:=IF(AND([.BP$4]=&quot;L&quot;;[.BQ$4]=4;[.BR$4]=&quot;R&quot;;[.BS$4]=8;[.BT$4]=&quot;R&quot;;[.BU$4]=8);&quot;T&quot;;&quot;&quot;)">
            <text:p/>
          </table:table-cell>
          <table:table-cell table:style-name="ce14" table:formula="of:=IF(AND([.BQ$4]=&quot;L&quot;;[.BR$4]=4;[.BS$4]=&quot;R&quot;;[.BT$4]=8;[.BU$4]=&quot;R&quot;;[.BV$4]=8);&quot;T&quot;;&quot;&quot;)">
            <text:p/>
          </table:table-cell>
          <table:table-cell table:style-name="ce14" table:formula="of:=IF(AND([.BR$4]=&quot;L&quot;;[.BS$4]=4;[.BT$4]=&quot;R&quot;;[.BU$4]=8;[.BV$4]=&quot;R&quot;;[.BW$4]=8);&quot;T&quot;;&quot;&quot;)">
            <text:p/>
          </table:table-cell>
          <table:table-cell table:style-name="ce14" table:formula="of:=IF(AND([.BS$4]=&quot;L&quot;;[.BT$4]=4;[.BU$4]=&quot;R&quot;;[.BV$4]=8;[.BW$4]=&quot;R&quot;;[.BX$4]=8);&quot;T&quot;;&quot;&quot;)">
            <text:p/>
          </table:table-cell>
          <table:table-cell table:style-name="ce27" table:formula="of:=IF(AND([.BT$4]=&quot;L&quot;;[.BU$4]=4;[.BV$4]=&quot;R&quot;;[.BW$4]=8;[.BX$4]=&quot;R&quot;;[.BY$4]=8);&quot;T&quot;;&quot;&quot;)" office:value-type="string" office:string-value="T" calcext:value-type="string" table:number-columns-spanned="6" table:number-rows-spanned="1">
            <text:p>T</text:p>
          </table:table-cell>
          <table:covered-table-cell table:number-columns-repeated="5" table:style-name="ce22"/>
          <table:table-cell table:style-name="ce14" table:formula="of:=IF(AND([.BZ$4]=&quot;L&quot;;[.CA$4]=4;[.CB$4]=&quot;R&quot;;[.CC$4]=8;[.CD$4]=&quot;R&quot;;[.CE$4]=8);&quot;T&quot;;&quot;&quot;)">
            <text:p/>
          </table:table-cell>
          <table:table-cell table:style-name="ce14" table:formula="of:=IF(AND([.CA$4]=&quot;L&quot;;[.CB$4]=4;[.CC$4]=&quot;R&quot;;[.CD$4]=8;[.CE$4]=&quot;R&quot;;[.CF$4]=8);&quot;T&quot;;&quot;&quot;)">
            <text:p/>
          </table:table-cell>
          <table:table-cell table:style-name="ce14" table:formula="of:=IF(AND([.CB$4]=&quot;L&quot;;[.CC$4]=4;[.CD$4]=&quot;R&quot;;[.CE$4]=8;[.CF$4]=&quot;R&quot;;[.CG$4]=8);&quot;T&quot;;&quot;&quot;)">
            <text:p/>
          </table:table-cell>
          <table:table-cell table:style-name="ce14" table:formula="of:=IF(AND([.CC$4]=&quot;L&quot;;[.CD$4]=4;[.CE$4]=&quot;R&quot;;[.CF$4]=8;[.CG$4]=&quot;R&quot;;[.CH$4]=8);&quot;T&quot;;&quot;&quot;)">
            <text:p/>
          </table:table-cell>
          <table:table-cell table:style-name="ce14" table:formula="of:=IF(AND([.CD$4]=&quot;L&quot;;[.CE$4]=4;[.CF$4]=&quot;R&quot;;[.CG$4]=8;[.CH$4]=&quot;R&quot;;[.CI$4]=8);&quot;T&quot;;&quot;&quot;)">
            <text:p/>
          </table:table-cell>
          <table:table-cell table:style-name="ce14" table:formula="of:=IF(AND([.CE$4]=&quot;L&quot;;[.CF$4]=4;[.CG$4]=&quot;R&quot;;[.CH$4]=8;[.CI$4]=&quot;R&quot;;[.CJ$4]=8);&quot;T&quot;;&quot;&quot;)">
            <text:p/>
          </table:table-cell>
          <table:table-cell table:style-name="ce14" table:formula="of:=IF(AND([.CF$4]=&quot;L&quot;;[.CG$4]=4;[.CH$4]=&quot;R&quot;;[.CI$4]=8;[.CJ$4]=&quot;R&quot;;[.CK$4]=8);&quot;T&quot;;&quot;&quot;)">
            <text:p/>
          </table:table-cell>
          <table:table-cell table:style-name="ce14" table:formula="of:=IF(AND([.CG$4]=&quot;L&quot;;[.CH$4]=4;[.CI$4]=&quot;R&quot;;[.CJ$4]=8;[.CK$4]=&quot;R&quot;;[.CL$4]=8);&quot;T&quot;;&quot;&quot;)">
            <text:p/>
          </table:table-cell>
          <table:table-cell table:style-name="ce14" table:formula="of:=IF(AND([.CH$4]=&quot;L&quot;;[.CI$4]=4;[.CJ$4]=&quot;R&quot;;[.CK$4]=8;[.CL$4]=&quot;R&quot;;[.CM$4]=8);&quot;T&quot;;&quot;&quot;)">
            <text:p/>
          </table:table-cell>
          <table:table-cell table:style-name="ce14" table:formula="of:=IF(AND([.CI$4]=&quot;L&quot;;[.CJ$4]=4;[.CK$4]=&quot;R&quot;;[.CL$4]=8;[.CM$4]=&quot;R&quot;;[.CN$4]=8);&quot;T&quot;;&quot;&quot;)">
            <text:p/>
          </table:table-cell>
          <table:table-cell table:style-name="ce14" table:formula="of:=IF(AND([.CJ$4]=&quot;L&quot;;[.CK$4]=4;[.CL$4]=&quot;R&quot;;[.CM$4]=8;[.CN$4]=&quot;R&quot;;[.CO$4]=8);&quot;T&quot;;&quot;&quot;)">
            <text:p/>
          </table:table-cell>
          <table:table-cell table:style-name="ce14" table:formula="of:=IF(AND([.CK$4]=&quot;L&quot;;[.CL$4]=4;[.CM$4]=&quot;R&quot;;[.CN$4]=8;[.CO$4]=&quot;R&quot;;[.CP$4]=8);&quot;T&quot;;&quot;&quot;)">
            <text:p/>
          </table:table-cell>
          <table:table-cell table:style-name="ce27" table:formula="of:=IF(AND([.CL$4]=&quot;L&quot;;[.CM$4]=4;[.CN$4]=&quot;R&quot;;[.CO$4]=8;[.CP$4]=&quot;R&quot;;[.CQ$4]=8);&quot;T&quot;;&quot;&quot;)" office:value-type="string" office:string-value="T" calcext:value-type="string" table:number-columns-spanned="6" table:number-rows-spanned="1">
            <text:p>T</text:p>
          </table:table-cell>
          <table:covered-table-cell table:number-columns-repeated="5" table:style-name="ce22"/>
          <table:table-cell table:style-name="ce14" table:formula="of:=IF(AND([.CR$4]=&quot;L&quot;;[.CS$4]=4;[.CT$4]=&quot;R&quot;;[.CU$4]=8;[.CV$4]=&quot;R&quot;;[.CW$4]=8);&quot;T&quot;;&quot;&quot;)">
            <text:p/>
          </table:table-cell>
          <table:table-cell table:style-name="ce14" table:formula="of:=IF(AND([.CS$4]=&quot;L&quot;;[.CT$4]=4;[.CU$4]=&quot;R&quot;;[.CV$4]=8;[.CW$4]=&quot;R&quot;;[.CX$4]=8);&quot;T&quot;;&quot;&quot;)">
            <text:p/>
          </table:table-cell>
          <table:table-cell table:style-name="ce14" table:formula="of:=IF(AND([.CT$4]=&quot;L&quot;;[.CU$4]=4;[.CV$4]=&quot;R&quot;;[.CW$4]=8;[.CX$4]=&quot;R&quot;;[.CY$4]=8);&quot;T&quot;;&quot;&quot;)">
            <text:p/>
          </table:table-cell>
          <table:table-cell table:style-name="ce14" table:formula="of:=IF(AND([.CU$4]=&quot;L&quot;;[.CV$4]=4;[.CW$4]=&quot;R&quot;;[.CX$4]=8;[.CY$4]=&quot;R&quot;;[.CZ$4]=8);&quot;T&quot;;&quot;&quot;)">
            <text:p/>
          </table:table-cell>
          <table:table-cell table:style-name="ce14" table:formula="of:=IF(AND([.CV$4]=&quot;L&quot;;[.CW$4]=4;[.CX$4]=&quot;R&quot;;[.CY$4]=8;[.CZ$4]=&quot;R&quot;;[.DA$4]=8);&quot;T&quot;;&quot;&quot;)">
            <text:p/>
          </table:table-cell>
          <table:table-cell table:style-name="ce14" table:formula="of:=IF(AND([.CW$4]=&quot;L&quot;;[.CX$4]=4;[.CY$4]=&quot;R&quot;;[.CZ$4]=8;[.DA$4]=&quot;R&quot;;[.DB$4]=8);&quot;T&quot;;&quot;&quot;)">
            <text:p/>
          </table:table-cell>
          <table:table-cell table:style-name="ce14" table:formula="of:=IF(AND([.CX$4]=&quot;L&quot;;[.CY$4]=4;[.CZ$4]=&quot;R&quot;;[.DA$4]=8;[.DB$4]=&quot;R&quot;;[.DC$4]=8);&quot;T&quot;;&quot;&quot;)">
            <text:p/>
          </table:table-cell>
          <table:table-cell table:style-name="ce14" table:formula="of:=IF(AND([.CY$4]=&quot;L&quot;;[.CZ$4]=4;[.DA$4]=&quot;R&quot;;[.DB$4]=8;[.DC$4]=&quot;R&quot;;[.DD$4]=8);&quot;T&quot;;&quot;&quot;)">
            <text:p/>
          </table:table-cell>
          <table:table-cell table:style-name="ce14" table:formula="of:=IF(AND([.CZ$4]=&quot;L&quot;;[.DA$4]=4;[.DB$4]=&quot;R&quot;;[.DC$4]=8;[.DD$4]=&quot;R&quot;;[.DE$4]=8);&quot;T&quot;;&quot;&quot;)">
            <text:p/>
          </table:table-cell>
          <table:table-cell table:style-name="ce14" table:formula="of:=IF(AND([.DA$4]=&quot;L&quot;;[.DB$4]=4;[.DC$4]=&quot;R&quot;;[.DD$4]=8;[.DE$4]=&quot;R&quot;;[.DF$4]=8);&quot;T&quot;;&quot;&quot;)">
            <text:p/>
          </table:table-cell>
          <table:table-cell table:style-name="ce14" table:formula="of:=IF(AND([.DB$4]=&quot;L&quot;;[.DC$4]=4;[.DD$4]=&quot;R&quot;;[.DE$4]=8;[.DF$4]=&quot;R&quot;;[.DG$4]=8);&quot;T&quot;;&quot;&quot;)">
            <text:p/>
          </table:table-cell>
          <table:table-cell table:style-name="ce14" table:formula="of:=IF(AND([.DC$4]=&quot;L&quot;;[.DD$4]=4;[.DE$4]=&quot;R&quot;;[.DF$4]=8;[.DG$4]=&quot;R&quot;;[.DH$4]=8);&quot;T&quot;;&quot;&quot;)">
            <text:p/>
          </table:table-cell>
          <table:table-cell table:style-name="ce14" table:formula="of:=IF(AND([.DD$4]=&quot;L&quot;;[.DE$4]=4;[.DF$4]=&quot;R&quot;;[.DG$4]=8;[.DH$4]=&quot;R&quot;;[.DI$4]=8);&quot;T&quot;;&quot;&quot;)">
            <text:p/>
          </table:table-cell>
          <table:table-cell table:style-name="ce14" table:formula="of:=IF(AND([.DE$4]=&quot;L&quot;;[.DF$4]=4;[.DG$4]=&quot;R&quot;;[.DH$4]=8;[.DI$4]=&quot;R&quot;;[.DJ$4]=8);&quot;T&quot;;&quot;&quot;)">
            <text:p/>
          </table:table-cell>
          <table:table-cell table:style-name="ce14" table:formula="of:=IF(AND([.DF$4]=&quot;L&quot;;[.DG$4]=4;[.DH$4]=&quot;R&quot;;[.DI$4]=8;[.DJ$4]=&quot;R&quot;;[.DK$4]=8);&quot;T&quot;;&quot;&quot;)">
            <text:p/>
          </table:table-cell>
          <table:table-cell table:style-name="ce14" table:formula="of:=IF(AND([.DG$4]=&quot;L&quot;;[.DH$4]=4;[.DI$4]=&quot;R&quot;;[.DJ$4]=8;[.DK$4]=&quot;R&quot;;[.DL$4]=8);&quot;T&quot;;&quot;&quot;)">
            <text:p/>
          </table:table-cell>
          <table:table-cell table:style-name="ce14" table:formula="of:=IF(AND([.DH$4]=&quot;L&quot;;[.DI$4]=4;[.DJ$4]=&quot;R&quot;;[.DK$4]=8;[.DL$4]=&quot;R&quot;;[.DM$4]=8);&quot;T&quot;;&quot;&quot;)">
            <text:p/>
          </table:table-cell>
          <table:table-cell table:style-name="ce14" table:formula="of:=IF(AND([.DI$4]=&quot;L&quot;;[.DJ$4]=4;[.DK$4]=&quot;R&quot;;[.DL$4]=8;[.DM$4]=&quot;R&quot;;[.DN$4]=8);&quot;T&quot;;&quot;&quot;)">
            <text:p/>
          </table:table-cell>
          <table:table-cell table:style-name="ce27" table:formula="of:=IF(AND([.DJ$4]=&quot;L&quot;;[.DK$4]=4;[.DL$4]=&quot;R&quot;;[.DM$4]=8;[.DN$4]=&quot;R&quot;;[.DO$4]=8);&quot;T&quot;;&quot;&quot;)" office:value-type="string" office:string-value="T" calcext:value-type="string" table:number-columns-spanned="6" table:number-rows-spanned="1">
            <text:p>T</text:p>
          </table:table-cell>
          <table:covered-table-cell table:number-columns-repeated="5" table:style-name="ce22"/>
          <table:table-cell table:style-name="ce14" table:formula="of:=IF(AND([.DP$4]=&quot;L&quot;;[.DQ$4]=4;[.DR$4]=&quot;R&quot;;[.DS$4]=8;[.DT$4]=&quot;R&quot;;[.DU$4]=8);&quot;T&quot;;&quot;&quot;)">
            <text:p/>
          </table:table-cell>
          <table:table-cell table:style-name="ce14" table:formula="of:=IF(AND([.DQ$4]=&quot;L&quot;;[.DR$4]=4;[.DS$4]=&quot;R&quot;;[.DT$4]=8;[.DU$4]=&quot;R&quot;;[.DV$4]=8);&quot;T&quot;;&quot;&quot;)">
            <text:p/>
          </table:table-cell>
          <table:table-cell table:style-name="ce14" table:formula="of:=IF(AND([.DR$4]=&quot;L&quot;;[.DS$4]=4;[.DT$4]=&quot;R&quot;;[.DU$4]=8;[.DV$4]=&quot;R&quot;;[.DW$4]=8);&quot;T&quot;;&quot;&quot;)">
            <text:p/>
          </table:table-cell>
          <table:table-cell table:style-name="ce14" table:formula="of:=IF(AND([.DS$4]=&quot;L&quot;;[.DT$4]=4;[.DU$4]=&quot;R&quot;;[.DV$4]=8;[.DW$4]=&quot;R&quot;;[.DX$4]=8);&quot;T&quot;;&quot;&quot;)">
            <text:p/>
          </table:table-cell>
          <table:table-cell table:style-name="ce14" table:formula="of:=IF(AND([.DT$4]=&quot;L&quot;;[.DU$4]=4;[.DV$4]=&quot;R&quot;;[.DW$4]=8;[.DX$4]=&quot;R&quot;;[.DY$4]=8);&quot;T&quot;;&quot;&quot;)">
            <text:p/>
          </table:table-cell>
          <table:table-cell table:style-name="ce14" table:formula="of:=IF(AND([.DU$4]=&quot;L&quot;;[.DV$4]=4;[.DW$4]=&quot;R&quot;;[.DX$4]=8;[.DY$4]=&quot;R&quot;;[.DZ$4]=8);&quot;T&quot;;&quot;&quot;)">
            <text:p/>
          </table:table-cell>
          <table:table-cell table:style-name="ce14" table:formula="of:=IF(AND([.DV$4]=&quot;L&quot;;[.DW$4]=4;[.DX$4]=&quot;R&quot;;[.DY$4]=8;[.DZ$4]=&quot;R&quot;;[.EA$4]=8);&quot;T&quot;;&quot;&quot;)">
            <text:p/>
          </table:table-cell>
          <table:table-cell table:style-name="ce14" table:formula="of:=IF(AND([.DW$4]=&quot;L&quot;;[.DX$4]=4;[.DY$4]=&quot;R&quot;;[.DZ$4]=8;[.EA$4]=&quot;R&quot;;[.EB$4]=8);&quot;T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20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8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4" table:formula="of:=IF(AND([.AT$4]=&quot;L&quot;;[.AU$4]=4;[.AV$4]=&quot;R&quot;;[.AW$4]=8;[.AX$4]=&quot;R&quot;;[.AY$4]=8;[.AZ$4]=&quot;L&quot;;[.BA$4]=6);&quot;U&quot;;&quot;&quot;)">
            <text:p/>
          </table:table-cell>
          <table:table-cell table:style-name="ce14" table:formula="of:=IF(AND([.AU$4]=&quot;L&quot;;[.AV$4]=4;[.AW$4]=&quot;R&quot;;[.AX$4]=8;[.AY$4]=&quot;R&quot;;[.AZ$4]=8;[.BA$4]=&quot;L&quot;;[.BB$4]=6);&quot;U&quot;;&quot;&quot;)">
            <text:p/>
          </table:table-cell>
          <table:table-cell table:style-name="ce28" table:formula="of:=IF(AND([.AV$4]=&quot;L&quot;;[.AW$4]=4;[.AX$4]=&quot;R&quot;;[.AY$4]=8;[.AZ$4]=&quot;R&quot;;[.BA$4]=8;[.BB$4]=&quot;L&quot;;[.BC$4]=6);&quot;U&quot;;&quot;&quot;)" office:value-type="string" office:string-value="U" calcext:value-type="string" table:number-columns-spanned="8" table:number-rows-spanned="1">
            <text:p>U</text:p>
          </table:table-cell>
          <table:covered-table-cell table:number-columns-repeated="7" table:style-name="ce22"/>
          <table:table-cell table:style-name="ce14" table:formula="of:=IF(AND([.BD$4]=&quot;L&quot;;[.BE$4]=4;[.BF$4]=&quot;R&quot;;[.BG$4]=8;[.BH$4]=&quot;R&quot;;[.BI$4]=8;[.BJ$4]=&quot;L&quot;;[.BK$4]=6);&quot;U&quot;;&quot;&quot;)">
            <text:p/>
          </table:table-cell>
          <table:table-cell table:style-name="ce14" table:formula="of:=IF(AND([.BE$4]=&quot;L&quot;;[.BF$4]=4;[.BG$4]=&quot;R&quot;;[.BH$4]=8;[.BI$4]=&quot;R&quot;;[.BJ$4]=8;[.BK$4]=&quot;L&quot;;[.BL$4]=6);&quot;U&quot;;&quot;&quot;)">
            <text:p/>
          </table:table-cell>
          <table:table-cell table:style-name="ce14" table:formula="of:=IF(AND([.BF$4]=&quot;L&quot;;[.BG$4]=4;[.BH$4]=&quot;R&quot;;[.BI$4]=8;[.BJ$4]=&quot;R&quot;;[.BK$4]=8;[.BL$4]=&quot;L&quot;;[.BM$4]=6);&quot;U&quot;;&quot;&quot;)">
            <text:p/>
          </table:table-cell>
          <table:table-cell table:style-name="ce14" table:formula="of:=IF(AND([.BG$4]=&quot;L&quot;;[.BH$4]=4;[.BI$4]=&quot;R&quot;;[.BJ$4]=8;[.BK$4]=&quot;R&quot;;[.BL$4]=8;[.BM$4]=&quot;L&quot;;[.BN$4]=6);&quot;U&quot;;&quot;&quot;)">
            <text:p/>
          </table:table-cell>
          <table:table-cell table:style-name="ce14" table:formula="of:=IF(AND([.BH$4]=&quot;L&quot;;[.BI$4]=4;[.BJ$4]=&quot;R&quot;;[.BK$4]=8;[.BL$4]=&quot;R&quot;;[.BM$4]=8;[.BN$4]=&quot;L&quot;;[.BO$4]=6);&quot;U&quot;;&quot;&quot;)">
            <text:p/>
          </table:table-cell>
          <table:table-cell table:style-name="ce14" table:formula="of:=IF(AND([.BI$4]=&quot;L&quot;;[.BJ$4]=4;[.BK$4]=&quot;R&quot;;[.BL$4]=8;[.BM$4]=&quot;R&quot;;[.BN$4]=8;[.BO$4]=&quot;L&quot;;[.BP$4]=6);&quot;U&quot;;&quot;&quot;)">
            <text:p/>
          </table:table-cell>
          <table:table-cell table:style-name="ce14" table:formula="of:=IF(AND([.BJ$4]=&quot;L&quot;;[.BK$4]=4;[.BL$4]=&quot;R&quot;;[.BM$4]=8;[.BN$4]=&quot;R&quot;;[.BO$4]=8;[.BP$4]=&quot;L&quot;;[.BQ$4]=6);&quot;U&quot;;&quot;&quot;)">
            <text:p/>
          </table:table-cell>
          <table:table-cell table:style-name="ce14" table:formula="of:=IF(AND([.BK$4]=&quot;L&quot;;[.BL$4]=4;[.BM$4]=&quot;R&quot;;[.BN$4]=8;[.BO$4]=&quot;R&quot;;[.BP$4]=8;[.BQ$4]=&quot;L&quot;;[.BR$4]=6);&quot;U&quot;;&quot;&quot;)">
            <text:p/>
          </table:table-cell>
          <table:table-cell table:style-name="ce14" table:formula="of:=IF(AND([.BL$4]=&quot;L&quot;;[.BM$4]=4;[.BN$4]=&quot;R&quot;;[.BO$4]=8;[.BP$4]=&quot;R&quot;;[.BQ$4]=8;[.BR$4]=&quot;L&quot;;[.BS$4]=6);&quot;U&quot;;&quot;&quot;)">
            <text:p/>
          </table:table-cell>
          <table:table-cell table:style-name="ce14" table:formula="of:=IF(AND([.BM$4]=&quot;L&quot;;[.BN$4]=4;[.BO$4]=&quot;R&quot;;[.BP$4]=8;[.BQ$4]=&quot;R&quot;;[.BR$4]=8;[.BS$4]=&quot;L&quot;;[.BT$4]=6);&quot;U&quot;;&quot;&quot;)">
            <text:p/>
          </table:table-cell>
          <table:table-cell table:style-name="ce14" table:formula="of:=IF(AND([.BN$4]=&quot;L&quot;;[.BO$4]=4;[.BP$4]=&quot;R&quot;;[.BQ$4]=8;[.BR$4]=&quot;R&quot;;[.BS$4]=8;[.BT$4]=&quot;L&quot;;[.BU$4]=6);&quot;U&quot;;&quot;&quot;)">
            <text:p/>
          </table:table-cell>
          <table:table-cell table:style-name="ce14" table:formula="of:=IF(AND([.BO$4]=&quot;L&quot;;[.BP$4]=4;[.BQ$4]=&quot;R&quot;;[.BR$4]=8;[.BS$4]=&quot;R&quot;;[.BT$4]=8;[.BU$4]=&quot;L&quot;;[.BV$4]=6);&quot;U&quot;;&quot;&quot;)">
            <text:p/>
          </table:table-cell>
          <table:table-cell table:style-name="ce14" table:formula="of:=IF(AND([.BP$4]=&quot;L&quot;;[.BQ$4]=4;[.BR$4]=&quot;R&quot;;[.BS$4]=8;[.BT$4]=&quot;R&quot;;[.BU$4]=8;[.BV$4]=&quot;L&quot;;[.BW$4]=6);&quot;U&quot;;&quot;&quot;)">
            <text:p/>
          </table:table-cell>
          <table:table-cell table:style-name="ce14" table:formula="of:=IF(AND([.BQ$4]=&quot;L&quot;;[.BR$4]=4;[.BS$4]=&quot;R&quot;;[.BT$4]=8;[.BU$4]=&quot;R&quot;;[.BV$4]=8;[.BW$4]=&quot;L&quot;;[.BX$4]=6);&quot;U&quot;;&quot;&quot;)">
            <text:p/>
          </table:table-cell>
          <table:table-cell table:style-name="ce14" table:formula="of:=IF(AND([.BR$4]=&quot;L&quot;;[.BS$4]=4;[.BT$4]=&quot;R&quot;;[.BU$4]=8;[.BV$4]=&quot;R&quot;;[.BW$4]=8;[.BX$4]=&quot;L&quot;;[.BY$4]=6);&quot;U&quot;;&quot;&quot;)">
            <text:p/>
          </table:table-cell>
          <table:table-cell table:style-name="ce14" table:formula="of:=IF(AND([.BS$4]=&quot;L&quot;;[.BT$4]=4;[.BU$4]=&quot;R&quot;;[.BV$4]=8;[.BW$4]=&quot;R&quot;;[.BX$4]=8;[.BY$4]=&quot;L&quot;;[.BZ$4]=6);&quot;U&quot;;&quot;&quot;)">
            <text:p/>
          </table:table-cell>
          <table:table-cell table:style-name="ce28" table:formula="of:=IF(AND([.BT$4]=&quot;L&quot;;[.BU$4]=4;[.BV$4]=&quot;R&quot;;[.BW$4]=8;[.BX$4]=&quot;R&quot;;[.BY$4]=8;[.BZ$4]=&quot;L&quot;;[.CA$4]=6);&quot;U&quot;;&quot;&quot;)" office:value-type="string" office:string-value="U" calcext:value-type="string" table:number-columns-spanned="8" table:number-rows-spanned="1">
            <text:p>U</text:p>
          </table:table-cell>
          <table:covered-table-cell table:number-columns-repeated="7" table:style-name="ce22"/>
          <table:table-cell table:style-name="ce14" table:formula="of:=IF(AND([.CB$4]=&quot;L&quot;;[.CC$4]=4;[.CD$4]=&quot;R&quot;;[.CE$4]=8;[.CF$4]=&quot;R&quot;;[.CG$4]=8;[.CH$4]=&quot;L&quot;;[.CI$4]=6);&quot;U&quot;;&quot;&quot;)">
            <text:p/>
          </table:table-cell>
          <table:table-cell table:style-name="ce14" table:formula="of:=IF(AND([.CC$4]=&quot;L&quot;;[.CD$4]=4;[.CE$4]=&quot;R&quot;;[.CF$4]=8;[.CG$4]=&quot;R&quot;;[.CH$4]=8;[.CI$4]=&quot;L&quot;;[.CJ$4]=6);&quot;U&quot;;&quot;&quot;)">
            <text:p/>
          </table:table-cell>
          <table:table-cell table:style-name="ce14" table:formula="of:=IF(AND([.CD$4]=&quot;L&quot;;[.CE$4]=4;[.CF$4]=&quot;R&quot;;[.CG$4]=8;[.CH$4]=&quot;R&quot;;[.CI$4]=8;[.CJ$4]=&quot;L&quot;;[.CK$4]=6);&quot;U&quot;;&quot;&quot;)">
            <text:p/>
          </table:table-cell>
          <table:table-cell table:style-name="ce14" table:formula="of:=IF(AND([.CE$4]=&quot;L&quot;;[.CF$4]=4;[.CG$4]=&quot;R&quot;;[.CH$4]=8;[.CI$4]=&quot;R&quot;;[.CJ$4]=8;[.CK$4]=&quot;L&quot;;[.CL$4]=6);&quot;U&quot;;&quot;&quot;)">
            <text:p/>
          </table:table-cell>
          <table:table-cell table:style-name="ce14" table:formula="of:=IF(AND([.CF$4]=&quot;L&quot;;[.CG$4]=4;[.CH$4]=&quot;R&quot;;[.CI$4]=8;[.CJ$4]=&quot;R&quot;;[.CK$4]=8;[.CL$4]=&quot;L&quot;;[.CM$4]=6);&quot;U&quot;;&quot;&quot;)">
            <text:p/>
          </table:table-cell>
          <table:table-cell table:style-name="ce14" table:formula="of:=IF(AND([.CG$4]=&quot;L&quot;;[.CH$4]=4;[.CI$4]=&quot;R&quot;;[.CJ$4]=8;[.CK$4]=&quot;R&quot;;[.CL$4]=8;[.CM$4]=&quot;L&quot;;[.CN$4]=6);&quot;U&quot;;&quot;&quot;)">
            <text:p/>
          </table:table-cell>
          <table:table-cell table:style-name="ce14" table:formula="of:=IF(AND([.CH$4]=&quot;L&quot;;[.CI$4]=4;[.CJ$4]=&quot;R&quot;;[.CK$4]=8;[.CL$4]=&quot;R&quot;;[.CM$4]=8;[.CN$4]=&quot;L&quot;;[.CO$4]=6);&quot;U&quot;;&quot;&quot;)">
            <text:p/>
          </table:table-cell>
          <table:table-cell table:style-name="ce14" table:formula="of:=IF(AND([.CI$4]=&quot;L&quot;;[.CJ$4]=4;[.CK$4]=&quot;R&quot;;[.CL$4]=8;[.CM$4]=&quot;R&quot;;[.CN$4]=8;[.CO$4]=&quot;L&quot;;[.CP$4]=6);&quot;U&quot;;&quot;&quot;)">
            <text:p/>
          </table:table-cell>
          <table:table-cell table:style-name="ce14" table:formula="of:=IF(AND([.CJ$4]=&quot;L&quot;;[.CK$4]=4;[.CL$4]=&quot;R&quot;;[.CM$4]=8;[.CN$4]=&quot;R&quot;;[.CO$4]=8;[.CP$4]=&quot;L&quot;;[.CQ$4]=6);&quot;U&quot;;&quot;&quot;)">
            <text:p/>
          </table:table-cell>
          <table:table-cell table:style-name="ce14" table:formula="of:=IF(AND([.CK$4]=&quot;L&quot;;[.CL$4]=4;[.CM$4]=&quot;R&quot;;[.CN$4]=8;[.CO$4]=&quot;R&quot;;[.CP$4]=8;[.CQ$4]=&quot;L&quot;;[.CR$4]=6);&quot;U&quot;;&quot;&quot;)">
            <text:p/>
          </table:table-cell>
          <table:table-cell table:style-name="ce28" table:formula="of:=IF(AND([.CL$4]=&quot;L&quot;;[.CM$4]=4;[.CN$4]=&quot;R&quot;;[.CO$4]=8;[.CP$4]=&quot;R&quot;;[.CQ$4]=8;[.CR$4]=&quot;L&quot;;[.CS$4]=6);&quot;U&quot;;&quot;&quot;)" office:value-type="string" office:string-value="U" calcext:value-type="string" table:number-columns-spanned="8" table:number-rows-spanned="1">
            <text:p>U</text:p>
          </table:table-cell>
          <table:covered-table-cell table:number-columns-repeated="7" table:style-name="ce22"/>
          <table:table-cell table:style-name="ce14" table:formula="of:=IF(AND([.CT$4]=&quot;L&quot;;[.CU$4]=4;[.CV$4]=&quot;R&quot;;[.CW$4]=8;[.CX$4]=&quot;R&quot;;[.CY$4]=8;[.CZ$4]=&quot;L&quot;;[.DA$4]=6);&quot;U&quot;;&quot;&quot;)">
            <text:p/>
          </table:table-cell>
          <table:table-cell table:style-name="ce14" table:formula="of:=IF(AND([.CU$4]=&quot;L&quot;;[.CV$4]=4;[.CW$4]=&quot;R&quot;;[.CX$4]=8;[.CY$4]=&quot;R&quot;;[.CZ$4]=8;[.DA$4]=&quot;L&quot;;[.DB$4]=6);&quot;U&quot;;&quot;&quot;)">
            <text:p/>
          </table:table-cell>
          <table:table-cell table:style-name="ce14" table:formula="of:=IF(AND([.CV$4]=&quot;L&quot;;[.CW$4]=4;[.CX$4]=&quot;R&quot;;[.CY$4]=8;[.CZ$4]=&quot;R&quot;;[.DA$4]=8;[.DB$4]=&quot;L&quot;;[.DC$4]=6);&quot;U&quot;;&quot;&quot;)">
            <text:p/>
          </table:table-cell>
          <table:table-cell table:style-name="ce14" table:formula="of:=IF(AND([.CW$4]=&quot;L&quot;;[.CX$4]=4;[.CY$4]=&quot;R&quot;;[.CZ$4]=8;[.DA$4]=&quot;R&quot;;[.DB$4]=8;[.DC$4]=&quot;L&quot;;[.DD$4]=6);&quot;U&quot;;&quot;&quot;)">
            <text:p/>
          </table:table-cell>
          <table:table-cell table:style-name="ce14" table:formula="of:=IF(AND([.CX$4]=&quot;L&quot;;[.CY$4]=4;[.CZ$4]=&quot;R&quot;;[.DA$4]=8;[.DB$4]=&quot;R&quot;;[.DC$4]=8;[.DD$4]=&quot;L&quot;;[.DE$4]=6);&quot;U&quot;;&quot;&quot;)">
            <text:p/>
          </table:table-cell>
          <table:table-cell table:style-name="ce14" table:formula="of:=IF(AND([.CY$4]=&quot;L&quot;;[.CZ$4]=4;[.DA$4]=&quot;R&quot;;[.DB$4]=8;[.DC$4]=&quot;R&quot;;[.DD$4]=8;[.DE$4]=&quot;L&quot;;[.DF$4]=6);&quot;U&quot;;&quot;&quot;)">
            <text:p/>
          </table:table-cell>
          <table:table-cell table:style-name="ce14" table:formula="of:=IF(AND([.CZ$4]=&quot;L&quot;;[.DA$4]=4;[.DB$4]=&quot;R&quot;;[.DC$4]=8;[.DD$4]=&quot;R&quot;;[.DE$4]=8;[.DF$4]=&quot;L&quot;;[.DG$4]=6);&quot;U&quot;;&quot;&quot;)">
            <text:p/>
          </table:table-cell>
          <table:table-cell table:style-name="ce14" table:formula="of:=IF(AND([.DA$4]=&quot;L&quot;;[.DB$4]=4;[.DC$4]=&quot;R&quot;;[.DD$4]=8;[.DE$4]=&quot;R&quot;;[.DF$4]=8;[.DG$4]=&quot;L&quot;;[.DH$4]=6);&quot;U&quot;;&quot;&quot;)">
            <text:p/>
          </table:table-cell>
          <table:table-cell table:style-name="ce14" table:formula="of:=IF(AND([.DB$4]=&quot;L&quot;;[.DC$4]=4;[.DD$4]=&quot;R&quot;;[.DE$4]=8;[.DF$4]=&quot;R&quot;;[.DG$4]=8;[.DH$4]=&quot;L&quot;;[.DI$4]=6);&quot;U&quot;;&quot;&quot;)">
            <text:p/>
          </table:table-cell>
          <table:table-cell table:style-name="ce14" table:formula="of:=IF(AND([.DC$4]=&quot;L&quot;;[.DD$4]=4;[.DE$4]=&quot;R&quot;;[.DF$4]=8;[.DG$4]=&quot;R&quot;;[.DH$4]=8;[.DI$4]=&quot;L&quot;;[.DJ$4]=6);&quot;U&quot;;&quot;&quot;)">
            <text:p/>
          </table:table-cell>
          <table:table-cell table:style-name="ce14" table:formula="of:=IF(AND([.DD$4]=&quot;L&quot;;[.DE$4]=4;[.DF$4]=&quot;R&quot;;[.DG$4]=8;[.DH$4]=&quot;R&quot;;[.DI$4]=8;[.DJ$4]=&quot;L&quot;;[.DK$4]=6);&quot;U&quot;;&quot;&quot;)">
            <text:p/>
          </table:table-cell>
          <table:table-cell table:style-name="ce14" table:formula="of:=IF(AND([.DE$4]=&quot;L&quot;;[.DF$4]=4;[.DG$4]=&quot;R&quot;;[.DH$4]=8;[.DI$4]=&quot;R&quot;;[.DJ$4]=8;[.DK$4]=&quot;L&quot;;[.DL$4]=6);&quot;U&quot;;&quot;&quot;)">
            <text:p/>
          </table:table-cell>
          <table:table-cell table:style-name="ce14" table:formula="of:=IF(AND([.DF$4]=&quot;L&quot;;[.DG$4]=4;[.DH$4]=&quot;R&quot;;[.DI$4]=8;[.DJ$4]=&quot;R&quot;;[.DK$4]=8;[.DL$4]=&quot;L&quot;;[.DM$4]=6);&quot;U&quot;;&quot;&quot;)">
            <text:p/>
          </table:table-cell>
          <table:table-cell table:style-name="ce14" table:formula="of:=IF(AND([.DG$4]=&quot;L&quot;;[.DH$4]=4;[.DI$4]=&quot;R&quot;;[.DJ$4]=8;[.DK$4]=&quot;R&quot;;[.DL$4]=8;[.DM$4]=&quot;L&quot;;[.DN$4]=6);&quot;U&quot;;&quot;&quot;)">
            <text:p/>
          </table:table-cell>
          <table:table-cell table:style-name="ce14" table:formula="of:=IF(AND([.DH$4]=&quot;L&quot;;[.DI$4]=4;[.DJ$4]=&quot;R&quot;;[.DK$4]=8;[.DL$4]=&quot;R&quot;;[.DM$4]=8;[.DN$4]=&quot;L&quot;;[.DO$4]=6);&quot;U&quot;;&quot;&quot;)">
            <text:p/>
          </table:table-cell>
          <table:table-cell table:style-name="ce14" table:formula="of:=IF(AND([.DI$4]=&quot;L&quot;;[.DJ$4]=4;[.DK$4]=&quot;R&quot;;[.DL$4]=8;[.DM$4]=&quot;R&quot;;[.DN$4]=8;[.DO$4]=&quot;L&quot;;[.DP$4]=6);&quot;U&quot;;&quot;&quot;)">
            <text:p/>
          </table:table-cell>
          <table:table-cell table:style-name="ce28" table:formula="of:=IF(AND([.DJ$4]=&quot;L&quot;;[.DK$4]=4;[.DL$4]=&quot;R&quot;;[.DM$4]=8;[.DN$4]=&quot;R&quot;;[.DO$4]=8;[.DP$4]=&quot;L&quot;;[.DQ$4]=6);&quot;U&quot;;&quot;&quot;)" office:value-type="string" office:string-value="U" calcext:value-type="string" table:number-columns-spanned="8" table:number-rows-spanned="1">
            <text:p>U</text:p>
          </table:table-cell>
          <table:covered-table-cell table:number-columns-repeated="7" table:style-name="ce22"/>
          <table:table-cell table:style-name="ce14" table:formula="of:=IF(AND([.DR$4]=&quot;L&quot;;[.DS$4]=4;[.DT$4]=&quot;R&quot;;[.DU$4]=8;[.DV$4]=&quot;R&quot;;[.DW$4]=8;[.DX$4]=&quot;L&quot;;[.DY$4]=6);&quot;U&quot;;&quot;&quot;)">
            <text:p/>
          </table:table-cell>
          <table:table-cell table:style-name="ce14" table:formula="of:=IF(AND([.DS$4]=&quot;L&quot;;[.DT$4]=4;[.DU$4]=&quot;R&quot;;[.DV$4]=8;[.DW$4]=&quot;R&quot;;[.DX$4]=8;[.DY$4]=&quot;L&quot;;[.DZ$4]=6);&quot;U&quot;;&quot;&quot;)">
            <text:p/>
          </table:table-cell>
          <table:table-cell table:style-name="ce14" table:formula="of:=IF(AND([.DT$4]=&quot;L&quot;;[.DU$4]=4;[.DV$4]=&quot;R&quot;;[.DW$4]=8;[.DX$4]=&quot;R&quot;;[.DY$4]=8;[.DZ$4]=&quot;L&quot;;[.EA$4]=6);&quot;U&quot;;&quot;&quot;)">
            <text:p/>
          </table:table-cell>
          <table:table-cell table:style-name="ce14" table:formula="of:=IF(AND([.DU$4]=&quot;L&quot;;[.DV$4]=4;[.DW$4]=&quot;R&quot;;[.DX$4]=8;[.DY$4]=&quot;R&quot;;[.DZ$4]=8;[.EA$4]=&quot;L&quot;;[.EB$4]=6);&quot;U&quot;;&quot;&quot;)">
            <text:p/>
          </table:table-cell>
          <table:table-cell table:style-name="ce14" table:formula="of:=IF(AND([.DV$4]=&quot;L&quot;;[.DW$4]=4;[.DX$4]=&quot;R&quot;;[.DY$4]=8;[.DZ$4]=&quot;R&quot;;[.EA$4]=8;[.EB$4]=&quot;L&quot;;[.EC$4]=6);&quot;U&quot;;&quot;&quot;)">
            <text:p/>
          </table:table-cell>
          <table:table-cell table:style-name="ce14" table:formula="of:=IF(AND([.DW$4]=&quot;L&quot;;[.DX$4]=4;[.DY$4]=&quot;R&quot;;[.DZ$4]=8;[.EA$4]=&quot;R&quot;;[.EB$4]=8;[.EC$4]=&quot;L&quot;;[.ED$4]=6);&quot;U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20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8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4" table:formula="of:=IF(AND([.AT$4]=&quot;L&quot;;[.AU$4]=4;[.AV$4]=&quot;R&quot;;[.AW$4]=8;[.AX$4]=&quot;R&quot;;[.AY$4]=8;[.AZ$4]=&quot;L&quot;;[.BA$4]=6;[.BB$4]=&quot;L&quot;;[.BC$4]=4);&quot;V&quot;;&quot;&quot;)">
            <text:p/>
          </table:table-cell>
          <table:table-cell table:style-name="ce14" table:formula="of:=IF(AND([.AU$4]=&quot;L&quot;;[.AV$4]=4;[.AW$4]=&quot;R&quot;;[.AX$4]=8;[.AY$4]=&quot;R&quot;;[.AZ$4]=8;[.BA$4]=&quot;L&quot;;[.BB$4]=6;[.BC$4]=&quot;L&quot;;[.BD$4]=4);&quot;V&quot;;&quot;&quot;)">
            <text:p/>
          </table:table-cell>
          <table:table-cell table:style-name="ce29" table:formula="of:=IF(AND([.AV$4]=&quot;L&quot;;[.AW$4]=4;[.AX$4]=&quot;R&quot;;[.AY$4]=8;[.AZ$4]=&quot;R&quot;;[.BA$4]=8;[.BB$4]=&quot;L&quot;;[.BC$4]=6;[.BD$4]=&quot;L&quot;;[.BE$4]=4);&quot;V&quot;;&quot;&quot;)" office:value-type="string" office:string-value="V" calcext:value-type="string" table:number-columns-spanned="10" table:number-rows-spanned="1">
            <text:p>V</text:p>
          </table:table-cell>
          <table:covered-table-cell table:number-columns-repeated="9" table:style-name="ce22"/>
          <table:table-cell table:style-name="ce14" table:formula="of:=IF(AND([.BF$4]=&quot;L&quot;;[.BG$4]=4;[.BH$4]=&quot;R&quot;;[.BI$4]=8;[.BJ$4]=&quot;R&quot;;[.BK$4]=8;[.BL$4]=&quot;L&quot;;[.BM$4]=6;[.BN$4]=&quot;L&quot;;[.BO$4]=4);&quot;V&quot;;&quot;&quot;)">
            <text:p/>
          </table:table-cell>
          <table:table-cell table:style-name="ce14" table:formula="of:=IF(AND([.BG$4]=&quot;L&quot;;[.BH$4]=4;[.BI$4]=&quot;R&quot;;[.BJ$4]=8;[.BK$4]=&quot;R&quot;;[.BL$4]=8;[.BM$4]=&quot;L&quot;;[.BN$4]=6;[.BO$4]=&quot;L&quot;;[.BP$4]=4);&quot;V&quot;;&quot;&quot;)">
            <text:p/>
          </table:table-cell>
          <table:table-cell table:style-name="ce14" table:formula="of:=IF(AND([.BH$4]=&quot;L&quot;;[.BI$4]=4;[.BJ$4]=&quot;R&quot;;[.BK$4]=8;[.BL$4]=&quot;R&quot;;[.BM$4]=8;[.BN$4]=&quot;L&quot;;[.BO$4]=6;[.BP$4]=&quot;L&quot;;[.BQ$4]=4);&quot;V&quot;;&quot;&quot;)">
            <text:p/>
          </table:table-cell>
          <table:table-cell table:style-name="ce14" table:formula="of:=IF(AND([.BI$4]=&quot;L&quot;;[.BJ$4]=4;[.BK$4]=&quot;R&quot;;[.BL$4]=8;[.BM$4]=&quot;R&quot;;[.BN$4]=8;[.BO$4]=&quot;L&quot;;[.BP$4]=6;[.BQ$4]=&quot;L&quot;;[.BR$4]=4);&quot;V&quot;;&quot;&quot;)">
            <text:p/>
          </table:table-cell>
          <table:table-cell table:style-name="ce14" table:formula="of:=IF(AND([.BJ$4]=&quot;L&quot;;[.BK$4]=4;[.BL$4]=&quot;R&quot;;[.BM$4]=8;[.BN$4]=&quot;R&quot;;[.BO$4]=8;[.BP$4]=&quot;L&quot;;[.BQ$4]=6;[.BR$4]=&quot;L&quot;;[.BS$4]=4);&quot;V&quot;;&quot;&quot;)">
            <text:p/>
          </table:table-cell>
          <table:table-cell table:style-name="ce14" table:formula="of:=IF(AND([.BK$4]=&quot;L&quot;;[.BL$4]=4;[.BM$4]=&quot;R&quot;;[.BN$4]=8;[.BO$4]=&quot;R&quot;;[.BP$4]=8;[.BQ$4]=&quot;L&quot;;[.BR$4]=6;[.BS$4]=&quot;L&quot;;[.BT$4]=4);&quot;V&quot;;&quot;&quot;)">
            <text:p/>
          </table:table-cell>
          <table:table-cell table:style-name="ce14" table:formula="of:=IF(AND([.BL$4]=&quot;L&quot;;[.BM$4]=4;[.BN$4]=&quot;R&quot;;[.BO$4]=8;[.BP$4]=&quot;R&quot;;[.BQ$4]=8;[.BR$4]=&quot;L&quot;;[.BS$4]=6;[.BT$4]=&quot;L&quot;;[.BU$4]=4);&quot;V&quot;;&quot;&quot;)">
            <text:p/>
          </table:table-cell>
          <table:table-cell table:style-name="ce14" table:formula="of:=IF(AND([.BM$4]=&quot;L&quot;;[.BN$4]=4;[.BO$4]=&quot;R&quot;;[.BP$4]=8;[.BQ$4]=&quot;R&quot;;[.BR$4]=8;[.BS$4]=&quot;L&quot;;[.BT$4]=6;[.BU$4]=&quot;L&quot;;[.BV$4]=4);&quot;V&quot;;&quot;&quot;)">
            <text:p/>
          </table:table-cell>
          <table:table-cell table:style-name="ce14" table:formula="of:=IF(AND([.BN$4]=&quot;L&quot;;[.BO$4]=4;[.BP$4]=&quot;R&quot;;[.BQ$4]=8;[.BR$4]=&quot;R&quot;;[.BS$4]=8;[.BT$4]=&quot;L&quot;;[.BU$4]=6;[.BV$4]=&quot;L&quot;;[.BW$4]=4);&quot;V&quot;;&quot;&quot;)">
            <text:p/>
          </table:table-cell>
          <table:table-cell table:style-name="ce14" table:formula="of:=IF(AND([.BO$4]=&quot;L&quot;;[.BP$4]=4;[.BQ$4]=&quot;R&quot;;[.BR$4]=8;[.BS$4]=&quot;R&quot;;[.BT$4]=8;[.BU$4]=&quot;L&quot;;[.BV$4]=6;[.BW$4]=&quot;L&quot;;[.BX$4]=4);&quot;V&quot;;&quot;&quot;)">
            <text:p/>
          </table:table-cell>
          <table:table-cell table:style-name="ce14" table:formula="of:=IF(AND([.BP$4]=&quot;L&quot;;[.BQ$4]=4;[.BR$4]=&quot;R&quot;;[.BS$4]=8;[.BT$4]=&quot;R&quot;;[.BU$4]=8;[.BV$4]=&quot;L&quot;;[.BW$4]=6;[.BX$4]=&quot;L&quot;;[.BY$4]=4);&quot;V&quot;;&quot;&quot;)">
            <text:p/>
          </table:table-cell>
          <table:table-cell table:style-name="ce14" table:formula="of:=IF(AND([.BQ$4]=&quot;L&quot;;[.BR$4]=4;[.BS$4]=&quot;R&quot;;[.BT$4]=8;[.BU$4]=&quot;R&quot;;[.BV$4]=8;[.BW$4]=&quot;L&quot;;[.BX$4]=6;[.BY$4]=&quot;L&quot;;[.BZ$4]=4);&quot;V&quot;;&quot;&quot;)">
            <text:p/>
          </table:table-cell>
          <table:table-cell table:style-name="ce14" table:formula="of:=IF(AND([.BR$4]=&quot;L&quot;;[.BS$4]=4;[.BT$4]=&quot;R&quot;;[.BU$4]=8;[.BV$4]=&quot;R&quot;;[.BW$4]=8;[.BX$4]=&quot;L&quot;;[.BY$4]=6;[.BZ$4]=&quot;L&quot;;[.CA$4]=4);&quot;V&quot;;&quot;&quot;)">
            <text:p/>
          </table:table-cell>
          <table:table-cell table:style-name="ce14" table:formula="of:=IF(AND([.BS$4]=&quot;L&quot;;[.BT$4]=4;[.BU$4]=&quot;R&quot;;[.BV$4]=8;[.BW$4]=&quot;R&quot;;[.BX$4]=8;[.BY$4]=&quot;L&quot;;[.BZ$4]=6;[.CA$4]=&quot;L&quot;;[.CB$4]=4);&quot;V&quot;;&quot;&quot;)">
            <text:p/>
          </table:table-cell>
          <table:table-cell table:style-name="ce29" table:formula="of:=IF(AND([.BT$4]=&quot;L&quot;;[.BU$4]=4;[.BV$4]=&quot;R&quot;;[.BW$4]=8;[.BX$4]=&quot;R&quot;;[.BY$4]=8;[.BZ$4]=&quot;L&quot;;[.CA$4]=6;[.CB$4]=&quot;L&quot;;[.CC$4]=4);&quot;V&quot;;&quot;&quot;)" office:value-type="string" office:string-value="V" calcext:value-type="string" table:number-columns-spanned="10" table:number-rows-spanned="1">
            <text:p>V</text:p>
          </table:table-cell>
          <table:covered-table-cell table:style-name="ce22" table:formula="of:=IF(AND([.BU$4]=&quot;L&quot;;[.BV$4]=4;[.BW$4]=&quot;R&quot;;[.BX$4]=8;[.BY$4]=&quot;R&quot;;[.BZ$4]=8;[.CA$4]=&quot;L&quot;;[.CB$4]=6;[.CC$4]=&quot;L&quot;;[.CD$4]=4);&quot;V&quot;;&quot;&quot;)">
            <text:p/>
          </table:covered-table-cell>
          <table:covered-table-cell table:style-name="ce22" table:formula="of:=IF(AND([.BV$4]=&quot;L&quot;;[.BW$4]=4;[.BX$4]=&quot;R&quot;;[.BY$4]=8;[.BZ$4]=&quot;R&quot;;[.CA$4]=8;[.CB$4]=&quot;L&quot;;[.CC$4]=6;[.CD$4]=&quot;L&quot;;[.CE$4]=4);&quot;V&quot;;&quot;&quot;)">
            <text:p/>
          </table:covered-table-cell>
          <table:covered-table-cell table:style-name="ce22" table:formula="of:=IF(AND([.BW$4]=&quot;L&quot;;[.BX$4]=4;[.BY$4]=&quot;R&quot;;[.BZ$4]=8;[.CA$4]=&quot;R&quot;;[.CB$4]=8;[.CC$4]=&quot;L&quot;;[.CD$4]=6;[.CE$4]=&quot;L&quot;;[.CF$4]=4);&quot;V&quot;;&quot;&quot;)">
            <text:p/>
          </table:covered-table-cell>
          <table:covered-table-cell table:style-name="ce22" table:formula="of:=IF(AND([.BX$4]=&quot;L&quot;;[.BY$4]=4;[.BZ$4]=&quot;R&quot;;[.CA$4]=8;[.CB$4]=&quot;R&quot;;[.CC$4]=8;[.CD$4]=&quot;L&quot;;[.CE$4]=6;[.CF$4]=&quot;L&quot;;[.CG$4]=4);&quot;V&quot;;&quot;&quot;)">
            <text:p/>
          </table:covered-table-cell>
          <table:covered-table-cell table:style-name="ce22" table:formula="of:=IF(AND([.BY$4]=&quot;L&quot;;[.BZ$4]=4;[.CA$4]=&quot;R&quot;;[.CB$4]=8;[.CC$4]=&quot;R&quot;;[.CD$4]=8;[.CE$4]=&quot;L&quot;;[.CF$4]=6;[.CG$4]=&quot;L&quot;;[.CH$4]=4);&quot;V&quot;;&quot;&quot;)">
            <text:p/>
          </table:covered-table-cell>
          <table:covered-table-cell table:style-name="ce22" table:formula="of:=IF(AND([.BZ$4]=&quot;L&quot;;[.CA$4]=4;[.CB$4]=&quot;R&quot;;[.CC$4]=8;[.CD$4]=&quot;R&quot;;[.CE$4]=8;[.CF$4]=&quot;L&quot;;[.CG$4]=6;[.CH$4]=&quot;L&quot;;[.CI$4]=4);&quot;V&quot;;&quot;&quot;)">
            <text:p/>
          </table:covered-table-cell>
          <table:covered-table-cell table:style-name="ce22" table:formula="of:=IF(AND([.CA$4]=&quot;L&quot;;[.CB$4]=4;[.CC$4]=&quot;R&quot;;[.CD$4]=8;[.CE$4]=&quot;R&quot;;[.CF$4]=8;[.CG$4]=&quot;L&quot;;[.CH$4]=6;[.CI$4]=&quot;L&quot;;[.CJ$4]=4);&quot;V&quot;;&quot;&quot;)">
            <text:p/>
          </table:covered-table-cell>
          <table:covered-table-cell table:style-name="ce22" table:formula="of:=IF(AND([.CB$4]=&quot;L&quot;;[.CC$4]=4;[.CD$4]=&quot;R&quot;;[.CE$4]=8;[.CF$4]=&quot;R&quot;;[.CG$4]=8;[.CH$4]=&quot;L&quot;;[.CI$4]=6;[.CJ$4]=&quot;L&quot;;[.CK$4]=4);&quot;V&quot;;&quot;&quot;)">
            <text:p/>
          </table:covered-table-cell>
          <table:covered-table-cell table:style-name="ce22" table:formula="of:=IF(AND([.CC$4]=&quot;L&quot;;[.CD$4]=4;[.CE$4]=&quot;R&quot;;[.CF$4]=8;[.CG$4]=&quot;R&quot;;[.CH$4]=8;[.CI$4]=&quot;L&quot;;[.CJ$4]=6;[.CK$4]=&quot;L&quot;;[.CL$4]=4);&quot;V&quot;;&quot;&quot;)">
            <text:p/>
          </table:covered-table-cell>
          <table:table-cell table:style-name="ce14" table:formula="of:=IF(AND([.CD$4]=&quot;L&quot;;[.CE$4]=4;[.CF$4]=&quot;R&quot;;[.CG$4]=8;[.CH$4]=&quot;R&quot;;[.CI$4]=8;[.CJ$4]=&quot;L&quot;;[.CK$4]=6;[.CL$4]=&quot;L&quot;;[.CM$4]=4);&quot;V&quot;;&quot;&quot;)">
            <text:p/>
          </table:table-cell>
          <table:table-cell table:style-name="ce14" table:formula="of:=IF(AND([.CE$4]=&quot;L&quot;;[.CF$4]=4;[.CG$4]=&quot;R&quot;;[.CH$4]=8;[.CI$4]=&quot;R&quot;;[.CJ$4]=8;[.CK$4]=&quot;L&quot;;[.CL$4]=6;[.CM$4]=&quot;L&quot;;[.CN$4]=4);&quot;V&quot;;&quot;&quot;)">
            <text:p/>
          </table:table-cell>
          <table:table-cell table:style-name="ce14" table:formula="of:=IF(AND([.CF$4]=&quot;L&quot;;[.CG$4]=4;[.CH$4]=&quot;R&quot;;[.CI$4]=8;[.CJ$4]=&quot;R&quot;;[.CK$4]=8;[.CL$4]=&quot;L&quot;;[.CM$4]=6;[.CN$4]=&quot;L&quot;;[.CO$4]=4);&quot;V&quot;;&quot;&quot;)">
            <text:p/>
          </table:table-cell>
          <table:table-cell table:style-name="ce14" table:formula="of:=IF(AND([.CG$4]=&quot;L&quot;;[.CH$4]=4;[.CI$4]=&quot;R&quot;;[.CJ$4]=8;[.CK$4]=&quot;R&quot;;[.CL$4]=8;[.CM$4]=&quot;L&quot;;[.CN$4]=6;[.CO$4]=&quot;L&quot;;[.CP$4]=4);&quot;V&quot;;&quot;&quot;)">
            <text:p/>
          </table:table-cell>
          <table:table-cell table:style-name="ce14" table:formula="of:=IF(AND([.CH$4]=&quot;L&quot;;[.CI$4]=4;[.CJ$4]=&quot;R&quot;;[.CK$4]=8;[.CL$4]=&quot;R&quot;;[.CM$4]=8;[.CN$4]=&quot;L&quot;;[.CO$4]=6;[.CP$4]=&quot;L&quot;;[.CQ$4]=4);&quot;V&quot;;&quot;&quot;)">
            <text:p/>
          </table:table-cell>
          <table:table-cell table:style-name="ce14" table:formula="of:=IF(AND([.CI$4]=&quot;L&quot;;[.CJ$4]=4;[.CK$4]=&quot;R&quot;;[.CL$4]=8;[.CM$4]=&quot;R&quot;;[.CN$4]=8;[.CO$4]=&quot;L&quot;;[.CP$4]=6;[.CQ$4]=&quot;L&quot;;[.CR$4]=4);&quot;V&quot;;&quot;&quot;)">
            <text:p/>
          </table:table-cell>
          <table:table-cell table:style-name="ce14" table:formula="of:=IF(AND([.CJ$4]=&quot;L&quot;;[.CK$4]=4;[.CL$4]=&quot;R&quot;;[.CM$4]=8;[.CN$4]=&quot;R&quot;;[.CO$4]=8;[.CP$4]=&quot;L&quot;;[.CQ$4]=6;[.CR$4]=&quot;L&quot;;[.CS$4]=4);&quot;V&quot;;&quot;&quot;)">
            <text:p/>
          </table:table-cell>
          <table:table-cell table:style-name="ce14" table:formula="of:=IF(AND([.CK$4]=&quot;L&quot;;[.CL$4]=4;[.CM$4]=&quot;R&quot;;[.CN$4]=8;[.CO$4]=&quot;R&quot;;[.CP$4]=8;[.CQ$4]=&quot;L&quot;;[.CR$4]=6;[.CS$4]=&quot;L&quot;;[.CT$4]=4);&quot;V&quot;;&quot;&quot;)">
            <text:p/>
          </table:table-cell>
          <table:table-cell table:style-name="ce29" table:formula="of:=IF(AND([.CL$4]=&quot;L&quot;;[.CM$4]=4;[.CN$4]=&quot;R&quot;;[.CO$4]=8;[.CP$4]=&quot;R&quot;;[.CQ$4]=8;[.CR$4]=&quot;L&quot;;[.CS$4]=6;[.CT$4]=&quot;L&quot;;[.CU$4]=4);&quot;V&quot;;&quot;&quot;)" office:value-type="string" office:string-value="V" calcext:value-type="string" table:number-columns-spanned="10" table:number-rows-spanned="1">
            <text:p>V</text:p>
          </table:table-cell>
          <table:covered-table-cell table:style-name="ce22" table:formula="of:=IF(AND([.CM$4]=&quot;L&quot;;[.CN$4]=4;[.CO$4]=&quot;R&quot;;[.CP$4]=8;[.CQ$4]=&quot;R&quot;;[.CR$4]=8;[.CS$4]=&quot;L&quot;;[.CT$4]=6;[.CU$4]=&quot;L&quot;;[.CV$4]=4);&quot;V&quot;;&quot;&quot;)">
            <text:p/>
          </table:covered-table-cell>
          <table:covered-table-cell table:style-name="ce22" table:formula="of:=IF(AND([.CN$4]=&quot;L&quot;;[.CO$4]=4;[.CP$4]=&quot;R&quot;;[.CQ$4]=8;[.CR$4]=&quot;R&quot;;[.CS$4]=8;[.CT$4]=&quot;L&quot;;[.CU$4]=6;[.CV$4]=&quot;L&quot;;[.CW$4]=4);&quot;V&quot;;&quot;&quot;)">
            <text:p/>
          </table:covered-table-cell>
          <table:covered-table-cell table:style-name="ce22" table:formula="of:=IF(AND([.CO$4]=&quot;L&quot;;[.CP$4]=4;[.CQ$4]=&quot;R&quot;;[.CR$4]=8;[.CS$4]=&quot;R&quot;;[.CT$4]=8;[.CU$4]=&quot;L&quot;;[.CV$4]=6;[.CW$4]=&quot;L&quot;;[.CX$4]=4);&quot;V&quot;;&quot;&quot;)">
            <text:p/>
          </table:covered-table-cell>
          <table:covered-table-cell table:style-name="ce22" table:formula="of:=IF(AND([.CP$4]=&quot;L&quot;;[.CQ$4]=4;[.CR$4]=&quot;R&quot;;[.CS$4]=8;[.CT$4]=&quot;R&quot;;[.CU$4]=8;[.CV$4]=&quot;L&quot;;[.CW$4]=6;[.CX$4]=&quot;L&quot;;[.CY$4]=4);&quot;V&quot;;&quot;&quot;)">
            <text:p/>
          </table:covered-table-cell>
          <table:covered-table-cell table:style-name="ce22" table:formula="of:=IF(AND([.CQ$4]=&quot;L&quot;;[.CR$4]=4;[.CS$4]=&quot;R&quot;;[.CT$4]=8;[.CU$4]=&quot;R&quot;;[.CV$4]=8;[.CW$4]=&quot;L&quot;;[.CX$4]=6;[.CY$4]=&quot;L&quot;;[.CZ$4]=4);&quot;V&quot;;&quot;&quot;)">
            <text:p/>
          </table:covered-table-cell>
          <table:covered-table-cell table:style-name="ce22" table:formula="of:=IF(AND([.CR$4]=&quot;L&quot;;[.CS$4]=4;[.CT$4]=&quot;R&quot;;[.CU$4]=8;[.CV$4]=&quot;R&quot;;[.CW$4]=8;[.CX$4]=&quot;L&quot;;[.CY$4]=6;[.CZ$4]=&quot;L&quot;;[.DA$4]=4);&quot;V&quot;;&quot;&quot;)">
            <text:p/>
          </table:covered-table-cell>
          <table:covered-table-cell table:style-name="ce22" table:formula="of:=IF(AND([.CS$4]=&quot;L&quot;;[.CT$4]=4;[.CU$4]=&quot;R&quot;;[.CV$4]=8;[.CW$4]=&quot;R&quot;;[.CX$4]=8;[.CY$4]=&quot;L&quot;;[.CZ$4]=6;[.DA$4]=&quot;L&quot;;[.DB$4]=4);&quot;V&quot;;&quot;&quot;)">
            <text:p/>
          </table:covered-table-cell>
          <table:covered-table-cell table:style-name="ce22" table:formula="of:=IF(AND([.CT$4]=&quot;L&quot;;[.CU$4]=4;[.CV$4]=&quot;R&quot;;[.CW$4]=8;[.CX$4]=&quot;R&quot;;[.CY$4]=8;[.CZ$4]=&quot;L&quot;;[.DA$4]=6;[.DB$4]=&quot;L&quot;;[.DC$4]=4);&quot;V&quot;;&quot;&quot;)">
            <text:p/>
          </table:covered-table-cell>
          <table:covered-table-cell table:style-name="ce22" table:formula="of:=IF(AND([.CU$4]=&quot;L&quot;;[.CV$4]=4;[.CW$4]=&quot;R&quot;;[.CX$4]=8;[.CY$4]=&quot;R&quot;;[.CZ$4]=8;[.DA$4]=&quot;L&quot;;[.DB$4]=6;[.DC$4]=&quot;L&quot;;[.DD$4]=4);&quot;V&quot;;&quot;&quot;)">
            <text:p/>
          </table:covered-table-cell>
          <table:table-cell table:style-name="ce14" table:formula="of:=IF(AND([.CV$4]=&quot;L&quot;;[.CW$4]=4;[.CX$4]=&quot;R&quot;;[.CY$4]=8;[.CZ$4]=&quot;R&quot;;[.DA$4]=8;[.DB$4]=&quot;L&quot;;[.DC$4]=6;[.DD$4]=&quot;L&quot;;[.DE$4]=4);&quot;V&quot;;&quot;&quot;)">
            <text:p/>
          </table:table-cell>
          <table:table-cell table:style-name="ce14" table:formula="of:=IF(AND([.CW$4]=&quot;L&quot;;[.CX$4]=4;[.CY$4]=&quot;R&quot;;[.CZ$4]=8;[.DA$4]=&quot;R&quot;;[.DB$4]=8;[.DC$4]=&quot;L&quot;;[.DD$4]=6;[.DE$4]=&quot;L&quot;;[.DF$4]=4);&quot;V&quot;;&quot;&quot;)">
            <text:p/>
          </table:table-cell>
          <table:table-cell table:style-name="ce14" table:formula="of:=IF(AND([.CX$4]=&quot;L&quot;;[.CY$4]=4;[.CZ$4]=&quot;R&quot;;[.DA$4]=8;[.DB$4]=&quot;R&quot;;[.DC$4]=8;[.DD$4]=&quot;L&quot;;[.DE$4]=6;[.DF$4]=&quot;L&quot;;[.DG$4]=4);&quot;V&quot;;&quot;&quot;)">
            <text:p/>
          </table:table-cell>
          <table:table-cell table:style-name="ce14" table:formula="of:=IF(AND([.CY$4]=&quot;L&quot;;[.CZ$4]=4;[.DA$4]=&quot;R&quot;;[.DB$4]=8;[.DC$4]=&quot;R&quot;;[.DD$4]=8;[.DE$4]=&quot;L&quot;;[.DF$4]=6;[.DG$4]=&quot;L&quot;;[.DH$4]=4);&quot;V&quot;;&quot;&quot;)">
            <text:p/>
          </table:table-cell>
          <table:table-cell table:style-name="ce14" table:formula="of:=IF(AND([.CZ$4]=&quot;L&quot;;[.DA$4]=4;[.DB$4]=&quot;R&quot;;[.DC$4]=8;[.DD$4]=&quot;R&quot;;[.DE$4]=8;[.DF$4]=&quot;L&quot;;[.DG$4]=6;[.DH$4]=&quot;L&quot;;[.DI$4]=4);&quot;V&quot;;&quot;&quot;)">
            <text:p/>
          </table:table-cell>
          <table:table-cell table:style-name="ce14" table:formula="of:=IF(AND([.DA$4]=&quot;L&quot;;[.DB$4]=4;[.DC$4]=&quot;R&quot;;[.DD$4]=8;[.DE$4]=&quot;R&quot;;[.DF$4]=8;[.DG$4]=&quot;L&quot;;[.DH$4]=6;[.DI$4]=&quot;L&quot;;[.DJ$4]=4);&quot;V&quot;;&quot;&quot;)">
            <text:p/>
          </table:table-cell>
          <table:table-cell table:style-name="ce14" table:formula="of:=IF(AND([.DB$4]=&quot;L&quot;;[.DC$4]=4;[.DD$4]=&quot;R&quot;;[.DE$4]=8;[.DF$4]=&quot;R&quot;;[.DG$4]=8;[.DH$4]=&quot;L&quot;;[.DI$4]=6;[.DJ$4]=&quot;L&quot;;[.DK$4]=4);&quot;V&quot;;&quot;&quot;)">
            <text:p/>
          </table:table-cell>
          <table:table-cell table:style-name="ce14" table:formula="of:=IF(AND([.DC$4]=&quot;L&quot;;[.DD$4]=4;[.DE$4]=&quot;R&quot;;[.DF$4]=8;[.DG$4]=&quot;R&quot;;[.DH$4]=8;[.DI$4]=&quot;L&quot;;[.DJ$4]=6;[.DK$4]=&quot;L&quot;;[.DL$4]=4);&quot;V&quot;;&quot;&quot;)">
            <text:p/>
          </table:table-cell>
          <table:table-cell table:style-name="ce14" table:formula="of:=IF(AND([.DD$4]=&quot;L&quot;;[.DE$4]=4;[.DF$4]=&quot;R&quot;;[.DG$4]=8;[.DH$4]=&quot;R&quot;;[.DI$4]=8;[.DJ$4]=&quot;L&quot;;[.DK$4]=6;[.DL$4]=&quot;L&quot;;[.DM$4]=4);&quot;V&quot;;&quot;&quot;)">
            <text:p/>
          </table:table-cell>
          <table:table-cell table:style-name="ce14" table:formula="of:=IF(AND([.DE$4]=&quot;L&quot;;[.DF$4]=4;[.DG$4]=&quot;R&quot;;[.DH$4]=8;[.DI$4]=&quot;R&quot;;[.DJ$4]=8;[.DK$4]=&quot;L&quot;;[.DL$4]=6;[.DM$4]=&quot;L&quot;;[.DN$4]=4);&quot;V&quot;;&quot;&quot;)">
            <text:p/>
          </table:table-cell>
          <table:table-cell table:style-name="ce14" table:formula="of:=IF(AND([.DF$4]=&quot;L&quot;;[.DG$4]=4;[.DH$4]=&quot;R&quot;;[.DI$4]=8;[.DJ$4]=&quot;R&quot;;[.DK$4]=8;[.DL$4]=&quot;L&quot;;[.DM$4]=6;[.DN$4]=&quot;L&quot;;[.DO$4]=4);&quot;V&quot;;&quot;&quot;)">
            <text:p/>
          </table:table-cell>
          <table:table-cell table:style-name="ce14" table:formula="of:=IF(AND([.DG$4]=&quot;L&quot;;[.DH$4]=4;[.DI$4]=&quot;R&quot;;[.DJ$4]=8;[.DK$4]=&quot;R&quot;;[.DL$4]=8;[.DM$4]=&quot;L&quot;;[.DN$4]=6;[.DO$4]=&quot;L&quot;;[.DP$4]=4);&quot;V&quot;;&quot;&quot;)">
            <text:p/>
          </table:table-cell>
          <table:table-cell table:style-name="ce14" table:formula="of:=IF(AND([.DH$4]=&quot;L&quot;;[.DI$4]=4;[.DJ$4]=&quot;R&quot;;[.DK$4]=8;[.DL$4]=&quot;R&quot;;[.DM$4]=8;[.DN$4]=&quot;L&quot;;[.DO$4]=6;[.DP$4]=&quot;L&quot;;[.DQ$4]=4);&quot;V&quot;;&quot;&quot;)">
            <text:p/>
          </table:table-cell>
          <table:table-cell table:style-name="ce14" table:formula="of:=IF(AND([.DI$4]=&quot;L&quot;;[.DJ$4]=4;[.DK$4]=&quot;R&quot;;[.DL$4]=8;[.DM$4]=&quot;R&quot;;[.DN$4]=8;[.DO$4]=&quot;L&quot;;[.DP$4]=6;[.DQ$4]=&quot;L&quot;;[.DR$4]=4);&quot;V&quot;;&quot;&quot;)">
            <text:p/>
          </table:table-cell>
          <table:table-cell table:style-name="ce29" table:formula="of:=IF(AND([.DJ$4]=&quot;L&quot;;[.DK$4]=4;[.DL$4]=&quot;R&quot;;[.DM$4]=8;[.DN$4]=&quot;R&quot;;[.DO$4]=8;[.DP$4]=&quot;L&quot;;[.DQ$4]=6;[.DR$4]=&quot;L&quot;;[.DS$4]=4);&quot;V&quot;;&quot;&quot;)" office:value-type="string" office:string-value="V" calcext:value-type="string" table:number-columns-spanned="10" table:number-rows-spanned="1">
            <text:p>V</text:p>
          </table:table-cell>
          <table:covered-table-cell table:style-name="ce22" table:formula="of:=IF(AND([.DK$4]=&quot;L&quot;;[.DL$4]=4;[.DM$4]=&quot;R&quot;;[.DN$4]=8;[.DO$4]=&quot;R&quot;;[.DP$4]=8;[.DQ$4]=&quot;L&quot;;[.DR$4]=6;[.DS$4]=&quot;L&quot;;[.DT$4]=4);&quot;V&quot;;&quot;&quot;)">
            <text:p/>
          </table:covered-table-cell>
          <table:covered-table-cell table:style-name="ce22" table:formula="of:=IF(AND([.DL$4]=&quot;L&quot;;[.DM$4]=4;[.DN$4]=&quot;R&quot;;[.DO$4]=8;[.DP$4]=&quot;R&quot;;[.DQ$4]=8;[.DR$4]=&quot;L&quot;;[.DS$4]=6;[.DT$4]=&quot;L&quot;;[.DU$4]=4);&quot;V&quot;;&quot;&quot;)">
            <text:p/>
          </table:covered-table-cell>
          <table:covered-table-cell table:style-name="ce22" table:formula="of:=IF(AND([.DM$4]=&quot;L&quot;;[.DN$4]=4;[.DO$4]=&quot;R&quot;;[.DP$4]=8;[.DQ$4]=&quot;R&quot;;[.DR$4]=8;[.DS$4]=&quot;L&quot;;[.DT$4]=6;[.DU$4]=&quot;L&quot;;[.DV$4]=4);&quot;V&quot;;&quot;&quot;)">
            <text:p/>
          </table:covered-table-cell>
          <table:covered-table-cell table:style-name="ce22" table:formula="of:=IF(AND([.DN$4]=&quot;L&quot;;[.DO$4]=4;[.DP$4]=&quot;R&quot;;[.DQ$4]=8;[.DR$4]=&quot;R&quot;;[.DS$4]=8;[.DT$4]=&quot;L&quot;;[.DU$4]=6;[.DV$4]=&quot;L&quot;;[.DW$4]=4);&quot;V&quot;;&quot;&quot;)">
            <text:p/>
          </table:covered-table-cell>
          <table:covered-table-cell table:style-name="ce22" table:formula="of:=IF(AND([.DO$4]=&quot;L&quot;;[.DP$4]=4;[.DQ$4]=&quot;R&quot;;[.DR$4]=8;[.DS$4]=&quot;R&quot;;[.DT$4]=8;[.DU$4]=&quot;L&quot;;[.DV$4]=6;[.DW$4]=&quot;L&quot;;[.DX$4]=4);&quot;V&quot;;&quot;&quot;)">
            <text:p/>
          </table:covered-table-cell>
          <table:covered-table-cell table:style-name="ce22" table:formula="of:=IF(AND([.DP$4]=&quot;L&quot;;[.DQ$4]=4;[.DR$4]=&quot;R&quot;;[.DS$4]=8;[.DT$4]=&quot;R&quot;;[.DU$4]=8;[.DV$4]=&quot;L&quot;;[.DW$4]=6;[.DX$4]=&quot;L&quot;;[.DY$4]=4);&quot;V&quot;;&quot;&quot;)">
            <text:p/>
          </table:covered-table-cell>
          <table:covered-table-cell table:style-name="ce22" table:formula="of:=IF(AND([.DQ$4]=&quot;L&quot;;[.DR$4]=4;[.DS$4]=&quot;R&quot;;[.DT$4]=8;[.DU$4]=&quot;R&quot;;[.DV$4]=8;[.DW$4]=&quot;L&quot;;[.DX$4]=6;[.DY$4]=&quot;L&quot;;[.DZ$4]=4);&quot;V&quot;;&quot;&quot;)">
            <text:p/>
          </table:covered-table-cell>
          <table:covered-table-cell table:style-name="ce22" table:formula="of:=IF(AND([.DR$4]=&quot;L&quot;;[.DS$4]=4;[.DT$4]=&quot;R&quot;;[.DU$4]=8;[.DV$4]=&quot;R&quot;;[.DW$4]=8;[.DX$4]=&quot;L&quot;;[.DY$4]=6;[.DZ$4]=&quot;L&quot;;[.EA$4]=4);&quot;V&quot;;&quot;&quot;)">
            <text:p/>
          </table:covered-table-cell>
          <table:covered-table-cell table:style-name="ce22" table:formula="of:=IF(AND([.DS$4]=&quot;L&quot;;[.DT$4]=4;[.DU$4]=&quot;R&quot;;[.DV$4]=8;[.DW$4]=&quot;R&quot;;[.DX$4]=8;[.DY$4]=&quot;L&quot;;[.DZ$4]=6;[.EA$4]=&quot;L&quot;;[.EB$4]=4);&quot;V&quot;;&quot;&quot;)">
            <text:p/>
          </table:covered-table-cell>
          <table:table-cell table:style-name="ce14" table:formula="of:=IF(AND([.DT$4]=&quot;L&quot;;[.DU$4]=4;[.DV$4]=&quot;R&quot;;[.DW$4]=8;[.DX$4]=&quot;R&quot;;[.DY$4]=8;[.DZ$4]=&quot;L&quot;;[.EA$4]=6;[.EB$4]=&quot;L&quot;;[.EC$4]=4);&quot;V&quot;;&quot;&quot;)">
            <text:p/>
          </table:table-cell>
          <table:table-cell table:style-name="ce14" table:formula="of:=IF(AND([.DU$4]=&quot;L&quot;;[.DV$4]=4;[.DW$4]=&quot;R&quot;;[.DX$4]=8;[.DY$4]=&quot;R&quot;;[.DZ$4]=8;[.EA$4]=&quot;L&quot;;[.EB$4]=6;[.EC$4]=&quot;L&quot;;[.ED$4]=4);&quot;V&quot;;&quot;&quot;)">
            <text:p/>
          </table:table-cell>
          <table:table-cell table:style-name="ce14" table:formula="of:=IF(AND([.DV$4]=&quot;L&quot;;[.DW$4]=4;[.DX$4]=&quot;R&quot;;[.DY$4]=8;[.DZ$4]=&quot;R&quot;;[.EA$4]=8;[.EB$4]=&quot;L&quot;;[.EC$4]=6;[.ED$4]=&quot;L&quot;;[.EE$4]=4);&quot;V&quot;;&quot;&quot;)">
            <text:p/>
          </table:table-cell>
          <table:table-cell table:style-name="ce14" table:formula="of:=IF(AND([.DW$4]=&quot;L&quot;;[.DX$4]=4;[.DY$4]=&quot;R&quot;;[.DZ$4]=8;[.EA$4]=&quot;R&quot;;[.EB$4]=8;[.EC$4]=&quot;L&quot;;[.ED$4]=6;[.EE$4]=&quot;L&quot;;[.EF$4]=4);&quot;V&quot;;&quot;&quot;)">
            <text:p/>
          </table:table-cell>
          <table:table-cell table:style-name="ce49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20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8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4" table:formula="of:=IF(AND([.AT$4]=&quot;L&quot;;[.AU$4]=4;[.AV$4]=&quot;R&quot;;[.AW$4]=8;[.AX$4]=&quot;R&quot;;[.AY$4]=8;[.AZ$4]=&quot;L&quot;;[.BA$4]=6;[.BB$4]=&quot;L&quot;;[.BC$4]=4;[.BD$4]=&quot;L&quot;;[.BE$4]=10);&quot;W&quot;;&quot;&quot;)">
            <text:p/>
          </table:table-cell>
          <table:table-cell table:style-name="ce14" table:formula="of:=IF(AND([.AU$4]=&quot;L&quot;;[.AV$4]=4;[.AW$4]=&quot;R&quot;;[.AX$4]=8;[.AY$4]=&quot;R&quot;;[.AZ$4]=8;[.BA$4]=&quot;L&quot;;[.BB$4]=6;[.BC$4]=&quot;L&quot;;[.BD$4]=4;[.BE$4]=&quot;L&quot;;[.BF$4]=10);&quot;W&quot;;&quot;&quot;)">
            <text:p/>
          </table:table-cell>
          <table:table-cell table:style-name="ce30" table:formula="of:=IF(AND([.AV$4]=&quot;L&quot;;[.AW$4]=4;[.AX$4]=&quot;R&quot;;[.AY$4]=8;[.AZ$4]=&quot;R&quot;;[.BA$4]=8;[.BB$4]=&quot;L&quot;;[.BC$4]=6;[.BD$4]=&quot;L&quot;;[.BE$4]=4;[.BF$4]=&quot;L&quot;;[.BG$4]=10);&quot;W&quot;;&quot;&quot;)" office:value-type="string" office:string-value="W" calcext:value-type="string" table:number-columns-spanned="12" table:number-rows-spanned="1">
            <text:p>W</text:p>
          </table:table-cell>
          <table:covered-table-cell table:number-columns-repeated="11" table:style-name="ce22"/>
          <table:table-cell table:style-name="ce14" table:formula="of:=IF(AND([.BH$4]=&quot;L&quot;;[.BI$4]=4;[.BJ$4]=&quot;R&quot;;[.BK$4]=8;[.BL$4]=&quot;R&quot;;[.BM$4]=8;[.BN$4]=&quot;L&quot;;[.BO$4]=6;[.BP$4]=&quot;L&quot;;[.BQ$4]=4;[.BR$4]=&quot;L&quot;;[.BS$4]=10);&quot;W&quot;;&quot;&quot;)">
            <text:p/>
          </table:table-cell>
          <table:table-cell table:style-name="ce14" table:formula="of:=IF(AND([.BI$4]=&quot;L&quot;;[.BJ$4]=4;[.BK$4]=&quot;R&quot;;[.BL$4]=8;[.BM$4]=&quot;R&quot;;[.BN$4]=8;[.BO$4]=&quot;L&quot;;[.BP$4]=6;[.BQ$4]=&quot;L&quot;;[.BR$4]=4;[.BS$4]=&quot;L&quot;;[.BT$4]=10);&quot;W&quot;;&quot;&quot;)">
            <text:p/>
          </table:table-cell>
          <table:table-cell table:style-name="ce14" table:formula="of:=IF(AND([.BJ$4]=&quot;L&quot;;[.BK$4]=4;[.BL$4]=&quot;R&quot;;[.BM$4]=8;[.BN$4]=&quot;R&quot;;[.BO$4]=8;[.BP$4]=&quot;L&quot;;[.BQ$4]=6;[.BR$4]=&quot;L&quot;;[.BS$4]=4;[.BT$4]=&quot;L&quot;;[.BU$4]=10);&quot;W&quot;;&quot;&quot;)">
            <text:p/>
          </table:table-cell>
          <table:table-cell table:style-name="ce14" table:formula="of:=IF(AND([.BK$4]=&quot;L&quot;;[.BL$4]=4;[.BM$4]=&quot;R&quot;;[.BN$4]=8;[.BO$4]=&quot;R&quot;;[.BP$4]=8;[.BQ$4]=&quot;L&quot;;[.BR$4]=6;[.BS$4]=&quot;L&quot;;[.BT$4]=4;[.BU$4]=&quot;L&quot;;[.BV$4]=10);&quot;W&quot;;&quot;&quot;)">
            <text:p/>
          </table:table-cell>
          <table:table-cell table:style-name="ce14" table:formula="of:=IF(AND([.BL$4]=&quot;L&quot;;[.BM$4]=4;[.BN$4]=&quot;R&quot;;[.BO$4]=8;[.BP$4]=&quot;R&quot;;[.BQ$4]=8;[.BR$4]=&quot;L&quot;;[.BS$4]=6;[.BT$4]=&quot;L&quot;;[.BU$4]=4;[.BV$4]=&quot;L&quot;;[.BW$4]=10);&quot;W&quot;;&quot;&quot;)">
            <text:p/>
          </table:table-cell>
          <table:table-cell table:style-name="ce14" table:formula="of:=IF(AND([.BM$4]=&quot;L&quot;;[.BN$4]=4;[.BO$4]=&quot;R&quot;;[.BP$4]=8;[.BQ$4]=&quot;R&quot;;[.BR$4]=8;[.BS$4]=&quot;L&quot;;[.BT$4]=6;[.BU$4]=&quot;L&quot;;[.BV$4]=4;[.BW$4]=&quot;L&quot;;[.BX$4]=10);&quot;W&quot;;&quot;&quot;)">
            <text:p/>
          </table:table-cell>
          <table:table-cell table:style-name="ce14" table:formula="of:=IF(AND([.BN$4]=&quot;L&quot;;[.BO$4]=4;[.BP$4]=&quot;R&quot;;[.BQ$4]=8;[.BR$4]=&quot;R&quot;;[.BS$4]=8;[.BT$4]=&quot;L&quot;;[.BU$4]=6;[.BV$4]=&quot;L&quot;;[.BW$4]=4;[.BX$4]=&quot;L&quot;;[.BY$4]=10);&quot;W&quot;;&quot;&quot;)">
            <text:p/>
          </table:table-cell>
          <table:table-cell table:style-name="ce14" table:formula="of:=IF(AND([.BO$4]=&quot;L&quot;;[.BP$4]=4;[.BQ$4]=&quot;R&quot;;[.BR$4]=8;[.BS$4]=&quot;R&quot;;[.BT$4]=8;[.BU$4]=&quot;L&quot;;[.BV$4]=6;[.BW$4]=&quot;L&quot;;[.BX$4]=4;[.BY$4]=&quot;L&quot;;[.BZ$4]=10);&quot;W&quot;;&quot;&quot;)">
            <text:p/>
          </table:table-cell>
          <table:table-cell table:style-name="ce14" table:formula="of:=IF(AND([.BP$4]=&quot;L&quot;;[.BQ$4]=4;[.BR$4]=&quot;R&quot;;[.BS$4]=8;[.BT$4]=&quot;R&quot;;[.BU$4]=8;[.BV$4]=&quot;L&quot;;[.BW$4]=6;[.BX$4]=&quot;L&quot;;[.BY$4]=4;[.BZ$4]=&quot;L&quot;;[.CA$4]=10);&quot;W&quot;;&quot;&quot;)">
            <text:p/>
          </table:table-cell>
          <table:table-cell table:style-name="ce14" table:formula="of:=IF(AND([.BQ$4]=&quot;L&quot;;[.BR$4]=4;[.BS$4]=&quot;R&quot;;[.BT$4]=8;[.BU$4]=&quot;R&quot;;[.BV$4]=8;[.BW$4]=&quot;L&quot;;[.BX$4]=6;[.BY$4]=&quot;L&quot;;[.BZ$4]=4;[.CA$4]=&quot;L&quot;;[.CB$4]=10);&quot;W&quot;;&quot;&quot;)">
            <text:p/>
          </table:table-cell>
          <table:table-cell table:style-name="ce14" table:formula="of:=IF(AND([.BR$4]=&quot;L&quot;;[.BS$4]=4;[.BT$4]=&quot;R&quot;;[.BU$4]=8;[.BV$4]=&quot;R&quot;;[.BW$4]=8;[.BX$4]=&quot;L&quot;;[.BY$4]=6;[.BZ$4]=&quot;L&quot;;[.CA$4]=4;[.CB$4]=&quot;L&quot;;[.CC$4]=10);&quot;W&quot;;&quot;&quot;)">
            <text:p/>
          </table:table-cell>
          <table:table-cell table:style-name="ce14" table:formula="of:=IF(AND([.BS$4]=&quot;L&quot;;[.BT$4]=4;[.BU$4]=&quot;R&quot;;[.BV$4]=8;[.BW$4]=&quot;R&quot;;[.BX$4]=8;[.BY$4]=&quot;L&quot;;[.BZ$4]=6;[.CA$4]=&quot;L&quot;;[.CB$4]=4;[.CC$4]=&quot;L&quot;;[.CD$4]=10);&quot;W&quot;;&quot;&quot;)">
            <text:p/>
          </table:table-cell>
          <table:table-cell table:style-name="ce30" table:formula="of:=IF(AND([.BT$4]=&quot;L&quot;;[.BU$4]=4;[.BV$4]=&quot;R&quot;;[.BW$4]=8;[.BX$4]=&quot;R&quot;;[.BY$4]=8;[.BZ$4]=&quot;L&quot;;[.CA$4]=6;[.CB$4]=&quot;L&quot;;[.CC$4]=4;[.CD$4]=&quot;L&quot;;[.CE$4]=10);&quot;W&quot;;&quot;&quot;)" office:value-type="string" office:string-value="W" calcext:value-type="string" table:number-columns-spanned="12" table:number-rows-spanned="1">
            <text:p>W</text:p>
          </table:table-cell>
          <table:covered-table-cell table:number-columns-repeated="11" table:style-name="ce22"/>
          <table:table-cell table:style-name="ce14" table:formula="of:=IF(AND([.CF$4]=&quot;L&quot;;[.CG$4]=4;[.CH$4]=&quot;R&quot;;[.CI$4]=8;[.CJ$4]=&quot;R&quot;;[.CK$4]=8;[.CL$4]=&quot;L&quot;;[.CM$4]=6;[.CN$4]=&quot;L&quot;;[.CO$4]=4;[.CP$4]=&quot;L&quot;;[.CQ$4]=10);&quot;W&quot;;&quot;&quot;)">
            <text:p/>
          </table:table-cell>
          <table:table-cell table:style-name="ce14" table:formula="of:=IF(AND([.CG$4]=&quot;L&quot;;[.CH$4]=4;[.CI$4]=&quot;R&quot;;[.CJ$4]=8;[.CK$4]=&quot;R&quot;;[.CL$4]=8;[.CM$4]=&quot;L&quot;;[.CN$4]=6;[.CO$4]=&quot;L&quot;;[.CP$4]=4;[.CQ$4]=&quot;L&quot;;[.CR$4]=10);&quot;W&quot;;&quot;&quot;)">
            <text:p/>
          </table:table-cell>
          <table:table-cell table:style-name="ce14" table:formula="of:=IF(AND([.CH$4]=&quot;L&quot;;[.CI$4]=4;[.CJ$4]=&quot;R&quot;;[.CK$4]=8;[.CL$4]=&quot;R&quot;;[.CM$4]=8;[.CN$4]=&quot;L&quot;;[.CO$4]=6;[.CP$4]=&quot;L&quot;;[.CQ$4]=4;[.CR$4]=&quot;L&quot;;[.CS$4]=10);&quot;W&quot;;&quot;&quot;)">
            <text:p/>
          </table:table-cell>
          <table:table-cell table:style-name="ce14" table:formula="of:=IF(AND([.CI$4]=&quot;L&quot;;[.CJ$4]=4;[.CK$4]=&quot;R&quot;;[.CL$4]=8;[.CM$4]=&quot;R&quot;;[.CN$4]=8;[.CO$4]=&quot;L&quot;;[.CP$4]=6;[.CQ$4]=&quot;L&quot;;[.CR$4]=4;[.CS$4]=&quot;L&quot;;[.CT$4]=10);&quot;W&quot;;&quot;&quot;)">
            <text:p/>
          </table:table-cell>
          <table:table-cell table:style-name="ce14" table:formula="of:=IF(AND([.CJ$4]=&quot;L&quot;;[.CK$4]=4;[.CL$4]=&quot;R&quot;;[.CM$4]=8;[.CN$4]=&quot;R&quot;;[.CO$4]=8;[.CP$4]=&quot;L&quot;;[.CQ$4]=6;[.CR$4]=&quot;L&quot;;[.CS$4]=4;[.CT$4]=&quot;L&quot;;[.CU$4]=10);&quot;W&quot;;&quot;&quot;)">
            <text:p/>
          </table:table-cell>
          <table:table-cell table:style-name="ce14" table:formula="of:=IF(AND([.CK$4]=&quot;L&quot;;[.CL$4]=4;[.CM$4]=&quot;R&quot;;[.CN$4]=8;[.CO$4]=&quot;R&quot;;[.CP$4]=8;[.CQ$4]=&quot;L&quot;;[.CR$4]=6;[.CS$4]=&quot;L&quot;;[.CT$4]=4;[.CU$4]=&quot;L&quot;;[.CV$4]=10);&quot;W&quot;;&quot;&quot;)">
            <text:p/>
          </table:table-cell>
          <table:table-cell table:style-name="ce30" table:formula="of:=IF(AND([.CL$4]=&quot;L&quot;;[.CM$4]=4;[.CN$4]=&quot;R&quot;;[.CO$4]=8;[.CP$4]=&quot;R&quot;;[.CQ$4]=8;[.CR$4]=&quot;L&quot;;[.CS$4]=6;[.CT$4]=&quot;L&quot;;[.CU$4]=4;[.CV$4]=&quot;L&quot;;[.CW$4]=10);&quot;W&quot;;&quot;&quot;)" office:value-type="string" office:string-value="W" calcext:value-type="string" table:number-columns-spanned="12" table:number-rows-spanned="1">
            <text:p>W</text:p>
          </table:table-cell>
          <table:covered-table-cell table:number-columns-repeated="11" table:style-name="ce22"/>
          <table:table-cell table:style-name="ce14" table:formula="of:=IF(AND([.CX$4]=&quot;L&quot;;[.CY$4]=4;[.CZ$4]=&quot;R&quot;;[.DA$4]=8;[.DB$4]=&quot;R&quot;;[.DC$4]=8;[.DD$4]=&quot;L&quot;;[.DE$4]=6;[.DF$4]=&quot;L&quot;;[.DG$4]=4;[.DH$4]=&quot;L&quot;;[.DI$4]=10);&quot;W&quot;;&quot;&quot;)">
            <text:p/>
          </table:table-cell>
          <table:table-cell table:style-name="ce14" table:formula="of:=IF(AND([.CY$4]=&quot;L&quot;;[.CZ$4]=4;[.DA$4]=&quot;R&quot;;[.DB$4]=8;[.DC$4]=&quot;R&quot;;[.DD$4]=8;[.DE$4]=&quot;L&quot;;[.DF$4]=6;[.DG$4]=&quot;L&quot;;[.DH$4]=4;[.DI$4]=&quot;L&quot;;[.DJ$4]=10);&quot;W&quot;;&quot;&quot;)">
            <text:p/>
          </table:table-cell>
          <table:table-cell table:style-name="ce14" table:formula="of:=IF(AND([.CZ$4]=&quot;L&quot;;[.DA$4]=4;[.DB$4]=&quot;R&quot;;[.DC$4]=8;[.DD$4]=&quot;R&quot;;[.DE$4]=8;[.DF$4]=&quot;L&quot;;[.DG$4]=6;[.DH$4]=&quot;L&quot;;[.DI$4]=4;[.DJ$4]=&quot;L&quot;;[.DK$4]=10);&quot;W&quot;;&quot;&quot;)">
            <text:p/>
          </table:table-cell>
          <table:table-cell table:style-name="ce14" table:formula="of:=IF(AND([.DA$4]=&quot;L&quot;;[.DB$4]=4;[.DC$4]=&quot;R&quot;;[.DD$4]=8;[.DE$4]=&quot;R&quot;;[.DF$4]=8;[.DG$4]=&quot;L&quot;;[.DH$4]=6;[.DI$4]=&quot;L&quot;;[.DJ$4]=4;[.DK$4]=&quot;L&quot;;[.DL$4]=10);&quot;W&quot;;&quot;&quot;)">
            <text:p/>
          </table:table-cell>
          <table:table-cell table:style-name="ce14" table:formula="of:=IF(AND([.DB$4]=&quot;L&quot;;[.DC$4]=4;[.DD$4]=&quot;R&quot;;[.DE$4]=8;[.DF$4]=&quot;R&quot;;[.DG$4]=8;[.DH$4]=&quot;L&quot;;[.DI$4]=6;[.DJ$4]=&quot;L&quot;;[.DK$4]=4;[.DL$4]=&quot;L&quot;;[.DM$4]=10);&quot;W&quot;;&quot;&quot;)">
            <text:p/>
          </table:table-cell>
          <table:table-cell table:style-name="ce14" table:formula="of:=IF(AND([.DC$4]=&quot;L&quot;;[.DD$4]=4;[.DE$4]=&quot;R&quot;;[.DF$4]=8;[.DG$4]=&quot;R&quot;;[.DH$4]=8;[.DI$4]=&quot;L&quot;;[.DJ$4]=6;[.DK$4]=&quot;L&quot;;[.DL$4]=4;[.DM$4]=&quot;L&quot;;[.DN$4]=10);&quot;W&quot;;&quot;&quot;)">
            <text:p/>
          </table:table-cell>
          <table:table-cell table:style-name="ce14" table:formula="of:=IF(AND([.DD$4]=&quot;L&quot;;[.DE$4]=4;[.DF$4]=&quot;R&quot;;[.DG$4]=8;[.DH$4]=&quot;R&quot;;[.DI$4]=8;[.DJ$4]=&quot;L&quot;;[.DK$4]=6;[.DL$4]=&quot;L&quot;;[.DM$4]=4;[.DN$4]=&quot;L&quot;;[.DO$4]=10);&quot;W&quot;;&quot;&quot;)">
            <text:p/>
          </table:table-cell>
          <table:table-cell table:style-name="ce14" table:formula="of:=IF(AND([.DE$4]=&quot;L&quot;;[.DF$4]=4;[.DG$4]=&quot;R&quot;;[.DH$4]=8;[.DI$4]=&quot;R&quot;;[.DJ$4]=8;[.DK$4]=&quot;L&quot;;[.DL$4]=6;[.DM$4]=&quot;L&quot;;[.DN$4]=4;[.DO$4]=&quot;L&quot;;[.DP$4]=10);&quot;W&quot;;&quot;&quot;)">
            <text:p/>
          </table:table-cell>
          <table:table-cell table:style-name="ce14" table:formula="of:=IF(AND([.DF$4]=&quot;L&quot;;[.DG$4]=4;[.DH$4]=&quot;R&quot;;[.DI$4]=8;[.DJ$4]=&quot;R&quot;;[.DK$4]=8;[.DL$4]=&quot;L&quot;;[.DM$4]=6;[.DN$4]=&quot;L&quot;;[.DO$4]=4;[.DP$4]=&quot;L&quot;;[.DQ$4]=10);&quot;W&quot;;&quot;&quot;)">
            <text:p/>
          </table:table-cell>
          <table:table-cell table:style-name="ce14" table:formula="of:=IF(AND([.DG$4]=&quot;L&quot;;[.DH$4]=4;[.DI$4]=&quot;R&quot;;[.DJ$4]=8;[.DK$4]=&quot;R&quot;;[.DL$4]=8;[.DM$4]=&quot;L&quot;;[.DN$4]=6;[.DO$4]=&quot;L&quot;;[.DP$4]=4;[.DQ$4]=&quot;L&quot;;[.DR$4]=10);&quot;W&quot;;&quot;&quot;)">
            <text:p/>
          </table:table-cell>
          <table:table-cell table:style-name="ce14" table:formula="of:=IF(AND([.DH$4]=&quot;L&quot;;[.DI$4]=4;[.DJ$4]=&quot;R&quot;;[.DK$4]=8;[.DL$4]=&quot;R&quot;;[.DM$4]=8;[.DN$4]=&quot;L&quot;;[.DO$4]=6;[.DP$4]=&quot;L&quot;;[.DQ$4]=4;[.DR$4]=&quot;L&quot;;[.DS$4]=10);&quot;W&quot;;&quot;&quot;)">
            <text:p/>
          </table:table-cell>
          <table:table-cell table:style-name="ce14" table:formula="of:=IF(AND([.DI$4]=&quot;L&quot;;[.DJ$4]=4;[.DK$4]=&quot;R&quot;;[.DL$4]=8;[.DM$4]=&quot;R&quot;;[.DN$4]=8;[.DO$4]=&quot;L&quot;;[.DP$4]=6;[.DQ$4]=&quot;L&quot;;[.DR$4]=4;[.DS$4]=&quot;L&quot;;[.DT$4]=10);&quot;W&quot;;&quot;&quot;)">
            <text:p/>
          </table:table-cell>
          <table:table-cell table:style-name="ce30" table:formula="of:=IF(AND([.DJ$4]=&quot;L&quot;;[.DK$4]=4;[.DL$4]=&quot;R&quot;;[.DM$4]=8;[.DN$4]=&quot;R&quot;;[.DO$4]=8;[.DP$4]=&quot;L&quot;;[.DQ$4]=6;[.DR$4]=&quot;L&quot;;[.DS$4]=4;[.DT$4]=&quot;L&quot;;[.DU$4]=10);&quot;W&quot;;&quot;&quot;)" office:value-type="string" office:string-value="W" calcext:value-type="string" table:number-columns-spanned="12" table:number-rows-spanned="1">
            <text:p>W</text:p>
          </table:table-cell>
          <table:covered-table-cell table:number-columns-repeated="11" table:style-name="ce22"/>
          <table:table-cell table:style-name="ce14" table:formula="of:=IF(AND([.DV$4]=&quot;L&quot;;[.DW$4]=4;[.DX$4]=&quot;R&quot;;[.DY$4]=8;[.DZ$4]=&quot;R&quot;;[.EA$4]=8;[.EB$4]=&quot;L&quot;;[.EC$4]=6;[.ED$4]=&quot;L&quot;;[.EE$4]=4;[.EF$4]=&quot;L&quot;;[.EG$4]=10);&quot;W&quot;;&quot;&quot;)">
            <text:p/>
          </table:table-cell>
          <table:table-cell table:style-name="ce14" table:formula="of:=IF(AND([.DW$4]=&quot;L&quot;;[.DX$4]=4;[.DY$4]=&quot;R&quot;;[.DZ$4]=8;[.EA$4]=&quot;R&quot;;[.EB$4]=8;[.EC$4]=&quot;L&quot;;[.ED$4]=6;[.EE$4]=&quot;L&quot;;[.EF$4]=4;[.EG$4]=&quot;L&quot;;[.EH$4]=10);&quot;W&quot;;&quot;&quot;)">
            <text:p/>
          </table:table-cell>
          <table:table-cell table:style-name="ce6" office:value-type="string" calcext:value-type="string">
            <text:p>*</text:p>
          </table:table-cell>
          <table:table-cell table:style-name="ce50" table:number-columns-repeated="896"/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style-name="ce1" office:value-type="string" calcext:value-type="string">
            <text:p>v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number-columns-repeated="1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0" table:formula="of:=IF(AND([.AT4]=&quot;L&quot;;[.AU4]=6;[.AV4]=&quot;L&quot;;[.AW4]=4;[.AX4]=&quot;L&quot;;[.AY4]=10;[.AZ4]=&quot;R&quot;;[.BA4]=8);&quot;D&quot;;&quot;&quot;)">
            <text:p/>
          </table:table-cell>
          <table:table-cell table:style-name="ce10" table:formula="of:=IF(AND([.AU4]=&quot;L&quot;;[.AV4]=6;[.AW4]=&quot;L&quot;;[.AX4]=4;[.AY4]=&quot;L&quot;;[.AZ4]=10;[.BA4]=&quot;R&quot;;[.BB4]=8);&quot;D&quot;;&quot;&quot;)">
            <text:p/>
          </table:table-cell>
          <table:table-cell table:style-name="ce31" table:formula="of:=IF(AND([.AV$4]=&quot;L&quot;;[.AW$4]=4;[.AX$4]=&quot;R&quot;;[.AY$4]=8;[.AZ$4]=&quot;R&quot;;[.BA$4]=8;[.BB$4]=&quot;L&quot;;[.BC$4]=6;[.BD$4]=&quot;L&quot;;[.BE$4]=4;[.BF$4]=&quot;L&quot;;[.BG$4]=10;[.BH$4]=&quot;R&quot;;[.BI$4]=8);&quot;D&quot;;&quot;&quot;)" office:value-type="string" office:string-value="D" calcext:value-type="string" table:number-columns-spanned="14" table:number-rows-spanned="1">
            <text:p>D</text:p>
          </table:table-cell>
          <table:covered-table-cell table:number-columns-repeated="13" table:style-name="ce23"/>
          <table:table-cell table:style-name="ce10" table:formula="of:=IF(AND([.BJ$4]=&quot;L&quot;;[.BK$4]=4;[.BL$4]=&quot;R&quot;;[.BM$4]=8;[.BN$4]=&quot;R&quot;;[.BO$4]=8;[.BP$4]=&quot;L&quot;;[.BQ$4]=6;[.BR$4]=&quot;L&quot;;[.BS$4]=4;[.BT$4]=&quot;L&quot;;[.BU$4]=10;[.BV$4]=&quot;R&quot;;[.BW$4]=8);&quot;D&quot;;&quot;&quot;)">
            <text:p/>
          </table:table-cell>
          <table:table-cell table:style-name="ce10" table:formula="of:=IF(AND([.BK$4]=&quot;L&quot;;[.BL$4]=4;[.BM$4]=&quot;R&quot;;[.BN$4]=8;[.BO$4]=&quot;R&quot;;[.BP$4]=8;[.BQ$4]=&quot;L&quot;;[.BR$4]=6;[.BS$4]=&quot;L&quot;;[.BT$4]=4;[.BU$4]=&quot;L&quot;;[.BV$4]=10;[.BW$4]=&quot;R&quot;;[.BX$4]=8);&quot;D&quot;;&quot;&quot;)">
            <text:p/>
          </table:table-cell>
          <table:table-cell table:style-name="ce10" table:formula="of:=IF(AND([.BL$4]=&quot;L&quot;;[.BM$4]=4;[.BN$4]=&quot;R&quot;;[.BO$4]=8;[.BP$4]=&quot;R&quot;;[.BQ$4]=8;[.BR$4]=&quot;L&quot;;[.BS$4]=6;[.BT$4]=&quot;L&quot;;[.BU$4]=4;[.BV$4]=&quot;L&quot;;[.BW$4]=10;[.BX$4]=&quot;R&quot;;[.BY$4]=8);&quot;D&quot;;&quot;&quot;)">
            <text:p/>
          </table:table-cell>
          <table:table-cell table:style-name="ce10" table:formula="of:=IF(AND([.BM$4]=&quot;L&quot;;[.BN$4]=4;[.BO$4]=&quot;R&quot;;[.BP$4]=8;[.BQ$4]=&quot;R&quot;;[.BR$4]=8;[.BS$4]=&quot;L&quot;;[.BT$4]=6;[.BU$4]=&quot;L&quot;;[.BV$4]=4;[.BW$4]=&quot;L&quot;;[.BX$4]=10;[.BY$4]=&quot;R&quot;;[.BZ$4]=8);&quot;D&quot;;&quot;&quot;)">
            <text:p/>
          </table:table-cell>
          <table:table-cell table:style-name="ce10" table:formula="of:=IF(AND([.BN$4]=&quot;L&quot;;[.BO$4]=4;[.BP$4]=&quot;R&quot;;[.BQ$4]=8;[.BR$4]=&quot;R&quot;;[.BS$4]=8;[.BT$4]=&quot;L&quot;;[.BU$4]=6;[.BV$4]=&quot;L&quot;;[.BW$4]=4;[.BX$4]=&quot;L&quot;;[.BY$4]=10;[.BZ$4]=&quot;R&quot;;[.CA$4]=8);&quot;D&quot;;&quot;&quot;)">
            <text:p/>
          </table:table-cell>
          <table:table-cell table:style-name="ce10" table:formula="of:=IF(AND([.BO$4]=&quot;L&quot;;[.BP$4]=4;[.BQ$4]=&quot;R&quot;;[.BR$4]=8;[.BS$4]=&quot;R&quot;;[.BT$4]=8;[.BU$4]=&quot;L&quot;;[.BV$4]=6;[.BW$4]=&quot;L&quot;;[.BX$4]=4;[.BY$4]=&quot;L&quot;;[.BZ$4]=10;[.CA$4]=&quot;R&quot;;[.CB$4]=8);&quot;D&quot;;&quot;&quot;)">
            <text:p/>
          </table:table-cell>
          <table:table-cell table:style-name="ce10" table:formula="of:=IF(AND([.BP$4]=&quot;L&quot;;[.BQ$4]=4;[.BR$4]=&quot;R&quot;;[.BS$4]=8;[.BT$4]=&quot;R&quot;;[.BU$4]=8;[.BV$4]=&quot;L&quot;;[.BW$4]=6;[.BX$4]=&quot;L&quot;;[.BY$4]=4;[.BZ$4]=&quot;L&quot;;[.CA$4]=10;[.CB$4]=&quot;R&quot;;[.CC$4]=8);&quot;D&quot;;&quot;&quot;)">
            <text:p/>
          </table:table-cell>
          <table:table-cell table:style-name="ce10" table:formula="of:=IF(AND([.BQ$4]=&quot;L&quot;;[.BR$4]=4;[.BS$4]=&quot;R&quot;;[.BT$4]=8;[.BU$4]=&quot;R&quot;;[.BV$4]=8;[.BW$4]=&quot;L&quot;;[.BX$4]=6;[.BY$4]=&quot;L&quot;;[.BZ$4]=4;[.CA$4]=&quot;L&quot;;[.CB$4]=10;[.CC$4]=&quot;R&quot;;[.CD$4]=8);&quot;D&quot;;&quot;&quot;)">
            <text:p/>
          </table:table-cell>
          <table:table-cell table:style-name="ce10" table:formula="of:=IF(AND([.BR$4]=&quot;L&quot;;[.BS$4]=4;[.BT$4]=&quot;R&quot;;[.BU$4]=8;[.BV$4]=&quot;R&quot;;[.BW$4]=8;[.BX$4]=&quot;L&quot;;[.BY$4]=6;[.BZ$4]=&quot;L&quot;;[.CA$4]=4;[.CB$4]=&quot;L&quot;;[.CC$4]=10;[.CD$4]=&quot;R&quot;;[.CE$4]=8);&quot;D&quot;;&quot;&quot;)">
            <text:p/>
          </table:table-cell>
          <table:table-cell table:style-name="ce10" table:formula="of:=IF(AND([.BS$4]=&quot;L&quot;;[.BT$4]=4;[.BU$4]=&quot;R&quot;;[.BV$4]=8;[.BW$4]=&quot;R&quot;;[.BX$4]=8;[.BY$4]=&quot;L&quot;;[.BZ$4]=6;[.CA$4]=&quot;L&quot;;[.CB$4]=4;[.CC$4]=&quot;L&quot;;[.CD$4]=10;[.CE$4]=&quot;R&quot;;[.CF$4]=8);&quot;D&quot;;&quot;&quot;)">
            <text:p/>
          </table:table-cell>
          <table:table-cell table:style-name="ce31" table:formula="of:=IF(AND([.BT$4]=&quot;L&quot;;[.BU$4]=4;[.BV$4]=&quot;R&quot;;[.BW$4]=8;[.BX$4]=&quot;R&quot;;[.BY$4]=8;[.BZ$4]=&quot;L&quot;;[.CA$4]=6;[.CB$4]=&quot;L&quot;;[.CC$4]=4;[.CD$4]=&quot;L&quot;;[.CE$4]=10;[.CF$4]=&quot;R&quot;;[.CG$4]=8);&quot;D&quot;;&quot;&quot;)" office:value-type="string" office:string-value="D" calcext:value-type="string" table:number-columns-spanned="14" table:number-rows-spanned="1">
            <text:p>D</text:p>
          </table:table-cell>
          <table:covered-table-cell table:number-columns-repeated="13" table:style-name="ce23"/>
          <table:table-cell table:style-name="ce10" table:formula="of:=IF(AND([.CH$4]=&quot;L&quot;;[.CI$4]=4;[.CJ$4]=&quot;R&quot;;[.CK$4]=8;[.CL$4]=&quot;R&quot;;[.CM$4]=8;[.CN$4]=&quot;L&quot;;[.CO$4]=6;[.CP$4]=&quot;L&quot;;[.CQ$4]=4;[.CR$4]=&quot;L&quot;;[.CS$4]=10;[.CT$4]=&quot;R&quot;;[.CU$4]=8);&quot;D&quot;;&quot;&quot;)">
            <text:p/>
          </table:table-cell>
          <table:table-cell table:style-name="ce10" table:formula="of:=IF(AND([.CI$4]=&quot;L&quot;;[.CJ$4]=4;[.CK$4]=&quot;R&quot;;[.CL$4]=8;[.CM$4]=&quot;R&quot;;[.CN$4]=8;[.CO$4]=&quot;L&quot;;[.CP$4]=6;[.CQ$4]=&quot;L&quot;;[.CR$4]=4;[.CS$4]=&quot;L&quot;;[.CT$4]=10;[.CU$4]=&quot;R&quot;;[.CV$4]=8);&quot;D&quot;;&quot;&quot;)">
            <text:p/>
          </table:table-cell>
          <table:table-cell table:style-name="ce10" table:formula="of:=IF(AND([.CJ$4]=&quot;L&quot;;[.CK$4]=4;[.CL$4]=&quot;R&quot;;[.CM$4]=8;[.CN$4]=&quot;R&quot;;[.CO$4]=8;[.CP$4]=&quot;L&quot;;[.CQ$4]=6;[.CR$4]=&quot;L&quot;;[.CS$4]=4;[.CT$4]=&quot;L&quot;;[.CU$4]=10;[.CV$4]=&quot;R&quot;;[.CW$4]=8);&quot;D&quot;;&quot;&quot;)">
            <text:p/>
          </table:table-cell>
          <table:table-cell table:style-name="ce10" table:formula="of:=IF(AND([.CK$4]=&quot;L&quot;;[.CL$4]=4;[.CM$4]=&quot;R&quot;;[.CN$4]=8;[.CO$4]=&quot;R&quot;;[.CP$4]=8;[.CQ$4]=&quot;L&quot;;[.CR$4]=6;[.CS$4]=&quot;L&quot;;[.CT$4]=4;[.CU$4]=&quot;L&quot;;[.CV$4]=10;[.CW$4]=&quot;R&quot;;[.CX$4]=8);&quot;D&quot;;&quot;&quot;)">
            <text:p/>
          </table:table-cell>
          <table:table-cell table:style-name="ce31" table:formula="of:=IF(AND([.CL$4]=&quot;L&quot;;[.CM$4]=4;[.CN$4]=&quot;R&quot;;[.CO$4]=8;[.CP$4]=&quot;R&quot;;[.CQ$4]=8;[.CR$4]=&quot;L&quot;;[.CS$4]=6;[.CT$4]=&quot;L&quot;;[.CU$4]=4;[.CV$4]=&quot;L&quot;;[.CW$4]=10;[.CX$4]=&quot;R&quot;;[.CY$4]=8);&quot;D&quot;;&quot;&quot;)" office:value-type="string" office:string-value="D" calcext:value-type="string" table:number-columns-spanned="14" table:number-rows-spanned="1">
            <text:p>D</text:p>
          </table:table-cell>
          <table:covered-table-cell table:number-columns-repeated="13" table:style-name="ce23"/>
          <table:table-cell table:style-name="ce10" table:formula="of:=IF(AND([.CZ$4]=&quot;L&quot;;[.DA$4]=4;[.DB$4]=&quot;R&quot;;[.DC$4]=8;[.DD$4]=&quot;R&quot;;[.DE$4]=8;[.DF$4]=&quot;L&quot;;[.DG$4]=6;[.DH$4]=&quot;L&quot;;[.DI$4]=4;[.DJ$4]=&quot;L&quot;;[.DK$4]=10;[.DL$4]=&quot;R&quot;;[.DM$4]=8);&quot;D&quot;;&quot;&quot;)">
            <text:p/>
          </table:table-cell>
          <table:table-cell table:style-name="ce10" table:formula="of:=IF(AND([.DA$4]=&quot;L&quot;;[.DB$4]=4;[.DC$4]=&quot;R&quot;;[.DD$4]=8;[.DE$4]=&quot;R&quot;;[.DF$4]=8;[.DG$4]=&quot;L&quot;;[.DH$4]=6;[.DI$4]=&quot;L&quot;;[.DJ$4]=4;[.DK$4]=&quot;L&quot;;[.DL$4]=10;[.DM$4]=&quot;R&quot;;[.DN$4]=8);&quot;D&quot;;&quot;&quot;)">
            <text:p/>
          </table:table-cell>
          <table:table-cell table:style-name="ce10" table:formula="of:=IF(AND([.DB$4]=&quot;L&quot;;[.DC$4]=4;[.DD$4]=&quot;R&quot;;[.DE$4]=8;[.DF$4]=&quot;R&quot;;[.DG$4]=8;[.DH$4]=&quot;L&quot;;[.DI$4]=6;[.DJ$4]=&quot;L&quot;;[.DK$4]=4;[.DL$4]=&quot;L&quot;;[.DM$4]=10;[.DN$4]=&quot;R&quot;;[.DO$4]=8);&quot;D&quot;;&quot;&quot;)">
            <text:p/>
          </table:table-cell>
          <table:table-cell table:style-name="ce10" table:formula="of:=IF(AND([.DC$4]=&quot;L&quot;;[.DD$4]=4;[.DE$4]=&quot;R&quot;;[.DF$4]=8;[.DG$4]=&quot;R&quot;;[.DH$4]=8;[.DI$4]=&quot;L&quot;;[.DJ$4]=6;[.DK$4]=&quot;L&quot;;[.DL$4]=4;[.DM$4]=&quot;L&quot;;[.DN$4]=10;[.DO$4]=&quot;R&quot;;[.DP$4]=8);&quot;D&quot;;&quot;&quot;)">
            <text:p/>
          </table:table-cell>
          <table:table-cell table:style-name="ce10" table:formula="of:=IF(AND([.DD$4]=&quot;L&quot;;[.DE$4]=4;[.DF$4]=&quot;R&quot;;[.DG$4]=8;[.DH$4]=&quot;R&quot;;[.DI$4]=8;[.DJ$4]=&quot;L&quot;;[.DK$4]=6;[.DL$4]=&quot;L&quot;;[.DM$4]=4;[.DN$4]=&quot;L&quot;;[.DO$4]=10;[.DP$4]=&quot;R&quot;;[.DQ$4]=8);&quot;D&quot;;&quot;&quot;)">
            <text:p/>
          </table:table-cell>
          <table:table-cell table:style-name="ce10" table:formula="of:=IF(AND([.DE$4]=&quot;L&quot;;[.DF$4]=4;[.DG$4]=&quot;R&quot;;[.DH$4]=8;[.DI$4]=&quot;R&quot;;[.DJ$4]=8;[.DK$4]=&quot;L&quot;;[.DL$4]=6;[.DM$4]=&quot;L&quot;;[.DN$4]=4;[.DO$4]=&quot;L&quot;;[.DP$4]=10;[.DQ$4]=&quot;R&quot;;[.DR$4]=8);&quot;D&quot;;&quot;&quot;)">
            <text:p/>
          </table:table-cell>
          <table:table-cell table:style-name="ce10" table:formula="of:=IF(AND([.DF$4]=&quot;L&quot;;[.DG$4]=4;[.DH$4]=&quot;R&quot;;[.DI$4]=8;[.DJ$4]=&quot;R&quot;;[.DK$4]=8;[.DL$4]=&quot;L&quot;;[.DM$4]=6;[.DN$4]=&quot;L&quot;;[.DO$4]=4;[.DP$4]=&quot;L&quot;;[.DQ$4]=10;[.DR$4]=&quot;R&quot;;[.DS$4]=8);&quot;D&quot;;&quot;&quot;)">
            <text:p/>
          </table:table-cell>
          <table:table-cell table:style-name="ce10" table:formula="of:=IF(AND([.DG$4]=&quot;L&quot;;[.DH$4]=4;[.DI$4]=&quot;R&quot;;[.DJ$4]=8;[.DK$4]=&quot;R&quot;;[.DL$4]=8;[.DM$4]=&quot;L&quot;;[.DN$4]=6;[.DO$4]=&quot;L&quot;;[.DP$4]=4;[.DQ$4]=&quot;L&quot;;[.DR$4]=10;[.DS$4]=&quot;R&quot;;[.DT$4]=8);&quot;D&quot;;&quot;&quot;)">
            <text:p/>
          </table:table-cell>
          <table:table-cell table:style-name="ce10" table:formula="of:=IF(AND([.DH$4]=&quot;L&quot;;[.DI$4]=4;[.DJ$4]=&quot;R&quot;;[.DK$4]=8;[.DL$4]=&quot;R&quot;;[.DM$4]=8;[.DN$4]=&quot;L&quot;;[.DO$4]=6;[.DP$4]=&quot;L&quot;;[.DQ$4]=4;[.DR$4]=&quot;L&quot;;[.DS$4]=10;[.DT$4]=&quot;R&quot;;[.DU$4]=8);&quot;D&quot;;&quot;&quot;)">
            <text:p/>
          </table:table-cell>
          <table:table-cell table:style-name="ce10" table:formula="of:=IF(AND([.DI$4]=&quot;L&quot;;[.DJ$4]=4;[.DK$4]=&quot;R&quot;;[.DL$4]=8;[.DM$4]=&quot;R&quot;;[.DN$4]=8;[.DO$4]=&quot;L&quot;;[.DP$4]=6;[.DQ$4]=&quot;L&quot;;[.DR$4]=4;[.DS$4]=&quot;L&quot;;[.DT$4]=10;[.DU$4]=&quot;R&quot;;[.DV$4]=8);&quot;D&quot;;&quot;&quot;)">
            <text:p/>
          </table:table-cell>
          <table:table-cell table:style-name="ce31" table:formula="of:=IF(AND([.DJ$4]=&quot;L&quot;;[.DK$4]=4;[.DL$4]=&quot;R&quot;;[.DM$4]=8;[.DN$4]=&quot;R&quot;;[.DO$4]=8;[.DP$4]=&quot;L&quot;;[.DQ$4]=6;[.DR$4]=&quot;L&quot;;[.DS$4]=4;[.DT$4]=&quot;L&quot;;[.DU$4]=10;[.DV$4]=&quot;R&quot;;[.DW$4]=8);&quot;D&quot;;&quot;&quot;)" office:value-type="string" office:string-value="D" calcext:value-type="string" table:number-columns-spanned="14" table:number-rows-spanned="1">
            <text:p>D</text:p>
          </table:table-cell>
          <table:covered-table-cell table:number-columns-repeated="13" table:style-name="ce23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5" table:formula="of:=IF(AND([.AT$4]=&quot;L&quot;;[.AU$4]=6);&quot;E&quot;;&quot;&quot;)" office:value-type="string" office:string-value="E" calcext:value-type="string" table:number-columns-spanned="2" table:number-rows-spanned="1">
            <text:p>E</text:p>
          </table:table-cell>
          <table:covered-table-cell table:style-name="ce23"/>
          <table:table-cell table:style-name="ce10" table:formula="of:=IF(AND([.AV$4]=&quot;L&quot;;[.AW$4]=6);&quot;E&quot;;&quot;&quot;)">
            <text:p/>
          </table:table-cell>
          <table:table-cell table:style-name="ce10" table:formula="of:=IF(AND([.AW$4]=&quot;L&quot;;[.AX$4]=6);&quot;E&quot;;&quot;&quot;)">
            <text:p/>
          </table:table-cell>
          <table:table-cell table:style-name="ce10" table:formula="of:=IF(AND([.AX$4]=&quot;L&quot;;[.AY$4]=6);&quot;E&quot;;&quot;&quot;)">
            <text:p/>
          </table:table-cell>
          <table:table-cell table:style-name="ce10" table:formula="of:=IF(AND([.AY$4]=&quot;L&quot;;[.AZ$4]=6);&quot;E&quot;;&quot;&quot;)">
            <text:p/>
          </table:table-cell>
          <table:table-cell table:style-name="ce10" table:formula="of:=IF(AND([.AZ$4]=&quot;L&quot;;[.BA$4]=6);&quot;E&quot;;&quot;&quot;)">
            <text:p/>
          </table:table-cell>
          <table:table-cell table:style-name="ce10" table:formula="of:=IF(AND([.BA$4]=&quot;L&quot;;[.BB$4]=6);&quot;E&quot;;&quot;&quot;)">
            <text:p/>
          </table:table-cell>
          <table:table-cell table:style-name="ce15" table:formula="of:=IF(AND([.BB$4]=&quot;L&quot;;[.BC$4]=6);&quot;E&quot;;&quot;&quot;)" office:value-type="string" office:string-value="E" calcext:value-type="string" table:number-columns-spanned="2" table:number-rows-spanned="1">
            <text:p>E</text:p>
          </table:table-cell>
          <table:covered-table-cell table:style-name="ce23"/>
          <table:table-cell table:style-name="ce10" table:formula="of:=IF(AND([.BD$4]=&quot;L&quot;;[.BE$4]=6);&quot;E&quot;;&quot;&quot;)">
            <text:p/>
          </table:table-cell>
          <table:table-cell table:style-name="ce10" table:formula="of:=IF(AND([.BE$4]=&quot;L&quot;;[.BF$4]=6);&quot;E&quot;;&quot;&quot;)">
            <text:p/>
          </table:table-cell>
          <table:table-cell table:style-name="ce10" table:formula="of:=IF(AND([.BF$4]=&quot;L&quot;;[.BG$4]=6);&quot;E&quot;;&quot;&quot;)">
            <text:p/>
          </table:table-cell>
          <table:table-cell table:style-name="ce10" table:formula="of:=IF(AND([.BG$4]=&quot;L&quot;;[.BH$4]=6);&quot;E&quot;;&quot;&quot;)">
            <text:p/>
          </table:table-cell>
          <table:table-cell table:style-name="ce10" table:formula="of:=IF(AND([.BH$4]=&quot;L&quot;;[.BI$4]=6);&quot;E&quot;;&quot;&quot;)">
            <text:p/>
          </table:table-cell>
          <table:table-cell table:style-name="ce10" table:formula="of:=IF(AND([.BI$4]=&quot;L&quot;;[.BJ$4]=6);&quot;E&quot;;&quot;&quot;)">
            <text:p/>
          </table:table-cell>
          <table:table-cell table:style-name="ce15" table:formula="of:=IF(AND([.BJ$4]=&quot;L&quot;;[.BK$4]=6);&quot;E&quot;;&quot;&quot;)" office:value-type="string" office:string-value="E" calcext:value-type="string" table:number-columns-spanned="2" table:number-rows-spanned="1">
            <text:p>E</text:p>
          </table:table-cell>
          <table:covered-table-cell table:style-name="ce23"/>
          <table:table-cell table:style-name="ce10" table:formula="of:=IF(AND([.BL$4]=&quot;L&quot;;[.BM$4]=6);&quot;E&quot;;&quot;&quot;)">
            <text:p/>
          </table:table-cell>
          <table:table-cell table:style-name="ce10" table:formula="of:=IF(AND([.BM$4]=&quot;L&quot;;[.BN$4]=6);&quot;E&quot;;&quot;&quot;)">
            <text:p/>
          </table:table-cell>
          <table:table-cell table:style-name="ce10" table:formula="of:=IF(AND([.BN$4]=&quot;L&quot;;[.BO$4]=6);&quot;E&quot;;&quot;&quot;)">
            <text:p/>
          </table:table-cell>
          <table:table-cell table:style-name="ce10" table:formula="of:=IF(AND([.BO$4]=&quot;L&quot;;[.BP$4]=6);&quot;E&quot;;&quot;&quot;)">
            <text:p/>
          </table:table-cell>
          <table:table-cell table:style-name="ce10" table:formula="of:=IF(AND([.BP$4]=&quot;L&quot;;[.BQ$4]=6);&quot;E&quot;;&quot;&quot;)">
            <text:p/>
          </table:table-cell>
          <table:table-cell table:style-name="ce10" table:formula="of:=IF(AND([.BQ$4]=&quot;L&quot;;[.BR$4]=6);&quot;E&quot;;&quot;&quot;)">
            <text:p/>
          </table:table-cell>
          <table:table-cell table:style-name="ce10" table:formula="of:=IF(AND([.BR$4]=&quot;L&quot;;[.BS$4]=6);&quot;E&quot;;&quot;&quot;)">
            <text:p/>
          </table:table-cell>
          <table:table-cell table:style-name="ce10" table:formula="of:=IF(AND([.BS$4]=&quot;L&quot;;[.BT$4]=6);&quot;E&quot;;&quot;&quot;)">
            <text:p/>
          </table:table-cell>
          <table:table-cell table:style-name="ce10" table:formula="of:=IF(AND([.BT$4]=&quot;L&quot;;[.BU$4]=6);&quot;E&quot;;&quot;&quot;)">
            <text:p/>
          </table:table-cell>
          <table:table-cell table:style-name="ce10" table:formula="of:=IF(AND([.BU$4]=&quot;L&quot;;[.BV$4]=6);&quot;E&quot;;&quot;&quot;)">
            <text:p/>
          </table:table-cell>
          <table:table-cell table:style-name="ce10" table:formula="of:=IF(AND([.BV$4]=&quot;L&quot;;[.BW$4]=6);&quot;E&quot;;&quot;&quot;)">
            <text:p/>
          </table:table-cell>
          <table:table-cell table:style-name="ce10" table:formula="of:=IF(AND([.BW$4]=&quot;L&quot;;[.BX$4]=6);&quot;E&quot;;&quot;&quot;)">
            <text:p/>
          </table:table-cell>
          <table:table-cell table:style-name="ce10" table:formula="of:=IF(AND([.BX$4]=&quot;L&quot;;[.BY$4]=6);&quot;E&quot;;&quot;&quot;)">
            <text:p/>
          </table:table-cell>
          <table:table-cell table:style-name="ce10" table:formula="of:=IF(AND([.BY$4]=&quot;L&quot;;[.BZ$4]=6);&quot;E&quot;;&quot;&quot;)">
            <text:p/>
          </table:table-cell>
          <table:table-cell table:style-name="ce15" table:formula="of:=IF(AND([.BZ$4]=&quot;L&quot;;[.CA$4]=6);&quot;E&quot;;&quot;&quot;)" office:value-type="string" office:string-value="E" calcext:value-type="string" table:number-columns-spanned="2" table:number-rows-spanned="1">
            <text:p>E</text:p>
          </table:table-cell>
          <table:covered-table-cell table:style-name="ce23"/>
          <table:table-cell table:style-name="ce10" table:formula="of:=IF(AND([.CB$4]=&quot;L&quot;;[.CC$4]=6);&quot;E&quot;;&quot;&quot;)">
            <text:p/>
          </table:table-cell>
          <table:table-cell table:style-name="ce10" table:formula="of:=IF(AND([.CC$4]=&quot;L&quot;;[.CD$4]=6);&quot;E&quot;;&quot;&quot;)">
            <text:p/>
          </table:table-cell>
          <table:table-cell table:style-name="ce10" table:formula="of:=IF(AND([.CD$4]=&quot;L&quot;;[.CE$4]=6);&quot;E&quot;;&quot;&quot;)">
            <text:p/>
          </table:table-cell>
          <table:table-cell table:style-name="ce10" table:formula="of:=IF(AND([.CE$4]=&quot;L&quot;;[.CF$4]=6);&quot;E&quot;;&quot;&quot;)">
            <text:p/>
          </table:table-cell>
          <table:table-cell table:style-name="ce10" table:formula="of:=IF(AND([.CF$4]=&quot;L&quot;;[.CG$4]=6);&quot;E&quot;;&quot;&quot;)">
            <text:p/>
          </table:table-cell>
          <table:table-cell table:style-name="ce10" table:formula="of:=IF(AND([.CG$4]=&quot;L&quot;;[.CH$4]=6);&quot;E&quot;;&quot;&quot;)">
            <text:p/>
          </table:table-cell>
          <table:table-cell table:style-name="ce10" table:formula="of:=IF(AND([.CH$4]=&quot;L&quot;;[.CI$4]=6);&quot;E&quot;;&quot;&quot;)">
            <text:p/>
          </table:table-cell>
          <table:table-cell table:style-name="ce10" table:formula="of:=IF(AND([.CI$4]=&quot;L&quot;;[.CJ$4]=6);&quot;E&quot;;&quot;&quot;)">
            <text:p/>
          </table:table-cell>
          <table:table-cell table:style-name="ce10" table:formula="of:=IF(AND([.CJ$4]=&quot;L&quot;;[.CK$4]=6);&quot;E&quot;;&quot;&quot;)">
            <text:p/>
          </table:table-cell>
          <table:table-cell table:style-name="ce10" table:formula="of:=IF(AND([.CK$4]=&quot;L&quot;;[.CL$4]=6);&quot;E&quot;;&quot;&quot;)">
            <text:p/>
          </table:table-cell>
          <table:table-cell table:style-name="ce10" table:formula="of:=IF(AND([.CL$4]=&quot;L&quot;;[.CM$4]=6);&quot;E&quot;;&quot;&quot;)">
            <text:p/>
          </table:table-cell>
          <table:table-cell table:style-name="ce10" table:formula="of:=IF(AND([.CM$4]=&quot;L&quot;;[.CN$4]=6);&quot;E&quot;;&quot;&quot;)">
            <text:p/>
          </table:table-cell>
          <table:table-cell table:style-name="ce10" table:formula="of:=IF(AND([.CN$4]=&quot;L&quot;;[.CO$4]=6);&quot;E&quot;;&quot;&quot;)">
            <text:p/>
          </table:table-cell>
          <table:table-cell table:style-name="ce10" table:formula="of:=IF(AND([.CO$4]=&quot;L&quot;;[.CP$4]=6);&quot;E&quot;;&quot;&quot;)">
            <text:p/>
          </table:table-cell>
          <table:table-cell table:style-name="ce10" table:formula="of:=IF(AND([.CP$4]=&quot;L&quot;;[.CQ$4]=6);&quot;E&quot;;&quot;&quot;)">
            <text:p/>
          </table:table-cell>
          <table:table-cell table:style-name="ce10" table:formula="of:=IF(AND([.CQ$4]=&quot;L&quot;;[.CR$4]=6);&quot;E&quot;;&quot;&quot;)">
            <text:p/>
          </table:table-cell>
          <table:table-cell table:style-name="ce15" table:formula="of:=IF(AND([.CR$4]=&quot;L&quot;;[.CS$4]=6);&quot;E&quot;;&quot;&quot;)" office:value-type="string" office:string-value="E" calcext:value-type="string" table:number-columns-spanned="2" table:number-rows-spanned="1">
            <text:p>E</text:p>
          </table:table-cell>
          <table:covered-table-cell table:style-name="ce23"/>
          <table:table-cell table:style-name="ce10" table:formula="of:=IF(AND([.CT$4]=&quot;L&quot;;[.CU$4]=6);&quot;E&quot;;&quot;&quot;)">
            <text:p/>
          </table:table-cell>
          <table:table-cell table:style-name="ce10" table:formula="of:=IF(AND([.CU$4]=&quot;L&quot;;[.CV$4]=6);&quot;E&quot;;&quot;&quot;)">
            <text:p/>
          </table:table-cell>
          <table:table-cell table:style-name="ce10" table:formula="of:=IF(AND([.CV$4]=&quot;L&quot;;[.CW$4]=6);&quot;E&quot;;&quot;&quot;)">
            <text:p/>
          </table:table-cell>
          <table:table-cell table:style-name="ce10" table:formula="of:=IF(AND([.CW$4]=&quot;L&quot;;[.CX$4]=6);&quot;E&quot;;&quot;&quot;)">
            <text:p/>
          </table:table-cell>
          <table:table-cell table:style-name="ce10" table:formula="of:=IF(AND([.CX$4]=&quot;L&quot;;[.CY$4]=6);&quot;E&quot;;&quot;&quot;)">
            <text:p/>
          </table:table-cell>
          <table:table-cell table:style-name="ce10" table:formula="of:=IF(AND([.CY$4]=&quot;L&quot;;[.CZ$4]=6);&quot;E&quot;;&quot;&quot;)">
            <text:p/>
          </table:table-cell>
          <table:table-cell table:style-name="ce10" table:formula="of:=IF(AND([.CZ$4]=&quot;L&quot;;[.DA$4]=6);&quot;E&quot;;&quot;&quot;)">
            <text:p/>
          </table:table-cell>
          <table:table-cell table:style-name="ce10" table:formula="of:=IF(AND([.DA$4]=&quot;L&quot;;[.DB$4]=6);&quot;E&quot;;&quot;&quot;)">
            <text:p/>
          </table:table-cell>
          <table:table-cell table:style-name="ce10" table:formula="of:=IF(AND([.DB$4]=&quot;L&quot;;[.DC$4]=6);&quot;E&quot;;&quot;&quot;)">
            <text:p/>
          </table:table-cell>
          <table:table-cell table:style-name="ce10" table:formula="of:=IF(AND([.DC$4]=&quot;L&quot;;[.DD$4]=6);&quot;E&quot;;&quot;&quot;)">
            <text:p/>
          </table:table-cell>
          <table:table-cell table:style-name="ce10" table:formula="of:=IF(AND([.DD$4]=&quot;L&quot;;[.DE$4]=6);&quot;E&quot;;&quot;&quot;)">
            <text:p/>
          </table:table-cell>
          <table:table-cell table:style-name="ce10" table:formula="of:=IF(AND([.DE$4]=&quot;L&quot;;[.DF$4]=6);&quot;E&quot;;&quot;&quot;)">
            <text:p/>
          </table:table-cell>
          <table:table-cell table:style-name="ce10" table:formula="of:=IF(AND([.DF$4]=&quot;L&quot;;[.DG$4]=6);&quot;E&quot;;&quot;&quot;)">
            <text:p/>
          </table:table-cell>
          <table:table-cell table:style-name="ce10" table:formula="of:=IF(AND([.DG$4]=&quot;L&quot;;[.DH$4]=6);&quot;E&quot;;&quot;&quot;)">
            <text:p/>
          </table:table-cell>
          <table:table-cell table:style-name="ce15" table:formula="of:=IF(AND([.DH$4]=&quot;L&quot;;[.DI$4]=6);&quot;E&quot;;&quot;&quot;)" office:value-type="string" office:string-value="E" calcext:value-type="string" table:number-columns-spanned="2" table:number-rows-spanned="1">
            <text:p>E</text:p>
          </table:table-cell>
          <table:covered-table-cell table:style-name="ce23"/>
          <table:table-cell table:style-name="ce10" table:formula="of:=IF(AND([.DJ$4]=&quot;L&quot;;[.DK$4]=6);&quot;E&quot;;&quot;&quot;)">
            <text:p/>
          </table:table-cell>
          <table:table-cell table:style-name="ce10" table:formula="of:=IF(AND([.DK$4]=&quot;L&quot;;[.DL$4]=6);&quot;E&quot;;&quot;&quot;)">
            <text:p/>
          </table:table-cell>
          <table:table-cell table:style-name="ce10" table:formula="of:=IF(AND([.DL$4]=&quot;L&quot;;[.DM$4]=6);&quot;E&quot;;&quot;&quot;)">
            <text:p/>
          </table:table-cell>
          <table:table-cell table:style-name="ce10" table:formula="of:=IF(AND([.DM$4]=&quot;L&quot;;[.DN$4]=6);&quot;E&quot;;&quot;&quot;)">
            <text:p/>
          </table:table-cell>
          <table:table-cell table:style-name="ce10" table:formula="of:=IF(AND([.DN$4]=&quot;L&quot;;[.DO$4]=6);&quot;E&quot;;&quot;&quot;)">
            <text:p/>
          </table:table-cell>
          <table:table-cell table:style-name="ce10" table:formula="of:=IF(AND([.DO$4]=&quot;L&quot;;[.DP$4]=6);&quot;E&quot;;&quot;&quot;)">
            <text:p/>
          </table:table-cell>
          <table:table-cell table:style-name="ce15" table:formula="of:=IF(AND([.DP$4]=&quot;L&quot;;[.DQ$4]=6);&quot;E&quot;;&quot;&quot;)" office:value-type="string" office:string-value="E" calcext:value-type="string" table:number-columns-spanned="2" table:number-rows-spanned="1">
            <text:p>E</text:p>
          </table:table-cell>
          <table:covered-table-cell table:style-name="ce23"/>
          <table:table-cell table:style-name="ce10" table:formula="of:=IF(AND([.DR$4]=&quot;L&quot;;[.DS$4]=6);&quot;E&quot;;&quot;&quot;)">
            <text:p/>
          </table:table-cell>
          <table:table-cell table:style-name="ce10" table:formula="of:=IF(AND([.DS$4]=&quot;L&quot;;[.DT$4]=6);&quot;E&quot;;&quot;&quot;)">
            <text:p/>
          </table:table-cell>
          <table:table-cell table:style-name="ce10" table:formula="of:=IF(AND([.DT$4]=&quot;L&quot;;[.DU$4]=6);&quot;E&quot;;&quot;&quot;)">
            <text:p/>
          </table:table-cell>
          <table:table-cell table:style-name="ce10" table:formula="of:=IF(AND([.DU$4]=&quot;L&quot;;[.DV$4]=6);&quot;E&quot;;&quot;&quot;)">
            <text:p/>
          </table:table-cell>
          <table:table-cell table:style-name="ce10" table:formula="of:=IF(AND([.DV$4]=&quot;L&quot;;[.DW$4]=6);&quot;E&quot;;&quot;&quot;)">
            <text:p/>
          </table:table-cell>
          <table:table-cell table:style-name="ce10" table:formula="of:=IF(AND([.DW$4]=&quot;L&quot;;[.DX$4]=6);&quot;E&quot;;&quot;&quot;)">
            <text:p/>
          </table:table-cell>
          <table:table-cell table:style-name="ce6" office:value-type="string" calcext:value-type="string">
            <text:p>*</text:p>
          </table:table-cell>
          <table:table-cell table:style-name="ce51" table:number-columns-repeated="896"/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3" table:formula="of:=IF(AND([.AT$4]=&quot;L&quot;;[.AU$4]=4;[.AV$4]=&quot;R&quot;;[.AW$4]=4);&quot;G&quot;;&quot;&quot;)">
            <text:p/>
          </table:table-cell>
          <table:table-cell table:style-name="ce13" table:formula="of:=IF(AND([.AU$4]=&quot;L&quot;;[.AV$4]=4;[.AW$4]=&quot;R&quot;;[.AX$4]=4);&quot;G&quot;;&quot;&quot;)">
            <text:p/>
          </table:table-cell>
          <table:table-cell table:style-name="ce13" table:formula="of:=IF(AND([.AV$4]=&quot;L&quot;;[.AW$4]=4;[.AX$4]=&quot;R&quot;;[.AY$4]=4);&quot;G&quot;;&quot;&quot;)">
            <text:p/>
          </table:table-cell>
          <table:table-cell table:style-name="ce13" table:formula="of:=IF(AND([.AW$4]=&quot;L&quot;;[.AX$4]=4;[.AY$4]=&quot;R&quot;;[.AZ$4]=4);&quot;G&quot;;&quot;&quot;)">
            <text:p/>
          </table:table-cell>
          <table:table-cell table:style-name="ce13" table:formula="of:=IF(AND([.AX$4]=&quot;L&quot;;[.AY$4]=4;[.AZ$4]=&quot;R&quot;;[.BA$4]=4);&quot;G&quot;;&quot;&quot;)">
            <text:p/>
          </table:table-cell>
          <table:table-cell table:style-name="ce13" table:formula="of:=IF(AND([.AY$4]=&quot;L&quot;;[.AZ$4]=4;[.BA$4]=&quot;R&quot;;[.BB$4]=4);&quot;G&quot;;&quot;&quot;)">
            <text:p/>
          </table:table-cell>
          <table:table-cell table:style-name="ce13" table:formula="of:=IF(AND([.AZ$4]=&quot;L&quot;;[.BA$4]=4;[.BB$4]=&quot;R&quot;;[.BC$4]=4);&quot;G&quot;;&quot;&quot;)">
            <text:p/>
          </table:table-cell>
          <table:table-cell table:style-name="ce13" table:formula="of:=IF(AND([.BA$4]=&quot;L&quot;;[.BB$4]=4;[.BC$4]=&quot;R&quot;;[.BD$4]=4);&quot;G&quot;;&quot;&quot;)">
            <text:p/>
          </table:table-cell>
          <table:table-cell table:style-name="ce13" table:formula="of:=IF(AND([.BB$4]=&quot;L&quot;;[.BC$4]=4;[.BD$4]=&quot;R&quot;;[.BE$4]=4);&quot;G&quot;;&quot;&quot;)">
            <text:p/>
          </table:table-cell>
          <table:table-cell table:style-name="ce13" table:formula="of:=IF(AND([.BC$4]=&quot;L&quot;;[.BD$4]=4;[.BE$4]=&quot;R&quot;;[.BF$4]=4);&quot;G&quot;;&quot;&quot;)">
            <text:p/>
          </table:table-cell>
          <table:table-cell table:style-name="ce13" table:formula="of:=IF(AND([.BD$4]=&quot;L&quot;;[.BE$4]=4;[.BF$4]=&quot;R&quot;;[.BG$4]=4);&quot;G&quot;;&quot;&quot;)">
            <text:p/>
          </table:table-cell>
          <table:table-cell table:style-name="ce13" table:formula="of:=IF(AND([.BE$4]=&quot;L&quot;;[.BF$4]=4;[.BG$4]=&quot;R&quot;;[.BH$4]=4);&quot;G&quot;;&quot;&quot;)">
            <text:p/>
          </table:table-cell>
          <table:table-cell table:style-name="ce13" table:formula="of:=IF(AND([.BF$4]=&quot;L&quot;;[.BG$4]=4;[.BH$4]=&quot;R&quot;;[.BI$4]=4);&quot;G&quot;;&quot;&quot;)">
            <text:p/>
          </table:table-cell>
          <table:table-cell table:style-name="ce13" table:formula="of:=IF(AND([.BG$4]=&quot;L&quot;;[.BH$4]=4;[.BI$4]=&quot;R&quot;;[.BJ$4]=4);&quot;G&quot;;&quot;&quot;)">
            <text:p/>
          </table:table-cell>
          <table:table-cell table:style-name="ce13" table:formula="of:=IF(AND([.BH$4]=&quot;L&quot;;[.BI$4]=4;[.BJ$4]=&quot;R&quot;;[.BK$4]=4);&quot;G&quot;;&quot;&quot;)">
            <text:p/>
          </table:table-cell>
          <table:table-cell table:style-name="ce13" table:formula="of:=IF(AND([.BI$4]=&quot;L&quot;;[.BJ$4]=4;[.BK$4]=&quot;R&quot;;[.BL$4]=4);&quot;G&quot;;&quot;&quot;)">
            <text:p/>
          </table:table-cell>
          <table:table-cell table:style-name="ce13" table:formula="of:=IF(AND([.BJ$4]=&quot;L&quot;;[.BK$4]=4;[.BL$4]=&quot;R&quot;;[.BM$4]=4);&quot;G&quot;;&quot;&quot;)">
            <text:p/>
          </table:table-cell>
          <table:table-cell table:style-name="ce13" table:formula="of:=IF(AND([.BK$4]=&quot;L&quot;;[.BL$4]=4;[.BM$4]=&quot;R&quot;;[.BN$4]=4);&quot;G&quot;;&quot;&quot;)">
            <text:p/>
          </table:table-cell>
          <table:table-cell table:style-name="ce13" table:formula="of:=IF(AND([.BL$4]=&quot;L&quot;;[.BM$4]=4;[.BN$4]=&quot;R&quot;;[.BO$4]=4);&quot;G&quot;;&quot;&quot;)">
            <text:p/>
          </table:table-cell>
          <table:table-cell table:style-name="ce13" table:formula="of:=IF(AND([.BM$4]=&quot;L&quot;;[.BN$4]=4;[.BO$4]=&quot;R&quot;;[.BP$4]=4);&quot;G&quot;;&quot;&quot;)">
            <text:p/>
          </table:table-cell>
          <table:table-cell table:style-name="ce13" table:formula="of:=IF(AND([.BN$4]=&quot;L&quot;;[.BO$4]=4;[.BP$4]=&quot;R&quot;;[.BQ$4]=4);&quot;G&quot;;&quot;&quot;)">
            <text:p/>
          </table:table-cell>
          <table:table-cell table:style-name="ce13" table:formula="of:=IF(AND([.BO$4]=&quot;L&quot;;[.BP$4]=4;[.BQ$4]=&quot;R&quot;;[.BR$4]=4);&quot;G&quot;;&quot;&quot;)">
            <text:p/>
          </table:table-cell>
          <table:table-cell table:style-name="ce42" table:formula="of:=IF(AND([.BP$4]=&quot;L&quot;;[.BQ$4]=4;[.BR$4]=&quot;R&quot;;[.BS$4]=4);&quot;G&quot;;&quot;&quot;)" office:value-type="string" office:string-value="G" calcext:value-type="string" table:number-columns-spanned="4" table:number-rows-spanned="1">
            <text:p>G</text:p>
          </table:table-cell>
          <table:covered-table-cell table:number-columns-repeated="3" table:style-name="ce24"/>
          <table:table-cell table:style-name="ce13" table:formula="of:=IF(AND([.BT$4]=&quot;L&quot;;[.BU$4]=4;[.BV$4]=&quot;R&quot;;[.BW$4]=4);&quot;G&quot;;&quot;&quot;)">
            <text:p/>
          </table:table-cell>
          <table:table-cell table:style-name="ce13" table:formula="of:=IF(AND([.BU$4]=&quot;L&quot;;[.BV$4]=4;[.BW$4]=&quot;R&quot;;[.BX$4]=4);&quot;G&quot;;&quot;&quot;)">
            <text:p/>
          </table:table-cell>
          <table:table-cell table:style-name="ce13" table:formula="of:=IF(AND([.BV$4]=&quot;L&quot;;[.BW$4]=4;[.BX$4]=&quot;R&quot;;[.BY$4]=4);&quot;G&quot;;&quot;&quot;)">
            <text:p/>
          </table:table-cell>
          <table:table-cell table:style-name="ce13" table:formula="of:=IF(AND([.BW$4]=&quot;L&quot;;[.BX$4]=4;[.BY$4]=&quot;R&quot;;[.BZ$4]=4);&quot;G&quot;;&quot;&quot;)">
            <text:p/>
          </table:table-cell>
          <table:table-cell table:style-name="ce13" table:formula="of:=IF(AND([.BX$4]=&quot;L&quot;;[.BY$4]=4;[.BZ$4]=&quot;R&quot;;[.CA$4]=4);&quot;G&quot;;&quot;&quot;)">
            <text:p/>
          </table:table-cell>
          <table:table-cell table:style-name="ce13" table:formula="of:=IF(AND([.BY$4]=&quot;L&quot;;[.BZ$4]=4;[.CA$4]=&quot;R&quot;;[.CB$4]=4);&quot;G&quot;;&quot;&quot;)">
            <text:p/>
          </table:table-cell>
          <table:table-cell table:style-name="ce13" table:formula="of:=IF(AND([.BZ$4]=&quot;L&quot;;[.CA$4]=4;[.CB$4]=&quot;R&quot;;[.CC$4]=4);&quot;G&quot;;&quot;&quot;)">
            <text:p/>
          </table:table-cell>
          <table:table-cell table:style-name="ce13" table:formula="of:=IF(AND([.CA$4]=&quot;L&quot;;[.CB$4]=4;[.CC$4]=&quot;R&quot;;[.CD$4]=4);&quot;G&quot;;&quot;&quot;)">
            <text:p/>
          </table:table-cell>
          <table:table-cell table:style-name="ce13" table:formula="of:=IF(AND([.CB$4]=&quot;L&quot;;[.CC$4]=4;[.CD$4]=&quot;R&quot;;[.CE$4]=4);&quot;G&quot;;&quot;&quot;)">
            <text:p/>
          </table:table-cell>
          <table:table-cell table:style-name="ce13" table:formula="of:=IF(AND([.CC$4]=&quot;L&quot;;[.CD$4]=4;[.CE$4]=&quot;R&quot;;[.CF$4]=4);&quot;G&quot;;&quot;&quot;)">
            <text:p/>
          </table:table-cell>
          <table:table-cell table:style-name="ce13" table:formula="of:=IF(AND([.CD$4]=&quot;L&quot;;[.CE$4]=4;[.CF$4]=&quot;R&quot;;[.CG$4]=4);&quot;G&quot;;&quot;&quot;)">
            <text:p/>
          </table:table-cell>
          <table:table-cell table:style-name="ce13" table:formula="of:=IF(AND([.CE$4]=&quot;L&quot;;[.CF$4]=4;[.CG$4]=&quot;R&quot;;[.CH$4]=4);&quot;G&quot;;&quot;&quot;)">
            <text:p/>
          </table:table-cell>
          <table:table-cell table:style-name="ce13" table:formula="of:=IF(AND([.CF$4]=&quot;L&quot;;[.CG$4]=4;[.CH$4]=&quot;R&quot;;[.CI$4]=4);&quot;G&quot;;&quot;&quot;)">
            <text:p/>
          </table:table-cell>
          <table:table-cell table:style-name="ce13" table:formula="of:=IF(AND([.CG$4]=&quot;L&quot;;[.CH$4]=4;[.CI$4]=&quot;R&quot;;[.CJ$4]=4);&quot;G&quot;;&quot;&quot;)">
            <text:p/>
          </table:table-cell>
          <table:table-cell table:style-name="ce42" table:formula="of:=IF(AND([.CH$4]=&quot;L&quot;;[.CI$4]=4;[.CJ$4]=&quot;R&quot;;[.CK$4]=4);&quot;G&quot;;&quot;&quot;)" office:value-type="string" office:string-value="G" calcext:value-type="string" table:number-columns-spanned="4" table:number-rows-spanned="1">
            <text:p>G</text:p>
          </table:table-cell>
          <table:covered-table-cell table:number-columns-repeated="3" table:style-name="ce24"/>
          <table:table-cell table:style-name="ce13" table:formula="of:=IF(AND([.CL$4]=&quot;L&quot;;[.CM$4]=4;[.CN$4]=&quot;R&quot;;[.CO$4]=4);&quot;G&quot;;&quot;&quot;)">
            <text:p/>
          </table:table-cell>
          <table:table-cell table:style-name="ce13" table:formula="of:=IF(AND([.CM$4]=&quot;L&quot;;[.CN$4]=4;[.CO$4]=&quot;R&quot;;[.CP$4]=4);&quot;G&quot;;&quot;&quot;)">
            <text:p/>
          </table:table-cell>
          <table:table-cell table:style-name="ce13" table:formula="of:=IF(AND([.CN$4]=&quot;L&quot;;[.CO$4]=4;[.CP$4]=&quot;R&quot;;[.CQ$4]=4);&quot;G&quot;;&quot;&quot;)">
            <text:p/>
          </table:table-cell>
          <table:table-cell table:style-name="ce13" table:formula="of:=IF(AND([.CO$4]=&quot;L&quot;;[.CP$4]=4;[.CQ$4]=&quot;R&quot;;[.CR$4]=4);&quot;G&quot;;&quot;&quot;)">
            <text:p/>
          </table:table-cell>
          <table:table-cell table:style-name="ce13" table:formula="of:=IF(AND([.CP$4]=&quot;L&quot;;[.CQ$4]=4;[.CR$4]=&quot;R&quot;;[.CS$4]=4);&quot;G&quot;;&quot;&quot;)">
            <text:p/>
          </table:table-cell>
          <table:table-cell table:style-name="ce13" table:formula="of:=IF(AND([.CQ$4]=&quot;L&quot;;[.CR$4]=4;[.CS$4]=&quot;R&quot;;[.CT$4]=4);&quot;G&quot;;&quot;&quot;)">
            <text:p/>
          </table:table-cell>
          <table:table-cell table:style-name="ce13" table:formula="of:=IF(AND([.CR$4]=&quot;L&quot;;[.CS$4]=4;[.CT$4]=&quot;R&quot;;[.CU$4]=4);&quot;G&quot;;&quot;&quot;)">
            <text:p/>
          </table:table-cell>
          <table:table-cell table:style-name="ce13" table:formula="of:=IF(AND([.CS$4]=&quot;L&quot;;[.CT$4]=4;[.CU$4]=&quot;R&quot;;[.CV$4]=4);&quot;G&quot;;&quot;&quot;)">
            <text:p/>
          </table:table-cell>
          <table:table-cell table:style-name="ce13" table:formula="of:=IF(AND([.CT$4]=&quot;L&quot;;[.CU$4]=4;[.CV$4]=&quot;R&quot;;[.CW$4]=4);&quot;G&quot;;&quot;&quot;)">
            <text:p/>
          </table:table-cell>
          <table:table-cell table:style-name="ce13" table:formula="of:=IF(AND([.CU$4]=&quot;L&quot;;[.CV$4]=4;[.CW$4]=&quot;R&quot;;[.CX$4]=4);&quot;G&quot;;&quot;&quot;)">
            <text:p/>
          </table:table-cell>
          <table:table-cell table:style-name="ce13" table:formula="of:=IF(AND([.CV$4]=&quot;L&quot;;[.CW$4]=4;[.CX$4]=&quot;R&quot;;[.CY$4]=4);&quot;G&quot;;&quot;&quot;)">
            <text:p/>
          </table:table-cell>
          <table:table-cell table:style-name="ce13" table:formula="of:=IF(AND([.CW$4]=&quot;L&quot;;[.CX$4]=4;[.CY$4]=&quot;R&quot;;[.CZ$4]=4);&quot;G&quot;;&quot;&quot;)">
            <text:p/>
          </table:table-cell>
          <table:table-cell table:style-name="ce13" table:formula="of:=IF(AND([.CX$4]=&quot;L&quot;;[.CY$4]=4;[.CZ$4]=&quot;R&quot;;[.DA$4]=4);&quot;G&quot;;&quot;&quot;)">
            <text:p/>
          </table:table-cell>
          <table:table-cell table:style-name="ce13" table:formula="of:=IF(AND([.CY$4]=&quot;L&quot;;[.CZ$4]=4;[.DA$4]=&quot;R&quot;;[.DB$4]=4);&quot;G&quot;;&quot;&quot;)">
            <text:p/>
          </table:table-cell>
          <table:table-cell table:style-name="ce42" table:formula="of:=IF(AND([.CZ$4]=&quot;L&quot;;[.DA$4]=4;[.DB$4]=&quot;R&quot;;[.DC$4]=4);&quot;G&quot;;&quot;&quot;)" office:value-type="string" office:string-value="G" calcext:value-type="string" table:number-columns-spanned="4" table:number-rows-spanned="1">
            <text:p>G</text:p>
          </table:table-cell>
          <table:covered-table-cell table:number-columns-repeated="3" table:style-name="ce24"/>
          <table:table-cell table:style-name="ce13" table:formula="of:=IF(AND([.DD$4]=&quot;L&quot;;[.DE$4]=4;[.DF$4]=&quot;R&quot;;[.DG$4]=4);&quot;G&quot;;&quot;&quot;)">
            <text:p/>
          </table:table-cell>
          <table:table-cell table:style-name="ce13" table:formula="of:=IF(AND([.DE$4]=&quot;L&quot;;[.DF$4]=4;[.DG$4]=&quot;R&quot;;[.DH$4]=4);&quot;G&quot;;&quot;&quot;)">
            <text:p/>
          </table:table-cell>
          <table:table-cell table:style-name="ce13" table:formula="of:=IF(AND([.DF$4]=&quot;L&quot;;[.DG$4]=4;[.DH$4]=&quot;R&quot;;[.DI$4]=4);&quot;G&quot;;&quot;&quot;)">
            <text:p/>
          </table:table-cell>
          <table:table-cell table:style-name="ce13" table:formula="of:=IF(AND([.DG$4]=&quot;L&quot;;[.DH$4]=4;[.DI$4]=&quot;R&quot;;[.DJ$4]=4);&quot;G&quot;;&quot;&quot;)">
            <text:p/>
          </table:table-cell>
          <table:table-cell table:style-name="ce13" table:formula="of:=IF(AND([.DH$4]=&quot;L&quot;;[.DI$4]=4;[.DJ$4]=&quot;R&quot;;[.DK$4]=4);&quot;G&quot;;&quot;&quot;)">
            <text:p/>
          </table:table-cell>
          <table:table-cell table:style-name="ce13" table:formula="of:=IF(AND([.DI$4]=&quot;L&quot;;[.DJ$4]=4;[.DK$4]=&quot;R&quot;;[.DL$4]=4);&quot;G&quot;;&quot;&quot;)">
            <text:p/>
          </table:table-cell>
          <table:table-cell table:style-name="ce13" table:formula="of:=IF(AND([.DJ$4]=&quot;L&quot;;[.DK$4]=4;[.DL$4]=&quot;R&quot;;[.DM$4]=4);&quot;G&quot;;&quot;&quot;)">
            <text:p/>
          </table:table-cell>
          <table:table-cell table:style-name="ce13" table:formula="of:=IF(AND([.DK$4]=&quot;L&quot;;[.DL$4]=4;[.DM$4]=&quot;R&quot;;[.DN$4]=4);&quot;G&quot;;&quot;&quot;)">
            <text:p/>
          </table:table-cell>
          <table:table-cell table:style-name="ce13" table:formula="of:=IF(AND([.DL$4]=&quot;L&quot;;[.DM$4]=4;[.DN$4]=&quot;R&quot;;[.DO$4]=4);&quot;G&quot;;&quot;&quot;)">
            <text:p/>
          </table:table-cell>
          <table:table-cell table:style-name="ce13" table:formula="of:=IF(AND([.DM$4]=&quot;L&quot;;[.DN$4]=4;[.DO$4]=&quot;R&quot;;[.DP$4]=4);&quot;G&quot;;&quot;&quot;)">
            <text:p/>
          </table:table-cell>
          <table:table-cell table:style-name="ce13" table:formula="of:=IF(AND([.DN$4]=&quot;L&quot;;[.DO$4]=4;[.DP$4]=&quot;R&quot;;[.DQ$4]=4);&quot;G&quot;;&quot;&quot;)">
            <text:p/>
          </table:table-cell>
          <table:table-cell table:style-name="ce13" table:formula="of:=IF(AND([.DO$4]=&quot;L&quot;;[.DP$4]=4;[.DQ$4]=&quot;R&quot;;[.DR$4]=4);&quot;G&quot;;&quot;&quot;)">
            <text:p/>
          </table:table-cell>
          <table:table-cell table:style-name="ce13" table:formula="of:=IF(AND([.DP$4]=&quot;L&quot;;[.DQ$4]=4;[.DR$4]=&quot;R&quot;;[.DS$4]=4);&quot;G&quot;;&quot;&quot;)">
            <text:p/>
          </table:table-cell>
          <table:table-cell table:style-name="ce13" table:formula="of:=IF(AND([.DQ$4]=&quot;L&quot;;[.DR$4]=4;[.DS$4]=&quot;R&quot;;[.DT$4]=4);&quot;G&quot;;&quot;&quot;)">
            <text:p/>
          </table:table-cell>
          <table:table-cell table:style-name="ce13" table:formula="of:=IF(AND([.DR$4]=&quot;L&quot;;[.DS$4]=4;[.DT$4]=&quot;R&quot;;[.DU$4]=4);&quot;G&quot;;&quot;&quot;)">
            <text:p/>
          </table:table-cell>
          <table:table-cell table:style-name="ce13" table:formula="of:=IF(AND([.DS$4]=&quot;L&quot;;[.DT$4]=4;[.DU$4]=&quot;R&quot;;[.DV$4]=4);&quot;G&quot;;&quot;&quot;)">
            <text:p/>
          </table:table-cell>
          <table:table-cell table:style-name="ce13" table:formula="of:=IF(AND([.DT$4]=&quot;L&quot;;[.DU$4]=4;[.DV$4]=&quot;R&quot;;[.DW$4]=4);&quot;G&quot;;&quot;&quot;)">
            <text:p/>
          </table:table-cell>
          <table:table-cell table:style-name="ce13" table:formula="of:=IF(AND([.DU$4]=&quot;L&quot;;[.DV$4]=4;[.DW$4]=&quot;R&quot;;[.DX$4]=4);&quot;G&quot;;&quot;&quot;)">
            <text:p/>
          </table:table-cell>
          <table:table-cell table:style-name="ce13" table:formula="of:=IF(AND([.DV$4]=&quot;L&quot;;[.DW$4]=4;[.DX$4]=&quot;R&quot;;[.DY$4]=4);&quot;G&quot;;&quot;&quot;)">
            <text:p/>
          </table:table-cell>
          <table:table-cell table:style-name="ce13" table:formula="of:=IF(AND([.DW$4]=&quot;L&quot;;[.DX$4]=4;[.DY$4]=&quot;R&quot;;[.DZ$4]=4);&quot;G&quot;;&quot;&quot;)">
            <text:p/>
          </table:table-cell>
          <table:table-cell table:style-name="ce6" office:value-type="string" calcext:value-type="string">
            <text:p>*</text:p>
          </table:table-cell>
          <table:table-cell table:style-name="ce50" table:number-columns-repeated="896"/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0" table:formula="of:=IF(AND([.AT$30]=&quot;A&quot;;[.AX$7]=&quot;B&quot;;[.BB$28]=&quot;C&quot;);&quot;H&quot;;&quot;&quot;)">
            <text:p/>
          </table:table-cell>
          <table:table-cell table:style-name="ce10" table:formula="of:=IF(AND([.AU$30]=&quot;A&quot;;[.AY$7]=&quot;B&quot;;[.BC$28]=&quot;C&quot;);&quot;H&quot;;&quot;&quot;)">
            <text:p/>
          </table:table-cell>
          <table:table-cell table:style-name="ce10" table:formula="of:=IF(AND([.AV$30]=&quot;A&quot;;[.AZ$7]=&quot;B&quot;;[.BD$28]=&quot;C&quot;);&quot;H&quot;;&quot;&quot;)">
            <text:p/>
          </table:table-cell>
          <table:table-cell table:style-name="ce10" table:formula="of:=IF(AND([.AW$30]=&quot;A&quot;;[.BA$7]=&quot;B&quot;;[.BE$28]=&quot;C&quot;);&quot;H&quot;;&quot;&quot;)">
            <text:p/>
          </table:table-cell>
          <table:table-cell table:style-name="ce10" table:formula="of:=IF(AND([.AX$30]=&quot;A&quot;;[.BB$7]=&quot;B&quot;;[.BF$28]=&quot;C&quot;);&quot;H&quot;;&quot;&quot;)">
            <text:p/>
          </table:table-cell>
          <table:table-cell table:style-name="ce10" table:formula="of:=IF(AND([.AY$30]=&quot;A&quot;;[.BC$7]=&quot;B&quot;;[.BG$28]=&quot;C&quot;);&quot;H&quot;;&quot;&quot;)">
            <text:p/>
          </table:table-cell>
          <table:table-cell table:style-name="ce10" table:formula="of:=IF(AND([.AZ$30]=&quot;A&quot;;[.BD$7]=&quot;B&quot;;[.BH$28]=&quot;C&quot;);&quot;H&quot;;&quot;&quot;)">
            <text:p/>
          </table:table-cell>
          <table:table-cell table:style-name="ce10" table:formula="of:=IF(AND([.BA$30]=&quot;A&quot;;[.BE$7]=&quot;B&quot;;[.BI$28]=&quot;C&quot;);&quot;H&quot;;&quot;&quot;)">
            <text:p/>
          </table:table-cell>
          <table:table-cell table:style-name="ce10" table:formula="of:=IF(AND([.BB$30]=&quot;A&quot;;[.BF$7]=&quot;B&quot;;[.BJ$28]=&quot;C&quot;);&quot;H&quot;;&quot;&quot;)">
            <text:p/>
          </table:table-cell>
          <table:table-cell table:style-name="ce10" table:formula="of:=IF(AND([.BC$30]=&quot;A&quot;;[.BG$7]=&quot;B&quot;;[.BK$28]=&quot;C&quot;);&quot;H&quot;;&quot;&quot;)">
            <text:p/>
          </table:table-cell>
          <table:table-cell table:style-name="ce10" table:formula="of:=IF(AND([.BD$30]=&quot;A&quot;;[.BH$7]=&quot;B&quot;;[.BL$28]=&quot;C&quot;);&quot;H&quot;;&quot;&quot;)">
            <text:p/>
          </table:table-cell>
          <table:table-cell table:style-name="ce10" table:formula="of:=IF(AND([.BE$30]=&quot;A&quot;;[.BI$7]=&quot;B&quot;;[.BM$28]=&quot;C&quot;);&quot;H&quot;;&quot;&quot;)">
            <text:p/>
          </table:table-cell>
          <table:table-cell table:style-name="ce10" table:formula="of:=IF(AND([.BF$30]=&quot;A&quot;;[.BJ$7]=&quot;B&quot;;[.BN$28]=&quot;C&quot;);&quot;H&quot;;&quot;&quot;)">
            <text:p/>
          </table:table-cell>
          <table:table-cell table:style-name="ce10" table:formula="of:=IF(AND([.BG$30]=&quot;A&quot;;[.BK$7]=&quot;B&quot;;[.BO$28]=&quot;C&quot;);&quot;H&quot;;&quot;&quot;)">
            <text:p/>
          </table:table-cell>
          <table:table-cell table:style-name="ce10" table:formula="of:=IF(AND([.BH$30]=&quot;A&quot;;[.BL$7]=&quot;B&quot;;[.BP$28]=&quot;C&quot;);&quot;H&quot;;&quot;&quot;)">
            <text:p/>
          </table:table-cell>
          <table:table-cell table:style-name="ce10" table:formula="of:=IF(AND([.BI$30]=&quot;A&quot;;[.BM$7]=&quot;B&quot;;[.BQ$28]=&quot;C&quot;);&quot;H&quot;;&quot;&quot;)">
            <text:p/>
          </table:table-cell>
          <table:table-cell table:style-name="ce10" table:formula="of:=IF(AND([.BJ$30]=&quot;A&quot;;[.BN$7]=&quot;B&quot;;[.BR$28]=&quot;C&quot;);&quot;H&quot;;&quot;&quot;)">
            <text:p/>
          </table:table-cell>
          <table:table-cell table:style-name="ce10" table:formula="of:=IF(AND([.BK$30]=&quot;A&quot;;[.BO$7]=&quot;B&quot;;[.BS$28]=&quot;C&quot;);&quot;H&quot;;&quot;&quot;)">
            <text:p/>
          </table:table-cell>
          <table:table-cell table:style-name="ce10" table:formula="of:=IF(AND([.BL$30]=&quot;A&quot;;[.BP$7]=&quot;B&quot;;[.BT$28]=&quot;C&quot;);&quot;H&quot;;&quot;&quot;)">
            <text:p/>
          </table:table-cell>
          <table:table-cell table:style-name="ce10" table:formula="of:=IF(AND([.BM$30]=&quot;A&quot;;[.BQ$7]=&quot;B&quot;;[.BU$28]=&quot;C&quot;);&quot;H&quot;;&quot;&quot;)">
            <text:p/>
          </table:table-cell>
          <table:table-cell table:style-name="ce10" table:formula="of:=IF(AND([.BN$30]=&quot;A&quot;;[.BR$7]=&quot;B&quot;;[.BV$28]=&quot;C&quot;);&quot;H&quot;;&quot;&quot;)">
            <text:p/>
          </table:table-cell>
          <table:table-cell table:style-name="ce10" table:formula="of:=IF(AND([.BO$30]=&quot;A&quot;;[.BS$7]=&quot;B&quot;;[.BW$28]=&quot;C&quot;);&quot;H&quot;;&quot;&quot;)">
            <text:p/>
          </table:table-cell>
          <table:table-cell table:style-name="ce10" table:formula="of:=IF(AND([.BP$30]=&quot;A&quot;;[.BT$7]=&quot;B&quot;;[.BX$28]=&quot;C&quot;);&quot;H&quot;;&quot;&quot;)">
            <text:p/>
          </table:table-cell>
          <table:table-cell table:style-name="ce10" table:formula="of:=IF(AND([.BQ$30]=&quot;A&quot;;[.BU$7]=&quot;B&quot;;[.BY$28]=&quot;C&quot;);&quot;H&quot;;&quot;&quot;)">
            <text:p/>
          </table:table-cell>
          <table:table-cell table:style-name="ce10" table:formula="of:=IF(AND([.BR$30]=&quot;A&quot;;[.BV$7]=&quot;B&quot;;[.BZ$28]=&quot;C&quot;);&quot;H&quot;;&quot;&quot;)">
            <text:p/>
          </table:table-cell>
          <table:table-cell table:style-name="ce10" table:formula="of:=IF(AND([.BS$30]=&quot;A&quot;;[.BW$7]=&quot;B&quot;;[.CA$28]=&quot;C&quot;);&quot;H&quot;;&quot;&quot;)">
            <text:p/>
          </table:table-cell>
          <table:table-cell table:style-name="ce10" table:formula="of:=IF(AND([.BT$30]=&quot;A&quot;;[.BX$7]=&quot;B&quot;;[.CB$28]=&quot;C&quot;);&quot;H&quot;;&quot;&quot;)">
            <text:p/>
          </table:table-cell>
          <table:table-cell table:style-name="ce10" table:formula="of:=IF(AND([.BU$30]=&quot;A&quot;;[.BY$7]=&quot;B&quot;;[.CC$28]=&quot;C&quot;);&quot;H&quot;;&quot;&quot;)">
            <text:p/>
          </table:table-cell>
          <table:table-cell table:style-name="ce10" table:formula="of:=IF(AND([.BV$30]=&quot;A&quot;;[.BZ$7]=&quot;B&quot;;[.CD$28]=&quot;C&quot;);&quot;H&quot;;&quot;&quot;)">
            <text:p/>
          </table:table-cell>
          <table:table-cell table:style-name="ce10" table:formula="of:=IF(AND([.BW$30]=&quot;A&quot;;[.CA$7]=&quot;B&quot;;[.CE$28]=&quot;C&quot;);&quot;H&quot;;&quot;&quot;)">
            <text:p/>
          </table:table-cell>
          <table:table-cell table:style-name="ce10" table:formula="of:=IF(AND([.BX$30]=&quot;A&quot;;[.CB$7]=&quot;B&quot;;[.CF$28]=&quot;C&quot;);&quot;H&quot;;&quot;&quot;)">
            <text:p/>
          </table:table-cell>
          <table:table-cell table:style-name="ce10" table:formula="of:=IF(AND([.BY$30]=&quot;A&quot;;[.CC$7]=&quot;B&quot;;[.CG$28]=&quot;C&quot;);&quot;H&quot;;&quot;&quot;)">
            <text:p/>
          </table:table-cell>
          <table:table-cell table:style-name="ce47" table:formula="of:=IF(AND([.BZ$30]=&quot;A&quot;;[.CD$7]=&quot;B&quot;;[.CH$28]=&quot;C&quot;);&quot;H&quot;;&quot;&quot;)" office:value-type="string" office:string-value="H" calcext:value-type="string" table:number-columns-spanned="16" table:number-rows-spanned="1">
            <text:p>H</text:p>
          </table:table-cell>
          <table:covered-table-cell table:number-columns-repeated="15" table:style-name="ce23"/>
          <table:table-cell table:style-name="ce10" table:formula="of:=IF(AND([.CP$30]=&quot;A&quot;;[.CT$7]=&quot;B&quot;;[.CX$28]=&quot;C&quot;);&quot;H&quot;;&quot;&quot;)">
            <text:p/>
          </table:table-cell>
          <table:table-cell table:style-name="ce10" table:formula="of:=IF(AND([.CQ$30]=&quot;A&quot;;[.CU$7]=&quot;B&quot;;[.CY$28]=&quot;C&quot;);&quot;H&quot;;&quot;&quot;)">
            <text:p/>
          </table:table-cell>
          <table:table-cell table:style-name="ce47" table:formula="of:=IF(AND([.CR$30]=&quot;A&quot;;[.CV$7]=&quot;B&quot;;[.CZ$28]=&quot;C&quot;);&quot;H&quot;;&quot;&quot;)" office:value-type="string" office:string-value="H" calcext:value-type="string" table:number-columns-spanned="16" table:number-rows-spanned="1">
            <text:p>H</text:p>
          </table:table-cell>
          <table:covered-table-cell table:number-columns-repeated="15" table:style-name="ce23"/>
          <table:table-cell table:style-name="ce10" table:formula="of:=IF(AND([.DH$30]=&quot;A&quot;;[.DL$7]=&quot;B&quot;;[.DP$28]=&quot;C&quot;);&quot;H&quot;;&quot;&quot;)">
            <text:p/>
          </table:table-cell>
          <table:table-cell table:style-name="ce10" table:formula="of:=IF(AND([.DI$30]=&quot;A&quot;;[.DM$7]=&quot;B&quot;;[.DQ$28]=&quot;C&quot;);&quot;H&quot;;&quot;&quot;)">
            <text:p/>
          </table:table-cell>
          <table:table-cell table:style-name="ce10" table:formula="of:=IF(AND([.DJ$30]=&quot;A&quot;;[.DN$7]=&quot;B&quot;;[.DR$28]=&quot;C&quot;);&quot;H&quot;;&quot;&quot;)">
            <text:p/>
          </table:table-cell>
          <table:table-cell table:style-name="ce10" table:formula="of:=IF(AND([.DK$30]=&quot;A&quot;;[.DO$7]=&quot;B&quot;;[.DS$28]=&quot;C&quot;);&quot;H&quot;;&quot;&quot;)">
            <text:p/>
          </table:table-cell>
          <table:table-cell table:style-name="ce10" table:formula="of:=IF(AND([.DL$30]=&quot;A&quot;;[.DP$7]=&quot;B&quot;;[.DT$28]=&quot;C&quot;);&quot;H&quot;;&quot;&quot;)">
            <text:p/>
          </table:table-cell>
          <table:table-cell table:style-name="ce10" table:formula="of:=IF(AND([.DM$30]=&quot;A&quot;;[.DQ$7]=&quot;B&quot;;[.DU$28]=&quot;C&quot;);&quot;H&quot;;&quot;&quot;)">
            <text:p/>
          </table:table-cell>
          <table:table-cell table:style-name="ce10" table:formula="of:=IF(AND([.DN$30]=&quot;A&quot;;[.DR$7]=&quot;B&quot;;[.DV$28]=&quot;C&quot;);&quot;H&quot;;&quot;&quot;)">
            <text:p/>
          </table:table-cell>
          <table:table-cell table:style-name="ce10" table:formula="of:=IF(AND([.DO$30]=&quot;A&quot;;[.DS$7]=&quot;B&quot;;[.DW$28]=&quot;C&quot;);&quot;H&quot;;&quot;&quot;)">
            <text:p/>
          </table:table-cell>
          <table:table-cell table:style-name="ce10" table:formula="of:=IF(AND([.DP$30]=&quot;A&quot;;[.DT$7]=&quot;B&quot;;[.DX$28]=&quot;C&quot;);&quot;H&quot;;&quot;&quot;)">
            <text:p/>
          </table:table-cell>
          <table:table-cell table:style-name="ce10" table:formula="of:=IF(AND([.DQ$30]=&quot;A&quot;;[.DU$7]=&quot;B&quot;;[.DY$10]=&quot;C&quot;);&quot;H&quot;;&quot;&quot;)">
            <text:p/>
          </table:table-cell>
          <table:table-cell table:style-name="ce10" table:formula="of:=IF(AND([.DR$30]=&quot;A&quot;;[.DV$7]=&quot;B&quot;;[.DZ$10]=&quot;C&quot;);&quot;H&quot;;&quot;&quot;)">
            <text:p/>
          </table:table-cell>
          <table:table-cell table:style-name="ce10" table:formula="of:=IF(AND([.DS$30]=&quot;A&quot;;[.DW$7]=&quot;B&quot;;[.EA$10]=&quot;C&quot;);&quot;H&quot;;&quot;&quot;)">
            <text:p/>
          </table:table-cell>
          <table:table-cell table:style-name="ce10" table:formula="of:=IF(AND([.DT$30]=&quot;A&quot;;[.DX$7]=&quot;B&quot;;[.EB$10]=&quot;C&quot;);&quot;H&quot;;&quot;&quot;)">
            <text:p/>
          </table:table-cell>
          <table:table-cell table:style-name="ce10" table:formula="of:=IF(AND([.DU$30]=&quot;A&quot;;[.DY$9]=&quot;B&quot;;[.EC$10]=&quot;C&quot;);&quot;H&quot;;&quot;&quot;)">
            <text:p/>
          </table:table-cell>
          <table:table-cell table:style-name="ce10" table:formula="of:=IF(AND([.DV$30]=&quot;A&quot;;[.DZ$9]=&quot;B&quot;;[.ED$10]=&quot;C&quot;);&quot;H&quot;;&quot;&quot;)">
            <text:p/>
          </table:table-cell>
          <table:table-cell table:style-name="ce10" table:formula="of:=IF(AND([.DW$30]=&quot;A&quot;;[.EA$9]=&quot;B&quot;;[.EE$10]=&quot;C&quot;);&quot;H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1" office:value-type="string" calcext:value-type="string">
            <text:p>v</text:p>
          </table:table-cell>
          <table:table-cell table:number-columns-repeated="7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1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3" table:formula="of:=IF(AND([.AT4]=&quot;R&quot;;[.AU4]=8);&quot;J&quot;;&quot;&quot;)">
            <text:p/>
          </table:table-cell>
          <table:table-cell table:style-name="ce13" table:formula="of:=IF(AND([.AU4]=&quot;R&quot;;[.AV4]=8);&quot;J&quot;;&quot;&quot;)">
            <text:p/>
          </table:table-cell>
          <table:table-cell table:style-name="ce13" table:formula="of:=IF(AND([.AV4]=&quot;R&quot;;[.AW4]=8);&quot;J&quot;;&quot;&quot;)">
            <text:p/>
          </table:table-cell>
          <table:table-cell table:style-name="ce13" table:formula="of:=IF(AND([.AW4]=&quot;R&quot;;[.AX4]=8);&quot;J&quot;;&quot;&quot;)">
            <text:p/>
          </table:table-cell>
          <table:table-cell table:style-name="ce33" table:formula="of:=IF(AND([.AX4]=&quot;R&quot;;[.AY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33" table:formula="of:=IF(AND([.AZ4]=&quot;R&quot;;[.BA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BB4]=&quot;R&quot;;[.BC4]=8);&quot;J&quot;;&quot;&quot;)">
            <text:p/>
          </table:table-cell>
          <table:table-cell table:style-name="ce13" table:formula="of:=IF(AND([.BC4]=&quot;R&quot;;[.BD4]=8);&quot;J&quot;;&quot;&quot;)">
            <text:p/>
          </table:table-cell>
          <table:table-cell table:style-name="ce13" table:formula="of:=IF(AND([.BD4]=&quot;R&quot;;[.BE4]=8);&quot;J&quot;;&quot;&quot;)">
            <text:p/>
          </table:table-cell>
          <table:table-cell table:style-name="ce13" table:formula="of:=IF(AND([.BE4]=&quot;R&quot;;[.BF4]=8);&quot;J&quot;;&quot;&quot;)">
            <text:p/>
          </table:table-cell>
          <table:table-cell table:style-name="ce13" table:formula="of:=IF(AND([.BF4]=&quot;R&quot;;[.BG4]=8);&quot;J&quot;;&quot;&quot;)">
            <text:p/>
          </table:table-cell>
          <table:table-cell table:style-name="ce13" table:formula="of:=IF(AND([.BG4]=&quot;R&quot;;[.BH4]=8);&quot;J&quot;;&quot;&quot;)">
            <text:p/>
          </table:table-cell>
          <table:table-cell table:style-name="ce33" table:formula="of:=IF(AND([.BH4]=&quot;R&quot;;[.BI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BJ4]=&quot;R&quot;;[.BK4]=8);&quot;J&quot;;&quot;&quot;)">
            <text:p/>
          </table:table-cell>
          <table:table-cell table:style-name="ce13" table:formula="of:=IF(AND([.BK4]=&quot;R&quot;;[.BL4]=8);&quot;J&quot;;&quot;&quot;)">
            <text:p/>
          </table:table-cell>
          <table:table-cell table:style-name="ce13" table:formula="of:=IF(AND([.BL4]=&quot;R&quot;;[.BM4]=8);&quot;J&quot;;&quot;&quot;)">
            <text:p/>
          </table:table-cell>
          <table:table-cell table:style-name="ce13" table:formula="of:=IF(AND([.BM4]=&quot;R&quot;;[.BN4]=8);&quot;J&quot;;&quot;&quot;)">
            <text:p/>
          </table:table-cell>
          <table:table-cell table:style-name="ce33" table:formula="of:=IF(AND([.BN4]=&quot;R&quot;;[.BO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BP4]=&quot;R&quot;;[.BQ4]=8);&quot;J&quot;;&quot;&quot;)">
            <text:p/>
          </table:table-cell>
          <table:table-cell table:style-name="ce13" table:formula="of:=IF(AND([.BQ4]=&quot;R&quot;;[.BR4]=8);&quot;J&quot;;&quot;&quot;)">
            <text:p/>
          </table:table-cell>
          <table:table-cell table:style-name="ce13" table:formula="of:=IF(AND([.BR4]=&quot;R&quot;;[.BS4]=8);&quot;J&quot;;&quot;&quot;)">
            <text:p/>
          </table:table-cell>
          <table:table-cell table:style-name="ce13" table:formula="of:=IF(AND([.BS4]=&quot;R&quot;;[.BT4]=8);&quot;J&quot;;&quot;&quot;)">
            <text:p/>
          </table:table-cell>
          <table:table-cell table:style-name="ce13" table:formula="of:=IF(AND([.BT4]=&quot;R&quot;;[.BU4]=8);&quot;J&quot;;&quot;&quot;)">
            <text:p/>
          </table:table-cell>
          <table:table-cell table:style-name="ce13" table:formula="of:=IF(AND([.BU4]=&quot;R&quot;;[.BV4]=8);&quot;J&quot;;&quot;&quot;)">
            <text:p/>
          </table:table-cell>
          <table:table-cell table:style-name="ce33" table:formula="of:=IF(AND([.BV4]=&quot;R&quot;;[.BW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33" table:formula="of:=IF(AND([.BX4]=&quot;R&quot;;[.BY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BZ4]=&quot;R&quot;;[.CA4]=8);&quot;J&quot;;&quot;&quot;)">
            <text:p/>
          </table:table-cell>
          <table:table-cell table:style-name="ce13" table:formula="of:=IF(AND([.CA4]=&quot;R&quot;;[.CB4]=8);&quot;J&quot;;&quot;&quot;)">
            <text:p/>
          </table:table-cell>
          <table:table-cell table:style-name="ce13" table:formula="of:=IF(AND([.CB4]=&quot;R&quot;;[.CC4]=8);&quot;J&quot;;&quot;&quot;)">
            <text:p/>
          </table:table-cell>
          <table:table-cell table:style-name="ce13" table:formula="of:=IF(AND([.CC4]=&quot;R&quot;;[.CD4]=8);&quot;J&quot;;&quot;&quot;)">
            <text:p/>
          </table:table-cell>
          <table:table-cell table:style-name="ce13" table:formula="of:=IF(AND([.CD4]=&quot;R&quot;;[.CE4]=8);&quot;J&quot;;&quot;&quot;)">
            <text:p/>
          </table:table-cell>
          <table:table-cell table:style-name="ce13" table:formula="of:=IF(AND([.CE4]=&quot;R&quot;;[.CF4]=8);&quot;J&quot;;&quot;&quot;)">
            <text:p/>
          </table:table-cell>
          <table:table-cell table:style-name="ce33" table:formula="of:=IF(AND([.CF4]=&quot;R&quot;;[.CG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CH4]=&quot;R&quot;;[.CI4]=8);&quot;J&quot;;&quot;&quot;)">
            <text:p/>
          </table:table-cell>
          <table:table-cell table:style-name="ce13" table:formula="of:=IF(AND([.CI4]=&quot;R&quot;;[.CJ4]=8);&quot;J&quot;;&quot;&quot;)">
            <text:p/>
          </table:table-cell>
          <table:table-cell table:style-name="ce13" table:formula="of:=IF(AND([.CJ4]=&quot;R&quot;;[.CK4]=8);&quot;J&quot;;&quot;&quot;)">
            <text:p/>
          </table:table-cell>
          <table:table-cell table:style-name="ce13" table:formula="of:=IF(AND([.CK4]=&quot;R&quot;;[.CL4]=8);&quot;J&quot;;&quot;&quot;)">
            <text:p/>
          </table:table-cell>
          <table:table-cell table:style-name="ce13" table:formula="of:=IF(AND([.CL4]=&quot;R&quot;;[.CM4]=8);&quot;J&quot;;&quot;&quot;)">
            <text:p/>
          </table:table-cell>
          <table:table-cell table:style-name="ce13" table:formula="of:=IF(AND([.CM4]=&quot;R&quot;;[.CN4]=8);&quot;J&quot;;&quot;&quot;)">
            <text:p/>
          </table:table-cell>
          <table:table-cell table:style-name="ce33" table:formula="of:=IF(AND([.CN4]=&quot;R&quot;;[.CO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33" table:formula="of:=IF(AND([.CP4]=&quot;R&quot;;[.CQ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CR4]=&quot;R&quot;;[.CS4]=8);&quot;J&quot;;&quot;&quot;)">
            <text:p/>
          </table:table-cell>
          <table:table-cell table:style-name="ce13" table:formula="of:=IF(AND([.CS4]=&quot;R&quot;;[.CT4]=8);&quot;J&quot;;&quot;&quot;)">
            <text:p/>
          </table:table-cell>
          <table:table-cell table:style-name="ce13" table:formula="of:=IF(AND([.CT4]=&quot;R&quot;;[.CU4]=8);&quot;J&quot;;&quot;&quot;)">
            <text:p/>
          </table:table-cell>
          <table:table-cell table:style-name="ce13" table:formula="of:=IF(AND([.CU4]=&quot;R&quot;;[.CV4]=8);&quot;J&quot;;&quot;&quot;)">
            <text:p/>
          </table:table-cell>
          <table:table-cell table:style-name="ce13" table:formula="of:=IF(AND([.CV4]=&quot;R&quot;;[.CW4]=8);&quot;J&quot;;&quot;&quot;)">
            <text:p/>
          </table:table-cell>
          <table:table-cell table:style-name="ce13" table:formula="of:=IF(AND([.CW4]=&quot;R&quot;;[.CX4]=8);&quot;J&quot;;&quot;&quot;)">
            <text:p/>
          </table:table-cell>
          <table:table-cell table:style-name="ce33" table:formula="of:=IF(AND([.CX4]=&quot;R&quot;;[.CY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CZ4]=&quot;R&quot;;[.DA4]=8);&quot;J&quot;;&quot;&quot;)">
            <text:p/>
          </table:table-cell>
          <table:table-cell table:style-name="ce13" table:formula="of:=IF(AND([.DA4]=&quot;R&quot;;[.DB4]=8);&quot;J&quot;;&quot;&quot;)">
            <text:p/>
          </table:table-cell>
          <table:table-cell table:style-name="ce13" table:formula="of:=IF(AND([.DB4]=&quot;R&quot;;[.DC4]=8);&quot;J&quot;;&quot;&quot;)">
            <text:p/>
          </table:table-cell>
          <table:table-cell table:style-name="ce13" table:formula="of:=IF(AND([.DC4]=&quot;R&quot;;[.DD4]=8);&quot;J&quot;;&quot;&quot;)">
            <text:p/>
          </table:table-cell>
          <table:table-cell table:style-name="ce13" table:formula="of:=IF(AND([.DD4]=&quot;R&quot;;[.DE4]=8);&quot;J&quot;;&quot;&quot;)">
            <text:p/>
          </table:table-cell>
          <table:table-cell table:style-name="ce13" table:formula="of:=IF(AND([.DE4]=&quot;R&quot;;[.DF4]=8);&quot;J&quot;;&quot;&quot;)">
            <text:p/>
          </table:table-cell>
          <table:table-cell table:style-name="ce33" table:formula="of:=IF(AND([.DF4]=&quot;R&quot;;[.DG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DH4]=&quot;R&quot;;[.DI4]=8);&quot;J&quot;;&quot;&quot;)">
            <text:p/>
          </table:table-cell>
          <table:table-cell table:style-name="ce13" table:formula="of:=IF(AND([.DI4]=&quot;R&quot;;[.DJ4]=8);&quot;J&quot;;&quot;&quot;)">
            <text:p/>
          </table:table-cell>
          <table:table-cell table:style-name="ce13" table:formula="of:=IF(AND([.DJ4]=&quot;R&quot;;[.DK4]=8);&quot;J&quot;;&quot;&quot;)">
            <text:p/>
          </table:table-cell>
          <table:table-cell table:style-name="ce13" table:formula="of:=IF(AND([.DK4]=&quot;R&quot;;[.DL4]=8);&quot;J&quot;;&quot;&quot;)">
            <text:p/>
          </table:table-cell>
          <table:table-cell table:style-name="ce33" table:formula="of:=IF(AND([.DL4]=&quot;R&quot;;[.DM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33" table:formula="of:=IF(AND([.DN4]=&quot;R&quot;;[.DO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13" table:formula="of:=IF(AND([.DP4]=&quot;R&quot;;[.DQ4]=8);&quot;J&quot;;&quot;&quot;)">
            <text:p/>
          </table:table-cell>
          <table:table-cell table:style-name="ce13" table:formula="of:=IF(AND([.DQ4]=&quot;R&quot;;[.DR4]=8);&quot;J&quot;;&quot;&quot;)">
            <text:p/>
          </table:table-cell>
          <table:table-cell table:style-name="ce13" table:formula="of:=IF(AND([.DR4]=&quot;R&quot;;[.DS4]=8);&quot;J&quot;;&quot;&quot;)">
            <text:p/>
          </table:table-cell>
          <table:table-cell table:style-name="ce13" table:formula="of:=IF(AND([.DS4]=&quot;R&quot;;[.DT4]=8);&quot;J&quot;;&quot;&quot;)">
            <text:p/>
          </table:table-cell>
          <table:table-cell table:style-name="ce13" table:formula="of:=IF(AND([.DT4]=&quot;R&quot;;[.DU4]=8);&quot;J&quot;;&quot;&quot;)">
            <text:p/>
          </table:table-cell>
          <table:table-cell table:style-name="ce13" table:formula="of:=IF(AND([.DU4]=&quot;R&quot;;[.DV4]=8);&quot;J&quot;;&quot;&quot;)">
            <text:p/>
          </table:table-cell>
          <table:table-cell table:style-name="ce33" table:formula="of:=IF(AND([.DV4]=&quot;R&quot;;[.DW4]=8);&quot;J&quot;;&quot;&quot;)" office:value-type="string" office:string-value="J" calcext:value-type="string" table:number-columns-spanned="2" table:number-rows-spanned="1">
            <text:p>J</text:p>
          </table:table-cell>
          <table:covered-table-cell table:style-name="ce24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0" table:formula="of:=IF(AND([.AT$7]=&quot;B&quot;;[.AX$28]=&quot;C&quot;);&quot;L&quot;;&quot;&quot;)">
            <text:p/>
          </table:table-cell>
          <table:table-cell table:style-name="ce10" table:formula="of:=IF(AND([.AU$7]=&quot;B&quot;;[.AY$28]=&quot;C&quot;);&quot;L&quot;;&quot;&quot;)">
            <text:p/>
          </table:table-cell>
          <table:table-cell table:style-name="ce10" table:formula="of:=IF(AND([.AV$7]=&quot;B&quot;;[.AZ$28]=&quot;C&quot;);&quot;L&quot;;&quot;&quot;)">
            <text:p/>
          </table:table-cell>
          <table:table-cell table:style-name="ce10" table:formula="of:=IF(AND([.AW$7]=&quot;B&quot;;[.BA$28]=&quot;C&quot;);&quot;L&quot;;&quot;&quot;)">
            <text:p/>
          </table:table-cell>
          <table:table-cell table:style-name="ce10" table:formula="of:=IF(AND([.AX$7]=&quot;B&quot;;[.BB$28]=&quot;C&quot;);&quot;L&quot;;&quot;&quot;)">
            <text:p/>
          </table:table-cell>
          <table:table-cell table:style-name="ce10" table:formula="of:=IF(AND([.AY$7]=&quot;B&quot;;[.BC$28]=&quot;C&quot;);&quot;L&quot;;&quot;&quot;)">
            <text:p/>
          </table:table-cell>
          <table:table-cell table:style-name="ce10" table:formula="of:=IF(AND([.AZ$7]=&quot;B&quot;;[.BD$28]=&quot;C&quot;);&quot;L&quot;;&quot;&quot;)">
            <text:p/>
          </table:table-cell>
          <table:table-cell table:style-name="ce10" table:formula="of:=IF(AND([.BA$7]=&quot;B&quot;;[.BE$28]=&quot;C&quot;);&quot;L&quot;;&quot;&quot;)">
            <text:p/>
          </table:table-cell>
          <table:table-cell table:style-name="ce10" table:formula="of:=IF(AND([.BB$7]=&quot;B&quot;;[.BF$28]=&quot;C&quot;);&quot;L&quot;;&quot;&quot;)">
            <text:p/>
          </table:table-cell>
          <table:table-cell table:style-name="ce10" table:formula="of:=IF(AND([.BC$7]=&quot;B&quot;;[.BG$28]=&quot;C&quot;);&quot;L&quot;;&quot;&quot;)">
            <text:p/>
          </table:table-cell>
          <table:table-cell table:style-name="ce10" table:formula="of:=IF(AND([.BD$7]=&quot;B&quot;;[.BH$28]=&quot;C&quot;);&quot;L&quot;;&quot;&quot;)">
            <text:p/>
          </table:table-cell>
          <table:table-cell table:style-name="ce10" table:formula="of:=IF(AND([.BE$7]=&quot;B&quot;;[.BI$28]=&quot;C&quot;);&quot;L&quot;;&quot;&quot;)">
            <text:p/>
          </table:table-cell>
          <table:table-cell table:style-name="ce10" table:formula="of:=IF(AND([.BF$7]=&quot;B&quot;;[.BJ$28]=&quot;C&quot;);&quot;L&quot;;&quot;&quot;)">
            <text:p/>
          </table:table-cell>
          <table:table-cell table:style-name="ce10" table:formula="of:=IF(AND([.BG$7]=&quot;B&quot;;[.BK$28]=&quot;C&quot;);&quot;L&quot;;&quot;&quot;)">
            <text:p/>
          </table:table-cell>
          <table:table-cell table:style-name="ce10" table:formula="of:=IF(AND([.BH$7]=&quot;B&quot;;[.BL$28]=&quot;C&quot;);&quot;L&quot;;&quot;&quot;)">
            <text:p/>
          </table:table-cell>
          <table:table-cell table:style-name="ce10" table:formula="of:=IF(AND([.BI$7]=&quot;B&quot;;[.BM$28]=&quot;C&quot;);&quot;L&quot;;&quot;&quot;)">
            <text:p/>
          </table:table-cell>
          <table:table-cell table:style-name="ce10" table:formula="of:=IF(AND([.BJ$7]=&quot;B&quot;;[.BN$28]=&quot;C&quot;);&quot;L&quot;;&quot;&quot;)">
            <text:p/>
          </table:table-cell>
          <table:table-cell table:style-name="ce10" table:formula="of:=IF(AND([.BK$7]=&quot;B&quot;;[.BO$28]=&quot;C&quot;);&quot;L&quot;;&quot;&quot;)">
            <text:p/>
          </table:table-cell>
          <table:table-cell table:style-name="ce10" table:formula="of:=IF(AND([.BL$7]=&quot;B&quot;;[.BP$28]=&quot;C&quot;);&quot;L&quot;;&quot;&quot;)">
            <text:p/>
          </table:table-cell>
          <table:table-cell table:style-name="ce10" table:formula="of:=IF(AND([.BM$7]=&quot;B&quot;;[.BQ$28]=&quot;C&quot;);&quot;L&quot;;&quot;&quot;)">
            <text:p/>
          </table:table-cell>
          <table:table-cell table:style-name="ce10" table:formula="of:=IF(AND([.BN$7]=&quot;B&quot;;[.BR$28]=&quot;C&quot;);&quot;L&quot;;&quot;&quot;)">
            <text:p/>
          </table:table-cell>
          <table:table-cell table:style-name="ce10" table:formula="of:=IF(AND([.BO$7]=&quot;B&quot;;[.BS$28]=&quot;C&quot;);&quot;L&quot;;&quot;&quot;)">
            <text:p/>
          </table:table-cell>
          <table:table-cell table:style-name="ce10" table:formula="of:=IF(AND([.BP$7]=&quot;B&quot;;[.BT$28]=&quot;C&quot;);&quot;L&quot;;&quot;&quot;)">
            <text:p/>
          </table:table-cell>
          <table:table-cell table:style-name="ce10" table:formula="of:=IF(AND([.BQ$7]=&quot;B&quot;;[.BU$28]=&quot;C&quot;);&quot;L&quot;;&quot;&quot;)">
            <text:p/>
          </table:table-cell>
          <table:table-cell table:style-name="ce10" table:formula="of:=IF(AND([.BR$7]=&quot;B&quot;;[.BV$28]=&quot;C&quot;);&quot;L&quot;;&quot;&quot;)">
            <text:p/>
          </table:table-cell>
          <table:table-cell table:style-name="ce10" table:formula="of:=IF(AND([.BS$7]=&quot;B&quot;;[.BW$28]=&quot;C&quot;);&quot;L&quot;;&quot;&quot;)">
            <text:p/>
          </table:table-cell>
          <table:table-cell table:style-name="ce10" table:formula="of:=IF(AND([.BT$7]=&quot;B&quot;;[.BX$28]=&quot;C&quot;);&quot;L&quot;;&quot;&quot;)">
            <text:p/>
          </table:table-cell>
          <table:table-cell table:style-name="ce10" table:formula="of:=IF(AND([.BU$7]=&quot;B&quot;;[.BY$28]=&quot;C&quot;);&quot;L&quot;;&quot;&quot;)">
            <text:p/>
          </table:table-cell>
          <table:table-cell table:style-name="ce10" table:formula="of:=IF(AND([.BV$7]=&quot;B&quot;;[.BZ$28]=&quot;C&quot;);&quot;L&quot;;&quot;&quot;)">
            <text:p/>
          </table:table-cell>
          <table:table-cell table:style-name="ce10" table:formula="of:=IF(AND([.BW$7]=&quot;B&quot;;[.CA$28]=&quot;C&quot;);&quot;L&quot;;&quot;&quot;)">
            <text:p/>
          </table:table-cell>
          <table:table-cell table:style-name="ce10" table:formula="of:=IF(AND([.BX$7]=&quot;B&quot;;[.CB$28]=&quot;C&quot;);&quot;L&quot;;&quot;&quot;)">
            <text:p/>
          </table:table-cell>
          <table:table-cell table:style-name="ce10" table:formula="of:=IF(AND([.BY$7]=&quot;B&quot;;[.CC$28]=&quot;C&quot;);&quot;L&quot;;&quot;&quot;)">
            <text:p/>
          </table:table-cell>
          <table:table-cell table:style-name="ce10" table:formula="of:=IF(AND([.BZ$7]=&quot;B&quot;;[.CD$28]=&quot;C&quot;);&quot;L&quot;;&quot;&quot;)">
            <text:p/>
          </table:table-cell>
          <table:table-cell table:style-name="ce10" table:formula="of:=IF(AND([.CA$7]=&quot;B&quot;;[.CE$28]=&quot;C&quot;);&quot;L&quot;;&quot;&quot;)">
            <text:p/>
          </table:table-cell>
          <table:table-cell table:style-name="ce10" table:formula="of:=IF(AND([.CB$7]=&quot;B&quot;;[.CF$28]=&quot;C&quot;);&quot;L&quot;;&quot;&quot;)">
            <text:p/>
          </table:table-cell>
          <table:table-cell table:style-name="ce10" table:formula="of:=IF(AND([.CC$7]=&quot;B&quot;;[.CG$28]=&quot;C&quot;);&quot;L&quot;;&quot;&quot;)">
            <text:p/>
          </table:table-cell>
          <table:table-cell table:style-name="ce48" table:formula="of:=IF(AND([.CD$7]=&quot;B&quot;;[.CH$28]=&quot;C&quot;);&quot;L&quot;;&quot;&quot;)" office:value-type="string" office:string-value="L" calcext:value-type="string" table:number-columns-spanned="12" table:number-rows-spanned="1">
            <text:p>L</text:p>
          </table:table-cell>
          <table:covered-table-cell table:number-columns-repeated="11" table:style-name="ce23"/>
          <table:table-cell table:style-name="ce10" table:formula="of:=IF(AND([.CP$7]=&quot;B&quot;;[.CT$28]=&quot;C&quot;);&quot;L&quot;;&quot;&quot;)">
            <text:p/>
          </table:table-cell>
          <table:table-cell table:style-name="ce10" table:formula="of:=IF(AND([.CQ$7]=&quot;B&quot;;[.CU$28]=&quot;C&quot;);&quot;L&quot;;&quot;&quot;)">
            <text:p/>
          </table:table-cell>
          <table:table-cell table:style-name="ce10" table:formula="of:=IF(AND([.CR$7]=&quot;B&quot;;[.CV$28]=&quot;C&quot;);&quot;L&quot;;&quot;&quot;)">
            <text:p/>
          </table:table-cell>
          <table:table-cell table:style-name="ce10" table:formula="of:=IF(AND([.CS$7]=&quot;B&quot;;[.CW$28]=&quot;C&quot;);&quot;L&quot;;&quot;&quot;)">
            <text:p/>
          </table:table-cell>
          <table:table-cell table:style-name="ce10" table:formula="of:=IF(AND([.CT$7]=&quot;B&quot;;[.CX$28]=&quot;C&quot;);&quot;L&quot;;&quot;&quot;)">
            <text:p/>
          </table:table-cell>
          <table:table-cell table:style-name="ce10" table:formula="of:=IF(AND([.CU$7]=&quot;B&quot;;[.CY$28]=&quot;C&quot;);&quot;L&quot;;&quot;&quot;)">
            <text:p/>
          </table:table-cell>
          <table:table-cell table:style-name="ce48" table:formula="of:=IF(AND([.CV$7]=&quot;B&quot;;[.CZ$28]=&quot;C&quot;);&quot;L&quot;;&quot;&quot;)" office:value-type="string" office:string-value="L" calcext:value-type="string" table:number-columns-spanned="12" table:number-rows-spanned="1">
            <text:p>L</text:p>
          </table:table-cell>
          <table:covered-table-cell table:number-columns-repeated="11" table:style-name="ce23"/>
          <table:table-cell table:style-name="ce10" table:formula="of:=IF(AND([.DH$7]=&quot;B&quot;;[.DL$28]=&quot;C&quot;);&quot;L&quot;;&quot;&quot;)">
            <text:p/>
          </table:table-cell>
          <table:table-cell table:style-name="ce10" table:formula="of:=IF(AND([.DI$7]=&quot;B&quot;;[.DM$28]=&quot;C&quot;);&quot;L&quot;;&quot;&quot;)">
            <text:p/>
          </table:table-cell>
          <table:table-cell table:style-name="ce10" table:formula="of:=IF(AND([.DJ$7]=&quot;B&quot;;[.DN$28]=&quot;C&quot;);&quot;L&quot;;&quot;&quot;)">
            <text:p/>
          </table:table-cell>
          <table:table-cell table:style-name="ce10" table:formula="of:=IF(AND([.DK$7]=&quot;B&quot;;[.DO$28]=&quot;C&quot;);&quot;L&quot;;&quot;&quot;)">
            <text:p/>
          </table:table-cell>
          <table:table-cell table:style-name="ce10" table:formula="of:=IF(AND([.DL$7]=&quot;B&quot;;[.DP$28]=&quot;C&quot;);&quot;L&quot;;&quot;&quot;)">
            <text:p/>
          </table:table-cell>
          <table:table-cell table:style-name="ce10" table:formula="of:=IF(AND([.DM$7]=&quot;B&quot;;[.DQ$28]=&quot;C&quot;);&quot;L&quot;;&quot;&quot;)">
            <text:p/>
          </table:table-cell>
          <table:table-cell table:style-name="ce10" table:formula="of:=IF(AND([.DN$7]=&quot;B&quot;;[.DR$28]=&quot;C&quot;);&quot;L&quot;;&quot;&quot;)">
            <text:p/>
          </table:table-cell>
          <table:table-cell table:style-name="ce10" table:formula="of:=IF(AND([.DO$7]=&quot;B&quot;;[.DS$28]=&quot;C&quot;);&quot;L&quot;;&quot;&quot;)">
            <text:p/>
          </table:table-cell>
          <table:table-cell table:style-name="ce10" table:formula="of:=IF(AND([.DP$7]=&quot;B&quot;;[.DT$28]=&quot;C&quot;);&quot;L&quot;;&quot;&quot;)">
            <text:p/>
          </table:table-cell>
          <table:table-cell table:style-name="ce10" table:formula="of:=IF(AND([.DQ$7]=&quot;B&quot;;[.DU$28]=&quot;C&quot;);&quot;L&quot;;&quot;&quot;)">
            <text:p/>
          </table:table-cell>
          <table:table-cell table:style-name="ce10" table:formula="of:=IF(AND([.DR$7]=&quot;B&quot;;[.DV$28]=&quot;C&quot;);&quot;L&quot;;&quot;&quot;)">
            <text:p/>
          </table:table-cell>
          <table:table-cell table:style-name="ce10" table:formula="of:=IF(AND([.DS$7]=&quot;B&quot;;[.DW$28]=&quot;C&quot;);&quot;L&quot;;&quot;&quot;)">
            <text:p/>
          </table:table-cell>
          <table:table-cell table:style-name="ce10" table:formula="of:=IF(AND([.DT$7]=&quot;B&quot;;[.DX$28]=&quot;C&quot;);&quot;L&quot;;&quot;&quot;)">
            <text:p/>
          </table:table-cell>
          <table:table-cell table:style-name="ce10" table:formula="of:=IF(AND([.DU$7]=&quot;B&quot;;[.DY$10]=&quot;C&quot;);&quot;L&quot;;&quot;&quot;)">
            <text:p/>
          </table:table-cell>
          <table:table-cell table:style-name="ce10" table:formula="of:=IF(AND([.DV$7]=&quot;B&quot;;[.DZ$10]=&quot;C&quot;);&quot;L&quot;;&quot;&quot;)">
            <text:p/>
          </table:table-cell>
          <table:table-cell table:style-name="ce10" table:formula="of:=IF(AND([.DW$7]=&quot;B&quot;;[.EA$10]=&quot;C&quot;);&quot;L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0"/>
          <table:table-cell table:style-name="ce13" table:number-columns-repeated="3"/>
          <table:table-cell table:style-name="ce34" table:formula="of:=IF(AND([.AX26]=&quot;N&quot;;[.BB27]=&quot;I&quot;);&quot;O&quot;;&quot;&quot;)" office:value-type="string" office:string-value="O" calcext:value-type="string" table:number-columns-spanned="12" table:number-rows-spanned="1">
            <text:p>O</text:p>
          </table:table-cell>
          <table:covered-table-cell table:number-columns-repeated="3" table:style-name="ce24"/>
          <table:covered-table-cell table:style-name="ce23"/>
          <table:covered-table-cell table:number-columns-repeated="3" table:style-name="ce24"/>
          <table:covered-table-cell table:style-name="ce23"/>
          <table:covered-table-cell table:number-columns-repeated="3" table:style-name="ce24"/>
          <table:table-cell table:style-name="ce10"/>
          <table:table-cell table:style-name="ce13" table:number-columns-repeated="11"/>
          <table:table-cell table:style-name="ce34" table:formula="of:=IF(AND([.BV26]=&quot;N&quot;;[.BZ27]=&quot;I&quot;);&quot;O&quot;;&quot;&quot;)" office:value-type="string" office:string-value="O" calcext:value-type="string" table:number-columns-spanned="12" table:number-rows-spanned="1">
            <text:p>O</text:p>
          </table:table-cell>
          <table:covered-table-cell table:number-columns-repeated="3" table:style-name="ce24"/>
          <table:covered-table-cell table:style-name="ce23"/>
          <table:covered-table-cell table:number-columns-repeated="3" table:style-name="ce24"/>
          <table:covered-table-cell table:style-name="ce23"/>
          <table:covered-table-cell table:number-columns-repeated="3" table:style-name="ce24"/>
          <table:table-cell table:style-name="ce13" table:number-columns-repeated="6"/>
          <table:table-cell table:style-name="ce34" table:formula="of:=IF(AND([.CN26]=&quot;N&quot;;[.CR27]=&quot;I&quot;);&quot;O&quot;;&quot;&quot;)" office:value-type="string" office:string-value="O" calcext:value-type="string" table:number-columns-spanned="12" table:number-rows-spanned="1">
            <text:p>O</text:p>
          </table:table-cell>
          <table:covered-table-cell table:number-columns-repeated="3" table:style-name="ce24"/>
          <table:covered-table-cell table:style-name="ce23"/>
          <table:covered-table-cell table:number-columns-repeated="3" table:style-name="ce24"/>
          <table:covered-table-cell table:style-name="ce23"/>
          <table:covered-table-cell table:number-columns-repeated="3" table:style-name="ce24"/>
          <table:table-cell table:style-name="ce13" table:number-columns-repeated="8"/>
          <table:table-cell table:style-name="ce10"/>
          <table:table-cell table:style-name="ce13" table:number-columns-repeated="3"/>
          <table:table-cell table:style-name="ce34" table:formula="of:=IF(AND([.DL26]=&quot;N&quot;;[.DP27]=&quot;I&quot;);&quot;O&quot;;&quot;&quot;)" office:value-type="string" office:string-value="O" calcext:value-type="string" table:number-columns-spanned="12" table:number-rows-spanned="1">
            <text:p>O</text:p>
          </table:table-cell>
          <table:covered-table-cell table:number-columns-repeated="3" table:style-name="ce24"/>
          <table:covered-table-cell table:style-name="ce23"/>
          <table:covered-table-cell table:number-columns-repeated="3" table:style-name="ce24"/>
          <table:covered-table-cell table:style-name="ce23"/>
          <table:covered-table-cell table:number-columns-repeated="3" table:style-name="ce24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3" table:formula="of:=IF(AND([.AT$4]=&quot;L&quot;;[.AU$4]=4;[.AV$4]=&quot;R&quot;;[.AW$4]=4;[.AX$4]=&quot;L&quot;;[.AY$4]=4);&quot;M&quot;;&quot;&quot;)">
            <text:p/>
          </table:table-cell>
          <table:table-cell table:style-name="ce13" table:formula="of:=IF(AND([.AU$4]=&quot;L&quot;;[.AV$4]=4;[.AW$4]=&quot;R&quot;;[.AX$4]=4;[.AY$4]=&quot;L&quot;;[.AZ$4]=4);&quot;M&quot;;&quot;&quot;)">
            <text:p/>
          </table:table-cell>
          <table:table-cell table:style-name="ce13" table:formula="of:=IF(AND([.AV$4]=&quot;L&quot;;[.AW$4]=4;[.AX$4]=&quot;R&quot;;[.AY$4]=4;[.AZ$4]=&quot;L&quot;;[.BA$4]=4);&quot;M&quot;;&quot;&quot;)">
            <text:p/>
          </table:table-cell>
          <table:table-cell table:style-name="ce13" table:formula="of:=IF(AND([.AW$4]=&quot;L&quot;;[.AX$4]=4;[.AY$4]=&quot;R&quot;;[.AZ$4]=4;[.BA$4]=&quot;L&quot;;[.BB$4]=4);&quot;M&quot;;&quot;&quot;)">
            <text:p/>
          </table:table-cell>
          <table:table-cell table:style-name="ce13" table:formula="of:=IF(AND([.AX$4]=&quot;L&quot;;[.AY$4]=4;[.AZ$4]=&quot;R&quot;;[.BA$4]=4;[.BB$4]=&quot;L&quot;;[.BC$4]=4);&quot;M&quot;;&quot;&quot;)">
            <text:p/>
          </table:table-cell>
          <table:table-cell table:style-name="ce13" table:formula="of:=IF(AND([.AY$4]=&quot;L&quot;;[.AZ$4]=4;[.BA$4]=&quot;R&quot;;[.BB$4]=4;[.BC$4]=&quot;L&quot;;[.BD$4]=4);&quot;M&quot;;&quot;&quot;)">
            <text:p/>
          </table:table-cell>
          <table:table-cell table:style-name="ce13" table:formula="of:=IF(AND([.AZ$4]=&quot;L&quot;;[.BA$4]=4;[.BB$4]=&quot;R&quot;;[.BC$4]=4;[.BD$4]=&quot;L&quot;;[.BE$4]=4);&quot;M&quot;;&quot;&quot;)">
            <text:p/>
          </table:table-cell>
          <table:table-cell table:style-name="ce13" table:formula="of:=IF(AND([.BA$4]=&quot;L&quot;;[.BB$4]=4;[.BC$4]=&quot;R&quot;;[.BD$4]=4;[.BE$4]=&quot;L&quot;;[.BF$4]=4);&quot;M&quot;;&quot;&quot;)">
            <text:p/>
          </table:table-cell>
          <table:table-cell table:style-name="ce13" table:formula="of:=IF(AND([.BB$4]=&quot;L&quot;;[.BC$4]=4;[.BD$4]=&quot;R&quot;;[.BE$4]=4;[.BF$4]=&quot;L&quot;;[.BG$4]=4);&quot;M&quot;;&quot;&quot;)">
            <text:p/>
          </table:table-cell>
          <table:table-cell table:style-name="ce13" table:formula="of:=IF(AND([.BC$4]=&quot;L&quot;;[.BD$4]=4;[.BE$4]=&quot;R&quot;;[.BF$4]=4;[.BG$4]=&quot;L&quot;;[.BH$4]=4);&quot;M&quot;;&quot;&quot;)">
            <text:p/>
          </table:table-cell>
          <table:table-cell table:style-name="ce13" table:formula="of:=IF(AND([.BD$4]=&quot;L&quot;;[.BE$4]=4;[.BF$4]=&quot;R&quot;;[.BG$4]=4;[.BH$4]=&quot;L&quot;;[.BI$4]=4);&quot;M&quot;;&quot;&quot;)">
            <text:p/>
          </table:table-cell>
          <table:table-cell table:style-name="ce13" table:formula="of:=IF(AND([.BE$4]=&quot;L&quot;;[.BF$4]=4;[.BG$4]=&quot;R&quot;;[.BH$4]=4;[.BI$4]=&quot;L&quot;;[.BJ$4]=4);&quot;M&quot;;&quot;&quot;)">
            <text:p/>
          </table:table-cell>
          <table:table-cell table:style-name="ce13" table:formula="of:=IF(AND([.BF$4]=&quot;L&quot;;[.BG$4]=4;[.BH$4]=&quot;R&quot;;[.BI$4]=4;[.BJ$4]=&quot;L&quot;;[.BK$4]=4);&quot;M&quot;;&quot;&quot;)">
            <text:p/>
          </table:table-cell>
          <table:table-cell table:style-name="ce13" table:formula="of:=IF(AND([.BG$4]=&quot;L&quot;;[.BH$4]=4;[.BI$4]=&quot;R&quot;;[.BJ$4]=4;[.BK$4]=&quot;L&quot;;[.BL$4]=4);&quot;M&quot;;&quot;&quot;)">
            <text:p/>
          </table:table-cell>
          <table:table-cell table:style-name="ce13" table:formula="of:=IF(AND([.BH$4]=&quot;L&quot;;[.BI$4]=4;[.BJ$4]=&quot;R&quot;;[.BK$4]=4;[.BL$4]=&quot;L&quot;;[.BM$4]=4);&quot;M&quot;;&quot;&quot;)">
            <text:p/>
          </table:table-cell>
          <table:table-cell table:style-name="ce13" table:formula="of:=IF(AND([.BI$4]=&quot;L&quot;;[.BJ$4]=4;[.BK$4]=&quot;R&quot;;[.BL$4]=4;[.BM$4]=&quot;L&quot;;[.BN$4]=4);&quot;M&quot;;&quot;&quot;)">
            <text:p/>
          </table:table-cell>
          <table:table-cell table:style-name="ce13" table:formula="of:=IF(AND([.BJ$4]=&quot;L&quot;;[.BK$4]=4;[.BL$4]=&quot;R&quot;;[.BM$4]=4;[.BN$4]=&quot;L&quot;;[.BO$4]=4);&quot;M&quot;;&quot;&quot;)">
            <text:p/>
          </table:table-cell>
          <table:table-cell table:style-name="ce13" table:formula="of:=IF(AND([.BK$4]=&quot;L&quot;;[.BL$4]=4;[.BM$4]=&quot;R&quot;;[.BN$4]=4;[.BO$4]=&quot;L&quot;;[.BP$4]=4);&quot;M&quot;;&quot;&quot;)">
            <text:p/>
          </table:table-cell>
          <table:table-cell table:style-name="ce13" table:formula="of:=IF(AND([.BL$4]=&quot;L&quot;;[.BM$4]=4;[.BN$4]=&quot;R&quot;;[.BO$4]=4;[.BP$4]=&quot;L&quot;;[.BQ$4]=4);&quot;M&quot;;&quot;&quot;)">
            <text:p/>
          </table:table-cell>
          <table:table-cell table:style-name="ce13" table:formula="of:=IF(AND([.BM$4]=&quot;L&quot;;[.BN$4]=4;[.BO$4]=&quot;R&quot;;[.BP$4]=4;[.BQ$4]=&quot;L&quot;;[.BR$4]=4);&quot;M&quot;;&quot;&quot;)">
            <text:p/>
          </table:table-cell>
          <table:table-cell table:style-name="ce13" table:formula="of:=IF(AND([.BN$4]=&quot;L&quot;;[.BO$4]=4;[.BP$4]=&quot;R&quot;;[.BQ$4]=4;[.BR$4]=&quot;L&quot;;[.BS$4]=4);&quot;M&quot;;&quot;&quot;)">
            <text:p/>
          </table:table-cell>
          <table:table-cell table:style-name="ce13" table:formula="of:=IF(AND([.BO$4]=&quot;L&quot;;[.BP$4]=4;[.BQ$4]=&quot;R&quot;;[.BR$4]=4;[.BS$4]=&quot;L&quot;;[.BT$4]=4);&quot;M&quot;;&quot;&quot;)">
            <text:p/>
          </table:table-cell>
          <table:table-cell table:style-name="ce43" table:formula="of:=IF(AND([.BP$4]=&quot;L&quot;;[.BQ$4]=4;[.BR$4]=&quot;R&quot;;[.BS$4]=4;[.BT$4]=&quot;L&quot;;[.BU$4]=4);&quot;M&quot;;&quot;&quot;)" office:value-type="string" office:string-value="M" calcext:value-type="string" table:number-columns-spanned="6" table:number-rows-spanned="1">
            <text:p>M</text:p>
          </table:table-cell>
          <table:covered-table-cell table:number-columns-repeated="5" table:style-name="ce24"/>
          <table:table-cell table:style-name="ce13" table:formula="of:=IF(AND([.BV$4]=&quot;L&quot;;[.BW$4]=4;[.BX$4]=&quot;R&quot;;[.BY$4]=4;[.BZ$4]=&quot;L&quot;;[.CA$4]=4);&quot;M&quot;;&quot;&quot;)">
            <text:p/>
          </table:table-cell>
          <table:table-cell table:style-name="ce13" table:formula="of:=IF(AND([.BW$4]=&quot;L&quot;;[.BX$4]=4;[.BY$4]=&quot;R&quot;;[.BZ$4]=4;[.CA$4]=&quot;L&quot;;[.CB$4]=4);&quot;M&quot;;&quot;&quot;)">
            <text:p/>
          </table:table-cell>
          <table:table-cell table:style-name="ce13" table:formula="of:=IF(AND([.BX$4]=&quot;L&quot;;[.BY$4]=4;[.BZ$4]=&quot;R&quot;;[.CA$4]=4;[.CB$4]=&quot;L&quot;;[.CC$4]=4);&quot;M&quot;;&quot;&quot;)">
            <text:p/>
          </table:table-cell>
          <table:table-cell table:style-name="ce13" table:formula="of:=IF(AND([.BY$4]=&quot;L&quot;;[.BZ$4]=4;[.CA$4]=&quot;R&quot;;[.CB$4]=4;[.CC$4]=&quot;L&quot;;[.CD$4]=4);&quot;M&quot;;&quot;&quot;)">
            <text:p/>
          </table:table-cell>
          <table:table-cell table:style-name="ce13" table:formula="of:=IF(AND([.BZ$4]=&quot;L&quot;;[.CA$4]=4;[.CB$4]=&quot;R&quot;;[.CC$4]=4;[.CD$4]=&quot;L&quot;;[.CE$4]=4);&quot;M&quot;;&quot;&quot;)">
            <text:p/>
          </table:table-cell>
          <table:table-cell table:style-name="ce13" table:formula="of:=IF(AND([.CA$4]=&quot;L&quot;;[.CB$4]=4;[.CC$4]=&quot;R&quot;;[.CD$4]=4;[.CE$4]=&quot;L&quot;;[.CF$4]=4);&quot;M&quot;;&quot;&quot;)">
            <text:p/>
          </table:table-cell>
          <table:table-cell table:style-name="ce13" table:formula="of:=IF(AND([.CB$4]=&quot;L&quot;;[.CC$4]=4;[.CD$4]=&quot;R&quot;;[.CE$4]=4;[.CF$4]=&quot;L&quot;;[.CG$4]=4);&quot;M&quot;;&quot;&quot;)">
            <text:p/>
          </table:table-cell>
          <table:table-cell table:style-name="ce13" table:formula="of:=IF(AND([.CC$4]=&quot;L&quot;;[.CD$4]=4;[.CE$4]=&quot;R&quot;;[.CF$4]=4;[.CG$4]=&quot;L&quot;;[.CH$4]=4);&quot;M&quot;;&quot;&quot;)">
            <text:p/>
          </table:table-cell>
          <table:table-cell table:style-name="ce13" table:formula="of:=IF(AND([.CD$4]=&quot;L&quot;;[.CE$4]=4;[.CF$4]=&quot;R&quot;;[.CG$4]=4;[.CH$4]=&quot;L&quot;;[.CI$4]=4);&quot;M&quot;;&quot;&quot;)">
            <text:p/>
          </table:table-cell>
          <table:table-cell table:style-name="ce13" table:formula="of:=IF(AND([.CE$4]=&quot;L&quot;;[.CF$4]=4;[.CG$4]=&quot;R&quot;;[.CH$4]=4;[.CI$4]=&quot;L&quot;;[.CJ$4]=4);&quot;M&quot;;&quot;&quot;)">
            <text:p/>
          </table:table-cell>
          <table:table-cell table:style-name="ce13" table:formula="of:=IF(AND([.CF$4]=&quot;L&quot;;[.CG$4]=4;[.CH$4]=&quot;R&quot;;[.CI$4]=4;[.CJ$4]=&quot;L&quot;;[.CK$4]=4);&quot;M&quot;;&quot;&quot;)">
            <text:p/>
          </table:table-cell>
          <table:table-cell table:style-name="ce13" table:formula="of:=IF(AND([.CG$4]=&quot;L&quot;;[.CH$4]=4;[.CI$4]=&quot;R&quot;;[.CJ$4]=4;[.CK$4]=&quot;L&quot;;[.CL$4]=4);&quot;M&quot;;&quot;&quot;)">
            <text:p/>
          </table:table-cell>
          <table:table-cell table:style-name="ce43" table:formula="of:=IF(AND([.CH$4]=&quot;L&quot;;[.CI$4]=4;[.CJ$4]=&quot;R&quot;;[.CK$4]=4;[.CL$4]=&quot;L&quot;;[.CM$4]=4);&quot;M&quot;;&quot;&quot;)" office:value-type="string" office:string-value="M" calcext:value-type="string" table:number-columns-spanned="6" table:number-rows-spanned="1">
            <text:p>M</text:p>
          </table:table-cell>
          <table:covered-table-cell table:number-columns-repeated="5" table:style-name="ce24"/>
          <table:table-cell table:style-name="ce13" table:formula="of:=IF(AND([.CN$4]=&quot;L&quot;;[.CO$4]=4;[.CP$4]=&quot;R&quot;;[.CQ$4]=4;[.CR$4]=&quot;L&quot;;[.CS$4]=4);&quot;M&quot;;&quot;&quot;)">
            <text:p/>
          </table:table-cell>
          <table:table-cell table:style-name="ce13" table:formula="of:=IF(AND([.CO$4]=&quot;L&quot;;[.CP$4]=4;[.CQ$4]=&quot;R&quot;;[.CR$4]=4;[.CS$4]=&quot;L&quot;;[.CT$4]=4);&quot;M&quot;;&quot;&quot;)">
            <text:p/>
          </table:table-cell>
          <table:table-cell table:style-name="ce13" table:formula="of:=IF(AND([.CP$4]=&quot;L&quot;;[.CQ$4]=4;[.CR$4]=&quot;R&quot;;[.CS$4]=4;[.CT$4]=&quot;L&quot;;[.CU$4]=4);&quot;M&quot;;&quot;&quot;)">
            <text:p/>
          </table:table-cell>
          <table:table-cell table:style-name="ce13" table:formula="of:=IF(AND([.CQ$4]=&quot;L&quot;;[.CR$4]=4;[.CS$4]=&quot;R&quot;;[.CT$4]=4;[.CU$4]=&quot;L&quot;;[.CV$4]=4);&quot;M&quot;;&quot;&quot;)">
            <text:p/>
          </table:table-cell>
          <table:table-cell table:style-name="ce13" table:formula="of:=IF(AND([.CR$4]=&quot;L&quot;;[.CS$4]=4;[.CT$4]=&quot;R&quot;;[.CU$4]=4;[.CV$4]=&quot;L&quot;;[.CW$4]=4);&quot;M&quot;;&quot;&quot;)">
            <text:p/>
          </table:table-cell>
          <table:table-cell table:style-name="ce13" table:formula="of:=IF(AND([.CS$4]=&quot;L&quot;;[.CT$4]=4;[.CU$4]=&quot;R&quot;;[.CV$4]=4;[.CW$4]=&quot;L&quot;;[.CX$4]=4);&quot;M&quot;;&quot;&quot;)">
            <text:p/>
          </table:table-cell>
          <table:table-cell table:style-name="ce13" table:formula="of:=IF(AND([.CT$4]=&quot;L&quot;;[.CU$4]=4;[.CV$4]=&quot;R&quot;;[.CW$4]=4;[.CX$4]=&quot;L&quot;;[.CY$4]=4);&quot;M&quot;;&quot;&quot;)">
            <text:p/>
          </table:table-cell>
          <table:table-cell table:style-name="ce13" table:formula="of:=IF(AND([.CU$4]=&quot;L&quot;;[.CV$4]=4;[.CW$4]=&quot;R&quot;;[.CX$4]=4;[.CY$4]=&quot;L&quot;;[.CZ$4]=4);&quot;M&quot;;&quot;&quot;)">
            <text:p/>
          </table:table-cell>
          <table:table-cell table:style-name="ce13" table:formula="of:=IF(AND([.CV$4]=&quot;L&quot;;[.CW$4]=4;[.CX$4]=&quot;R&quot;;[.CY$4]=4;[.CZ$4]=&quot;L&quot;;[.DA$4]=4);&quot;M&quot;;&quot;&quot;)">
            <text:p/>
          </table:table-cell>
          <table:table-cell table:style-name="ce13" table:formula="of:=IF(AND([.CW$4]=&quot;L&quot;;[.CX$4]=4;[.CY$4]=&quot;R&quot;;[.CZ$4]=4;[.DA$4]=&quot;L&quot;;[.DB$4]=4);&quot;M&quot;;&quot;&quot;)">
            <text:p/>
          </table:table-cell>
          <table:table-cell table:style-name="ce13" table:formula="of:=IF(AND([.CX$4]=&quot;L&quot;;[.CY$4]=4;[.CZ$4]=&quot;R&quot;;[.DA$4]=4;[.DB$4]=&quot;L&quot;;[.DC$4]=4);&quot;M&quot;;&quot;&quot;)">
            <text:p/>
          </table:table-cell>
          <table:table-cell table:style-name="ce13" table:formula="of:=IF(AND([.CY$4]=&quot;L&quot;;[.CZ$4]=4;[.DA$4]=&quot;R&quot;;[.DB$4]=4;[.DC$4]=&quot;L&quot;;[.DD$4]=4);&quot;M&quot;;&quot;&quot;)">
            <text:p/>
          </table:table-cell>
          <table:table-cell table:style-name="ce43" table:formula="of:=IF(AND([.CZ$4]=&quot;L&quot;;[.DA$4]=4;[.DB$4]=&quot;R&quot;;[.DC$4]=4;[.DD$4]=&quot;L&quot;;[.DE$4]=4);&quot;M&quot;;&quot;&quot;)" office:value-type="string" office:string-value="M" calcext:value-type="string" table:number-columns-spanned="6" table:number-rows-spanned="1">
            <text:p>M</text:p>
          </table:table-cell>
          <table:covered-table-cell table:number-columns-repeated="5" table:style-name="ce24"/>
          <table:table-cell table:style-name="ce13" table:formula="of:=IF(AND([.DF$4]=&quot;L&quot;;[.DG$4]=4;[.DH$4]=&quot;R&quot;;[.DI$4]=4;[.DJ$4]=&quot;L&quot;;[.DK$4]=4);&quot;M&quot;;&quot;&quot;)">
            <text:p/>
          </table:table-cell>
          <table:table-cell table:style-name="ce13" table:formula="of:=IF(AND([.DG$4]=&quot;L&quot;;[.DH$4]=4;[.DI$4]=&quot;R&quot;;[.DJ$4]=4;[.DK$4]=&quot;L&quot;;[.DL$4]=4);&quot;M&quot;;&quot;&quot;)">
            <text:p/>
          </table:table-cell>
          <table:table-cell table:style-name="ce13" table:formula="of:=IF(AND([.DH$4]=&quot;L&quot;;[.DI$4]=4;[.DJ$4]=&quot;R&quot;;[.DK$4]=4;[.DL$4]=&quot;L&quot;;[.DM$4]=4);&quot;M&quot;;&quot;&quot;)">
            <text:p/>
          </table:table-cell>
          <table:table-cell table:style-name="ce13" table:formula="of:=IF(AND([.DI$4]=&quot;L&quot;;[.DJ$4]=4;[.DK$4]=&quot;R&quot;;[.DL$4]=4;[.DM$4]=&quot;L&quot;;[.DN$4]=4);&quot;M&quot;;&quot;&quot;)">
            <text:p/>
          </table:table-cell>
          <table:table-cell table:style-name="ce13" table:formula="of:=IF(AND([.DJ$4]=&quot;L&quot;;[.DK$4]=4;[.DL$4]=&quot;R&quot;;[.DM$4]=4;[.DN$4]=&quot;L&quot;;[.DO$4]=4);&quot;M&quot;;&quot;&quot;)">
            <text:p/>
          </table:table-cell>
          <table:table-cell table:style-name="ce13" table:formula="of:=IF(AND([.DK$4]=&quot;L&quot;;[.DL$4]=4;[.DM$4]=&quot;R&quot;;[.DN$4]=4;[.DO$4]=&quot;L&quot;;[.DP$4]=4);&quot;M&quot;;&quot;&quot;)">
            <text:p/>
          </table:table-cell>
          <table:table-cell table:style-name="ce13" table:formula="of:=IF(AND([.DL$4]=&quot;L&quot;;[.DM$4]=4;[.DN$4]=&quot;R&quot;;[.DO$4]=4;[.DP$4]=&quot;L&quot;;[.DQ$4]=4);&quot;M&quot;;&quot;&quot;)">
            <text:p/>
          </table:table-cell>
          <table:table-cell table:style-name="ce13" table:formula="of:=IF(AND([.DM$4]=&quot;L&quot;;[.DN$4]=4;[.DO$4]=&quot;R&quot;;[.DP$4]=4;[.DQ$4]=&quot;L&quot;;[.DR$4]=4);&quot;M&quot;;&quot;&quot;)">
            <text:p/>
          </table:table-cell>
          <table:table-cell table:style-name="ce13" table:formula="of:=IF(AND([.DN$4]=&quot;L&quot;;[.DO$4]=4;[.DP$4]=&quot;R&quot;;[.DQ$4]=4;[.DR$4]=&quot;L&quot;;[.DS$4]=4);&quot;M&quot;;&quot;&quot;)">
            <text:p/>
          </table:table-cell>
          <table:table-cell table:style-name="ce13" table:formula="of:=IF(AND([.DO$4]=&quot;L&quot;;[.DP$4]=4;[.DQ$4]=&quot;R&quot;;[.DR$4]=4;[.DS$4]=&quot;L&quot;;[.DT$4]=4);&quot;M&quot;;&quot;&quot;)">
            <text:p/>
          </table:table-cell>
          <table:table-cell table:style-name="ce13" table:formula="of:=IF(AND([.DP$4]=&quot;L&quot;;[.DQ$4]=4;[.DR$4]=&quot;R&quot;;[.DS$4]=4;[.DT$4]=&quot;L&quot;;[.DU$4]=4);&quot;M&quot;;&quot;&quot;)">
            <text:p/>
          </table:table-cell>
          <table:table-cell table:style-name="ce13" table:formula="of:=IF(AND([.DQ$4]=&quot;L&quot;;[.DR$4]=4;[.DS$4]=&quot;R&quot;;[.DT$4]=4;[.DU$4]=&quot;L&quot;;[.DV$4]=4);&quot;M&quot;;&quot;&quot;)">
            <text:p/>
          </table:table-cell>
          <table:table-cell table:style-name="ce13" table:formula="of:=IF(AND([.DR$4]=&quot;L&quot;;[.DS$4]=4;[.DT$4]=&quot;R&quot;;[.DU$4]=4;[.DV$4]=&quot;L&quot;;[.DW$4]=4);&quot;M&quot;;&quot;&quot;)">
            <text:p/>
          </table:table-cell>
          <table:table-cell table:style-name="ce13" table:formula="of:=IF(AND([.DS$4]=&quot;L&quot;;[.DT$4]=4;[.DU$4]=&quot;R&quot;;[.DV$4]=4;[.DW$4]=&quot;L&quot;;[.DX$4]=4);&quot;M&quot;;&quot;&quot;)">
            <text:p/>
          </table:table-cell>
          <table:table-cell table:style-name="ce13" table:formula="of:=IF(AND([.DT$4]=&quot;L&quot;;[.DU$4]=4;[.DV$4]=&quot;R&quot;;[.DW$4]=4;[.DX$4]=&quot;L&quot;;[.DY$4]=4);&quot;M&quot;;&quot;&quot;)">
            <text:p/>
          </table:table-cell>
          <table:table-cell table:style-name="ce13" table:formula="of:=IF(AND([.DU$4]=&quot;L&quot;;[.DV$4]=4;[.DW$4]=&quot;R&quot;;[.DX$4]=4;[.DY$4]=&quot;L&quot;;[.DZ$4]=4);&quot;M&quot;;&quot;&quot;)">
            <text:p/>
          </table:table-cell>
          <table:table-cell table:style-name="ce13" table:formula="of:=IF(AND([.DV$4]=&quot;L&quot;;[.DW$4]=4;[.DX$4]=&quot;R&quot;;[.DY$4]=4;[.DZ$4]=&quot;L&quot;;[.EA$4]=4);&quot;M&quot;;&quot;&quot;)">
            <text:p/>
          </table:table-cell>
          <table:table-cell table:style-name="ce13" table:formula="of:=IF(AND([.DW$4]=&quot;L&quot;;[.DX$4]=4;[.DY$4]=&quot;R&quot;;[.DZ$4]=4;[.EA$4]=&quot;L&quot;;[.EB$4]=4);&quot;M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number-columns-repeated="5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9"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7" table:style-name="ce1" office:value-type="string" calcext:value-type="string">
            <text:p>#</text:p>
          </table:table-cell>
          <table:table-cell table:style-name="ce1" office:value-type="string" calcext:value-type="string">
            <text:p>v</text:p>
          </table:table-cell>
          <table:table-cell table:number-columns-repeated="6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3" table:formula="of:=IF(AND([.AT4]=&quot;R&quot;;[.AU4]=8;[.AV4]=&quot;L&quot;;[.AW4]=4);&quot;Q&quot;;&quot;&quot;)">
            <text:p/>
          </table:table-cell>
          <table:table-cell table:style-name="ce13" table:formula="of:=IF(AND([.AU4]=&quot;R&quot;;[.AV4]=8;[.AW4]=&quot;L&quot;;[.AX4]=4);&quot;Q&quot;;&quot;&quot;)">
            <text:p/>
          </table:table-cell>
          <table:table-cell table:style-name="ce13" table:formula="of:=IF(AND([.AV4]=&quot;R&quot;;[.AW4]=8;[.AX4]=&quot;L&quot;;[.AY4]=4);&quot;Q&quot;;&quot;&quot;)">
            <text:p/>
          </table:table-cell>
          <table:table-cell table:style-name="ce13" table:formula="of:=IF(AND([.AW4]=&quot;R&quot;;[.AX4]=8;[.AY4]=&quot;L&quot;;[.AZ4]=4);&quot;Q&quot;;&quot;&quot;)">
            <text:p/>
          </table:table-cell>
          <table:table-cell table:style-name="ce13" table:formula="of:=IF(AND([.AX4]=&quot;R&quot;;[.AY4]=8;[.AZ4]=&quot;L&quot;;[.BA4]=4);&quot;Q&quot;;&quot;&quot;)">
            <text:p/>
          </table:table-cell>
          <table:table-cell table:style-name="ce13" table:formula="of:=IF(AND([.AY4]=&quot;R&quot;;[.AZ4]=8;[.BA4]=&quot;L&quot;;[.BB4]=4);&quot;Q&quot;;&quot;&quot;)">
            <text:p/>
          </table:table-cell>
          <table:table-cell table:style-name="ce13" table:formula="of:=IF(AND([.AZ4]=&quot;R&quot;;[.BA4]=8;[.BB4]=&quot;L&quot;;[.BC4]=4);&quot;Q&quot;;&quot;&quot;)">
            <text:p/>
          </table:table-cell>
          <table:table-cell table:style-name="ce13" table:formula="of:=IF(AND([.BA4]=&quot;R&quot;;[.BB4]=8;[.BC4]=&quot;L&quot;;[.BD4]=4);&quot;Q&quot;;&quot;&quot;)">
            <text:p/>
          </table:table-cell>
          <table:table-cell table:style-name="ce13" table:formula="of:=IF(AND([.BB4]=&quot;R&quot;;[.BC4]=8;[.BD4]=&quot;L&quot;;[.BE4]=4);&quot;Q&quot;;&quot;&quot;)">
            <text:p/>
          </table:table-cell>
          <table:table-cell table:style-name="ce13" table:formula="of:=IF(AND([.BC4]=&quot;R&quot;;[.BD4]=8;[.BE4]=&quot;L&quot;;[.BF4]=4);&quot;Q&quot;;&quot;&quot;)">
            <text:p/>
          </table:table-cell>
          <table:table-cell table:style-name="ce13" table:formula="of:=IF(AND([.BD4]=&quot;R&quot;;[.BE4]=8;[.BF4]=&quot;L&quot;;[.BG4]=4);&quot;Q&quot;;&quot;&quot;)">
            <text:p/>
          </table:table-cell>
          <table:table-cell table:style-name="ce13" table:formula="of:=IF(AND([.BE4]=&quot;R&quot;;[.BF4]=8;[.BG4]=&quot;L&quot;;[.BH4]=4);&quot;Q&quot;;&quot;&quot;)">
            <text:p/>
          </table:table-cell>
          <table:table-cell table:style-name="ce13" table:formula="of:=IF(AND([.BF4]=&quot;R&quot;;[.BG4]=8;[.BH4]=&quot;L&quot;;[.BI4]=4);&quot;Q&quot;;&quot;&quot;)">
            <text:p/>
          </table:table-cell>
          <table:table-cell table:style-name="ce13" table:formula="of:=IF(AND([.BG4]=&quot;R&quot;;[.BH4]=8;[.BI4]=&quot;L&quot;;[.BJ4]=4);&quot;Q&quot;;&quot;&quot;)">
            <text:p/>
          </table:table-cell>
          <table:table-cell table:style-name="ce13" table:formula="of:=IF(AND([.BH4]=&quot;R&quot;;[.BI4]=8;[.BJ4]=&quot;L&quot;;[.BK4]=4);&quot;Q&quot;;&quot;&quot;)">
            <text:p/>
          </table:table-cell>
          <table:table-cell table:style-name="ce13" table:formula="of:=IF(AND([.BI4]=&quot;R&quot;;[.BJ4]=8;[.BK4]=&quot;L&quot;;[.BL4]=4);&quot;Q&quot;;&quot;&quot;)">
            <text:p/>
          </table:table-cell>
          <table:table-cell table:style-name="ce13" table:formula="of:=IF(AND([.BJ4]=&quot;R&quot;;[.BK4]=8;[.BL4]=&quot;L&quot;;[.BM4]=4);&quot;Q&quot;;&quot;&quot;)">
            <text:p/>
          </table:table-cell>
          <table:table-cell table:style-name="ce13" table:formula="of:=IF(AND([.BK4]=&quot;R&quot;;[.BL4]=8;[.BM4]=&quot;L&quot;;[.BN4]=4);&quot;Q&quot;;&quot;&quot;)">
            <text:p/>
          </table:table-cell>
          <table:table-cell table:style-name="ce13" table:formula="of:=IF(AND([.BL4]=&quot;R&quot;;[.BM4]=8;[.BN4]=&quot;L&quot;;[.BO4]=4);&quot;Q&quot;;&quot;&quot;)">
            <text:p/>
          </table:table-cell>
          <table:table-cell table:style-name="ce13" table:formula="of:=IF(AND([.BM4]=&quot;R&quot;;[.BN4]=8;[.BO4]=&quot;L&quot;;[.BP4]=4);&quot;Q&quot;;&quot;&quot;)">
            <text:p/>
          </table:table-cell>
          <table:table-cell table:style-name="ce39" table:formula="of:=IF(AND([.BN4]=&quot;R&quot;;[.BO4]=8;[.BP4]=&quot;L&quot;;[.BQ4]=4);&quot;Q&quot;;&quot;&quot;)" office:value-type="string" office:string-value="Q" calcext:value-type="string" table:number-columns-spanned="4" table:number-rows-spanned="1">
            <text:p>Q</text:p>
          </table:table-cell>
          <table:covered-table-cell table:number-columns-repeated="3" table:style-name="ce24"/>
          <table:table-cell table:style-name="ce13" table:formula="of:=IF(AND([.BR4]=&quot;R&quot;;[.BS4]=8;[.BT4]=&quot;L&quot;;[.BU4]=4);&quot;Q&quot;;&quot;&quot;)">
            <text:p/>
          </table:table-cell>
          <table:table-cell table:style-name="ce13" table:formula="of:=IF(AND([.BS4]=&quot;R&quot;;[.BT4]=8;[.BU4]=&quot;L&quot;;[.BV4]=4);&quot;Q&quot;;&quot;&quot;)">
            <text:p/>
          </table:table-cell>
          <table:table-cell table:style-name="ce13" table:formula="of:=IF(AND([.BT4]=&quot;R&quot;;[.BU4]=8;[.BV4]=&quot;L&quot;;[.BW4]=4);&quot;Q&quot;;&quot;&quot;)">
            <text:p/>
          </table:table-cell>
          <table:table-cell table:style-name="ce13" table:formula="of:=IF(AND([.BU4]=&quot;R&quot;;[.BV4]=8;[.BW4]=&quot;L&quot;;[.BX4]=4);&quot;Q&quot;;&quot;&quot;)">
            <text:p/>
          </table:table-cell>
          <table:table-cell table:style-name="ce13" table:formula="of:=IF(AND([.BV4]=&quot;R&quot;;[.BW4]=8;[.BX4]=&quot;L&quot;;[.BY4]=4);&quot;Q&quot;;&quot;&quot;)">
            <text:p/>
          </table:table-cell>
          <table:table-cell table:style-name="ce13" table:formula="of:=IF(AND([.BW4]=&quot;R&quot;;[.BX4]=8;[.BY4]=&quot;L&quot;;[.BZ4]=4);&quot;Q&quot;;&quot;&quot;)">
            <text:p/>
          </table:table-cell>
          <table:table-cell table:style-name="ce13" table:formula="of:=IF(AND([.BX4]=&quot;R&quot;;[.BY4]=8;[.BZ4]=&quot;L&quot;;[.CA4]=4);&quot;Q&quot;;&quot;&quot;)">
            <text:p/>
          </table:table-cell>
          <table:table-cell table:style-name="ce13" table:formula="of:=IF(AND([.BY4]=&quot;R&quot;;[.BZ4]=8;[.CA4]=&quot;L&quot;;[.CB4]=4);&quot;Q&quot;;&quot;&quot;)">
            <text:p/>
          </table:table-cell>
          <table:table-cell table:style-name="ce13" table:formula="of:=IF(AND([.BZ4]=&quot;R&quot;;[.CA4]=8;[.CB4]=&quot;L&quot;;[.CC4]=4);&quot;Q&quot;;&quot;&quot;)">
            <text:p/>
          </table:table-cell>
          <table:table-cell table:style-name="ce13" table:formula="of:=IF(AND([.CA4]=&quot;R&quot;;[.CB4]=8;[.CC4]=&quot;L&quot;;[.CD4]=4);&quot;Q&quot;;&quot;&quot;)">
            <text:p/>
          </table:table-cell>
          <table:table-cell table:style-name="ce13" table:formula="of:=IF(AND([.CB4]=&quot;R&quot;;[.CC4]=8;[.CD4]=&quot;L&quot;;[.CE4]=4);&quot;Q&quot;;&quot;&quot;)">
            <text:p/>
          </table:table-cell>
          <table:table-cell table:style-name="ce13" table:formula="of:=IF(AND([.CC4]=&quot;R&quot;;[.CD4]=8;[.CE4]=&quot;L&quot;;[.CF4]=4);&quot;Q&quot;;&quot;&quot;)">
            <text:p/>
          </table:table-cell>
          <table:table-cell table:style-name="ce13" table:formula="of:=IF(AND([.CD4]=&quot;R&quot;;[.CE4]=8;[.CF4]=&quot;L&quot;;[.CG4]=4);&quot;Q&quot;;&quot;&quot;)">
            <text:p/>
          </table:table-cell>
          <table:table-cell table:style-name="ce13" table:formula="of:=IF(AND([.CE4]=&quot;R&quot;;[.CF4]=8;[.CG4]=&quot;L&quot;;[.CH4]=4);&quot;Q&quot;;&quot;&quot;)">
            <text:p/>
          </table:table-cell>
          <table:table-cell table:style-name="ce39" table:formula="of:=IF(AND([.CF4]=&quot;R&quot;;[.CG4]=8;[.CH4]=&quot;L&quot;;[.CI4]=4);&quot;Q&quot;;&quot;&quot;)" office:value-type="string" office:string-value="Q" calcext:value-type="string" table:number-columns-spanned="4" table:number-rows-spanned="1">
            <text:p>Q</text:p>
          </table:table-cell>
          <table:covered-table-cell table:number-columns-repeated="3" table:style-name="ce24"/>
          <table:table-cell table:style-name="ce13" table:formula="of:=IF(AND([.CJ4]=&quot;R&quot;;[.CK4]=8;[.CL4]=&quot;L&quot;;[.CM4]=4);&quot;Q&quot;;&quot;&quot;)">
            <text:p/>
          </table:table-cell>
          <table:table-cell table:style-name="ce13" table:formula="of:=IF(AND([.CK4]=&quot;R&quot;;[.CL4]=8;[.CM4]=&quot;L&quot;;[.CN4]=4);&quot;Q&quot;;&quot;&quot;)">
            <text:p/>
          </table:table-cell>
          <table:table-cell table:style-name="ce13" table:formula="of:=IF(AND([.CL4]=&quot;R&quot;;[.CM4]=8;[.CN4]=&quot;L&quot;;[.CO4]=4);&quot;Q&quot;;&quot;&quot;)">
            <text:p/>
          </table:table-cell>
          <table:table-cell table:style-name="ce13" table:formula="of:=IF(AND([.CM4]=&quot;R&quot;;[.CN4]=8;[.CO4]=&quot;L&quot;;[.CP4]=4);&quot;Q&quot;;&quot;&quot;)">
            <text:p/>
          </table:table-cell>
          <table:table-cell table:style-name="ce13" table:formula="of:=IF(AND([.CN4]=&quot;R&quot;;[.CO4]=8;[.CP4]=&quot;L&quot;;[.CQ4]=4);&quot;Q&quot;;&quot;&quot;)">
            <text:p/>
          </table:table-cell>
          <table:table-cell table:style-name="ce13" table:formula="of:=IF(AND([.CO4]=&quot;R&quot;;[.CP4]=8;[.CQ4]=&quot;L&quot;;[.CR4]=4);&quot;Q&quot;;&quot;&quot;)">
            <text:p/>
          </table:table-cell>
          <table:table-cell table:style-name="ce13" table:formula="of:=IF(AND([.CP4]=&quot;R&quot;;[.CQ4]=8;[.CR4]=&quot;L&quot;;[.CS4]=4);&quot;Q&quot;;&quot;&quot;)">
            <text:p/>
          </table:table-cell>
          <table:table-cell table:style-name="ce13" table:formula="of:=IF(AND([.CQ4]=&quot;R&quot;;[.CR4]=8;[.CS4]=&quot;L&quot;;[.CT4]=4);&quot;Q&quot;;&quot;&quot;)">
            <text:p/>
          </table:table-cell>
          <table:table-cell table:style-name="ce13" table:formula="of:=IF(AND([.CR4]=&quot;R&quot;;[.CS4]=8;[.CT4]=&quot;L&quot;;[.CU4]=4);&quot;Q&quot;;&quot;&quot;)">
            <text:p/>
          </table:table-cell>
          <table:table-cell table:style-name="ce13" table:formula="of:=IF(AND([.CS4]=&quot;R&quot;;[.CT4]=8;[.CU4]=&quot;L&quot;;[.CV4]=4);&quot;Q&quot;;&quot;&quot;)">
            <text:p/>
          </table:table-cell>
          <table:table-cell table:style-name="ce13" table:formula="of:=IF(AND([.CT4]=&quot;R&quot;;[.CU4]=8;[.CV4]=&quot;L&quot;;[.CW4]=4);&quot;Q&quot;;&quot;&quot;)">
            <text:p/>
          </table:table-cell>
          <table:table-cell table:style-name="ce13" table:formula="of:=IF(AND([.CU4]=&quot;R&quot;;[.CV4]=8;[.CW4]=&quot;L&quot;;[.CX4]=4);&quot;Q&quot;;&quot;&quot;)">
            <text:p/>
          </table:table-cell>
          <table:table-cell table:style-name="ce13" table:formula="of:=IF(AND([.CV4]=&quot;R&quot;;[.CW4]=8;[.CX4]=&quot;L&quot;;[.CY4]=4);&quot;Q&quot;;&quot;&quot;)">
            <text:p/>
          </table:table-cell>
          <table:table-cell table:style-name="ce13" table:formula="of:=IF(AND([.CW4]=&quot;R&quot;;[.CX4]=8;[.CY4]=&quot;L&quot;;[.CZ4]=4);&quot;Q&quot;;&quot;&quot;)">
            <text:p/>
          </table:table-cell>
          <table:table-cell table:style-name="ce39" table:formula="of:=IF(AND([.CX4]=&quot;R&quot;;[.CY4]=8;[.CZ4]=&quot;L&quot;;[.DA4]=4);&quot;Q&quot;;&quot;&quot;)" office:value-type="string" office:string-value="Q" calcext:value-type="string" table:number-columns-spanned="4" table:number-rows-spanned="1">
            <text:p>Q</text:p>
          </table:table-cell>
          <table:covered-table-cell table:number-columns-repeated="3" table:style-name="ce24"/>
          <table:table-cell table:style-name="ce13" table:formula="of:=IF(AND([.DB4]=&quot;R&quot;;[.DC4]=8;[.DD4]=&quot;L&quot;;[.DE4]=4);&quot;Q&quot;;&quot;&quot;)">
            <text:p/>
          </table:table-cell>
          <table:table-cell table:style-name="ce13" table:formula="of:=IF(AND([.DC4]=&quot;R&quot;;[.DD4]=8;[.DE4]=&quot;L&quot;;[.DF4]=4);&quot;Q&quot;;&quot;&quot;)">
            <text:p/>
          </table:table-cell>
          <table:table-cell table:style-name="ce13" table:formula="of:=IF(AND([.DD4]=&quot;R&quot;;[.DE4]=8;[.DF4]=&quot;L&quot;;[.DG4]=4);&quot;Q&quot;;&quot;&quot;)">
            <text:p/>
          </table:table-cell>
          <table:table-cell table:style-name="ce13" table:formula="of:=IF(AND([.DE4]=&quot;R&quot;;[.DF4]=8;[.DG4]=&quot;L&quot;;[.DH4]=4);&quot;Q&quot;;&quot;&quot;)">
            <text:p/>
          </table:table-cell>
          <table:table-cell table:style-name="ce13" table:formula="of:=IF(AND([.DF4]=&quot;R&quot;;[.DG4]=8;[.DH4]=&quot;L&quot;;[.DI4]=4);&quot;Q&quot;;&quot;&quot;)">
            <text:p/>
          </table:table-cell>
          <table:table-cell table:style-name="ce13" table:formula="of:=IF(AND([.DG4]=&quot;R&quot;;[.DH4]=8;[.DI4]=&quot;L&quot;;[.DJ4]=4);&quot;Q&quot;;&quot;&quot;)">
            <text:p/>
          </table:table-cell>
          <table:table-cell table:style-name="ce13" table:formula="of:=IF(AND([.DH4]=&quot;R&quot;;[.DI4]=8;[.DJ4]=&quot;L&quot;;[.DK4]=4);&quot;Q&quot;;&quot;&quot;)">
            <text:p/>
          </table:table-cell>
          <table:table-cell table:style-name="ce13" table:formula="of:=IF(AND([.DI4]=&quot;R&quot;;[.DJ4]=8;[.DK4]=&quot;L&quot;;[.DL4]=4);&quot;Q&quot;;&quot;&quot;)">
            <text:p/>
          </table:table-cell>
          <table:table-cell table:style-name="ce13" table:formula="of:=IF(AND([.DJ4]=&quot;R&quot;;[.DK4]=8;[.DL4]=&quot;L&quot;;[.DM4]=4);&quot;Q&quot;;&quot;&quot;)">
            <text:p/>
          </table:table-cell>
          <table:table-cell table:style-name="ce13" table:formula="of:=IF(AND([.DK4]=&quot;R&quot;;[.DL4]=8;[.DM4]=&quot;L&quot;;[.DN4]=4);&quot;Q&quot;;&quot;&quot;)">
            <text:p/>
          </table:table-cell>
          <table:table-cell table:style-name="ce13" table:formula="of:=IF(AND([.DL4]=&quot;R&quot;;[.DM4]=8;[.DN4]=&quot;L&quot;;[.DO4]=4);&quot;Q&quot;;&quot;&quot;)">
            <text:p/>
          </table:table-cell>
          <table:table-cell table:style-name="ce13" table:formula="of:=IF(AND([.DM4]=&quot;R&quot;;[.DN4]=8;[.DO4]=&quot;L&quot;;[.DP4]=4);&quot;Q&quot;;&quot;&quot;)">
            <text:p/>
          </table:table-cell>
          <table:table-cell table:style-name="ce13" table:formula="of:=IF(AND([.DN4]=&quot;R&quot;;[.DO4]=8;[.DP4]=&quot;L&quot;;[.DQ4]=4);&quot;Q&quot;;&quot;&quot;)">
            <text:p/>
          </table:table-cell>
          <table:table-cell table:style-name="ce13" table:formula="of:=IF(AND([.DO4]=&quot;R&quot;;[.DP4]=8;[.DQ4]=&quot;L&quot;;[.DR4]=4);&quot;Q&quot;;&quot;&quot;)">
            <text:p/>
          </table:table-cell>
          <table:table-cell table:style-name="ce13" table:formula="of:=IF(AND([.DP4]=&quot;R&quot;;[.DQ4]=8;[.DR4]=&quot;L&quot;;[.DS4]=4);&quot;Q&quot;;&quot;&quot;)">
            <text:p/>
          </table:table-cell>
          <table:table-cell table:style-name="ce13" table:formula="of:=IF(AND([.DQ4]=&quot;R&quot;;[.DR4]=8;[.DS4]=&quot;L&quot;;[.DT4]=4);&quot;Q&quot;;&quot;&quot;)">
            <text:p/>
          </table:table-cell>
          <table:table-cell table:style-name="ce13" table:formula="of:=IF(AND([.DR4]=&quot;R&quot;;[.DS4]=8;[.DT4]=&quot;L&quot;;[.DU4]=4);&quot;Q&quot;;&quot;&quot;)">
            <text:p/>
          </table:table-cell>
          <table:table-cell table:style-name="ce13" table:formula="of:=IF(AND([.DS4]=&quot;R&quot;;[.DT4]=8;[.DU4]=&quot;L&quot;;[.DV4]=4);&quot;Q&quot;;&quot;&quot;)">
            <text:p/>
          </table:table-cell>
          <table:table-cell table:style-name="ce13" table:formula="of:=IF(AND([.DT4]=&quot;R&quot;;[.DU4]=8;[.DV4]=&quot;L&quot;;[.DW4]=4);&quot;Q&quot;;&quot;&quot;)">
            <text:p/>
          </table:table-cell>
          <table:table-cell table:style-name="ce13" table:formula="of:=IF(AND([.DU4]=&quot;R&quot;;[.DV4]=8;[.DW4]=&quot;L&quot;;[.DX4]=4);&quot;Q&quot;;&quot;&quot;)">
            <text:p/>
          </table:table-cell>
          <table:table-cell table:style-name="ce13" table:formula="of:=IF(AND([.DV4]=&quot;R&quot;;[.DW4]=8;[.DX4]=&quot;L&quot;;[.DY4]=4);&quot;Q&quot;;&quot;&quot;)">
            <text:p/>
          </table:table-cell>
          <table:table-cell table:style-name="ce13" table:formula="of:=IF(AND([.DW4]=&quot;R&quot;;[.DX4]=8;[.DY4]=&quot;L&quot;;[.DZ4]=4);&quot;Q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9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6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3" table:formula="of:=IF(AND([.AT$4]=&quot;R&quot;;[.AU$4]=8;[.AV$4]=&quot;L&quot;;[.AW$4]=6;[.AX$4]=&quot;L&quot;;[.AY$4]=4);&quot;K&quot;;&quot;&quot;)">
            <text:p/>
          </table:table-cell>
          <table:table-cell table:style-name="ce13" table:formula="of:=IF(AND([.AU$4]=&quot;R&quot;;[.AV$4]=8;[.AW$4]=&quot;L&quot;;[.AX$4]=6;[.AY$4]=&quot;L&quot;;[.AZ$4]=4);&quot;K&quot;;&quot;&quot;)">
            <text:p/>
          </table:table-cell>
          <table:table-cell table:style-name="ce13" table:formula="of:=IF(AND([.AV$4]=&quot;R&quot;;[.AW$4]=8;[.AX$4]=&quot;L&quot;;[.AY$4]=6;[.AZ$4]=&quot;L&quot;;[.BA$4]=4);&quot;K&quot;;&quot;&quot;)">
            <text:p/>
          </table:table-cell>
          <table:table-cell table:style-name="ce13" table:formula="of:=IF(AND([.AW$4]=&quot;R&quot;;[.AX$4]=8;[.AY$4]=&quot;L&quot;;[.AZ$4]=6;[.BA$4]=&quot;L&quot;;[.BB$4]=4);&quot;K&quot;;&quot;&quot;)">
            <text:p/>
          </table:table-cell>
          <table:table-cell table:style-name="ce13" table:formula="of:=IF(AND([.AX$4]=&quot;R&quot;;[.AY$4]=8;[.AZ$4]=&quot;L&quot;;[.BA$4]=6;[.BB$4]=&quot;L&quot;;[.BC$4]=4);&quot;K&quot;;&quot;&quot;)">
            <text:p/>
          </table:table-cell>
          <table:table-cell table:style-name="ce13" table:formula="of:=IF(AND([.AY$4]=&quot;R&quot;;[.AZ$4]=8;[.BA$4]=&quot;L&quot;;[.BB$4]=6;[.BC$4]=&quot;L&quot;;[.BD$4]=4);&quot;K&quot;;&quot;&quot;)">
            <text:p/>
          </table:table-cell>
          <table:table-cell table:style-name="ce36" table:formula="of:=IF(AND([.AZ$4]=&quot;R&quot;;[.BA$4]=8;[.BB$4]=&quot;L&quot;;[.BC$4]=6;[.BD$4]=&quot;L&quot;;[.BE$4]=4);&quot;K&quot;;&quot;&quot;)" office:value-type="string" office:string-value="K" calcext:value-type="string" table:number-columns-spanned="6" table:number-rows-spanned="1">
            <text:p>K</text:p>
          </table:table-cell>
          <table:covered-table-cell table:number-columns-repeated="5" table:style-name="ce24"/>
          <table:table-cell table:style-name="ce13" table:formula="of:=IF(AND([.BF$4]=&quot;R&quot;;[.BG$4]=8;[.BH$4]=&quot;L&quot;;[.BI$4]=6;[.BJ$4]=&quot;L&quot;;[.BK$4]=4);&quot;K&quot;;&quot;&quot;)">
            <text:p/>
          </table:table-cell>
          <table:table-cell table:style-name="ce13" table:formula="of:=IF(AND([.BG$4]=&quot;R&quot;;[.BH$4]=8;[.BI$4]=&quot;L&quot;;[.BJ$4]=6;[.BK$4]=&quot;L&quot;;[.BL$4]=4);&quot;K&quot;;&quot;&quot;)">
            <text:p/>
          </table:table-cell>
          <table:table-cell table:style-name="ce36" table:formula="of:=IF(AND([.BH$4]=&quot;R&quot;;[.BI$4]=8;[.BJ$4]=&quot;L&quot;;[.BK$4]=6;[.BL$4]=&quot;L&quot;;[.BM$4]=4);&quot;K&quot;;&quot;&quot;)" office:value-type="string" office:string-value="K" calcext:value-type="string" table:number-columns-spanned="6" table:number-rows-spanned="1">
            <text:p>K</text:p>
          </table:table-cell>
          <table:covered-table-cell table:number-columns-repeated="5" table:style-name="ce24"/>
          <table:table-cell table:style-name="ce13" table:formula="of:=IF(AND([.BN$4]=&quot;R&quot;;[.BO$4]=8;[.BP$4]=&quot;L&quot;;[.BQ$4]=6;[.BR$4]=&quot;L&quot;;[.BS$4]=4);&quot;K&quot;;&quot;&quot;)">
            <text:p/>
          </table:table-cell>
          <table:table-cell table:style-name="ce13" table:formula="of:=IF(AND([.BO$4]=&quot;R&quot;;[.BP$4]=8;[.BQ$4]=&quot;L&quot;;[.BR$4]=6;[.BS$4]=&quot;L&quot;;[.BT$4]=4);&quot;K&quot;;&quot;&quot;)">
            <text:p/>
          </table:table-cell>
          <table:table-cell table:style-name="ce13" table:formula="of:=IF(AND([.BP$4]=&quot;R&quot;;[.BQ$4]=8;[.BR$4]=&quot;L&quot;;[.BS$4]=6;[.BT$4]=&quot;L&quot;;[.BU$4]=4);&quot;K&quot;;&quot;&quot;)">
            <text:p/>
          </table:table-cell>
          <table:table-cell table:style-name="ce13" table:formula="of:=IF(AND([.BQ$4]=&quot;R&quot;;[.BR$4]=8;[.BS$4]=&quot;L&quot;;[.BT$4]=6;[.BU$4]=&quot;L&quot;;[.BV$4]=4);&quot;K&quot;;&quot;&quot;)">
            <text:p/>
          </table:table-cell>
          <table:table-cell table:style-name="ce13" table:formula="of:=IF(AND([.BR$4]=&quot;R&quot;;[.BS$4]=8;[.BT$4]=&quot;L&quot;;[.BU$4]=6;[.BV$4]=&quot;L&quot;;[.BW$4]=4);&quot;K&quot;;&quot;&quot;)">
            <text:p/>
          </table:table-cell>
          <table:table-cell table:style-name="ce13" table:formula="of:=IF(AND([.BS$4]=&quot;R&quot;;[.BT$4]=8;[.BU$4]=&quot;L&quot;;[.BV$4]=6;[.BW$4]=&quot;L&quot;;[.BX$4]=4);&quot;K&quot;;&quot;&quot;)">
            <text:p/>
          </table:table-cell>
          <table:table-cell table:style-name="ce13" table:formula="of:=IF(AND([.BT$4]=&quot;R&quot;;[.BU$4]=8;[.BV$4]=&quot;L&quot;;[.BW$4]=6;[.BX$4]=&quot;L&quot;;[.BY$4]=4);&quot;K&quot;;&quot;&quot;)">
            <text:p/>
          </table:table-cell>
          <table:table-cell table:style-name="ce13" table:formula="of:=IF(AND([.BU$4]=&quot;R&quot;;[.BV$4]=8;[.BW$4]=&quot;L&quot;;[.BX$4]=6;[.BY$4]=&quot;L&quot;;[.BZ$4]=4);&quot;K&quot;;&quot;&quot;)">
            <text:p/>
          </table:table-cell>
          <table:table-cell table:style-name="ce13" table:formula="of:=IF(AND([.BV$4]=&quot;R&quot;;[.BW$4]=8;[.BX$4]=&quot;L&quot;;[.BY$4]=6;[.BZ$4]=&quot;L&quot;;[.CA$4]=4);&quot;K&quot;;&quot;&quot;)">
            <text:p/>
          </table:table-cell>
          <table:table-cell table:style-name="ce13" table:formula="of:=IF(AND([.BW$4]=&quot;R&quot;;[.BX$4]=8;[.BY$4]=&quot;L&quot;;[.BZ$4]=6;[.CA$4]=&quot;L&quot;;[.CB$4]=4);&quot;K&quot;;&quot;&quot;)">
            <text:p/>
          </table:table-cell>
          <table:table-cell table:style-name="ce36" table:formula="of:=IF(AND([.BX$4]=&quot;R&quot;;[.BY$4]=8;[.BZ$4]=&quot;L&quot;;[.CA$4]=6;[.CB$4]=&quot;L&quot;;[.CC$4]=4);&quot;K&quot;;&quot;&quot;)" office:value-type="string" office:string-value="K" calcext:value-type="string" table:number-columns-spanned="6" table:number-rows-spanned="1">
            <text:p>K</text:p>
          </table:table-cell>
          <table:covered-table-cell table:number-columns-repeated="5" table:style-name="ce24"/>
          <table:table-cell table:style-name="ce13" table:formula="of:=IF(AND([.CD$4]=&quot;R&quot;;[.CE$4]=8;[.CF$4]=&quot;L&quot;;[.CG$4]=6;[.CH$4]=&quot;L&quot;;[.CI$4]=4);&quot;K&quot;;&quot;&quot;)">
            <text:p/>
          </table:table-cell>
          <table:table-cell table:style-name="ce13" table:formula="of:=IF(AND([.CE$4]=&quot;R&quot;;[.CF$4]=8;[.CG$4]=&quot;L&quot;;[.CH$4]=6;[.CI$4]=&quot;L&quot;;[.CJ$4]=4);&quot;K&quot;;&quot;&quot;)">
            <text:p/>
          </table:table-cell>
          <table:table-cell table:style-name="ce13" table:formula="of:=IF(AND([.CF$4]=&quot;R&quot;;[.CG$4]=8;[.CH$4]=&quot;L&quot;;[.CI$4]=6;[.CJ$4]=&quot;L&quot;;[.CK$4]=4);&quot;K&quot;;&quot;&quot;)">
            <text:p/>
          </table:table-cell>
          <table:table-cell table:style-name="ce13" table:formula="of:=IF(AND([.CG$4]=&quot;R&quot;;[.CH$4]=8;[.CI$4]=&quot;L&quot;;[.CJ$4]=6;[.CK$4]=&quot;L&quot;;[.CL$4]=4);&quot;K&quot;;&quot;&quot;)">
            <text:p/>
          </table:table-cell>
          <table:table-cell table:style-name="ce13" table:formula="of:=IF(AND([.CH$4]=&quot;R&quot;;[.CI$4]=8;[.CJ$4]=&quot;L&quot;;[.CK$4]=6;[.CL$4]=&quot;L&quot;;[.CM$4]=4);&quot;K&quot;;&quot;&quot;)">
            <text:p/>
          </table:table-cell>
          <table:table-cell table:style-name="ce13" table:formula="of:=IF(AND([.CI$4]=&quot;R&quot;;[.CJ$4]=8;[.CK$4]=&quot;L&quot;;[.CL$4]=6;[.CM$4]=&quot;L&quot;;[.CN$4]=4);&quot;K&quot;;&quot;&quot;)">
            <text:p/>
          </table:table-cell>
          <table:table-cell table:style-name="ce13" table:formula="of:=IF(AND([.CJ$4]=&quot;R&quot;;[.CK$4]=8;[.CL$4]=&quot;L&quot;;[.CM$4]=6;[.CN$4]=&quot;L&quot;;[.CO$4]=4);&quot;K&quot;;&quot;&quot;)">
            <text:p/>
          </table:table-cell>
          <table:table-cell table:style-name="ce13" table:formula="of:=IF(AND([.CK$4]=&quot;R&quot;;[.CL$4]=8;[.CM$4]=&quot;L&quot;;[.CN$4]=6;[.CO$4]=&quot;L&quot;;[.CP$4]=4);&quot;K&quot;;&quot;&quot;)">
            <text:p/>
          </table:table-cell>
          <table:table-cell table:style-name="ce13" table:formula="of:=IF(AND([.CL$4]=&quot;R&quot;;[.CM$4]=8;[.CN$4]=&quot;L&quot;;[.CO$4]=6;[.CP$4]=&quot;L&quot;;[.CQ$4]=4);&quot;K&quot;;&quot;&quot;)">
            <text:p/>
          </table:table-cell>
          <table:table-cell table:style-name="ce13" table:formula="of:=IF(AND([.CM$4]=&quot;R&quot;;[.CN$4]=8;[.CO$4]=&quot;L&quot;;[.CP$4]=6;[.CQ$4]=&quot;L&quot;;[.CR$4]=4);&quot;K&quot;;&quot;&quot;)">
            <text:p/>
          </table:table-cell>
          <table:table-cell table:style-name="ce13" table:formula="of:=IF(AND([.CN$4]=&quot;R&quot;;[.CO$4]=8;[.CP$4]=&quot;L&quot;;[.CQ$4]=6;[.CR$4]=&quot;L&quot;;[.CS$4]=4);&quot;K&quot;;&quot;&quot;)">
            <text:p/>
          </table:table-cell>
          <table:table-cell table:style-name="ce13" table:formula="of:=IF(AND([.CO$4]=&quot;R&quot;;[.CP$4]=8;[.CQ$4]=&quot;L&quot;;[.CR$4]=6;[.CS$4]=&quot;L&quot;;[.CT$4]=4);&quot;K&quot;;&quot;&quot;)">
            <text:p/>
          </table:table-cell>
          <table:table-cell table:style-name="ce36" table:formula="of:=IF(AND([.CP$4]=&quot;R&quot;;[.CQ$4]=8;[.CR$4]=&quot;L&quot;;[.CS$4]=6;[.CT$4]=&quot;L&quot;;[.CU$4]=4);&quot;K&quot;;&quot;&quot;)" office:value-type="string" office:string-value="K" calcext:value-type="string" table:number-columns-spanned="6" table:number-rows-spanned="1">
            <text:p>K</text:p>
          </table:table-cell>
          <table:covered-table-cell table:number-columns-repeated="5" table:style-name="ce24"/>
          <table:table-cell table:style-name="ce13" table:formula="of:=IF(AND([.CV$4]=&quot;R&quot;;[.CW$4]=8;[.CX$4]=&quot;L&quot;;[.CY$4]=6;[.CZ$4]=&quot;L&quot;;[.DA$4]=4);&quot;K&quot;;&quot;&quot;)">
            <text:p/>
          </table:table-cell>
          <table:table-cell table:style-name="ce13" table:formula="of:=IF(AND([.CW$4]=&quot;R&quot;;[.CX$4]=8;[.CY$4]=&quot;L&quot;;[.CZ$4]=6;[.DA$4]=&quot;L&quot;;[.DB$4]=4);&quot;K&quot;;&quot;&quot;)">
            <text:p/>
          </table:table-cell>
          <table:table-cell table:style-name="ce13" table:formula="of:=IF(AND([.CX$4]=&quot;R&quot;;[.CY$4]=8;[.CZ$4]=&quot;L&quot;;[.DA$4]=6;[.DB$4]=&quot;L&quot;;[.DC$4]=4);&quot;K&quot;;&quot;&quot;)">
            <text:p/>
          </table:table-cell>
          <table:table-cell table:style-name="ce13" table:formula="of:=IF(AND([.CY$4]=&quot;R&quot;;[.CZ$4]=8;[.DA$4]=&quot;L&quot;;[.DB$4]=6;[.DC$4]=&quot;L&quot;;[.DD$4]=4);&quot;K&quot;;&quot;&quot;)">
            <text:p/>
          </table:table-cell>
          <table:table-cell table:style-name="ce13" table:formula="of:=IF(AND([.CZ$4]=&quot;R&quot;;[.DA$4]=8;[.DB$4]=&quot;L&quot;;[.DC$4]=6;[.DD$4]=&quot;L&quot;;[.DE$4]=4);&quot;K&quot;;&quot;&quot;)">
            <text:p/>
          </table:table-cell>
          <table:table-cell table:style-name="ce13" table:formula="of:=IF(AND([.DA$4]=&quot;R&quot;;[.DB$4]=8;[.DC$4]=&quot;L&quot;;[.DD$4]=6;[.DE$4]=&quot;L&quot;;[.DF$4]=4);&quot;K&quot;;&quot;&quot;)">
            <text:p/>
          </table:table-cell>
          <table:table-cell table:style-name="ce13" table:formula="of:=IF(AND([.DB$4]=&quot;R&quot;;[.DC$4]=8;[.DD$4]=&quot;L&quot;;[.DE$4]=6;[.DF$4]=&quot;L&quot;;[.DG$4]=4);&quot;K&quot;;&quot;&quot;)">
            <text:p/>
          </table:table-cell>
          <table:table-cell table:style-name="ce13" table:formula="of:=IF(AND([.DC$4]=&quot;R&quot;;[.DD$4]=8;[.DE$4]=&quot;L&quot;;[.DF$4]=6;[.DG$4]=&quot;L&quot;;[.DH$4]=4);&quot;K&quot;;&quot;&quot;)">
            <text:p/>
          </table:table-cell>
          <table:table-cell table:style-name="ce13" table:formula="of:=IF(AND([.DD$4]=&quot;R&quot;;[.DE$4]=8;[.DF$4]=&quot;L&quot;;[.DG$4]=6;[.DH$4]=&quot;L&quot;;[.DI$4]=4);&quot;K&quot;;&quot;&quot;)">
            <text:p/>
          </table:table-cell>
          <table:table-cell table:style-name="ce13" table:formula="of:=IF(AND([.DE$4]=&quot;R&quot;;[.DF$4]=8;[.DG$4]=&quot;L&quot;;[.DH$4]=6;[.DI$4]=&quot;L&quot;;[.DJ$4]=4);&quot;K&quot;;&quot;&quot;)">
            <text:p/>
          </table:table-cell>
          <table:table-cell table:style-name="ce36" table:formula="of:=IF(AND([.DF$4]=&quot;R&quot;;[.DG$4]=8;[.DH$4]=&quot;L&quot;;[.DI$4]=6;[.DJ$4]=&quot;L&quot;;[.DK$4]=4);&quot;K&quot;;&quot;&quot;)" office:value-type="string" office:string-value="K" calcext:value-type="string" table:number-columns-spanned="6" table:number-rows-spanned="1">
            <text:p>K</text:p>
          </table:table-cell>
          <table:covered-table-cell table:number-columns-repeated="5" table:style-name="ce24"/>
          <table:table-cell table:style-name="ce13" table:formula="of:=IF(AND([.DL$4]=&quot;R&quot;;[.DM$4]=8;[.DN$4]=&quot;L&quot;;[.DO$4]=6;[.DP$4]=&quot;L&quot;;[.DQ$4]=4);&quot;K&quot;;&quot;&quot;)">
            <text:p/>
          </table:table-cell>
          <table:table-cell table:style-name="ce13" table:formula="of:=IF(AND([.DM$4]=&quot;R&quot;;[.DN$4]=8;[.DO$4]=&quot;L&quot;;[.DP$4]=6;[.DQ$4]=&quot;L&quot;;[.DR$4]=4);&quot;K&quot;;&quot;&quot;)">
            <text:p/>
          </table:table-cell>
          <table:table-cell table:style-name="ce36" table:formula="of:=IF(AND([.DN$4]=&quot;R&quot;;[.DO$4]=8;[.DP$4]=&quot;L&quot;;[.DQ$4]=6;[.DR$4]=&quot;L&quot;;[.DS$4]=4);&quot;K&quot;;&quot;&quot;)" office:value-type="string" office:string-value="K" calcext:value-type="string" table:number-columns-spanned="6" table:number-rows-spanned="1">
            <text:p>K</text:p>
          </table:table-cell>
          <table:covered-table-cell table:number-columns-repeated="5" table:style-name="ce24"/>
          <table:table-cell table:style-name="ce13" table:formula="of:=IF(AND([.DT$4]=&quot;R&quot;;[.DU$4]=8;[.DV$4]=&quot;L&quot;;[.DW$4]=6;[.DX$4]=&quot;L&quot;;[.DY$4]=4);&quot;K&quot;;&quot;&quot;)">
            <text:p/>
          </table:table-cell>
          <table:table-cell table:style-name="ce13" table:formula="of:=IF(AND([.DU$4]=&quot;R&quot;;[.DV$4]=8;[.DW$4]=&quot;L&quot;;[.DX$4]=6;[.DY$4]=&quot;L&quot;;[.DZ$4]=4);&quot;K&quot;;&quot;&quot;)">
            <text:p/>
          </table:table-cell>
          <table:table-cell table:style-name="ce13" table:formula="of:=IF(AND([.DV$4]=&quot;R&quot;;[.DW$4]=8;[.DX$4]=&quot;L&quot;;[.DY$4]=6;[.DZ$4]=&quot;L&quot;;[.EA$4]=4);&quot;K&quot;;&quot;&quot;)">
            <text:p/>
          </table:table-cell>
          <table:table-cell table:style-name="ce13" table:formula="of:=IF(AND([.DW$4]=&quot;R&quot;;[.DX$4]=8;[.DY$4]=&quot;L&quot;;[.DZ$4]=6;[.EA$4]=&quot;L&quot;;[.EB$4]=4);&quot;K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v</text:p>
          </table:table-cell>
          <table:table-cell table:number-columns-repeated="1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6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0"/>
          <table:table-cell table:style-name="ce13" table:number-columns-repeated="7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15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13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11"/>
          <table:table-cell table:style-name="ce10"/>
          <table:table-cell table:style-name="ce13" table:number-columns-repeated="7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3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6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0"/>
          <table:table-cell table:style-name="ce13" table:number-columns-repeated="3"/>
          <table:table-cell table:style-name="ce35" table:formula="of:=IF(AND([.AX19]=&quot;J&quot;;[.AZ19]=&quot;J&quot;);&quot;N&quot;;&quot;&quot;)" office:value-type="string" office:string-value="N" calcext:value-type="string" table:number-columns-spanned="4" table:number-rows-spanned="1">
            <text:p>N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11"/>
          <table:table-cell table:style-name="ce35" table:formula="of:=IF(AND([.BV19]=&quot;J&quot;;[.BX19]=&quot;J&quot;);&quot;N&quot;;&quot;&quot;)" office:value-type="string" office:string-value="N" calcext:value-type="string" table:number-columns-spanned="4" table:number-rows-spanned="1">
            <text:p>N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9"/>
          <table:table-cell table:style-name="ce35" table:formula="of:=IF(AND([.CN19]=&quot;J&quot;;[.CP19]=&quot;J&quot;);&quot;N&quot;;&quot;&quot;)" office:value-type="string" office:string-value="N" calcext:value-type="string" table:number-columns-spanned="4" table:number-rows-spanned="1">
            <text:p>N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11"/>
          <table:table-cell table:style-name="ce10"/>
          <table:table-cell table:style-name="ce13" table:number-columns-repeated="3"/>
          <table:table-cell table:style-name="ce35" table:formula="of:=IF(AND([.DL19]=&quot;J&quot;;[.DN19]=&quot;J&quot;);&quot;N&quot;;&quot;&quot;)" office:value-type="string" office:string-value="N" calcext:value-type="string" table:number-columns-spanned="4" table:number-rows-spanned="1">
            <text:p>N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10"/>
          <table:table-cell table:style-name="ce13" table:number-columns-repeated="3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style-name="ce1" office:value-type="string" calcext:value-type="string">
            <text:p>&gt;</text:p>
          </table:table-cell>
          <table:table-cell table:number-columns-repeated="9" table:style-name="ce1" office:value-type="string" calcext:value-type="string">
            <text:p>#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v</text:p>
          </table:table-cell>
          <table:table-cell table:number-columns-repeated="5" table:style-name="ce1" office:value-type="string" calcext:value-type="string">
            <text:p>#</text:p>
          </table:table-cell>
          <table:table-cell table:style-name="ce1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^</text:p>
          </table:table-cell>
          <table:table-cell table:number-columns-repeated="9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0" table:formula="of:=IF(AND([.AT30]=&quot;A&quot;;[.AX7]=&quot;B&quot;);&quot;I&quot;;&quot;&quot;)">
            <text:p/>
          </table:table-cell>
          <table:table-cell table:style-name="ce10" table:formula="of:=IF(AND([.AU30]=&quot;A&quot;;[.AY7]=&quot;B&quot;);&quot;I&quot;;&quot;&quot;)">
            <text:p/>
          </table:table-cell>
          <table:table-cell table:style-name="ce10" table:formula="of:=IF(AND([.AV30]=&quot;A&quot;;[.AZ7]=&quot;B&quot;);&quot;I&quot;;&quot;&quot;)">
            <text:p/>
          </table:table-cell>
          <table:table-cell table:style-name="ce10" table:formula="of:=IF(AND([.AW30]=&quot;A&quot;;[.BA7]=&quot;B&quot;);&quot;I&quot;;&quot;&quot;)">
            <text:p/>
          </table:table-cell>
          <table:table-cell table:style-name="ce10" table:formula="of:=IF(AND([.AX30]=&quot;A&quot;;[.BB7]=&quot;B&quot;);&quot;I&quot;;&quot;&quot;)">
            <text:p/>
          </table:table-cell>
          <table:table-cell table:style-name="ce10" table:formula="of:=IF(AND([.AY30]=&quot;A&quot;;[.BC7]=&quot;B&quot;);&quot;I&quot;;&quot;&quot;)">
            <text:p/>
          </table:table-cell>
          <table:table-cell table:style-name="ce10" table:formula="of:=IF(AND([.AZ30]=&quot;A&quot;;[.BD7]=&quot;B&quot;);&quot;I&quot;;&quot;&quot;)">
            <text:p/>
          </table:table-cell>
          <table:table-cell table:style-name="ce10" table:formula="of:=IF(AND([.BA30]=&quot;A&quot;;[.BE7]=&quot;B&quot;);&quot;I&quot;;&quot;&quot;)">
            <text:p/>
          </table:table-cell>
          <table:table-cell table:style-name="ce38" table:formula="of:=IF(AND([.BB30]=&quot;A&quot;;[.BF7]=&quot;B&quot;);&quot;I&quot;;&quot;&quot;)" office:value-type="string" office:string-value="I" calcext:value-type="string" table:number-columns-spanned="8" table:number-rows-spanned="1">
            <text:p>I</text:p>
          </table:table-cell>
          <table:covered-table-cell table:number-columns-repeated="7" table:style-name="ce23"/>
          <table:table-cell table:style-name="ce10" table:formula="of:=IF(AND([.BJ30]=&quot;A&quot;;[.BN7]=&quot;B&quot;);&quot;I&quot;;&quot;&quot;)">
            <text:p/>
          </table:table-cell>
          <table:table-cell table:style-name="ce10" table:formula="of:=IF(AND([.BK30]=&quot;A&quot;;[.BO7]=&quot;B&quot;);&quot;I&quot;;&quot;&quot;)">
            <text:p/>
          </table:table-cell>
          <table:table-cell table:style-name="ce10" table:formula="of:=IF(AND([.BL30]=&quot;A&quot;;[.BP7]=&quot;B&quot;);&quot;I&quot;;&quot;&quot;)">
            <text:p/>
          </table:table-cell>
          <table:table-cell table:style-name="ce10" table:formula="of:=IF(AND([.BM30]=&quot;A&quot;;[.BQ7]=&quot;B&quot;);&quot;I&quot;;&quot;&quot;)">
            <text:p/>
          </table:table-cell>
          <table:table-cell table:style-name="ce10" table:formula="of:=IF(AND([.BN30]=&quot;A&quot;;[.BR7]=&quot;B&quot;);&quot;I&quot;;&quot;&quot;)">
            <text:p/>
          </table:table-cell>
          <table:table-cell table:style-name="ce10" table:formula="of:=IF(AND([.BO30]=&quot;A&quot;;[.BS7]=&quot;B&quot;);&quot;I&quot;;&quot;&quot;)">
            <text:p/>
          </table:table-cell>
          <table:table-cell table:style-name="ce10" table:formula="of:=IF(AND([.BP30]=&quot;A&quot;;[.BT7]=&quot;B&quot;);&quot;I&quot;;&quot;&quot;)">
            <text:p/>
          </table:table-cell>
          <table:table-cell table:style-name="ce10" table:formula="of:=IF(AND([.BQ30]=&quot;A&quot;;[.BU7]=&quot;B&quot;);&quot;I&quot;;&quot;&quot;)">
            <text:p/>
          </table:table-cell>
          <table:table-cell table:style-name="ce10" table:formula="of:=IF(AND([.BR30]=&quot;A&quot;;[.BV7]=&quot;B&quot;);&quot;I&quot;;&quot;&quot;)">
            <text:p/>
          </table:table-cell>
          <table:table-cell table:style-name="ce10" table:formula="of:=IF(AND([.BS30]=&quot;A&quot;;[.BW7]=&quot;B&quot;);&quot;I&quot;;&quot;&quot;)">
            <text:p/>
          </table:table-cell>
          <table:table-cell table:style-name="ce10" table:formula="of:=IF(AND([.BT30]=&quot;A&quot;;[.BX7]=&quot;B&quot;);&quot;I&quot;;&quot;&quot;)">
            <text:p/>
          </table:table-cell>
          <table:table-cell table:style-name="ce10" table:formula="of:=IF(AND([.BU30]=&quot;A&quot;;[.BY7]=&quot;B&quot;);&quot;I&quot;;&quot;&quot;)">
            <text:p/>
          </table:table-cell>
          <table:table-cell table:style-name="ce10" table:formula="of:=IF(AND([.BV30]=&quot;A&quot;;[.BZ7]=&quot;B&quot;);&quot;I&quot;;&quot;&quot;)">
            <text:p/>
          </table:table-cell>
          <table:table-cell table:style-name="ce10" table:formula="of:=IF(AND([.BW30]=&quot;A&quot;;[.CA7]=&quot;B&quot;);&quot;I&quot;;&quot;&quot;)">
            <text:p/>
          </table:table-cell>
          <table:table-cell table:style-name="ce10" table:formula="of:=IF(AND([.BX30]=&quot;A&quot;;[.CB7]=&quot;B&quot;);&quot;I&quot;;&quot;&quot;)">
            <text:p/>
          </table:table-cell>
          <table:table-cell table:style-name="ce10" table:formula="of:=IF(AND([.BY30]=&quot;A&quot;;[.CC7]=&quot;B&quot;);&quot;I&quot;;&quot;&quot;)">
            <text:p/>
          </table:table-cell>
          <table:table-cell table:style-name="ce38" table:formula="of:=IF(AND([.BZ30]=&quot;A&quot;;[.CD7]=&quot;B&quot;);&quot;I&quot;;&quot;&quot;)" office:value-type="string" office:string-value="I" calcext:value-type="string" table:number-columns-spanned="8" table:number-rows-spanned="1">
            <text:p>I</text:p>
          </table:table-cell>
          <table:covered-table-cell table:number-columns-repeated="7" table:style-name="ce23"/>
          <table:table-cell table:style-name="ce10" table:formula="of:=IF(AND([.CH30]=&quot;A&quot;;[.CL7]=&quot;B&quot;);&quot;I&quot;;&quot;&quot;)">
            <text:p/>
          </table:table-cell>
          <table:table-cell table:style-name="ce10" table:formula="of:=IF(AND([.CI30]=&quot;A&quot;;[.CM7]=&quot;B&quot;);&quot;I&quot;;&quot;&quot;)">
            <text:p/>
          </table:table-cell>
          <table:table-cell table:style-name="ce10" table:formula="of:=IF(AND([.CJ30]=&quot;A&quot;;[.CN7]=&quot;B&quot;);&quot;I&quot;;&quot;&quot;)">
            <text:p/>
          </table:table-cell>
          <table:table-cell table:style-name="ce10" table:formula="of:=IF(AND([.CK30]=&quot;A&quot;;[.CO7]=&quot;B&quot;);&quot;I&quot;;&quot;&quot;)">
            <text:p/>
          </table:table-cell>
          <table:table-cell table:style-name="ce10" table:formula="of:=IF(AND([.CL30]=&quot;A&quot;;[.CP7]=&quot;B&quot;);&quot;I&quot;;&quot;&quot;)">
            <text:p/>
          </table:table-cell>
          <table:table-cell table:style-name="ce10" table:formula="of:=IF(AND([.CM30]=&quot;A&quot;;[.CQ7]=&quot;B&quot;);&quot;I&quot;;&quot;&quot;)">
            <text:p/>
          </table:table-cell>
          <table:table-cell table:style-name="ce10" table:formula="of:=IF(AND([.CN30]=&quot;A&quot;;[.CR7]=&quot;B&quot;);&quot;I&quot;;&quot;&quot;)">
            <text:p/>
          </table:table-cell>
          <table:table-cell table:style-name="ce10" table:formula="of:=IF(AND([.CO30]=&quot;A&quot;;[.CS7]=&quot;B&quot;);&quot;I&quot;;&quot;&quot;)">
            <text:p/>
          </table:table-cell>
          <table:table-cell table:style-name="ce10" table:formula="of:=IF(AND([.CP30]=&quot;A&quot;;[.CT7]=&quot;B&quot;);&quot;I&quot;;&quot;&quot;)">
            <text:p/>
          </table:table-cell>
          <table:table-cell table:style-name="ce10" table:formula="of:=IF(AND([.CQ30]=&quot;A&quot;;[.CU7]=&quot;B&quot;);&quot;I&quot;;&quot;&quot;)">
            <text:p/>
          </table:table-cell>
          <table:table-cell table:style-name="ce38" table:formula="of:=IF(AND([.CR30]=&quot;A&quot;;[.CV7]=&quot;B&quot;);&quot;I&quot;;&quot;&quot;)" office:value-type="string" office:string-value="I" calcext:value-type="string" table:number-columns-spanned="8" table:number-rows-spanned="1">
            <text:p>I</text:p>
          </table:table-cell>
          <table:covered-table-cell table:number-columns-repeated="7" table:style-name="ce23"/>
          <table:table-cell table:style-name="ce10" table:formula="of:=IF(AND([.CZ30]=&quot;A&quot;;[.DD7]=&quot;B&quot;);&quot;I&quot;;&quot;&quot;)">
            <text:p/>
          </table:table-cell>
          <table:table-cell table:style-name="ce10" table:formula="of:=IF(AND([.DA30]=&quot;A&quot;;[.DE7]=&quot;B&quot;);&quot;I&quot;;&quot;&quot;)">
            <text:p/>
          </table:table-cell>
          <table:table-cell table:style-name="ce10" table:formula="of:=IF(AND([.DB30]=&quot;A&quot;;[.DF7]=&quot;B&quot;);&quot;I&quot;;&quot;&quot;)">
            <text:p/>
          </table:table-cell>
          <table:table-cell table:style-name="ce10" table:formula="of:=IF(AND([.DC30]=&quot;A&quot;;[.DG7]=&quot;B&quot;);&quot;I&quot;;&quot;&quot;)">
            <text:p/>
          </table:table-cell>
          <table:table-cell table:style-name="ce10" table:formula="of:=IF(AND([.DD30]=&quot;A&quot;;[.DH7]=&quot;B&quot;);&quot;I&quot;;&quot;&quot;)">
            <text:p/>
          </table:table-cell>
          <table:table-cell table:style-name="ce10" table:formula="of:=IF(AND([.DE30]=&quot;A&quot;;[.DI7]=&quot;B&quot;);&quot;I&quot;;&quot;&quot;)">
            <text:p/>
          </table:table-cell>
          <table:table-cell table:style-name="ce10" table:formula="of:=IF(AND([.DF30]=&quot;A&quot;;[.DJ7]=&quot;B&quot;);&quot;I&quot;;&quot;&quot;)">
            <text:p/>
          </table:table-cell>
          <table:table-cell table:style-name="ce10" table:formula="of:=IF(AND([.DG30]=&quot;A&quot;;[.DK7]=&quot;B&quot;);&quot;I&quot;;&quot;&quot;)">
            <text:p/>
          </table:table-cell>
          <table:table-cell table:style-name="ce10" table:formula="of:=IF(AND([.DH30]=&quot;A&quot;;[.DL7]=&quot;B&quot;);&quot;I&quot;;&quot;&quot;)">
            <text:p/>
          </table:table-cell>
          <table:table-cell table:style-name="ce10" table:formula="of:=IF(AND([.DI30]=&quot;A&quot;;[.DM7]=&quot;B&quot;);&quot;I&quot;;&quot;&quot;)">
            <text:p/>
          </table:table-cell>
          <table:table-cell table:style-name="ce10" table:formula="of:=IF(AND([.DJ30]=&quot;A&quot;;[.DN7]=&quot;B&quot;);&quot;I&quot;;&quot;&quot;)">
            <text:p/>
          </table:table-cell>
          <table:table-cell table:style-name="ce10" table:formula="of:=IF(AND([.DK30]=&quot;A&quot;;[.DO7]=&quot;B&quot;);&quot;I&quot;;&quot;&quot;)">
            <text:p/>
          </table:table-cell>
          <table:table-cell table:style-name="ce10" table:formula="of:=IF(AND([.DL30]=&quot;A&quot;;[.DP7]=&quot;B&quot;);&quot;I&quot;;&quot;&quot;)">
            <text:p/>
          </table:table-cell>
          <table:table-cell table:style-name="ce10" table:formula="of:=IF(AND([.DM30]=&quot;A&quot;;[.DQ7]=&quot;B&quot;);&quot;I&quot;;&quot;&quot;)">
            <text:p/>
          </table:table-cell>
          <table:table-cell table:style-name="ce10" table:formula="of:=IF(AND([.DN30]=&quot;A&quot;;[.DR7]=&quot;B&quot;);&quot;I&quot;;&quot;&quot;)">
            <text:p/>
          </table:table-cell>
          <table:table-cell table:style-name="ce10" table:formula="of:=IF(AND([.DO30]=&quot;A&quot;;[.DS7]=&quot;B&quot;);&quot;I&quot;;&quot;&quot;)">
            <text:p/>
          </table:table-cell>
          <table:table-cell table:style-name="ce38" table:formula="of:=IF(AND([.DP30]=&quot;A&quot;;[.DT7]=&quot;B&quot;);&quot;I&quot;;&quot;&quot;)" office:value-type="string" office:string-value="I" calcext:value-type="string" table:number-columns-spanned="8" table:number-rows-spanned="1">
            <text:p>I</text:p>
          </table:table-cell>
          <table:covered-table-cell table:number-columns-repeated="7" table:style-name="ce23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6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9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3" table:formula="of:=IF(AND([.AT$4]=&quot;L&quot;;[.AU$4]=4;[.AV$4]=&quot;R&quot;;[.AW$4]=4;[.AX$4]=&quot;L&quot;;[.AY$4]=4;[.AZ$4]=&quot;R&quot;;[.BA$4]=8);&quot;C&quot;;&quot;&quot;)">
            <text:p/>
          </table:table-cell>
          <table:table-cell table:style-name="ce13" table:formula="of:=IF(AND([.AU$4]=&quot;L&quot;;[.AV$4]=4;[.AW$4]=&quot;R&quot;;[.AX$4]=4;[.AY$4]=&quot;L&quot;;[.AZ$4]=4;[.BA$4]=&quot;R&quot;;[.BB$4]=8);&quot;C&quot;;&quot;&quot;)">
            <text:p/>
          </table:table-cell>
          <table:table-cell table:style-name="ce13" table:formula="of:=IF(AND([.AV$4]=&quot;L&quot;;[.AW$4]=4;[.AX$4]=&quot;R&quot;;[.AY$4]=4;[.AZ$4]=&quot;L&quot;;[.BA$4]=4;[.BB$4]=&quot;R&quot;;[.BC$4]=8);&quot;C&quot;;&quot;&quot;)">
            <text:p/>
          </table:table-cell>
          <table:table-cell table:style-name="ce13" table:formula="of:=IF(AND([.AW$4]=&quot;L&quot;;[.AX$4]=4;[.AY$4]=&quot;R&quot;;[.AZ$4]=4;[.BA$4]=&quot;L&quot;;[.BB$4]=4;[.BC$4]=&quot;R&quot;;[.BD$4]=8);&quot;C&quot;;&quot;&quot;)">
            <text:p/>
          </table:table-cell>
          <table:table-cell table:style-name="ce13" table:formula="of:=IF(AND([.AX$4]=&quot;L&quot;;[.AY$4]=4;[.AZ$4]=&quot;R&quot;;[.BA$4]=4;[.BB$4]=&quot;L&quot;;[.BC$4]=4;[.BD$4]=&quot;R&quot;;[.BE$4]=8);&quot;C&quot;;&quot;&quot;)">
            <text:p/>
          </table:table-cell>
          <table:table-cell table:style-name="ce13" table:formula="of:=IF(AND([.AY$4]=&quot;L&quot;;[.AZ$4]=4;[.BA$4]=&quot;R&quot;;[.BB$4]=4;[.BC$4]=&quot;L&quot;;[.BD$4]=4;[.BE$4]=&quot;R&quot;;[.BF$4]=8);&quot;C&quot;;&quot;&quot;)">
            <text:p/>
          </table:table-cell>
          <table:table-cell table:style-name="ce13" table:formula="of:=IF(AND([.AZ$4]=&quot;L&quot;;[.BA$4]=4;[.BB$4]=&quot;R&quot;;[.BC$4]=4;[.BD$4]=&quot;L&quot;;[.BE$4]=4;[.BF$4]=&quot;R&quot;;[.BG$4]=8);&quot;C&quot;;&quot;&quot;)">
            <text:p/>
          </table:table-cell>
          <table:table-cell table:style-name="ce13" table:formula="of:=IF(AND([.BA$4]=&quot;L&quot;;[.BB$4]=4;[.BC$4]=&quot;R&quot;;[.BD$4]=4;[.BE$4]=&quot;L&quot;;[.BF$4]=4;[.BG$4]=&quot;R&quot;;[.BH$4]=8);&quot;C&quot;;&quot;&quot;)">
            <text:p/>
          </table:table-cell>
          <table:table-cell table:style-name="ce10" table:formula="of:=IF(AND([.BB$4]=&quot;L&quot;;[.BC$4]=4;[.BD$4]=&quot;R&quot;;[.BE$4]=4;[.BF$4]=&quot;L&quot;;[.BG$4]=4;[.BH$4]=&quot;R&quot;;[.BI$4]=8);&quot;C&quot;;&quot;&quot;)">
            <text:p/>
          </table:table-cell>
          <table:table-cell table:style-name="ce13" table:formula="of:=IF(AND([.BC$4]=&quot;L&quot;;[.BD$4]=4;[.BE$4]=&quot;R&quot;;[.BF$4]=4;[.BG$4]=&quot;L&quot;;[.BH$4]=4;[.BI$4]=&quot;R&quot;;[.BJ$4]=8);&quot;C&quot;;&quot;&quot;)">
            <text:p/>
          </table:table-cell>
          <table:table-cell table:style-name="ce13" table:formula="of:=IF(AND([.BD$4]=&quot;L&quot;;[.BE$4]=4;[.BF$4]=&quot;R&quot;;[.BG$4]=4;[.BH$4]=&quot;L&quot;;[.BI$4]=4;[.BJ$4]=&quot;R&quot;;[.BK$4]=8);&quot;C&quot;;&quot;&quot;)">
            <text:p/>
          </table:table-cell>
          <table:table-cell table:style-name="ce13" table:formula="of:=IF(AND([.BE$4]=&quot;L&quot;;[.BF$4]=4;[.BG$4]=&quot;R&quot;;[.BH$4]=4;[.BI$4]=&quot;L&quot;;[.BJ$4]=4;[.BK$4]=&quot;R&quot;;[.BL$4]=8);&quot;C&quot;;&quot;&quot;)">
            <text:p/>
          </table:table-cell>
          <table:table-cell table:style-name="ce10" table:formula="of:=IF(AND([.BF$4]=&quot;L&quot;;[.BG$4]=4;[.BH$4]=&quot;R&quot;;[.BI$4]=4;[.BJ$4]=&quot;L&quot;;[.BK$4]=4;[.BL$4]=&quot;R&quot;;[.BM$4]=8);&quot;C&quot;;&quot;&quot;)">
            <text:p/>
          </table:table-cell>
          <table:table-cell table:style-name="ce13" table:formula="of:=IF(AND([.BG$4]=&quot;L&quot;;[.BH$4]=4;[.BI$4]=&quot;R&quot;;[.BJ$4]=4;[.BK$4]=&quot;L&quot;;[.BL$4]=4;[.BM$4]=&quot;R&quot;;[.BN$4]=8);&quot;C&quot;;&quot;&quot;)">
            <text:p/>
          </table:table-cell>
          <table:table-cell table:style-name="ce13" table:formula="of:=IF(AND([.BH$4]=&quot;L&quot;;[.BI$4]=4;[.BJ$4]=&quot;R&quot;;[.BK$4]=4;[.BL$4]=&quot;L&quot;;[.BM$4]=4;[.BN$4]=&quot;R&quot;;[.BO$4]=8);&quot;C&quot;;&quot;&quot;)">
            <text:p/>
          </table:table-cell>
          <table:table-cell table:style-name="ce13" table:formula="of:=IF(AND([.BI$4]=&quot;L&quot;;[.BJ$4]=4;[.BK$4]=&quot;R&quot;;[.BL$4]=4;[.BM$4]=&quot;L&quot;;[.BN$4]=4;[.BO$4]=&quot;R&quot;;[.BP$4]=8);&quot;C&quot;;&quot;&quot;)">
            <text:p/>
          </table:table-cell>
          <table:table-cell table:style-name="ce10" table:formula="of:=IF(AND([.BJ$4]=&quot;L&quot;;[.BK$4]=4;[.BL$4]=&quot;R&quot;;[.BM$4]=4;[.BN$4]=&quot;L&quot;;[.BO$4]=4;[.BP$4]=&quot;R&quot;;[.BQ$4]=8);&quot;C&quot;;&quot;&quot;)">
            <text:p/>
          </table:table-cell>
          <table:table-cell table:style-name="ce13" table:formula="of:=IF(AND([.BK$4]=&quot;L&quot;;[.BL$4]=4;[.BM$4]=&quot;R&quot;;[.BN$4]=4;[.BO$4]=&quot;L&quot;;[.BP$4]=4;[.BQ$4]=&quot;R&quot;;[.BR$4]=8);&quot;C&quot;;&quot;&quot;)">
            <text:p/>
          </table:table-cell>
          <table:table-cell table:style-name="ce13" table:formula="of:=IF(AND([.BL$4]=&quot;L&quot;;[.BM$4]=4;[.BN$4]=&quot;R&quot;;[.BO$4]=4;[.BP$4]=&quot;L&quot;;[.BQ$4]=4;[.BR$4]=&quot;R&quot;;[.BS$4]=8);&quot;C&quot;;&quot;&quot;)">
            <text:p/>
          </table:table-cell>
          <table:table-cell table:style-name="ce13" table:formula="of:=IF(AND([.BM$4]=&quot;L&quot;;[.BN$4]=4;[.BO$4]=&quot;R&quot;;[.BP$4]=4;[.BQ$4]=&quot;L&quot;;[.BR$4]=4;[.BS$4]=&quot;R&quot;;[.BT$4]=8);&quot;C&quot;;&quot;&quot;)">
            <text:p/>
          </table:table-cell>
          <table:table-cell table:style-name="ce13" table:formula="of:=IF(AND([.BN$4]=&quot;L&quot;;[.BO$4]=4;[.BP$4]=&quot;R&quot;;[.BQ$4]=4;[.BR$4]=&quot;L&quot;;[.BS$4]=4;[.BT$4]=&quot;R&quot;;[.BU$4]=8);&quot;C&quot;;&quot;&quot;)">
            <text:p/>
          </table:table-cell>
          <table:table-cell table:style-name="ce13" table:formula="of:=IF(AND([.BO$4]=&quot;L&quot;;[.BP$4]=4;[.BQ$4]=&quot;R&quot;;[.BR$4]=4;[.BS$4]=&quot;L&quot;;[.BT$4]=4;[.BU$4]=&quot;R&quot;;[.BV$4]=8);&quot;C&quot;;&quot;&quot;)">
            <text:p/>
          </table:table-cell>
          <table:table-cell table:style-name="ce44" table:formula="of:=IF(AND([.BP$4]=&quot;L&quot;;[.BQ$4]=4;[.BR$4]=&quot;R&quot;;[.BS$4]=4;[.BT$4]=&quot;L&quot;;[.BU$4]=4;[.BV$4]=&quot;R&quot;;[.BW$4]=8);&quot;C&quot;;&quot;&quot;)" office:value-type="string" office:string-value="C" calcext:value-type="string" table:number-columns-spanned="8" table:number-rows-spanned="1">
            <text:p>C</text:p>
          </table:table-cell>
          <table:covered-table-cell table:number-columns-repeated="7" table:style-name="ce24"/>
          <table:table-cell table:style-name="ce13" table:formula="of:=IF(AND([.BX$4]=&quot;L&quot;;[.BY$4]=4;[.BZ$4]=&quot;R&quot;;[.CA$4]=4;[.CB$4]=&quot;L&quot;;[.CC$4]=4;[.CD$4]=&quot;R&quot;;[.CE$4]=8);&quot;C&quot;;&quot;&quot;)">
            <text:p/>
          </table:table-cell>
          <table:table-cell table:style-name="ce13" table:formula="of:=IF(AND([.BY$4]=&quot;L&quot;;[.BZ$4]=4;[.CA$4]=&quot;R&quot;;[.CB$4]=4;[.CC$4]=&quot;L&quot;;[.CD$4]=4;[.CE$4]=&quot;R&quot;;[.CF$4]=8);&quot;C&quot;;&quot;&quot;)">
            <text:p/>
          </table:table-cell>
          <table:table-cell table:style-name="ce10" table:formula="of:=IF(AND([.BZ$4]=&quot;L&quot;;[.CA$4]=4;[.CB$4]=&quot;R&quot;;[.CC$4]=4;[.CD$4]=&quot;L&quot;;[.CE$4]=4;[.CF$4]=&quot;R&quot;;[.CG$4]=8);&quot;C&quot;;&quot;&quot;)">
            <text:p/>
          </table:table-cell>
          <table:table-cell table:style-name="ce13" table:formula="of:=IF(AND([.CA$4]=&quot;L&quot;;[.CB$4]=4;[.CC$4]=&quot;R&quot;;[.CD$4]=4;[.CE$4]=&quot;L&quot;;[.CF$4]=4;[.CG$4]=&quot;R&quot;;[.CH$4]=8);&quot;C&quot;;&quot;&quot;)">
            <text:p/>
          </table:table-cell>
          <table:table-cell table:style-name="ce13" table:formula="of:=IF(AND([.CB$4]=&quot;L&quot;;[.CC$4]=4;[.CD$4]=&quot;R&quot;;[.CE$4]=4;[.CF$4]=&quot;L&quot;;[.CG$4]=4;[.CH$4]=&quot;R&quot;;[.CI$4]=8);&quot;C&quot;;&quot;&quot;)">
            <text:p/>
          </table:table-cell>
          <table:table-cell table:style-name="ce13" table:formula="of:=IF(AND([.CC$4]=&quot;L&quot;;[.CD$4]=4;[.CE$4]=&quot;R&quot;;[.CF$4]=4;[.CG$4]=&quot;L&quot;;[.CH$4]=4;[.CI$4]=&quot;R&quot;;[.CJ$4]=8);&quot;C&quot;;&quot;&quot;)">
            <text:p/>
          </table:table-cell>
          <table:table-cell table:style-name="ce10" table:formula="of:=IF(AND([.CD$4]=&quot;L&quot;;[.CE$4]=4;[.CF$4]=&quot;R&quot;;[.CG$4]=4;[.CH$4]=&quot;L&quot;;[.CI$4]=4;[.CJ$4]=&quot;R&quot;;[.CK$4]=8);&quot;C&quot;;&quot;&quot;)">
            <text:p/>
          </table:table-cell>
          <table:table-cell table:style-name="ce13" table:formula="of:=IF(AND([.CE$4]=&quot;L&quot;;[.CF$4]=4;[.CG$4]=&quot;R&quot;;[.CH$4]=4;[.CI$4]=&quot;L&quot;;[.CJ$4]=4;[.CK$4]=&quot;R&quot;;[.CL$4]=8);&quot;C&quot;;&quot;&quot;)">
            <text:p/>
          </table:table-cell>
          <table:table-cell table:style-name="ce13" table:formula="of:=IF(AND([.CF$4]=&quot;L&quot;;[.CG$4]=4;[.CH$4]=&quot;R&quot;;[.CI$4]=4;[.CJ$4]=&quot;L&quot;;[.CK$4]=4;[.CL$4]=&quot;R&quot;;[.CM$4]=8);&quot;C&quot;;&quot;&quot;)">
            <text:p/>
          </table:table-cell>
          <table:table-cell table:style-name="ce13" table:formula="of:=IF(AND([.CG$4]=&quot;L&quot;;[.CH$4]=4;[.CI$4]=&quot;R&quot;;[.CJ$4]=4;[.CK$4]=&quot;L&quot;;[.CL$4]=4;[.CM$4]=&quot;R&quot;;[.CN$4]=8);&quot;C&quot;;&quot;&quot;)">
            <text:p/>
          </table:table-cell>
          <table:table-cell table:style-name="ce44" table:formula="of:=IF(AND([.CH$4]=&quot;L&quot;;[.CI$4]=4;[.CJ$4]=&quot;R&quot;;[.CK$4]=4;[.CL$4]=&quot;L&quot;;[.CM$4]=4;[.CN$4]=&quot;R&quot;;[.CO$4]=8);&quot;C&quot;;&quot;&quot;)" office:value-type="string" office:string-value="C" calcext:value-type="string" table:number-columns-spanned="8" table:number-rows-spanned="1">
            <text:p>C</text:p>
          </table:table-cell>
          <table:covered-table-cell table:number-columns-repeated="7" table:style-name="ce24"/>
          <table:table-cell table:style-name="ce13" table:formula="of:=IF(AND([.CP$4]=&quot;L&quot;;[.CQ$4]=4;[.CR$4]=&quot;R&quot;;[.CS$4]=4;[.CT$4]=&quot;L&quot;;[.CU$4]=4;[.CV$4]=&quot;R&quot;;[.CW$4]=8);&quot;C&quot;;&quot;&quot;)">
            <text:p/>
          </table:table-cell>
          <table:table-cell table:style-name="ce13" table:formula="of:=IF(AND([.CQ$4]=&quot;L&quot;;[.CR$4]=4;[.CS$4]=&quot;R&quot;;[.CT$4]=4;[.CU$4]=&quot;L&quot;;[.CV$4]=4;[.CW$4]=&quot;R&quot;;[.CX$4]=8);&quot;C&quot;;&quot;&quot;)">
            <text:p/>
          </table:table-cell>
          <table:table-cell table:style-name="ce10" table:formula="of:=IF(AND([.CR$4]=&quot;L&quot;;[.CS$4]=4;[.CT$4]=&quot;R&quot;;[.CU$4]=4;[.CV$4]=&quot;L&quot;;[.CW$4]=4;[.CX$4]=&quot;R&quot;;[.CY$4]=8);&quot;C&quot;;&quot;&quot;)">
            <text:p/>
          </table:table-cell>
          <table:table-cell table:style-name="ce13" table:formula="of:=IF(AND([.CS$4]=&quot;L&quot;;[.CT$4]=4;[.CU$4]=&quot;R&quot;;[.CV$4]=4;[.CW$4]=&quot;L&quot;;[.CX$4]=4;[.CY$4]=&quot;R&quot;;[.CZ$4]=8);&quot;C&quot;;&quot;&quot;)">
            <text:p/>
          </table:table-cell>
          <table:table-cell table:style-name="ce13" table:formula="of:=IF(AND([.CT$4]=&quot;L&quot;;[.CU$4]=4;[.CV$4]=&quot;R&quot;;[.CW$4]=4;[.CX$4]=&quot;L&quot;;[.CY$4]=4;[.CZ$4]=&quot;R&quot;;[.DA$4]=8);&quot;C&quot;;&quot;&quot;)">
            <text:p/>
          </table:table-cell>
          <table:table-cell table:style-name="ce13" table:formula="of:=IF(AND([.CU$4]=&quot;L&quot;;[.CV$4]=4;[.CW$4]=&quot;R&quot;;[.CX$4]=4;[.CY$4]=&quot;L&quot;;[.CZ$4]=4;[.DA$4]=&quot;R&quot;;[.DB$4]=8);&quot;C&quot;;&quot;&quot;)">
            <text:p/>
          </table:table-cell>
          <table:table-cell table:style-name="ce10" table:formula="of:=IF(AND([.CV$4]=&quot;L&quot;;[.CW$4]=4;[.CX$4]=&quot;R&quot;;[.CY$4]=4;[.CZ$4]=&quot;L&quot;;[.DA$4]=4;[.DB$4]=&quot;R&quot;;[.DC$4]=8);&quot;C&quot;;&quot;&quot;)">
            <text:p/>
          </table:table-cell>
          <table:table-cell table:style-name="ce13" table:formula="of:=IF(AND([.CW$4]=&quot;L&quot;;[.CX$4]=4;[.CY$4]=&quot;R&quot;;[.CZ$4]=4;[.DA$4]=&quot;L&quot;;[.DB$4]=4;[.DC$4]=&quot;R&quot;;[.DD$4]=8);&quot;C&quot;;&quot;&quot;)">
            <text:p/>
          </table:table-cell>
          <table:table-cell table:style-name="ce13" table:formula="of:=IF(AND([.CX$4]=&quot;L&quot;;[.CY$4]=4;[.CZ$4]=&quot;R&quot;;[.DA$4]=4;[.DB$4]=&quot;L&quot;;[.DC$4]=4;[.DD$4]=&quot;R&quot;;[.DE$4]=8);&quot;C&quot;;&quot;&quot;)">
            <text:p/>
          </table:table-cell>
          <table:table-cell table:style-name="ce13" table:formula="of:=IF(AND([.CY$4]=&quot;L&quot;;[.CZ$4]=4;[.DA$4]=&quot;R&quot;;[.DB$4]=4;[.DC$4]=&quot;L&quot;;[.DD$4]=4;[.DE$4]=&quot;R&quot;;[.DF$4]=8);&quot;C&quot;;&quot;&quot;)">
            <text:p/>
          </table:table-cell>
          <table:table-cell table:style-name="ce44" table:formula="of:=IF(AND([.CZ$4]=&quot;L&quot;;[.DA$4]=4;[.DB$4]=&quot;R&quot;;[.DC$4]=4;[.DD$4]=&quot;L&quot;;[.DE$4]=4;[.DF$4]=&quot;R&quot;;[.DG$4]=8);&quot;C&quot;;&quot;&quot;)" office:value-type="string" office:string-value="C" calcext:value-type="string" table:number-columns-spanned="8" table:number-rows-spanned="1">
            <text:p>C</text:p>
          </table:table-cell>
          <table:covered-table-cell table:number-columns-repeated="7" table:style-name="ce24"/>
          <table:table-cell table:style-name="ce10" table:formula="of:=IF(AND([.DH$4]=&quot;L&quot;;[.DI$4]=4;[.DJ$4]=&quot;R&quot;;[.DK$4]=4;[.DL$4]=&quot;L&quot;;[.DM$4]=4;[.DN$4]=&quot;R&quot;;[.DO$4]=8);&quot;C&quot;;&quot;&quot;)">
            <text:p/>
          </table:table-cell>
          <table:table-cell table:style-name="ce13" table:formula="of:=IF(AND([.DI$4]=&quot;L&quot;;[.DJ$4]=4;[.DK$4]=&quot;R&quot;;[.DL$4]=4;[.DM$4]=&quot;L&quot;;[.DN$4]=4;[.DO$4]=&quot;R&quot;;[.DP$4]=8);&quot;C&quot;;&quot;&quot;)">
            <text:p/>
          </table:table-cell>
          <table:table-cell table:style-name="ce13" table:formula="of:=IF(AND([.DJ$4]=&quot;L&quot;;[.DK$4]=4;[.DL$4]=&quot;R&quot;;[.DM$4]=4;[.DN$4]=&quot;L&quot;;[.DO$4]=4;[.DP$4]=&quot;R&quot;;[.DQ$4]=8);&quot;C&quot;;&quot;&quot;)">
            <text:p/>
          </table:table-cell>
          <table:table-cell table:style-name="ce13" table:formula="of:=IF(AND([.DK$4]=&quot;L&quot;;[.DL$4]=4;[.DM$4]=&quot;R&quot;;[.DN$4]=4;[.DO$4]=&quot;L&quot;;[.DP$4]=4;[.DQ$4]=&quot;R&quot;;[.DR$4]=8);&quot;C&quot;;&quot;&quot;)">
            <text:p/>
          </table:table-cell>
          <table:table-cell table:style-name="ce13" table:formula="of:=IF(AND([.DL$4]=&quot;L&quot;;[.DM$4]=4;[.DN$4]=&quot;R&quot;;[.DO$4]=4;[.DP$4]=&quot;L&quot;;[.DQ$4]=4;[.DR$4]=&quot;R&quot;;[.DS$4]=8);&quot;C&quot;;&quot;&quot;)">
            <text:p/>
          </table:table-cell>
          <table:table-cell table:style-name="ce13" table:formula="of:=IF(AND([.DM$4]=&quot;L&quot;;[.DN$4]=4;[.DO$4]=&quot;R&quot;;[.DP$4]=4;[.DQ$4]=&quot;L&quot;;[.DR$4]=4;[.DS$4]=&quot;R&quot;;[.DT$4]=8);&quot;C&quot;;&quot;&quot;)">
            <text:p/>
          </table:table-cell>
          <table:table-cell table:style-name="ce13" table:formula="of:=IF(AND([.DN$4]=&quot;L&quot;;[.DO$4]=4;[.DP$4]=&quot;R&quot;;[.DQ$4]=4;[.DR$4]=&quot;L&quot;;[.DS$4]=4;[.DT$4]=&quot;R&quot;;[.DU$4]=8);&quot;C&quot;;&quot;&quot;)">
            <text:p/>
          </table:table-cell>
          <table:table-cell table:style-name="ce13" table:formula="of:=IF(AND([.DO$4]=&quot;L&quot;;[.DP$4]=4;[.DQ$4]=&quot;R&quot;;[.DR$4]=4;[.DS$4]=&quot;L&quot;;[.DT$4]=4;[.DU$4]=&quot;R&quot;;[.DV$4]=8);&quot;C&quot;;&quot;&quot;)">
            <text:p/>
          </table:table-cell>
          <table:table-cell table:style-name="ce10" table:formula="of:=IF(AND([.DP$4]=&quot;L&quot;;[.DQ$4]=4;[.DR$4]=&quot;R&quot;;[.DS$4]=4;[.DT$4]=&quot;L&quot;;[.DU$4]=4;[.DV$4]=&quot;R&quot;;[.DW$4]=8);&quot;C&quot;;&quot;&quot;)">
            <text:p/>
          </table:table-cell>
          <table:table-cell table:style-name="ce13" table:formula="of:=IF(AND([.DQ$4]=&quot;L&quot;;[.DR$4]=4;[.DS$4]=&quot;R&quot;;[.DT$4]=4;[.DU$4]=&quot;L&quot;;[.DV$4]=4;[.DW$4]=&quot;R&quot;;[.DX$27]=8);&quot;C&quot;;&quot;&quot;)">
            <text:p/>
          </table:table-cell>
          <table:table-cell table:style-name="ce13" table:formula="of:=IF(AND([.DR$4]=&quot;L&quot;;[.DS$4]=4;[.DT$4]=&quot;R&quot;;[.DU$4]=4;[.DV$4]=&quot;L&quot;;[.DW$4]=4;[.DX$27]=&quot;R&quot;;[.DY$5]=8);&quot;C&quot;;&quot;&quot;)">
            <text:p/>
          </table:table-cell>
          <table:table-cell table:style-name="ce13" table:formula="of:=IF(AND([.DS$4]=&quot;L&quot;;[.DT$4]=4;[.DU$4]=&quot;R&quot;;[.DV$4]=4;[.DW$4]=&quot;L&quot;;[.DX$27]=4;[.DY$5]=&quot;R&quot;;[.DZ$5]=8);&quot;C&quot;;&quot;&quot;)">
            <text:p/>
          </table:table-cell>
          <table:table-cell table:style-name="ce10" table:formula="of:=IF(AND([.DT$4]=&quot;L&quot;;[.DU$4]=4;[.DV$4]=&quot;R&quot;;[.DW$4]=4;[.DX$27]=&quot;L&quot;;[.DY$5]=4;[.DZ$5]=&quot;R&quot;;[.EA$5]=8);&quot;C&quot;;&quot;&quot;)">
            <text:p/>
          </table:table-cell>
          <table:table-cell table:style-name="ce13" table:formula="of:=IF(AND([.DU$4]=&quot;L&quot;;[.DV$4]=4;[.DW$4]=&quot;R&quot;;[.DX$27]=4;[.DY$5]=&quot;L&quot;;[.DZ$5]=4;[.EA$5]=&quot;R&quot;;[.EB$5]=8);&quot;C&quot;;&quot;&quot;)">
            <text:p/>
          </table:table-cell>
          <table:table-cell table:style-name="ce13" table:formula="of:=IF(AND([.DV$4]=&quot;L&quot;;[.DW$4]=4;[.DX$27]=&quot;R&quot;;[.DY$5]=4;[.DZ$5]=&quot;L&quot;;[.EA$5]=4;[.EB$5]=&quot;R&quot;;[.EC$5]=8);&quot;C&quot;;&quot;&quot;)">
            <text:p/>
          </table:table-cell>
          <table:table-cell table:style-name="ce13" table:formula="of:=IF(AND([.DW$4]=&quot;L&quot;;[.DX$27]=4;[.DY$5]=&quot;R&quot;;[.DZ$5]=4;[.EA$5]=&quot;L&quot;;[.EB$5]=4;[.EC$5]=&quot;R&quot;;[.ED$5]=8);&quot;C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6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8" table:style-name="ce1" office:value-type="string" calcext:value-type="string">
            <text:p>#</text:p>
          </table:table-cell>
          <table:table-cell table:number-columns-repeated="7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6" table:formula="of:=IF(AND([.AT$8]=&quot;R&quot;;[.BB$27]=&quot;I&quot;);&quot;X&quot;;&quot;&quot;)" office:value-type="string" office:string-value="X" calcext:value-type="string" table:number-columns-spanned="16" table:number-rows-spanned="1">
            <text:p>X</text:p>
          </table:table-cell>
          <table:covered-table-cell table:number-columns-repeated="15" table:style-name="ce23"/>
          <table:table-cell table:style-name="ce10" table:formula="of:=IF(AND([.BJ$8]=&quot;R&quot;;[.BR$27]=&quot;I&quot;);&quot;X&quot;;&quot;&quot;)">
            <text:p/>
          </table:table-cell>
          <table:table-cell table:style-name="ce10" table:formula="of:=IF(AND([.BK$8]=&quot;R&quot;;[.BS$27]=&quot;I&quot;);&quot;X&quot;;&quot;&quot;)">
            <text:p/>
          </table:table-cell>
          <table:table-cell table:style-name="ce10" table:formula="of:=IF(AND([.BL$8]=&quot;R&quot;;[.BT$27]=&quot;I&quot;);&quot;X&quot;;&quot;&quot;)">
            <text:p/>
          </table:table-cell>
          <table:table-cell table:style-name="ce10" table:formula="of:=IF(AND([.BM$8]=&quot;R&quot;;[.BU$27]=&quot;I&quot;);&quot;X&quot;;&quot;&quot;)">
            <text:p/>
          </table:table-cell>
          <table:table-cell table:style-name="ce10" table:formula="of:=IF(AND([.BN$8]=&quot;R&quot;;[.BV$27]=&quot;I&quot;);&quot;X&quot;;&quot;&quot;)">
            <text:p/>
          </table:table-cell>
          <table:table-cell table:style-name="ce10" table:formula="of:=IF(AND([.BO$8]=&quot;R&quot;;[.BW$27]=&quot;I&quot;);&quot;X&quot;;&quot;&quot;)">
            <text:p/>
          </table:table-cell>
          <table:table-cell table:style-name="ce10" table:formula="of:=IF(AND([.BP$8]=&quot;R&quot;;[.BX$27]=&quot;I&quot;);&quot;X&quot;;&quot;&quot;)">
            <text:p/>
          </table:table-cell>
          <table:table-cell table:style-name="ce10" table:formula="of:=IF(AND([.BQ$8]=&quot;R&quot;;[.BY$27]=&quot;I&quot;);&quot;X&quot;;&quot;&quot;)">
            <text:p/>
          </table:table-cell>
          <table:table-cell table:style-name="ce10" table:formula="of:=IF(AND([.BR$8]=&quot;R&quot;;[.BZ$27]=&quot;I&quot;);&quot;X&quot;;&quot;&quot;)">
            <text:p/>
          </table:table-cell>
          <table:table-cell table:style-name="ce10" table:formula="of:=IF(AND([.BS$8]=&quot;R&quot;;[.CA$27]=&quot;I&quot;);&quot;X&quot;;&quot;&quot;)">
            <text:p/>
          </table:table-cell>
          <table:table-cell table:style-name="ce10" table:formula="of:=IF(AND([.BT$8]=&quot;R&quot;;[.CB$27]=&quot;I&quot;);&quot;X&quot;;&quot;&quot;)">
            <text:p/>
          </table:table-cell>
          <table:table-cell table:style-name="ce10" table:formula="of:=IF(AND([.BU$8]=&quot;R&quot;;[.CC$27]=&quot;I&quot;);&quot;X&quot;;&quot;&quot;)">
            <text:p/>
          </table:table-cell>
          <table:table-cell table:style-name="ce10" table:formula="of:=IF(AND([.BV$8]=&quot;R&quot;;[.CD$27]=&quot;I&quot;);&quot;X&quot;;&quot;&quot;)">
            <text:p/>
          </table:table-cell>
          <table:table-cell table:style-name="ce10" table:formula="of:=IF(AND([.BW$8]=&quot;R&quot;;[.CE$27]=&quot;I&quot;);&quot;X&quot;;&quot;&quot;)">
            <text:p/>
          </table:table-cell>
          <table:table-cell table:style-name="ce10" table:formula="of:=IF(AND([.BX$8]=&quot;R&quot;;[.CF$27]=&quot;I&quot;);&quot;X&quot;;&quot;&quot;)">
            <text:p/>
          </table:table-cell>
          <table:table-cell table:style-name="ce10" table:formula="of:=IF(AND([.BY$8]=&quot;R&quot;;[.CG$27]=&quot;I&quot;);&quot;X&quot;;&quot;&quot;)">
            <text:p/>
          </table:table-cell>
          <table:table-cell table:style-name="ce10" table:formula="of:=IF(AND([.BZ$8]=&quot;R&quot;;[.CH$27]=&quot;I&quot;);&quot;X&quot;;&quot;&quot;)">
            <text:p/>
          </table:table-cell>
          <table:table-cell table:style-name="ce10" table:formula="of:=IF(AND([.CA$8]=&quot;R&quot;;[.CI$27]=&quot;I&quot;);&quot;X&quot;;&quot;&quot;)">
            <text:p/>
          </table:table-cell>
          <table:table-cell table:style-name="ce10" table:formula="of:=IF(AND([.CB$8]=&quot;R&quot;;[.CJ$27]=&quot;I&quot;);&quot;X&quot;;&quot;&quot;)">
            <text:p/>
          </table:table-cell>
          <table:table-cell table:style-name="ce10" table:formula="of:=IF(AND([.CC$8]=&quot;R&quot;;[.CK$27]=&quot;I&quot;);&quot;X&quot;;&quot;&quot;)">
            <text:p/>
          </table:table-cell>
          <table:table-cell table:style-name="ce10" table:formula="of:=IF(AND([.CD$8]=&quot;R&quot;;[.CL$27]=&quot;I&quot;);&quot;X&quot;;&quot;&quot;)">
            <text:p/>
          </table:table-cell>
          <table:table-cell table:style-name="ce10" table:formula="of:=IF(AND([.CE$8]=&quot;R&quot;;[.CM$27]=&quot;I&quot;);&quot;X&quot;;&quot;&quot;)">
            <text:p/>
          </table:table-cell>
          <table:table-cell table:style-name="ce10" table:formula="of:=IF(AND([.CF$8]=&quot;R&quot;;[.CN$27]=&quot;I&quot;);&quot;X&quot;;&quot;&quot;)">
            <text:p/>
          </table:table-cell>
          <table:table-cell table:style-name="ce10" table:formula="of:=IF(AND([.CG$8]=&quot;R&quot;;[.CO$27]=&quot;I&quot;);&quot;X&quot;;&quot;&quot;)">
            <text:p/>
          </table:table-cell>
          <table:table-cell table:style-name="ce10" table:formula="of:=IF(AND([.CH$8]=&quot;R&quot;;[.CP$27]=&quot;I&quot;);&quot;X&quot;;&quot;&quot;)">
            <text:p/>
          </table:table-cell>
          <table:table-cell table:style-name="ce10" table:formula="of:=IF(AND([.CI$8]=&quot;R&quot;;[.CQ$27]=&quot;I&quot;);&quot;X&quot;;&quot;&quot;)">
            <text:p/>
          </table:table-cell>
          <table:table-cell table:style-name="ce10" table:formula="of:=IF(AND([.CJ$8]=&quot;R&quot;;[.CR$27]=&quot;I&quot;);&quot;X&quot;;&quot;&quot;)">
            <text:p/>
          </table:table-cell>
          <table:table-cell table:style-name="ce10" table:formula="of:=IF(AND([.CK$8]=&quot;R&quot;;[.CS$27]=&quot;I&quot;);&quot;X&quot;;&quot;&quot;)">
            <text:p/>
          </table:table-cell>
          <table:table-cell table:style-name="ce10" table:formula="of:=IF(AND([.CL$8]=&quot;R&quot;;[.CT$27]=&quot;I&quot;);&quot;X&quot;;&quot;&quot;)">
            <text:p/>
          </table:table-cell>
          <table:table-cell table:style-name="ce10" table:formula="of:=IF(AND([.CM$8]=&quot;R&quot;;[.CU$27]=&quot;I&quot;);&quot;X&quot;;&quot;&quot;)">
            <text:p/>
          </table:table-cell>
          <table:table-cell table:style-name="ce10" table:formula="of:=IF(AND([.CN$8]=&quot;R&quot;;[.CV$27]=&quot;I&quot;);&quot;X&quot;;&quot;&quot;)">
            <text:p/>
          </table:table-cell>
          <table:table-cell table:style-name="ce10" table:formula="of:=IF(AND([.CO$8]=&quot;R&quot;;[.CW$27]=&quot;I&quot;);&quot;X&quot;;&quot;&quot;)">
            <text:p/>
          </table:table-cell>
          <table:table-cell table:style-name="ce10" table:formula="of:=IF(AND([.CP$8]=&quot;R&quot;;[.CX$27]=&quot;I&quot;);&quot;X&quot;;&quot;&quot;)">
            <text:p/>
          </table:table-cell>
          <table:table-cell table:style-name="ce10" table:formula="of:=IF(AND([.CQ$8]=&quot;R&quot;;[.CY$27]=&quot;I&quot;);&quot;X&quot;;&quot;&quot;)">
            <text:p/>
          </table:table-cell>
          <table:table-cell table:style-name="ce10" table:formula="of:=IF(AND([.CR$8]=&quot;R&quot;;[.CZ$27]=&quot;I&quot;);&quot;X&quot;;&quot;&quot;)">
            <text:p/>
          </table:table-cell>
          <table:table-cell table:style-name="ce10" table:formula="of:=IF(AND([.CS$8]=&quot;R&quot;;[.DA$27]=&quot;I&quot;);&quot;X&quot;;&quot;&quot;)">
            <text:p/>
          </table:table-cell>
          <table:table-cell table:style-name="ce10" table:formula="of:=IF(AND([.CT$8]=&quot;R&quot;;[.DB$27]=&quot;I&quot;);&quot;X&quot;;&quot;&quot;)">
            <text:p/>
          </table:table-cell>
          <table:table-cell table:style-name="ce10" table:formula="of:=IF(AND([.CU$8]=&quot;R&quot;;[.DC$27]=&quot;I&quot;);&quot;X&quot;;&quot;&quot;)">
            <text:p/>
          </table:table-cell>
          <table:table-cell table:style-name="ce10" table:formula="of:=IF(AND([.CV$8]=&quot;R&quot;;[.DD$27]=&quot;I&quot;);&quot;X&quot;;&quot;&quot;)">
            <text:p/>
          </table:table-cell>
          <table:table-cell table:style-name="ce10" table:formula="of:=IF(AND([.CW$8]=&quot;R&quot;;[.DE$27]=&quot;I&quot;);&quot;X&quot;;&quot;&quot;)">
            <text:p/>
          </table:table-cell>
          <table:table-cell table:style-name="ce10" table:formula="of:=IF(AND([.CX$8]=&quot;R&quot;;[.DF$27]=&quot;I&quot;);&quot;X&quot;;&quot;&quot;)">
            <text:p/>
          </table:table-cell>
          <table:table-cell table:style-name="ce10" table:formula="of:=IF(AND([.CY$8]=&quot;R&quot;;[.DG$27]=&quot;I&quot;);&quot;X&quot;;&quot;&quot;)">
            <text:p/>
          </table:table-cell>
          <table:table-cell table:style-name="ce10" table:formula="of:=IF(AND([.CZ$8]=&quot;R&quot;;[.DH$27]=&quot;I&quot;);&quot;X&quot;;&quot;&quot;)">
            <text:p/>
          </table:table-cell>
          <table:table-cell table:style-name="ce10" table:formula="of:=IF(AND([.DA$8]=&quot;R&quot;;[.DI$27]=&quot;I&quot;);&quot;X&quot;;&quot;&quot;)">
            <text:p/>
          </table:table-cell>
          <table:table-cell table:style-name="ce10" table:formula="of:=IF(AND([.DB$8]=&quot;R&quot;;[.DJ$27]=&quot;I&quot;);&quot;X&quot;;&quot;&quot;)">
            <text:p/>
          </table:table-cell>
          <table:table-cell table:style-name="ce10" table:formula="of:=IF(AND([.DC$8]=&quot;R&quot;;[.DK$27]=&quot;I&quot;);&quot;X&quot;;&quot;&quot;)">
            <text:p/>
          </table:table-cell>
          <table:table-cell table:style-name="ce10" table:formula="of:=IF(AND([.DD$8]=&quot;R&quot;;[.DL$27]=&quot;I&quot;);&quot;X&quot;;&quot;&quot;)">
            <text:p/>
          </table:table-cell>
          <table:table-cell table:style-name="ce10" table:formula="of:=IF(AND([.DE$8]=&quot;R&quot;;[.DM$27]=&quot;I&quot;);&quot;X&quot;;&quot;&quot;)">
            <text:p/>
          </table:table-cell>
          <table:table-cell table:style-name="ce10" table:formula="of:=IF(AND([.DF$8]=&quot;R&quot;;[.DN$27]=&quot;I&quot;);&quot;X&quot;;&quot;&quot;)">
            <text:p/>
          </table:table-cell>
          <table:table-cell table:style-name="ce10" table:formula="of:=IF(AND([.DG$8]=&quot;R&quot;;[.DO$27]=&quot;I&quot;);&quot;X&quot;;&quot;&quot;)">
            <text:p/>
          </table:table-cell>
          <table:table-cell table:style-name="ce16" table:formula="of:=IF(AND([.DH$8]=&quot;R&quot;;[.DP$27]=&quot;I&quot;);&quot;X&quot;;&quot;&quot;)" office:value-type="string" office:string-value="X" calcext:value-type="string" table:number-columns-spanned="16" table:number-rows-spanned="1">
            <text:p>X</text:p>
          </table:table-cell>
          <table:covered-table-cell table:number-columns-repeated="15" table:style-name="ce23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6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9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7" table:formula="of:=IF(AND([.AT$4]=&quot;L&quot;; [.AU$4]=6;[.AV$4]=&quot;L&quot;;[.AW$4]=4); &quot;A&quot;; &quot;&quot;)" office:value-type="string" office:string-value="A" calcext:value-type="string" table:number-columns-spanned="4" table:number-rows-spanned="1">
            <text:p>A</text:p>
          </table:table-cell>
          <table:covered-table-cell table:number-columns-repeated="3" table:style-name="ce24"/>
          <table:table-cell table:style-name="ce13" table:formula="of:=IF(AND([.AX$4]=&quot;L&quot;;[.AY$4]=10;[.AZ$4]=&quot;R&quot;;[.BA$4]=8);&quot;B&quot;;&quot;&quot;)">
            <text:p/>
          </table:table-cell>
          <table:table-cell table:style-name="ce13" table:formula="of:=IF(AND([.AY$4]=&quot;L&quot;;[.AZ$4]=10;[.BA$4]=&quot;R&quot;;[.BB$4]=8);&quot;B&quot;;&quot;&quot;)">
            <text:p/>
          </table:table-cell>
          <table:table-cell table:style-name="ce13" table:formula="of:=IF(AND([.AZ$4]=&quot;L&quot;;[.BA$4]=10;[.BB$4]=&quot;R&quot;;[.BC$4]=8);&quot;B&quot;;&quot;&quot;)">
            <text:p/>
          </table:table-cell>
          <table:table-cell table:style-name="ce13" table:formula="of:=IF(AND([.BA$4]=&quot;L&quot;;[.BB$4]=10;[.BC$4]=&quot;R&quot;;[.BD$4]=8);&quot;B&quot;;&quot;&quot;)">
            <text:p/>
          </table:table-cell>
          <table:table-cell table:style-name="ce17" table:formula="of:=IF(AND([.BB$4]=&quot;L&quot;; [.BC$4]=6;[.BD$4]=&quot;L&quot;;[.BE$4]=4); &quot;A&quot;; &quot;&quot;)" office:value-type="string" office:string-value="A" calcext:value-type="string" table:number-columns-spanned="4" table:number-rows-spanned="1">
            <text:p>A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17" table:formula="of:=IF(AND([.BJ$4]=&quot;L&quot;; [.BK$4]=6;[.BL$4]=&quot;L&quot;;[.BM$4]=4); &quot;A&quot;; &quot;&quot;)" office:value-type="string" office:string-value="A" calcext:value-type="string" table:number-columns-spanned="4" table:number-rows-spanned="1">
            <text:p>A</text:p>
          </table:table-cell>
          <table:covered-table-cell table:number-columns-repeated="3" table:style-name="ce24"/>
          <table:table-cell table:style-name="ce13" table:formula="of:=IF(AND([.BN$4]=&quot;L&quot;;[.BO$4]=10;[.BP$4]=&quot;R&quot;;[.BQ$4]=8);&quot;B&quot;;&quot;&quot;)">
            <text:p/>
          </table:table-cell>
          <table:table-cell table:style-name="ce13" table:formula="of:=IF(AND([.BO$4]=&quot;L&quot;;[.BP$4]=10;[.BQ$4]=&quot;R&quot;;[.BR$4]=8);&quot;B&quot;;&quot;&quot;)">
            <text:p/>
          </table:table-cell>
          <table:table-cell table:style-name="ce13" table:formula="of:=IF(AND([.BP$4]=&quot;L&quot;;[.BQ$4]=10;[.BR$4]=&quot;R&quot;;[.BS$4]=8);&quot;B&quot;;&quot;&quot;)">
            <text:p/>
          </table:table-cell>
          <table:table-cell table:style-name="ce13" table:formula="of:=IF(AND([.BQ$4]=&quot;L&quot;;[.BR$4]=10;[.BS$4]=&quot;R&quot;;[.BT$4]=8);&quot;B&quot;;&quot;&quot;)">
            <text:p/>
          </table:table-cell>
          <table:table-cell table:style-name="ce13" table:formula="of:=IF(AND([.BR$4]=&quot;L&quot;;[.BS$4]=10;[.BT$4]=&quot;R&quot;;[.BU$4]=8);&quot;B&quot;;&quot;&quot;)">
            <text:p/>
          </table:table-cell>
          <table:table-cell table:style-name="ce13" table:formula="of:=IF(AND([.BS$4]=&quot;L&quot;;[.BT$4]=10;[.BU$4]=&quot;R&quot;;[.BV$4]=8);&quot;B&quot;;&quot;&quot;)">
            <text:p/>
          </table:table-cell>
          <table:table-cell table:style-name="ce13" table:formula="of:=IF(AND([.BT$4]=&quot;L&quot;;[.BU$4]=10;[.BV$4]=&quot;R&quot;;[.BW$4]=8);&quot;B&quot;;&quot;&quot;)">
            <text:p/>
          </table:table-cell>
          <table:table-cell table:style-name="ce13" table:formula="of:=IF(AND([.BU$4]=&quot;L&quot;;[.BV$4]=10;[.BW$4]=&quot;R&quot;;[.BX$4]=8);&quot;B&quot;;&quot;&quot;)">
            <text:p/>
          </table:table-cell>
          <table:table-cell table:style-name="ce13" table:formula="of:=IF(AND([.BV$4]=&quot;L&quot;;[.BW$4]=10;[.BX$4]=&quot;R&quot;;[.BY$4]=8);&quot;B&quot;;&quot;&quot;)">
            <text:p/>
          </table:table-cell>
          <table:table-cell table:style-name="ce13" table:formula="of:=IF(AND([.BW$4]=&quot;L&quot;;[.BX$4]=10;[.BY$4]=&quot;R&quot;;[.BZ$4]=8);&quot;B&quot;;&quot;&quot;)">
            <text:p/>
          </table:table-cell>
          <table:table-cell table:style-name="ce13" table:formula="of:=IF(AND([.BX$4]=&quot;L&quot;;[.BY$4]=10;[.BZ$4]=&quot;R&quot;;[.CA$4]=8);&quot;B&quot;;&quot;&quot;)">
            <text:p/>
          </table:table-cell>
          <table:table-cell table:style-name="ce13" table:formula="of:=IF(AND([.BY$4]=&quot;L&quot;;[.BZ$4]=10;[.CA$4]=&quot;R&quot;;[.CB$4]=8);&quot;B&quot;;&quot;&quot;)">
            <text:p/>
          </table:table-cell>
          <table:table-cell table:style-name="ce17" table:formula="of:=IF(AND([.BZ$4]=&quot;L&quot;; [.CA$4]=6;[.CB$4]=&quot;L&quot;;[.CC$4]=4); &quot;A&quot;; &quot;&quot;)" office:value-type="string" office:string-value="A" calcext:value-type="string" table:number-columns-spanned="4" table:number-rows-spanned="1">
            <text:p>A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13" table:formula="of:=IF(AND([.CH$4]=&quot;L&quot;;[.CI$4]=10;[.CJ$4]=&quot;R&quot;;[.CK$4]=8);&quot;B&quot;;&quot;&quot;)">
            <text:p/>
          </table:table-cell>
          <table:table-cell table:style-name="ce13" table:formula="of:=IF(AND([.CI$4]=&quot;L&quot;;[.CJ$4]=10;[.CK$4]=&quot;R&quot;;[.CL$4]=8);&quot;B&quot;;&quot;&quot;)">
            <text:p/>
          </table:table-cell>
          <table:table-cell table:style-name="ce13" table:formula="of:=IF(AND([.CJ$4]=&quot;L&quot;;[.CK$4]=10;[.CL$4]=&quot;R&quot;;[.CM$4]=8);&quot;B&quot;;&quot;&quot;)">
            <text:p/>
          </table:table-cell>
          <table:table-cell table:style-name="ce13" table:formula="of:=IF(AND([.CK$4]=&quot;L&quot;;[.CL$4]=10;[.CM$4]=&quot;R&quot;;[.CN$4]=8);&quot;B&quot;;&quot;&quot;)">
            <text:p/>
          </table:table-cell>
          <table:table-cell table:style-name="ce13" table:formula="of:=IF(AND([.CL$4]=&quot;L&quot;;[.CM$4]=10;[.CN$4]=&quot;R&quot;;[.CO$4]=8);&quot;B&quot;;&quot;&quot;)">
            <text:p/>
          </table:table-cell>
          <table:table-cell table:style-name="ce13" table:formula="of:=IF(AND([.CM$4]=&quot;L&quot;;[.CN$4]=10;[.CO$4]=&quot;R&quot;;[.CP$4]=8);&quot;B&quot;;&quot;&quot;)">
            <text:p/>
          </table:table-cell>
          <table:table-cell table:style-name="ce13" table:formula="of:=IF(AND([.CN$4]=&quot;L&quot;;[.CO$4]=10;[.CP$4]=&quot;R&quot;;[.CQ$4]=8);&quot;B&quot;;&quot;&quot;)">
            <text:p/>
          </table:table-cell>
          <table:table-cell table:style-name="ce13" table:formula="of:=IF(AND([.CO$4]=&quot;L&quot;;[.CP$4]=10;[.CQ$4]=&quot;R&quot;;[.CR$4]=8);&quot;B&quot;;&quot;&quot;)">
            <text:p/>
          </table:table-cell>
          <table:table-cell table:style-name="ce13" table:formula="of:=IF(AND([.CP$4]=&quot;L&quot;;[.CQ$4]=10;[.CR$4]=&quot;R&quot;;[.CS$4]=8);&quot;B&quot;;&quot;&quot;)">
            <text:p/>
          </table:table-cell>
          <table:table-cell table:style-name="ce13" table:formula="of:=IF(AND([.CQ$4]=&quot;L&quot;;[.CR$4]=10;[.CS$4]=&quot;R&quot;;[.CT$4]=8);&quot;B&quot;;&quot;&quot;)">
            <text:p/>
          </table:table-cell>
          <table:table-cell table:style-name="ce17" table:formula="of:=IF(AND([.CR$4]=&quot;L&quot;; [.CS$4]=6;[.CT$4]=&quot;L&quot;;[.CU$4]=4); &quot;A&quot;; &quot;&quot;)" office:value-type="string" office:string-value="A" calcext:value-type="string" table:number-columns-spanned="4" table:number-rows-spanned="1">
            <text:p>A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13" table:formula="of:=IF(AND([.CZ$4]=&quot;L&quot;;[.DA$4]=10;[.DB$4]=&quot;R&quot;;[.DC$4]=8);&quot;B&quot;;&quot;&quot;)">
            <text:p/>
          </table:table-cell>
          <table:table-cell table:style-name="ce13" table:formula="of:=IF(AND([.DA$4]=&quot;L&quot;;[.DB$4]=10;[.DC$4]=&quot;R&quot;;[.DD$4]=8);&quot;B&quot;;&quot;&quot;)">
            <text:p/>
          </table:table-cell>
          <table:table-cell table:style-name="ce13" table:formula="of:=IF(AND([.DB$4]=&quot;L&quot;;[.DC$4]=10;[.DD$4]=&quot;R&quot;;[.DE$4]=8);&quot;B&quot;;&quot;&quot;)">
            <text:p/>
          </table:table-cell>
          <table:table-cell table:style-name="ce13" table:formula="of:=IF(AND([.DC$4]=&quot;L&quot;;[.DD$4]=10;[.DE$4]=&quot;R&quot;;[.DF$4]=8);&quot;B&quot;;&quot;&quot;)">
            <text:p/>
          </table:table-cell>
          <table:table-cell table:style-name="ce13" table:formula="of:=IF(AND([.DD$4]=&quot;L&quot;;[.DE$4]=10;[.DF$4]=&quot;R&quot;;[.DG$4]=8);&quot;B&quot;;&quot;&quot;)">
            <text:p/>
          </table:table-cell>
          <table:table-cell table:style-name="ce13" table:formula="of:=IF(AND([.DE$4]=&quot;L&quot;;[.DF$4]=10;[.DG$4]=&quot;R&quot;;[.DH$4]=8);&quot;B&quot;;&quot;&quot;)">
            <text:p/>
          </table:table-cell>
          <table:table-cell table:style-name="ce13" table:formula="of:=IF(AND([.DF$4]=&quot;L&quot;;[.DG$4]=10;[.DH$4]=&quot;R&quot;;[.DI$4]=8);&quot;B&quot;;&quot;&quot;)">
            <text:p/>
          </table:table-cell>
          <table:table-cell table:style-name="ce13" table:formula="of:=IF(AND([.DG$4]=&quot;L&quot;;[.DH$4]=10;[.DI$4]=&quot;R&quot;;[.DJ$4]=8);&quot;B&quot;;&quot;&quot;)">
            <text:p/>
          </table:table-cell>
          <table:table-cell table:style-name="ce17" table:formula="of:=IF(AND([.DH$4]=&quot;L&quot;; [.DI$4]=6;[.DJ$4]=&quot;L&quot;;[.DK$4]=4); &quot;A&quot;; &quot;&quot;)" office:value-type="string" office:string-value="A" calcext:value-type="string" table:number-columns-spanned="4" table:number-rows-spanned="1">
            <text:p>A</text:p>
          </table:table-cell>
          <table:covered-table-cell table:number-columns-repeated="3" table:style-name="ce24"/>
          <table:table-cell table:style-name="ce13" table:formula="of:=IF(AND([.DL$4]=&quot;L&quot;;[.DM$4]=10;[.DN$4]=&quot;R&quot;;[.DO$4]=8);&quot;B&quot;;&quot;&quot;)">
            <text:p/>
          </table:table-cell>
          <table:table-cell table:style-name="ce13" table:formula="of:=IF(AND([.DM$4]=&quot;L&quot;;[.DN$4]=10;[.DO$4]=&quot;R&quot;;[.DP$4]=8);&quot;B&quot;;&quot;&quot;)">
            <text:p/>
          </table:table-cell>
          <table:table-cell table:style-name="ce13" table:formula="of:=IF(AND([.DN$4]=&quot;L&quot;;[.DO$4]=10;[.DP$4]=&quot;R&quot;;[.DQ$4]=8);&quot;B&quot;;&quot;&quot;)">
            <text:p/>
          </table:table-cell>
          <table:table-cell table:style-name="ce13" table:formula="of:=IF(AND([.DO$4]=&quot;L&quot;;[.DP$4]=10;[.DQ$4]=&quot;R&quot;;[.DR$4]=8);&quot;B&quot;;&quot;&quot;)">
            <text:p/>
          </table:table-cell>
          <table:table-cell table:style-name="ce17" table:formula="of:=IF(AND([.DP$4]=&quot;L&quot;; [.DQ$4]=6;[.DR$4]=&quot;L&quot;;[.DS$4]=4); &quot;A&quot;; &quot;&quot;)" office:value-type="string" office:string-value="A" calcext:value-type="string" table:number-columns-spanned="4" table:number-rows-spanned="1">
            <text:p>A</text:p>
          </table:table-cell>
          <table:covered-table-cell table:number-columns-repeated="3" table:style-name="ce24"/>
          <table:table-cell table:style-name="ce10"/>
          <table:table-cell table:style-name="ce13" table:number-columns-repeated="3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6" table:style-name="ce1" office:value-type="string" calcext:value-type="string">
            <text:p>.</text:p>
          </table:table-cell>
          <table:table-cell table:style-name="ce1" office:value-type="string" calcext:value-type="string">
            <text:p>^</text:p>
          </table:table-cell>
          <table:table-cell table:number-columns-repeated="7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7" table:style-name="ce1" office:value-type="string" calcext:value-type="string">
            <text:p>#</text:p>
          </table:table-cell>
          <table:table-cell table:style-name="ce1" office:value-type="string" calcext:value-type="string">
            <text:p>^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5" table:style-name="ce1" office:value-type="string" calcext:value-type="string">
            <text:p>#</text:p>
          </table:table-cell>
          <table:table-cell table:style-name="ce1" office:value-type="string" calcext:value-type="string">
            <text:p>^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18" table:formula="of:=IF(AND([.AT$4]=&quot;R&quot;;[.AU$4]=8;[.AV$4]=&quot;L&quot;;[.AW$4]=4;[.AX$4]=&quot;R&quot;;[.AY$4]=4;[.AZ$4]=&quot;L&quot;;[.BA$4]=4;[.BB$4]=&quot;R&quot;;[.BC$4]=8;[.BD$4]=&quot;R&quot;;[.BE$4]=8);&quot;AA&quot;;&quot;&quot;)">
            <text:p/>
          </table:table-cell>
          <table:table-cell table:style-name="ce18" table:formula="of:=IF(AND([.AU$4]=&quot;R&quot;;[.AV$4]=8;[.AW$4]=&quot;L&quot;;[.AX$4]=4;[.AY$4]=&quot;R&quot;;[.AZ$4]=4;[.BA$4]=&quot;L&quot;;[.BB$4]=4;[.BC$4]=&quot;R&quot;;[.BD$4]=8;[.BE$4]=&quot;R&quot;;[.BF$4]=8);&quot;AA&quot;;&quot;&quot;)">
            <text:p/>
          </table:table-cell>
          <table:table-cell table:style-name="ce18" table:formula="of:=IF(AND([.AV$4]=&quot;R&quot;;[.AW$4]=8;[.AX$4]=&quot;L&quot;;[.AY$4]=4;[.AZ$4]=&quot;R&quot;;[.BA$4]=4;[.BB$4]=&quot;L&quot;;[.BC$4]=4;[.BD$4]=&quot;R&quot;;[.BE$4]=8;[.BF$4]=&quot;R&quot;;[.BG$4]=8);&quot;AA&quot;;&quot;&quot;)">
            <text:p/>
          </table:table-cell>
          <table:table-cell table:style-name="ce18" table:formula="of:=IF(AND([.AW$4]=&quot;R&quot;;[.AX$4]=8;[.AY$4]=&quot;L&quot;;[.AZ$4]=4;[.BA$4]=&quot;R&quot;;[.BB$4]=4;[.BC$4]=&quot;L&quot;;[.BD$4]=4;[.BE$4]=&quot;R&quot;;[.BF$4]=8;[.BG$4]=&quot;R&quot;;[.BH$4]=8);&quot;AA&quot;;&quot;&quot;)">
            <text:p/>
          </table:table-cell>
          <table:table-cell table:style-name="ce18" table:formula="of:=IF(AND([.AX$4]=&quot;R&quot;;[.AY$4]=8;[.AZ$4]=&quot;L&quot;;[.BA$4]=4;[.BB$4]=&quot;R&quot;;[.BC$4]=4;[.BD$4]=&quot;L&quot;;[.BE$4]=4;[.BF$4]=&quot;R&quot;;[.BG$4]=8;[.BH$4]=&quot;R&quot;;[.BI$4]=8);&quot;AA&quot;;&quot;&quot;)">
            <text:p/>
          </table:table-cell>
          <table:table-cell table:style-name="ce18" table:formula="of:=IF(AND([.AY$4]=&quot;R&quot;;[.AZ$4]=8;[.BA$4]=&quot;L&quot;;[.BB$4]=4;[.BC$4]=&quot;R&quot;;[.BD$4]=4;[.BE$4]=&quot;L&quot;;[.BF$4]=4;[.BG$4]=&quot;R&quot;;[.BH$4]=8;[.BI$4]=&quot;R&quot;;[.BJ$4]=8);&quot;AA&quot;;&quot;&quot;)">
            <text:p/>
          </table:table-cell>
          <table:table-cell table:style-name="ce18" table:formula="of:=IF(AND([.AZ$4]=&quot;R&quot;;[.BA$4]=8;[.BB$4]=&quot;L&quot;;[.BC$4]=4;[.BD$4]=&quot;R&quot;;[.BE$4]=4;[.BF$4]=&quot;L&quot;;[.BG$4]=4;[.BH$4]=&quot;R&quot;;[.BI$4]=8;[.BJ$4]=&quot;R&quot;;[.BK$4]=8);&quot;AA&quot;;&quot;&quot;)">
            <text:p/>
          </table:table-cell>
          <table:table-cell table:style-name="ce18" table:formula="of:=IF(AND([.BA$4]=&quot;R&quot;;[.BB$4]=8;[.BC$4]=&quot;L&quot;;[.BD$4]=4;[.BE$4]=&quot;R&quot;;[.BF$4]=4;[.BG$4]=&quot;L&quot;;[.BH$4]=4;[.BI$4]=&quot;R&quot;;[.BJ$4]=8;[.BK$4]=&quot;R&quot;;[.BL$4]=8);&quot;AA&quot;;&quot;&quot;)">
            <text:p/>
          </table:table-cell>
          <table:table-cell table:style-name="ce18" table:formula="of:=IF(AND([.BB$4]=&quot;R&quot;;[.BC$4]=8;[.BD$4]=&quot;L&quot;;[.BE$4]=4;[.BF$4]=&quot;R&quot;;[.BG$4]=4;[.BH$4]=&quot;L&quot;;[.BI$4]=4;[.BJ$4]=&quot;R&quot;;[.BK$4]=8;[.BL$4]=&quot;R&quot;;[.BM$4]=8);&quot;AA&quot;;&quot;&quot;)">
            <text:p/>
          </table:table-cell>
          <table:table-cell table:style-name="ce18" table:formula="of:=IF(AND([.BC$4]=&quot;R&quot;;[.BD$4]=8;[.BE$4]=&quot;L&quot;;[.BF$4]=4;[.BG$4]=&quot;R&quot;;[.BH$4]=4;[.BI$4]=&quot;L&quot;;[.BJ$4]=4;[.BK$4]=&quot;R&quot;;[.BL$4]=8;[.BM$4]=&quot;R&quot;;[.BN$4]=8);&quot;AA&quot;;&quot;&quot;)">
            <text:p/>
          </table:table-cell>
          <table:table-cell table:style-name="ce18" table:formula="of:=IF(AND([.BD$4]=&quot;R&quot;;[.BE$4]=8;[.BF$4]=&quot;L&quot;;[.BG$4]=4;[.BH$4]=&quot;R&quot;;[.BI$4]=4;[.BJ$4]=&quot;L&quot;;[.BK$4]=4;[.BL$4]=&quot;R&quot;;[.BM$4]=8;[.BN$4]=&quot;R&quot;;[.BO$4]=8);&quot;AA&quot;;&quot;&quot;)">
            <text:p/>
          </table:table-cell>
          <table:table-cell table:style-name="ce18" table:formula="of:=IF(AND([.BE$4]=&quot;R&quot;;[.BF$4]=8;[.BG$4]=&quot;L&quot;;[.BH$4]=4;[.BI$4]=&quot;R&quot;;[.BJ$4]=4;[.BK$4]=&quot;L&quot;;[.BL$4]=4;[.BM$4]=&quot;R&quot;;[.BN$4]=8;[.BO$4]=&quot;R&quot;;[.BP$4]=8);&quot;AA&quot;;&quot;&quot;)">
            <text:p/>
          </table:table-cell>
          <table:table-cell table:style-name="ce18" table:formula="of:=IF(AND([.BF$4]=&quot;R&quot;;[.BG$4]=8;[.BH$4]=&quot;L&quot;;[.BI$4]=4;[.BJ$4]=&quot;R&quot;;[.BK$4]=4;[.BL$4]=&quot;L&quot;;[.BM$4]=4;[.BN$4]=&quot;R&quot;;[.BO$4]=8;[.BP$4]=&quot;R&quot;;[.BQ$4]=8);&quot;AA&quot;;&quot;&quot;)">
            <text:p/>
          </table:table-cell>
          <table:table-cell table:style-name="ce18" table:formula="of:=IF(AND([.BG$4]=&quot;R&quot;;[.BH$4]=8;[.BI$4]=&quot;L&quot;;[.BJ$4]=4;[.BK$4]=&quot;R&quot;;[.BL$4]=4;[.BM$4]=&quot;L&quot;;[.BN$4]=4;[.BO$4]=&quot;R&quot;;[.BP$4]=8;[.BQ$4]=&quot;R&quot;;[.BR$4]=8);&quot;AA&quot;;&quot;&quot;)">
            <text:p/>
          </table:table-cell>
          <table:table-cell table:style-name="ce18" table:formula="of:=IF(AND([.BH$4]=&quot;R&quot;;[.BI$4]=8;[.BJ$4]=&quot;L&quot;;[.BK$4]=4;[.BL$4]=&quot;R&quot;;[.BM$4]=4;[.BN$4]=&quot;L&quot;;[.BO$4]=4;[.BP$4]=&quot;R&quot;;[.BQ$4]=8;[.BR$4]=&quot;R&quot;;[.BS$4]=8);&quot;AA&quot;;&quot;&quot;)">
            <text:p/>
          </table:table-cell>
          <table:table-cell table:style-name="ce18" table:formula="of:=IF(AND([.BI$4]=&quot;R&quot;;[.BJ$4]=8;[.BK$4]=&quot;L&quot;;[.BL$4]=4;[.BM$4]=&quot;R&quot;;[.BN$4]=4;[.BO$4]=&quot;L&quot;;[.BP$4]=4;[.BQ$4]=&quot;R&quot;;[.BR$4]=8;[.BS$4]=&quot;R&quot;;[.BT$4]=8);&quot;AA&quot;;&quot;&quot;)">
            <text:p/>
          </table:table-cell>
          <table:table-cell table:style-name="ce18" table:formula="of:=IF(AND([.BJ$4]=&quot;R&quot;;[.BK$4]=8;[.BL$4]=&quot;L&quot;;[.BM$4]=4;[.BN$4]=&quot;R&quot;;[.BO$4]=4;[.BP$4]=&quot;L&quot;;[.BQ$4]=4;[.BR$4]=&quot;R&quot;;[.BS$4]=8;[.BT$4]=&quot;R&quot;;[.BU$4]=8);&quot;AA&quot;;&quot;&quot;)">
            <text:p/>
          </table:table-cell>
          <table:table-cell table:style-name="ce18" table:formula="of:=IF(AND([.BK$4]=&quot;R&quot;;[.BL$4]=8;[.BM$4]=&quot;L&quot;;[.BN$4]=4;[.BO$4]=&quot;R&quot;;[.BP$4]=4;[.BQ$4]=&quot;L&quot;;[.BR$4]=4;[.BS$4]=&quot;R&quot;;[.BT$4]=8;[.BU$4]=&quot;R&quot;;[.BV$4]=8);&quot;AA&quot;;&quot;&quot;)">
            <text:p/>
          </table:table-cell>
          <table:table-cell table:style-name="ce18" table:formula="of:=IF(AND([.BL$4]=&quot;R&quot;;[.BM$4]=8;[.BN$4]=&quot;L&quot;;[.BO$4]=4;[.BP$4]=&quot;R&quot;;[.BQ$4]=4;[.BR$4]=&quot;L&quot;;[.BS$4]=4;[.BT$4]=&quot;R&quot;;[.BU$4]=8;[.BV$4]=&quot;R&quot;;[.BW$4]=8);&quot;AA&quot;;&quot;&quot;)">
            <text:p/>
          </table:table-cell>
          <table:table-cell table:style-name="ce18" table:formula="of:=IF(AND([.BM$4]=&quot;R&quot;;[.BN$4]=8;[.BO$4]=&quot;L&quot;;[.BP$4]=4;[.BQ$4]=&quot;R&quot;;[.BR$4]=4;[.BS$4]=&quot;L&quot;;[.BT$4]=4;[.BU$4]=&quot;R&quot;;[.BV$4]=8;[.BW$4]=&quot;R&quot;;[.BX$4]=8);&quot;AA&quot;;&quot;&quot;)">
            <text:p/>
          </table:table-cell>
          <table:table-cell table:style-name="ce40" table:formula="of:=IF(AND([.BN$4]=&quot;R&quot;;[.BO$4]=8;[.BP$4]=&quot;L&quot;;[.BQ$4]=4;[.BR$4]=&quot;R&quot;;[.BS$4]=4;[.BT$4]=&quot;L&quot;;[.BU$4]=4;[.BV$4]=&quot;R&quot;;[.BW$4]=8;[.BX$4]=&quot;R&quot;;[.BY$4]=8);&quot;AA&quot;;&quot;&quot;)" office:value-type="string" office:string-value="AA" calcext:value-type="string" table:number-columns-spanned="12" table:number-rows-spanned="1">
            <text:p>AA</text:p>
          </table:table-cell>
          <table:covered-table-cell table:number-columns-repeated="11" table:style-name="ce18"/>
          <table:table-cell table:style-name="ce18" table:formula="of:=IF(AND([.BZ$4]=&quot;R&quot;;[.CA$4]=8;[.CB$4]=&quot;L&quot;;[.CC$4]=4;[.CD$4]=&quot;R&quot;;[.CE$4]=4;[.CF$4]=&quot;L&quot;;[.CG$4]=4;[.CH$4]=&quot;R&quot;;[.CI$4]=8;[.CJ$4]=&quot;R&quot;;[.CK$4]=8);&quot;AA&quot;;&quot;&quot;)">
            <text:p/>
          </table:table-cell>
          <table:table-cell table:style-name="ce18" table:formula="of:=IF(AND([.CA$4]=&quot;R&quot;;[.CB$4]=8;[.CC$4]=&quot;L&quot;;[.CD$4]=4;[.CE$4]=&quot;R&quot;;[.CF$4]=4;[.CG$4]=&quot;L&quot;;[.CH$4]=4;[.CI$4]=&quot;R&quot;;[.CJ$4]=8;[.CK$4]=&quot;R&quot;;[.CL$4]=8);&quot;AA&quot;;&quot;&quot;)">
            <text:p/>
          </table:table-cell>
          <table:table-cell table:style-name="ce18" table:formula="of:=IF(AND([.CB$4]=&quot;R&quot;;[.CC$4]=8;[.CD$4]=&quot;L&quot;;[.CE$4]=4;[.CF$4]=&quot;R&quot;;[.CG$4]=4;[.CH$4]=&quot;L&quot;;[.CI$4]=4;[.CJ$4]=&quot;R&quot;;[.CK$4]=8;[.CL$4]=&quot;R&quot;;[.CM$4]=8);&quot;AA&quot;;&quot;&quot;)">
            <text:p/>
          </table:table-cell>
          <table:table-cell table:style-name="ce18" table:formula="of:=IF(AND([.CC$4]=&quot;R&quot;;[.CD$4]=8;[.CE$4]=&quot;L&quot;;[.CF$4]=4;[.CG$4]=&quot;R&quot;;[.CH$4]=4;[.CI$4]=&quot;L&quot;;[.CJ$4]=4;[.CK$4]=&quot;R&quot;;[.CL$4]=8;[.CM$4]=&quot;R&quot;;[.CN$4]=8);&quot;AA&quot;;&quot;&quot;)">
            <text:p/>
          </table:table-cell>
          <table:table-cell table:style-name="ce18" table:formula="of:=IF(AND([.CD$4]=&quot;R&quot;;[.CE$4]=8;[.CF$4]=&quot;L&quot;;[.CG$4]=4;[.CH$4]=&quot;R&quot;;[.CI$4]=4;[.CJ$4]=&quot;L&quot;;[.CK$4]=4;[.CL$4]=&quot;R&quot;;[.CM$4]=8;[.CN$4]=&quot;R&quot;;[.CO$4]=8);&quot;AA&quot;;&quot;&quot;)">
            <text:p/>
          </table:table-cell>
          <table:table-cell table:style-name="ce18" table:formula="of:=IF(AND([.CE$4]=&quot;R&quot;;[.CF$4]=8;[.CG$4]=&quot;L&quot;;[.CH$4]=4;[.CI$4]=&quot;R&quot;;[.CJ$4]=4;[.CK$4]=&quot;L&quot;;[.CL$4]=4;[.CM$4]=&quot;R&quot;;[.CN$4]=8;[.CO$4]=&quot;R&quot;;[.CP$4]=8);&quot;AA&quot;;&quot;&quot;)">
            <text:p/>
          </table:table-cell>
          <table:table-cell table:style-name="ce40" table:formula="of:=IF(AND([.CF$4]=&quot;R&quot;;[.CG$4]=8;[.CH$4]=&quot;L&quot;;[.CI$4]=4;[.CJ$4]=&quot;R&quot;;[.CK$4]=4;[.CL$4]=&quot;L&quot;;[.CM$4]=4;[.CN$4]=&quot;R&quot;;[.CO$4]=8;[.CP$4]=&quot;R&quot;;[.CQ$4]=8);&quot;AA&quot;;&quot;&quot;)" office:value-type="string" office:string-value="AA" calcext:value-type="string" table:number-columns-spanned="12" table:number-rows-spanned="1">
            <text:p>AA</text:p>
          </table:table-cell>
          <table:covered-table-cell table:number-columns-repeated="11" table:style-name="ce18"/>
          <table:table-cell table:style-name="ce18" table:formula="of:=IF(AND([.CR$4]=&quot;R&quot;;[.CS$4]=8;[.CT$4]=&quot;L&quot;;[.CU$4]=4;[.CV$4]=&quot;R&quot;;[.CW$4]=4;[.CX$4]=&quot;L&quot;;[.CY$4]=4;[.CZ$4]=&quot;R&quot;;[.DA$4]=8;[.DB$4]=&quot;R&quot;;[.DC$4]=8);&quot;AA&quot;;&quot;&quot;)">
            <text:p/>
          </table:table-cell>
          <table:table-cell table:style-name="ce18" table:formula="of:=IF(AND([.CS$4]=&quot;R&quot;;[.CT$4]=8;[.CU$4]=&quot;L&quot;;[.CV$4]=4;[.CW$4]=&quot;R&quot;;[.CX$4]=4;[.CY$4]=&quot;L&quot;;[.CZ$4]=4;[.DA$4]=&quot;R&quot;;[.DB$4]=8;[.DC$4]=&quot;R&quot;;[.DD$4]=8);&quot;AA&quot;;&quot;&quot;)">
            <text:p/>
          </table:table-cell>
          <table:table-cell table:style-name="ce18" table:formula="of:=IF(AND([.CT$4]=&quot;R&quot;;[.CU$4]=8;[.CV$4]=&quot;L&quot;;[.CW$4]=4;[.CX$4]=&quot;R&quot;;[.CY$4]=4;[.CZ$4]=&quot;L&quot;;[.DA$4]=4;[.DB$4]=&quot;R&quot;;[.DC$4]=8;[.DD$4]=&quot;R&quot;;[.DE$4]=8);&quot;AA&quot;;&quot;&quot;)">
            <text:p/>
          </table:table-cell>
          <table:table-cell table:style-name="ce18" table:formula="of:=IF(AND([.CU$4]=&quot;R&quot;;[.CV$4]=8;[.CW$4]=&quot;L&quot;;[.CX$4]=4;[.CY$4]=&quot;R&quot;;[.CZ$4]=4;[.DA$4]=&quot;L&quot;;[.DB$4]=4;[.DC$4]=&quot;R&quot;;[.DD$4]=8;[.DE$4]=&quot;R&quot;;[.DF$4]=8);&quot;AA&quot;;&quot;&quot;)">
            <text:p/>
          </table:table-cell>
          <table:table-cell table:style-name="ce18" table:formula="of:=IF(AND([.CV$4]=&quot;R&quot;;[.CW$4]=8;[.CX$4]=&quot;L&quot;;[.CY$4]=4;[.CZ$4]=&quot;R&quot;;[.DA$4]=4;[.DB$4]=&quot;L&quot;;[.DC$4]=4;[.DD$4]=&quot;R&quot;;[.DE$4]=8;[.DF$4]=&quot;R&quot;;[.DG$4]=8);&quot;AA&quot;;&quot;&quot;)">
            <text:p/>
          </table:table-cell>
          <table:table-cell table:style-name="ce18" table:formula="of:=IF(AND([.CW$4]=&quot;R&quot;;[.CX$4]=8;[.CY$4]=&quot;L&quot;;[.CZ$4]=4;[.DA$4]=&quot;R&quot;;[.DB$4]=4;[.DC$4]=&quot;L&quot;;[.DD$4]=4;[.DE$4]=&quot;R&quot;;[.DF$4]=8;[.DG$4]=&quot;R&quot;;[.DH$4]=8);&quot;AA&quot;;&quot;&quot;)">
            <text:p/>
          </table:table-cell>
          <table:table-cell table:style-name="ce18" table:formula="of:=IF(AND([.CX$4]=&quot;R&quot;;[.CY$4]=8;[.CZ$4]=&quot;L&quot;;[.DA$4]=4;[.DB$4]=&quot;R&quot;;[.DC$4]=4;[.DD$4]=&quot;L&quot;;[.DE$4]=4;[.DF$4]=&quot;R&quot;;[.DG$4]=8;[.DH$4]=&quot;R&quot;;[.DI$4]=8);&quot;AA&quot;;&quot;&quot;)">
            <text:p/>
          </table:table-cell>
          <table:table-cell table:style-name="ce18" table:formula="of:=IF(AND([.CY$4]=&quot;R&quot;;[.CZ$4]=8;[.DA$4]=&quot;L&quot;;[.DB$4]=4;[.DC$4]=&quot;R&quot;;[.DD$4]=4;[.DE$4]=&quot;L&quot;;[.DF$4]=4;[.DG$4]=&quot;R&quot;;[.DH$4]=8;[.DI$4]=&quot;R&quot;;[.DJ$4]=8);&quot;AA&quot;;&quot;&quot;)">
            <text:p/>
          </table:table-cell>
          <table:table-cell table:style-name="ce18" table:formula="of:=IF(AND([.CZ$4]=&quot;R&quot;;[.DA$4]=8;[.DB$4]=&quot;L&quot;;[.DC$4]=4;[.DD$4]=&quot;R&quot;;[.DE$4]=4;[.DF$4]=&quot;L&quot;;[.DG$4]=4;[.DH$4]=&quot;R&quot;;[.DI$4]=8;[.DJ$4]=&quot;R&quot;;[.DK$4]=8);&quot;AA&quot;;&quot;&quot;)">
            <text:p/>
          </table:table-cell>
          <table:table-cell table:style-name="ce18" table:formula="of:=IF(AND([.DA$4]=&quot;R&quot;;[.DB$4]=8;[.DC$4]=&quot;L&quot;;[.DD$4]=4;[.DE$4]=&quot;R&quot;;[.DF$4]=4;[.DG$4]=&quot;L&quot;;[.DH$4]=4;[.DI$4]=&quot;R&quot;;[.DJ$4]=8;[.DK$4]=&quot;R&quot;;[.DL$4]=8);&quot;AA&quot;;&quot;&quot;)">
            <text:p/>
          </table:table-cell>
          <table:table-cell table:style-name="ce18" table:formula="of:=IF(AND([.DB$4]=&quot;R&quot;;[.DC$4]=8;[.DD$4]=&quot;L&quot;;[.DE$4]=4;[.DF$4]=&quot;R&quot;;[.DG$4]=4;[.DH$4]=&quot;L&quot;;[.DI$4]=4;[.DJ$4]=&quot;R&quot;;[.DK$4]=8;[.DL$4]=&quot;R&quot;;[.DM$4]=8);&quot;AA&quot;;&quot;&quot;)">
            <text:p/>
          </table:table-cell>
          <table:table-cell table:style-name="ce18" table:formula="of:=IF(AND([.DC$4]=&quot;R&quot;;[.DD$4]=8;[.DE$4]=&quot;L&quot;;[.DF$4]=4;[.DG$4]=&quot;R&quot;;[.DH$4]=4;[.DI$4]=&quot;L&quot;;[.DJ$4]=4;[.DK$4]=&quot;R&quot;;[.DL$4]=8;[.DM$4]=&quot;R&quot;;[.DN$4]=8);&quot;AA&quot;;&quot;&quot;)">
            <text:p/>
          </table:table-cell>
          <table:table-cell table:style-name="ce18" table:formula="of:=IF(AND([.DD$4]=&quot;R&quot;;[.DE$4]=8;[.DF$4]=&quot;L&quot;;[.DG$4]=4;[.DH$4]=&quot;R&quot;;[.DI$4]=4;[.DJ$4]=&quot;L&quot;;[.DK$4]=4;[.DL$4]=&quot;R&quot;;[.DM$4]=8;[.DN$4]=&quot;R&quot;;[.DO$4]=8);&quot;AA&quot;;&quot;&quot;)">
            <text:p/>
          </table:table-cell>
          <table:table-cell table:style-name="ce18" table:formula="of:=IF(AND([.DE$4]=&quot;R&quot;;[.DF$4]=8;[.DG$4]=&quot;L&quot;;[.DH$4]=4;[.DI$4]=&quot;R&quot;;[.DJ$4]=4;[.DK$4]=&quot;L&quot;;[.DL$4]=4;[.DM$4]=&quot;R&quot;;[.DN$4]=8;[.DO$4]=&quot;R&quot;;[.DP$4]=8);&quot;AA&quot;;&quot;&quot;)">
            <text:p/>
          </table:table-cell>
          <table:table-cell table:style-name="ce18" table:formula="of:=IF(AND([.DF$4]=&quot;R&quot;;[.DG$4]=8;[.DH$4]=&quot;L&quot;;[.DI$4]=4;[.DJ$4]=&quot;R&quot;;[.DK$4]=4;[.DL$4]=&quot;L&quot;;[.DM$4]=4;[.DN$4]=&quot;R&quot;;[.DO$4]=8;[.DP$4]=&quot;R&quot;;[.DQ$4]=8);&quot;AA&quot;;&quot;&quot;)">
            <text:p/>
          </table:table-cell>
          <table:table-cell table:style-name="ce18" table:formula="of:=IF(AND([.DG$4]=&quot;R&quot;;[.DH$4]=8;[.DI$4]=&quot;L&quot;;[.DJ$4]=4;[.DK$4]=&quot;R&quot;;[.DL$4]=4;[.DM$4]=&quot;L&quot;;[.DN$4]=4;[.DO$4]=&quot;R&quot;;[.DP$4]=8;[.DQ$4]=&quot;R&quot;;[.DR$4]=8);&quot;AA&quot;;&quot;&quot;)">
            <text:p/>
          </table:table-cell>
          <table:table-cell table:style-name="ce18" table:formula="of:=IF(AND([.DH$4]=&quot;R&quot;;[.DI$4]=8;[.DJ$4]=&quot;L&quot;;[.DK$4]=4;[.DL$4]=&quot;R&quot;;[.DM$4]=4;[.DN$4]=&quot;L&quot;;[.DO$4]=4;[.DP$4]=&quot;R&quot;;[.DQ$4]=8;[.DR$4]=&quot;R&quot;;[.DS$4]=8);&quot;AA&quot;;&quot;&quot;)">
            <text:p/>
          </table:table-cell>
          <table:table-cell table:style-name="ce18" table:formula="of:=IF(AND([.DI$4]=&quot;R&quot;;[.DJ$4]=8;[.DK$4]=&quot;L&quot;;[.DL$4]=4;[.DM$4]=&quot;R&quot;;[.DN$4]=4;[.DO$4]=&quot;L&quot;;[.DP$4]=4;[.DQ$4]=&quot;R&quot;;[.DR$4]=8;[.DS$4]=&quot;R&quot;;[.DT$4]=8);&quot;AA&quot;;&quot;&quot;)">
            <text:p/>
          </table:table-cell>
          <table:table-cell table:style-name="ce18" table:formula="of:=IF(AND([.DJ$4]=&quot;R&quot;;[.DK$4]=8;[.DL$4]=&quot;L&quot;;[.DM$4]=4;[.DN$4]=&quot;R&quot;;[.DO$4]=4;[.DP$4]=&quot;L&quot;;[.DQ$4]=4;[.DR$4]=&quot;R&quot;;[.DS$4]=8;[.DT$4]=&quot;R&quot;;[.DU$4]=8);&quot;AA&quot;;&quot;&quot;)">
            <text:p/>
          </table:table-cell>
          <table:table-cell table:style-name="ce18" table:formula="of:=IF(AND([.DK$4]=&quot;R&quot;;[.DL$4]=8;[.DM$4]=&quot;L&quot;;[.DN$4]=4;[.DO$4]=&quot;R&quot;;[.DP$4]=4;[.DQ$4]=&quot;L&quot;;[.DR$4]=4;[.DS$4]=&quot;R&quot;;[.DT$4]=8;[.DU$4]=&quot;R&quot;;[.DV$4]=8);&quot;AA&quot;;&quot;&quot;)">
            <text:p/>
          </table:table-cell>
          <table:table-cell table:style-name="ce18" table:formula="of:=IF(AND([.DL$4]=&quot;R&quot;;[.DM$4]=8;[.DN$4]=&quot;L&quot;;[.DO$4]=4;[.DP$4]=&quot;R&quot;;[.DQ$4]=4;[.DR$4]=&quot;L&quot;;[.DS$4]=4;[.DT$4]=&quot;R&quot;;[.DU$4]=8;[.DV$4]=&quot;R&quot;;[.DW$4]=8);&quot;AA&quot;;&quot;&quot;)">
            <text:p/>
          </table:table-cell>
          <table:table-cell table:style-name="ce18" table:formula="of:=IF(AND([.DM$4]=&quot;R&quot;;[.DN$4]=8;[.DO$4]=&quot;L&quot;;[.DP$4]=4;[.DQ$4]=&quot;R&quot;;[.DR$4]=4;[.DS$4]=&quot;L&quot;;[.DT$4]=4;[.DU$4]=&quot;R&quot;;[.DV$4]=8;[.DW$4]=&quot;R&quot;;[.DX$4]=8);&quot;AA&quot;;&quot;&quot;)">
            <text:p/>
          </table:table-cell>
          <table:table-cell table:style-name="ce18" table:formula="of:=IF(AND([.DN$4]=&quot;R&quot;;[.DO$4]=8;[.DP$4]=&quot;L&quot;;[.DQ$4]=4;[.DR$4]=&quot;R&quot;;[.DS$4]=4;[.DT$4]=&quot;L&quot;;[.DU$4]=4;[.DV$4]=&quot;R&quot;;[.DW$4]=8;[.DX$4]=&quot;R&quot;;[.DY$4]=8);&quot;AA&quot;;&quot;&quot;)">
            <text:p/>
          </table:table-cell>
          <table:table-cell table:style-name="ce18" table:formula="of:=IF(AND([.DO$4]=&quot;R&quot;;[.DP$4]=8;[.DQ$4]=&quot;L&quot;;[.DR$4]=4;[.DS$4]=&quot;R&quot;;[.DT$4]=4;[.DU$4]=&quot;L&quot;;[.DV$4]=4;[.DW$4]=&quot;R&quot;;[.DX$4]=8;[.DY$4]=&quot;R&quot;;[.DZ$4]=8);&quot;AA&quot;;&quot;&quot;)">
            <text:p/>
          </table:table-cell>
          <table:table-cell table:style-name="ce18" table:formula="of:=IF(AND([.DP$4]=&quot;R&quot;;[.DQ$4]=8;[.DR$4]=&quot;L&quot;;[.DS$4]=4;[.DT$4]=&quot;R&quot;;[.DU$4]=4;[.DV$4]=&quot;L&quot;;[.DW$4]=4;[.DX$4]=&quot;R&quot;;[.DY$4]=8;[.DZ$4]=&quot;R&quot;;[.EA$4]=8);&quot;AA&quot;;&quot;&quot;)">
            <text:p/>
          </table:table-cell>
          <table:table-cell table:style-name="ce18" table:formula="of:=IF(AND([.DQ$4]=&quot;R&quot;;[.DR$4]=8;[.DS$4]=&quot;L&quot;;[.DT$4]=4;[.DU$4]=&quot;R&quot;;[.DV$4]=4;[.DW$4]=&quot;L&quot;;[.DX$4]=4;[.DY$4]=&quot;R&quot;;[.DZ$4]=8;[.EA$4]=&quot;R&quot;;[.EB$4]=8);&quot;AA&quot;;&quot;&quot;)">
            <text:p/>
          </table:table-cell>
          <table:table-cell table:style-name="ce18" table:formula="of:=IF(AND([.DR$4]=&quot;R&quot;;[.DS$4]=8;[.DT$4]=&quot;L&quot;;[.DU$4]=4;[.DV$4]=&quot;R&quot;;[.DW$4]=4;[.DX$4]=&quot;L&quot;;[.DY$4]=4;[.DZ$4]=&quot;R&quot;;[.EA$4]=8;[.EB$4]=&quot;R&quot;;[.EC$4]=8);&quot;AA&quot;;&quot;&quot;)">
            <text:p/>
          </table:table-cell>
          <table:table-cell table:style-name="ce18" table:formula="of:=IF(AND([.DS$4]=&quot;R&quot;;[.DT$4]=8;[.DU$4]=&quot;L&quot;;[.DV$4]=4;[.DW$4]=&quot;R&quot;;[.DX$4]=4;[.DY$4]=&quot;L&quot;;[.DZ$4]=4;[.EA$4]=&quot;R&quot;;[.EB$4]=8;[.EC$4]=&quot;R&quot;;[.ED$4]=8);&quot;AA&quot;;&quot;&quot;)">
            <text:p/>
          </table:table-cell>
          <table:table-cell table:style-name="ce18" table:formula="of:=IF(AND([.DT$4]=&quot;R&quot;;[.DU$4]=8;[.DV$4]=&quot;L&quot;;[.DW$4]=4;[.DX$4]=&quot;R&quot;;[.DY$4]=4;[.DZ$4]=&quot;L&quot;;[.EA$4]=4;[.EB$4]=&quot;R&quot;;[.EC$4]=8;[.ED$4]=&quot;R&quot;;[.EE$4]=8);&quot;AA&quot;;&quot;&quot;)">
            <text:p/>
          </table:table-cell>
          <table:table-cell table:style-name="ce18" table:formula="of:=IF(AND([.DU$4]=&quot;R&quot;;[.DV$4]=8;[.DW$4]=&quot;L&quot;;[.DX$4]=4;[.DY$4]=&quot;R&quot;;[.DZ$4]=4;[.EA$4]=&quot;L&quot;;[.EB$4]=4;[.EC$4]=&quot;R&quot;;[.ED$4]=8;[.EE$4]=&quot;R&quot;;[.EF$4]=8);&quot;AA&quot;;&quot;&quot;)">
            <text:p/>
          </table:table-cell>
          <table:table-cell table:style-name="ce18" table:formula="of:=IF(AND([.DV$4]=&quot;R&quot;;[.DW$4]=8;[.DX$4]=&quot;L&quot;;[.DY$4]=4;[.DZ$4]=&quot;R&quot;;[.EA$4]=4;[.EB$4]=&quot;L&quot;;[.EC$4]=4;[.ED$4]=&quot;R&quot;;[.EE$4]=8;[.EF$4]=&quot;R&quot;;[.EG$4]=8);&quot;AA&quot;;&quot;&quot;)">
            <text:p/>
          </table:table-cell>
          <table:table-cell table:style-name="ce18" table:formula="of:=IF(AND([.DW$4]=&quot;R&quot;;[.DX$4]=8;[.DY$4]=&quot;L&quot;;[.DZ$4]=4;[.EA$4]=&quot;R&quot;;[.EB$4]=4;[.EC$4]=&quot;L&quot;;[.ED$4]=4;[.EE$4]=&quot;R&quot;;[.EF$4]=8;[.EG$4]=&quot;R&quot;;[.EH$4]=8);&quot;AA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6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6" table:formula="of:=IF(AND([.AT$4]=&quot;R&quot;;[.AU$4]=8;[.AV$4]=&quot;L&quot;;[.AW$4]=4;[.AX$4]=&quot;R&quot;;[.AY$4]=4;[.AZ$4]=&quot;L&quot;;[.BA$4]=4;[.BB$4]=&quot;R&quot;;[.BC$4]=8);&quot;Y&quot;;&quot;&quot;)">
            <text:p/>
          </table:table-cell>
          <table:table-cell table:style-name="ce6" table:formula="of:=IF(AND([.AU$4]=&quot;R&quot;;[.AV$4]=8;[.AW$4]=&quot;L&quot;;[.AX$4]=4;[.AY$4]=&quot;R&quot;;[.AZ$4]=4;[.BA$4]=&quot;L&quot;;[.BB$4]=4;[.BC$4]=&quot;R&quot;;[.BD$4]=8);&quot;Y&quot;;&quot;&quot;)">
            <text:p/>
          </table:table-cell>
          <table:table-cell table:style-name="ce6" table:formula="of:=IF(AND([.AV$4]=&quot;R&quot;;[.AW$4]=8;[.AX$4]=&quot;L&quot;;[.AY$4]=4;[.AZ$4]=&quot;R&quot;;[.BA$4]=4;[.BB$4]=&quot;L&quot;;[.BC$4]=4;[.BD$4]=&quot;R&quot;;[.BE$4]=8);&quot;Y&quot;;&quot;&quot;)">
            <text:p/>
          </table:table-cell>
          <table:table-cell table:style-name="ce6" table:formula="of:=IF(AND([.AW$4]=&quot;R&quot;;[.AX$4]=8;[.AY$4]=&quot;L&quot;;[.AZ$4]=4;[.BA$4]=&quot;R&quot;;[.BB$4]=4;[.BC$4]=&quot;L&quot;;[.BD$4]=4;[.BE$4]=&quot;R&quot;;[.BF$4]=8);&quot;Y&quot;;&quot;&quot;)">
            <text:p/>
          </table:table-cell>
          <table:table-cell table:style-name="ce6" table:formula="of:=IF(AND([.AX$4]=&quot;R&quot;;[.AY$4]=8;[.AZ$4]=&quot;L&quot;;[.BA$4]=4;[.BB$4]=&quot;R&quot;;[.BC$4]=4;[.BD$4]=&quot;L&quot;;[.BE$4]=4;[.BF$4]=&quot;R&quot;;[.BG$4]=8);&quot;Y&quot;;&quot;&quot;)">
            <text:p/>
          </table:table-cell>
          <table:table-cell table:style-name="ce6" table:formula="of:=IF(AND([.AY$4]=&quot;R&quot;;[.AZ$4]=8;[.BA$4]=&quot;L&quot;;[.BB$4]=4;[.BC$4]=&quot;R&quot;;[.BD$4]=4;[.BE$4]=&quot;L&quot;;[.BF$4]=4;[.BG$4]=&quot;R&quot;;[.BH$4]=8);&quot;Y&quot;;&quot;&quot;)">
            <text:p/>
          </table:table-cell>
          <table:table-cell table:style-name="ce6" table:formula="of:=IF(AND([.AZ$4]=&quot;R&quot;;[.BA$4]=8;[.BB$4]=&quot;L&quot;;[.BC$4]=4;[.BD$4]=&quot;R&quot;;[.BE$4]=4;[.BF$4]=&quot;L&quot;;[.BG$4]=4;[.BH$4]=&quot;R&quot;;[.BI$4]=8);&quot;Y&quot;;&quot;&quot;)">
            <text:p/>
          </table:table-cell>
          <table:table-cell table:style-name="ce6" table:formula="of:=IF(AND([.BA$4]=&quot;R&quot;;[.BB$4]=8;[.BC$4]=&quot;L&quot;;[.BD$4]=4;[.BE$4]=&quot;R&quot;;[.BF$4]=4;[.BG$4]=&quot;L&quot;;[.BH$4]=4;[.BI$4]=&quot;R&quot;;[.BJ$4]=8);&quot;Y&quot;;&quot;&quot;)">
            <text:p/>
          </table:table-cell>
          <table:table-cell table:style-name="ce6" table:formula="of:=IF(AND([.BB$4]=&quot;R&quot;;[.BC$4]=8;[.BD$4]=&quot;L&quot;;[.BE$4]=4;[.BF$4]=&quot;R&quot;;[.BG$4]=4;[.BH$4]=&quot;L&quot;;[.BI$4]=4;[.BJ$4]=&quot;R&quot;;[.BK$4]=8);&quot;Y&quot;;&quot;&quot;)">
            <text:p/>
          </table:table-cell>
          <table:table-cell table:style-name="ce6" table:formula="of:=IF(AND([.BC$4]=&quot;R&quot;;[.BD$4]=8;[.BE$4]=&quot;L&quot;;[.BF$4]=4;[.BG$4]=&quot;R&quot;;[.BH$4]=4;[.BI$4]=&quot;L&quot;;[.BJ$4]=4;[.BK$4]=&quot;R&quot;;[.BL$4]=8);&quot;Y&quot;;&quot;&quot;)">
            <text:p/>
          </table:table-cell>
          <table:table-cell table:style-name="ce6" table:formula="of:=IF(AND([.BD$4]=&quot;R&quot;;[.BE$4]=8;[.BF$4]=&quot;L&quot;;[.BG$4]=4;[.BH$4]=&quot;R&quot;;[.BI$4]=4;[.BJ$4]=&quot;L&quot;;[.BK$4]=4;[.BL$4]=&quot;R&quot;;[.BM$4]=8);&quot;Y&quot;;&quot;&quot;)">
            <text:p/>
          </table:table-cell>
          <table:table-cell table:style-name="ce6" table:formula="of:=IF(AND([.BE$4]=&quot;R&quot;;[.BF$4]=8;[.BG$4]=&quot;L&quot;;[.BH$4]=4;[.BI$4]=&quot;R&quot;;[.BJ$4]=4;[.BK$4]=&quot;L&quot;;[.BL$4]=4;[.BM$4]=&quot;R&quot;;[.BN$4]=8);&quot;Y&quot;;&quot;&quot;)">
            <text:p/>
          </table:table-cell>
          <table:table-cell table:style-name="ce6" table:formula="of:=IF(AND([.BF$4]=&quot;R&quot;;[.BG$4]=8;[.BH$4]=&quot;L&quot;;[.BI$4]=4;[.BJ$4]=&quot;R&quot;;[.BK$4]=4;[.BL$4]=&quot;L&quot;;[.BM$4]=4;[.BN$4]=&quot;R&quot;;[.BO$4]=8);&quot;Y&quot;;&quot;&quot;)">
            <text:p/>
          </table:table-cell>
          <table:table-cell table:style-name="ce6" table:formula="of:=IF(AND([.BG$4]=&quot;R&quot;;[.BH$4]=8;[.BI$4]=&quot;L&quot;;[.BJ$4]=4;[.BK$4]=&quot;R&quot;;[.BL$4]=4;[.BM$4]=&quot;L&quot;;[.BN$4]=4;[.BO$4]=&quot;R&quot;;[.BP$4]=8);&quot;Y&quot;;&quot;&quot;)">
            <text:p/>
          </table:table-cell>
          <table:table-cell table:style-name="ce6" table:formula="of:=IF(AND([.BH$4]=&quot;R&quot;;[.BI$4]=8;[.BJ$4]=&quot;L&quot;;[.BK$4]=4;[.BL$4]=&quot;R&quot;;[.BM$4]=4;[.BN$4]=&quot;L&quot;;[.BO$4]=4;[.BP$4]=&quot;R&quot;;[.BQ$4]=8);&quot;Y&quot;;&quot;&quot;)">
            <text:p/>
          </table:table-cell>
          <table:table-cell table:style-name="ce6" table:formula="of:=IF(AND([.BI$4]=&quot;R&quot;;[.BJ$4]=8;[.BK$4]=&quot;L&quot;;[.BL$4]=4;[.BM$4]=&quot;R&quot;;[.BN$4]=4;[.BO$4]=&quot;L&quot;;[.BP$4]=4;[.BQ$4]=&quot;R&quot;;[.BR$4]=8);&quot;Y&quot;;&quot;&quot;)">
            <text:p/>
          </table:table-cell>
          <table:table-cell table:style-name="ce6" table:formula="of:=IF(AND([.BJ$4]=&quot;R&quot;;[.BK$4]=8;[.BL$4]=&quot;L&quot;;[.BM$4]=4;[.BN$4]=&quot;R&quot;;[.BO$4]=4;[.BP$4]=&quot;L&quot;;[.BQ$4]=4;[.BR$4]=&quot;R&quot;;[.BS$4]=8);&quot;Y&quot;;&quot;&quot;)">
            <text:p/>
          </table:table-cell>
          <table:table-cell table:style-name="ce6" table:formula="of:=IF(AND([.BK$4]=&quot;R&quot;;[.BL$4]=8;[.BM$4]=&quot;L&quot;;[.BN$4]=4;[.BO$4]=&quot;R&quot;;[.BP$4]=4;[.BQ$4]=&quot;L&quot;;[.BR$4]=4;[.BS$4]=&quot;R&quot;;[.BT$4]=8);&quot;Y&quot;;&quot;&quot;)">
            <text:p/>
          </table:table-cell>
          <table:table-cell table:style-name="ce6" table:formula="of:=IF(AND([.BL$4]=&quot;R&quot;;[.BM$4]=8;[.BN$4]=&quot;L&quot;;[.BO$4]=4;[.BP$4]=&quot;R&quot;;[.BQ$4]=4;[.BR$4]=&quot;L&quot;;[.BS$4]=4;[.BT$4]=&quot;R&quot;;[.BU$4]=8);&quot;Y&quot;;&quot;&quot;)">
            <text:p/>
          </table:table-cell>
          <table:table-cell table:style-name="ce6" table:formula="of:=IF(AND([.BM$4]=&quot;R&quot;;[.BN$4]=8;[.BO$4]=&quot;L&quot;;[.BP$4]=4;[.BQ$4]=&quot;R&quot;;[.BR$4]=4;[.BS$4]=&quot;L&quot;;[.BT$4]=4;[.BU$4]=&quot;R&quot;;[.BV$4]=8);&quot;Y&quot;;&quot;&quot;)">
            <text:p/>
          </table:table-cell>
          <table:table-cell table:style-name="ce41" table:formula="of:=IF(AND([.BN$4]=&quot;R&quot;;[.BO$4]=8;[.BP$4]=&quot;L&quot;;[.BQ$4]=4;[.BR$4]=&quot;R&quot;;[.BS$4]=4;[.BT$4]=&quot;L&quot;;[.BU$4]=4;[.BV$4]=&quot;R&quot;;[.BW$4]=8);&quot;Y&quot;;&quot;&quot;)" office:value-type="string" office:string-value="Y" calcext:value-type="string" table:number-columns-spanned="10" table:number-rows-spanned="1">
            <text:p>Y</text:p>
          </table:table-cell>
          <table:covered-table-cell table:number-columns-repeated="9" table:style-name="ce6"/>
          <table:table-cell table:style-name="ce6" table:formula="of:=IF(AND([.BX$4]=&quot;R&quot;;[.BY$4]=8;[.BZ$4]=&quot;L&quot;;[.CA$4]=4;[.CB$4]=&quot;R&quot;;[.CC$4]=4;[.CD$4]=&quot;L&quot;;[.CE$4]=4;[.CF$4]=&quot;R&quot;;[.CG$4]=8);&quot;Y&quot;;&quot;&quot;)">
            <text:p/>
          </table:table-cell>
          <table:table-cell table:style-name="ce6" table:formula="of:=IF(AND([.BY$4]=&quot;R&quot;;[.BZ$4]=8;[.CA$4]=&quot;L&quot;;[.CB$4]=4;[.CC$4]=&quot;R&quot;;[.CD$4]=4;[.CE$4]=&quot;L&quot;;[.CF$4]=4;[.CG$4]=&quot;R&quot;;[.CH$4]=8);&quot;Y&quot;;&quot;&quot;)">
            <text:p/>
          </table:table-cell>
          <table:table-cell table:style-name="ce6" table:formula="of:=IF(AND([.BZ$4]=&quot;R&quot;;[.CA$4]=8;[.CB$4]=&quot;L&quot;;[.CC$4]=4;[.CD$4]=&quot;R&quot;;[.CE$4]=4;[.CF$4]=&quot;L&quot;;[.CG$4]=4;[.CH$4]=&quot;R&quot;;[.CI$4]=8);&quot;Y&quot;;&quot;&quot;)">
            <text:p/>
          </table:table-cell>
          <table:table-cell table:style-name="ce6" table:formula="of:=IF(AND([.CA$4]=&quot;R&quot;;[.CB$4]=8;[.CC$4]=&quot;L&quot;;[.CD$4]=4;[.CE$4]=&quot;R&quot;;[.CF$4]=4;[.CG$4]=&quot;L&quot;;[.CH$4]=4;[.CI$4]=&quot;R&quot;;[.CJ$4]=8);&quot;Y&quot;;&quot;&quot;)">
            <text:p/>
          </table:table-cell>
          <table:table-cell table:style-name="ce6" table:formula="of:=IF(AND([.CB$4]=&quot;R&quot;;[.CC$4]=8;[.CD$4]=&quot;L&quot;;[.CE$4]=4;[.CF$4]=&quot;R&quot;;[.CG$4]=4;[.CH$4]=&quot;L&quot;;[.CI$4]=4;[.CJ$4]=&quot;R&quot;;[.CK$4]=8);&quot;Y&quot;;&quot;&quot;)">
            <text:p/>
          </table:table-cell>
          <table:table-cell table:style-name="ce6" table:formula="of:=IF(AND([.CC$4]=&quot;R&quot;;[.CD$4]=8;[.CE$4]=&quot;L&quot;;[.CF$4]=4;[.CG$4]=&quot;R&quot;;[.CH$4]=4;[.CI$4]=&quot;L&quot;;[.CJ$4]=4;[.CK$4]=&quot;R&quot;;[.CL$4]=8);&quot;Y&quot;;&quot;&quot;)">
            <text:p/>
          </table:table-cell>
          <table:table-cell table:style-name="ce6" table:formula="of:=IF(AND([.CD$4]=&quot;R&quot;;[.CE$4]=8;[.CF$4]=&quot;L&quot;;[.CG$4]=4;[.CH$4]=&quot;R&quot;;[.CI$4]=4;[.CJ$4]=&quot;L&quot;;[.CK$4]=4;[.CL$4]=&quot;R&quot;;[.CM$4]=8);&quot;Y&quot;;&quot;&quot;)">
            <text:p/>
          </table:table-cell>
          <table:table-cell table:style-name="ce6" table:formula="of:=IF(AND([.CE$4]=&quot;R&quot;;[.CF$4]=8;[.CG$4]=&quot;L&quot;;[.CH$4]=4;[.CI$4]=&quot;R&quot;;[.CJ$4]=4;[.CK$4]=&quot;L&quot;;[.CL$4]=4;[.CM$4]=&quot;R&quot;;[.CN$4]=8);&quot;Y&quot;;&quot;&quot;)">
            <text:p/>
          </table:table-cell>
          <table:table-cell table:style-name="ce41" table:formula="of:=IF(AND([.CF$4]=&quot;R&quot;;[.CG$4]=8;[.CH$4]=&quot;L&quot;;[.CI$4]=4;[.CJ$4]=&quot;R&quot;;[.CK$4]=4;[.CL$4]=&quot;L&quot;;[.CM$4]=4;[.CN$4]=&quot;R&quot;;[.CO$4]=8);&quot;Y&quot;;&quot;&quot;)" office:value-type="string" office:string-value="Y" calcext:value-type="string" table:number-columns-spanned="10" table:number-rows-spanned="1">
            <text:p>Y</text:p>
          </table:table-cell>
          <table:covered-table-cell table:number-columns-repeated="9" table:style-name="ce6"/>
          <table:table-cell table:style-name="ce6" table:formula="of:=IF(AND([.CP$4]=&quot;R&quot;;[.CQ$4]=8;[.CR$4]=&quot;L&quot;;[.CS$4]=4;[.CT$4]=&quot;R&quot;;[.CU$4]=4;[.CV$4]=&quot;L&quot;;[.CW$4]=4;[.CX$4]=&quot;R&quot;;[.CY$4]=8);&quot;Y&quot;;&quot;&quot;)">
            <text:p/>
          </table:table-cell>
          <table:table-cell table:style-name="ce6" table:formula="of:=IF(AND([.CQ$4]=&quot;R&quot;;[.CR$4]=8;[.CS$4]=&quot;L&quot;;[.CT$4]=4;[.CU$4]=&quot;R&quot;;[.CV$4]=4;[.CW$4]=&quot;L&quot;;[.CX$4]=4;[.CY$4]=&quot;R&quot;;[.CZ$4]=8);&quot;Y&quot;;&quot;&quot;)">
            <text:p/>
          </table:table-cell>
          <table:table-cell table:style-name="ce6" table:formula="of:=IF(AND([.CR$4]=&quot;R&quot;;[.CS$4]=8;[.CT$4]=&quot;L&quot;;[.CU$4]=4;[.CV$4]=&quot;R&quot;;[.CW$4]=4;[.CX$4]=&quot;L&quot;;[.CY$4]=4;[.CZ$4]=&quot;R&quot;;[.DA$4]=8);&quot;Y&quot;;&quot;&quot;)">
            <text:p/>
          </table:table-cell>
          <table:table-cell table:style-name="ce6" table:formula="of:=IF(AND([.CS$4]=&quot;R&quot;;[.CT$4]=8;[.CU$4]=&quot;L&quot;;[.CV$4]=4;[.CW$4]=&quot;R&quot;;[.CX$4]=4;[.CY$4]=&quot;L&quot;;[.CZ$4]=4;[.DA$4]=&quot;R&quot;;[.DB$4]=8);&quot;Y&quot;;&quot;&quot;)">
            <text:p/>
          </table:table-cell>
          <table:table-cell table:style-name="ce6" table:formula="of:=IF(AND([.CT$4]=&quot;R&quot;;[.CU$4]=8;[.CV$4]=&quot;L&quot;;[.CW$4]=4;[.CX$4]=&quot;R&quot;;[.CY$4]=4;[.CZ$4]=&quot;L&quot;;[.DA$4]=4;[.DB$4]=&quot;R&quot;;[.DC$4]=8);&quot;Y&quot;;&quot;&quot;)">
            <text:p/>
          </table:table-cell>
          <table:table-cell table:style-name="ce6" table:formula="of:=IF(AND([.CU$4]=&quot;R&quot;;[.CV$4]=8;[.CW$4]=&quot;L&quot;;[.CX$4]=4;[.CY$4]=&quot;R&quot;;[.CZ$4]=4;[.DA$4]=&quot;L&quot;;[.DB$4]=4;[.DC$4]=&quot;R&quot;;[.DD$4]=8);&quot;Y&quot;;&quot;&quot;)">
            <text:p/>
          </table:table-cell>
          <table:table-cell table:style-name="ce6" table:formula="of:=IF(AND([.CV$4]=&quot;R&quot;;[.CW$4]=8;[.CX$4]=&quot;L&quot;;[.CY$4]=4;[.CZ$4]=&quot;R&quot;;[.DA$4]=4;[.DB$4]=&quot;L&quot;;[.DC$4]=4;[.DD$4]=&quot;R&quot;;[.DE$4]=8);&quot;Y&quot;;&quot;&quot;)">
            <text:p/>
          </table:table-cell>
          <table:table-cell table:style-name="ce6" table:formula="of:=IF(AND([.CW$4]=&quot;R&quot;;[.CX$4]=8;[.CY$4]=&quot;L&quot;;[.CZ$4]=4;[.DA$4]=&quot;R&quot;;[.DB$4]=4;[.DC$4]=&quot;L&quot;;[.DD$4]=4;[.DE$4]=&quot;R&quot;;[.DF$4]=8);&quot;Y&quot;;&quot;&quot;)">
            <text:p/>
          </table:table-cell>
          <table:table-cell table:style-name="ce41" table:formula="of:=IF(AND([.CX$4]=&quot;R&quot;;[.CY$4]=8;[.CZ$4]=&quot;L&quot;;[.DA$4]=4;[.DB$4]=&quot;R&quot;;[.DC$4]=4;[.DD$4]=&quot;L&quot;;[.DE$4]=4;[.DF$4]=&quot;R&quot;;[.DG$4]=8);&quot;Y&quot;;&quot;&quot;)" office:value-type="string" office:string-value="Y" calcext:value-type="string" table:number-columns-spanned="10" table:number-rows-spanned="1">
            <text:p>Y</text:p>
          </table:table-cell>
          <table:covered-table-cell table:number-columns-repeated="9" table:style-name="ce6"/>
          <table:table-cell table:style-name="ce6" table:formula="of:=IF(AND([.DH$4]=&quot;R&quot;;[.DI$4]=8;[.DJ$4]=&quot;L&quot;;[.DK$4]=4;[.DL$4]=&quot;R&quot;;[.DM$4]=4;[.DN$4]=&quot;L&quot;;[.DO$4]=4;[.DP$4]=&quot;R&quot;;[.DQ$4]=8);&quot;Y&quot;;&quot;&quot;)">
            <text:p/>
          </table:table-cell>
          <table:table-cell table:style-name="ce6" table:formula="of:=IF(AND([.DI$4]=&quot;R&quot;;[.DJ$4]=8;[.DK$4]=&quot;L&quot;;[.DL$4]=4;[.DM$4]=&quot;R&quot;;[.DN$4]=4;[.DO$4]=&quot;L&quot;;[.DP$4]=4;[.DQ$4]=&quot;R&quot;;[.DR$4]=8);&quot;Y&quot;;&quot;&quot;)">
            <text:p/>
          </table:table-cell>
          <table:table-cell table:style-name="ce6" table:formula="of:=IF(AND([.DJ$4]=&quot;R&quot;;[.DK$4]=8;[.DL$4]=&quot;L&quot;;[.DM$4]=4;[.DN$4]=&quot;R&quot;;[.DO$4]=4;[.DP$4]=&quot;L&quot;;[.DQ$4]=4;[.DR$4]=&quot;R&quot;;[.DS$4]=8);&quot;Y&quot;;&quot;&quot;)">
            <text:p/>
          </table:table-cell>
          <table:table-cell table:style-name="ce6" table:formula="of:=IF(AND([.DK$4]=&quot;R&quot;;[.DL$4]=8;[.DM$4]=&quot;L&quot;;[.DN$4]=4;[.DO$4]=&quot;R&quot;;[.DP$4]=4;[.DQ$4]=&quot;L&quot;;[.DR$4]=4;[.DS$4]=&quot;R&quot;;[.DT$4]=8);&quot;Y&quot;;&quot;&quot;)">
            <text:p/>
          </table:table-cell>
          <table:table-cell table:style-name="ce6" table:formula="of:=IF(AND([.DL$4]=&quot;R&quot;;[.DM$4]=8;[.DN$4]=&quot;L&quot;;[.DO$4]=4;[.DP$4]=&quot;R&quot;;[.DQ$4]=4;[.DR$4]=&quot;L&quot;;[.DS$4]=4;[.DT$4]=&quot;R&quot;;[.DU$4]=8);&quot;Y&quot;;&quot;&quot;)">
            <text:p/>
          </table:table-cell>
          <table:table-cell table:style-name="ce6" table:formula="of:=IF(AND([.DM$4]=&quot;R&quot;;[.DN$4]=8;[.DO$4]=&quot;L&quot;;[.DP$4]=4;[.DQ$4]=&quot;R&quot;;[.DR$4]=4;[.DS$4]=&quot;L&quot;;[.DT$4]=4;[.DU$4]=&quot;R&quot;;[.DV$4]=8);&quot;Y&quot;;&quot;&quot;)">
            <text:p/>
          </table:table-cell>
          <table:table-cell table:style-name="ce6" table:formula="of:=IF(AND([.DN$4]=&quot;R&quot;;[.DO$4]=8;[.DP$4]=&quot;L&quot;;[.DQ$4]=4;[.DR$4]=&quot;R&quot;;[.DS$4]=4;[.DT$4]=&quot;L&quot;;[.DU$4]=4;[.DV$4]=&quot;R&quot;;[.DW$4]=8);&quot;Y&quot;;&quot;&quot;)">
            <text:p/>
          </table:table-cell>
          <table:table-cell table:style-name="ce6" table:formula="of:=IF(AND([.DO$4]=&quot;R&quot;;[.DP$4]=8;[.DQ$4]=&quot;L&quot;;[.DR$4]=4;[.DS$4]=&quot;R&quot;;[.DT$4]=4;[.DU$4]=&quot;L&quot;;[.DV$4]=4;[.DW$4]=&quot;R&quot;;[.DX$4]=8);&quot;Y&quot;;&quot;&quot;)">
            <text:p/>
          </table:table-cell>
          <table:table-cell table:style-name="ce6" table:formula="of:=IF(AND([.DP$4]=&quot;R&quot;;[.DQ$4]=8;[.DR$4]=&quot;L&quot;;[.DS$4]=4;[.DT$4]=&quot;R&quot;;[.DU$4]=4;[.DV$4]=&quot;L&quot;;[.DW$4]=4;[.DX$4]=&quot;R&quot;;[.DY$4]=8);&quot;Y&quot;;&quot;&quot;)">
            <text:p/>
          </table:table-cell>
          <table:table-cell table:style-name="ce6" table:formula="of:=IF(AND([.DQ$4]=&quot;R&quot;;[.DR$4]=8;[.DS$4]=&quot;L&quot;;[.DT$4]=4;[.DU$4]=&quot;R&quot;;[.DV$4]=4;[.DW$4]=&quot;L&quot;;[.DX$4]=4;[.DY$4]=&quot;R&quot;;[.DZ$4]=8);&quot;Y&quot;;&quot;&quot;)">
            <text:p/>
          </table:table-cell>
          <table:table-cell table:style-name="ce6" table:formula="of:=IF(AND([.DR$4]=&quot;R&quot;;[.DS$4]=8;[.DT$4]=&quot;L&quot;;[.DU$4]=4;[.DV$4]=&quot;R&quot;;[.DW$4]=4;[.DX$4]=&quot;L&quot;;[.DY$4]=4;[.DZ$4]=&quot;R&quot;;[.EA$4]=8);&quot;Y&quot;;&quot;&quot;)">
            <text:p/>
          </table:table-cell>
          <table:table-cell table:style-name="ce6" table:formula="of:=IF(AND([.DS$4]=&quot;R&quot;;[.DT$4]=8;[.DU$4]=&quot;L&quot;;[.DV$4]=4;[.DW$4]=&quot;R&quot;;[.DX$4]=4;[.DY$4]=&quot;L&quot;;[.DZ$4]=4;[.EA$4]=&quot;R&quot;;[.EB$4]=8);&quot;Y&quot;;&quot;&quot;)">
            <text:p/>
          </table:table-cell>
          <table:table-cell table:style-name="ce6" table:formula="of:=IF(AND([.DT$4]=&quot;R&quot;;[.DU$4]=8;[.DV$4]=&quot;L&quot;;[.DW$4]=4;[.DX$4]=&quot;R&quot;;[.DY$4]=4;[.DZ$4]=&quot;L&quot;;[.EA$4]=4;[.EB$4]=&quot;R&quot;;[.EC$4]=8);&quot;Y&quot;;&quot;&quot;)">
            <text:p/>
          </table:table-cell>
          <table:table-cell table:style-name="ce6" table:formula="of:=IF(AND([.DU$4]=&quot;R&quot;;[.DV$4]=8;[.DW$4]=&quot;L&quot;;[.DX$4]=4;[.DY$4]=&quot;R&quot;;[.DZ$4]=4;[.EA$4]=&quot;L&quot;;[.EB$4]=4;[.EC$4]=&quot;R&quot;;[.ED$4]=8);&quot;Y&quot;;&quot;&quot;)">
            <text:p/>
          </table:table-cell>
          <table:table-cell table:style-name="ce6" table:formula="of:=IF(AND([.DV$4]=&quot;R&quot;;[.DW$4]=8;[.DX$4]=&quot;L&quot;;[.DY$4]=4;[.DZ$4]=&quot;R&quot;;[.EA$4]=4;[.EB$4]=&quot;L&quot;;[.EC$4]=4;[.ED$4]=&quot;R&quot;;[.EE$4]=8);&quot;Y&quot;;&quot;&quot;)">
            <text:p/>
          </table:table-cell>
          <table:table-cell table:style-name="ce6" table:formula="of:=IF(AND([.DW$4]=&quot;R&quot;;[.DX$4]=8;[.DY$4]=&quot;L&quot;;[.DZ$4]=4;[.EA$4]=&quot;R&quot;;[.EB$4]=4;[.EC$4]=&quot;L&quot;;[.ED$4]=4;[.EE$4]=&quot;R&quot;;[.EF$4]=8);&quot;Y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1" office:value-type="string" calcext:value-type="string">
            <text:p>v</text:p>
          </table:table-cell>
          <table:table-cell table:number-columns-repeated="7" table:style-name="ce1" office:value-type="string" calcext:value-type="string">
            <text:p>#</text:p>
          </table:table-cell>
          <table:table-cell table:style-name="ce1" office:value-type="string" calcext:value-type="string">
            <text:p>&lt;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6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18"/>
          <table:table-cell table:style-name="ce6" table:number-columns-repeated="9"/>
          <table:table-cell table:style-name="ce46" table:formula="of:=IF(AND([.BX4]=&quot;R&quot;;[.BY4]=8;[.BZ4]=&quot;L&quot;;[.CA4]=6;[.CB4]=&quot;L&quot;;[.CC4]=4;[.CD4]=&quot;L&quot;;[.CE4]=10);&quot;Z&quot;;&quot;&quot;)" office:value-type="string" office:string-value="Z" calcext:value-type="string" table:number-columns-spanned="8" table:number-rows-spanned="1">
            <text:p>Z</text:p>
          </table:table-cell>
          <table:covered-table-cell table:number-columns-repeated="7" table:style-name="ce6"/>
          <table:table-cell table:style-name="ce18"/>
          <table:table-cell table:style-name="ce6" table:number-columns-repeated="9"/>
          <table:table-cell table:style-name="ce46" table:formula="of:=IF(AND([.CP4]=&quot;R&quot;;[.CQ4]=8;[.CR4]=&quot;L&quot;;[.CS4]=6;[.CT4]=&quot;L&quot;;[.CU4]=4;[.CV4]=&quot;L&quot;;[.CW4]=10);&quot;Z&quot;;&quot;&quot;)" office:value-type="string" office:string-value="Z" calcext:value-type="string" table:number-columns-spanned="8" table:number-rows-spanned="1">
            <text:p>Z</text:p>
          </table:table-cell>
          <table:covered-table-cell table:number-columns-repeated="7" table:style-name="ce6"/>
          <table:table-cell table:style-name="ce6" table:number-columns-repeated="26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26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A</text:p>
          </table:table-cell>
          <table:table-cell table:style-name="ce19" table:formula="of:=IF(AND([.AT$4]=&quot;L&quot;;[.AU$4]=6;[.AV$4]=&quot;L&quot;;[.AW$4]=4;[.AX$4]=&quot;R&quot;;[.AY$4]=8);&quot;P&quot;;&quot;&quot;)" office:value-type="string" office:string-value="P" calcext:value-type="string" table:number-columns-spanned="6" table:number-rows-spanned="1">
            <text:p>P</text:p>
          </table:table-cell>
          <table:covered-table-cell table:number-columns-repeated="5" table:style-name="ce23"/>
          <table:table-cell table:style-name="ce10" table:formula="of:=IF(AND([.AZ$4]=&quot;L&quot;;[.BA$4]=6;[.BB$4]=&quot;L&quot;;[.BC$4]=4;[.BD$4]=&quot;R&quot;;[.BE$4]=8);&quot;P&quot;;&quot;&quot;)">
            <text:p/>
          </table:table-cell>
          <table:table-cell table:style-name="ce10" table:formula="of:=IF(AND([.BA$4]=&quot;L&quot;;[.BB$4]=6;[.BC$4]=&quot;L&quot;;[.BD$4]=4;[.BE$4]=&quot;R&quot;;[.BF$4]=8);&quot;P&quot;;&quot;&quot;)">
            <text:p/>
          </table:table-cell>
          <table:table-cell table:style-name="ce10" table:formula="of:=IF(AND([.BB$4]=&quot;L&quot;;[.BC$4]=6;[.BD$4]=&quot;L&quot;;[.BE$4]=4;[.BF$4]=&quot;R&quot;;[.BG$4]=8);&quot;P&quot;;&quot;&quot;)">
            <text:p/>
          </table:table-cell>
          <table:table-cell table:style-name="ce10" table:formula="of:=IF(AND([.BC$4]=&quot;L&quot;;[.BD$4]=6;[.BE$4]=&quot;L&quot;;[.BF$4]=4;[.BG$4]=&quot;R&quot;;[.BH$4]=8);&quot;P&quot;;&quot;&quot;)">
            <text:p/>
          </table:table-cell>
          <table:table-cell table:style-name="ce10" table:formula="of:=IF(AND([.BD$4]=&quot;L&quot;;[.BE$4]=6;[.BF$4]=&quot;L&quot;;[.BG$4]=4;[.BH$4]=&quot;R&quot;;[.BI$4]=8);&quot;P&quot;;&quot;&quot;)">
            <text:p/>
          </table:table-cell>
          <table:table-cell table:style-name="ce10" table:formula="of:=IF(AND([.BE$4]=&quot;L&quot;;[.BF$4]=6;[.BG$4]=&quot;L&quot;;[.BH$4]=4;[.BI$4]=&quot;R&quot;;[.BJ$4]=8);&quot;P&quot;;&quot;&quot;)">
            <text:p/>
          </table:table-cell>
          <table:table-cell table:style-name="ce10" table:formula="of:=IF(AND([.BF$4]=&quot;L&quot;;[.BG$4]=6;[.BH$4]=&quot;L&quot;;[.BI$4]=4;[.BJ$4]=&quot;R&quot;;[.BK$4]=8);&quot;P&quot;;&quot;&quot;)">
            <text:p/>
          </table:table-cell>
          <table:table-cell table:style-name="ce10" table:formula="of:=IF(AND([.BG$4]=&quot;L&quot;;[.BH$4]=6;[.BI$4]=&quot;L&quot;;[.BJ$4]=4;[.BK$4]=&quot;R&quot;;[.BL$4]=8);&quot;P&quot;;&quot;&quot;)">
            <text:p/>
          </table:table-cell>
          <table:table-cell table:style-name="ce10" table:formula="of:=IF(AND([.BH$4]=&quot;L&quot;;[.BI$4]=6;[.BJ$4]=&quot;L&quot;;[.BK$4]=4;[.BL$4]=&quot;R&quot;;[.BM$4]=8);&quot;P&quot;;&quot;&quot;)">
            <text:p/>
          </table:table-cell>
          <table:table-cell table:style-name="ce10" table:formula="of:=IF(AND([.BI$4]=&quot;L&quot;;[.BJ$4]=6;[.BK$4]=&quot;L&quot;;[.BL$4]=4;[.BM$4]=&quot;R&quot;;[.BN$4]=8);&quot;P&quot;;&quot;&quot;)">
            <text:p/>
          </table:table-cell>
          <table:table-cell table:style-name="ce19" table:formula="of:=IF(AND([.BJ$4]=&quot;L&quot;;[.BK$4]=6;[.BL$4]=&quot;L&quot;;[.BM$4]=4;[.BN$4]=&quot;R&quot;;[.BO$4]=8);&quot;P&quot;;&quot;&quot;)" office:value-type="string" office:string-value="P" calcext:value-type="string" table:number-columns-spanned="6" table:number-rows-spanned="1">
            <text:p>P</text:p>
          </table:table-cell>
          <table:covered-table-cell table:number-columns-repeated="5" table:style-name="ce23"/>
          <table:table-cell table:style-name="ce10" table:formula="of:=IF(AND([.BP$4]=&quot;L&quot;;[.BQ$4]=6;[.BR$4]=&quot;L&quot;;[.BS$4]=4;[.BT$4]=&quot;R&quot;;[.BU$4]=8);&quot;P&quot;;&quot;&quot;)">
            <text:p/>
          </table:table-cell>
          <table:table-cell table:style-name="ce10" table:formula="of:=IF(AND([.BQ$4]=&quot;L&quot;;[.BR$4]=6;[.BS$4]=&quot;L&quot;;[.BT$4]=4;[.BU$4]=&quot;R&quot;;[.BV$4]=8);&quot;P&quot;;&quot;&quot;)">
            <text:p/>
          </table:table-cell>
          <table:table-cell table:style-name="ce10" table:formula="of:=IF(AND([.BR$4]=&quot;L&quot;;[.BS$4]=6;[.BT$4]=&quot;L&quot;;[.BU$4]=4;[.BV$4]=&quot;R&quot;;[.BW$4]=8);&quot;P&quot;;&quot;&quot;)">
            <text:p/>
          </table:table-cell>
          <table:table-cell table:style-name="ce10" table:formula="of:=IF(AND([.BS$4]=&quot;L&quot;;[.BT$4]=6;[.BU$4]=&quot;L&quot;;[.BV$4]=4;[.BW$4]=&quot;R&quot;;[.BX$4]=8);&quot;P&quot;;&quot;&quot;)">
            <text:p/>
          </table:table-cell>
          <table:table-cell table:style-name="ce10" table:formula="of:=IF(AND([.BT$4]=&quot;L&quot;;[.BU$4]=6;[.BV$4]=&quot;L&quot;;[.BW$4]=4;[.BX$4]=&quot;R&quot;;[.BY$4]=8);&quot;P&quot;;&quot;&quot;)">
            <text:p/>
          </table:table-cell>
          <table:table-cell table:style-name="ce10" table:formula="of:=IF(AND([.BU$4]=&quot;L&quot;;[.BV$4]=6;[.BW$4]=&quot;L&quot;;[.BX$4]=4;[.BY$4]=&quot;R&quot;;[.BZ$4]=8);&quot;P&quot;;&quot;&quot;)">
            <text:p/>
          </table:table-cell>
          <table:table-cell table:style-name="ce10" table:formula="of:=IF(AND([.BV$4]=&quot;L&quot;;[.BW$4]=6;[.BX$4]=&quot;L&quot;;[.BY$4]=4;[.BZ$4]=&quot;R&quot;;[.CA$4]=8);&quot;P&quot;;&quot;&quot;)">
            <text:p/>
          </table:table-cell>
          <table:table-cell table:style-name="ce10" table:formula="of:=IF(AND([.BW$4]=&quot;L&quot;;[.BX$4]=6;[.BY$4]=&quot;L&quot;;[.BZ$4]=4;[.CA$4]=&quot;R&quot;;[.CB$4]=8);&quot;P&quot;;&quot;&quot;)">
            <text:p/>
          </table:table-cell>
          <table:table-cell table:style-name="ce10" table:formula="of:=IF(AND([.BX$4]=&quot;L&quot;;[.BY$4]=6;[.BZ$4]=&quot;L&quot;;[.CA$4]=4;[.CB$4]=&quot;R&quot;;[.CC$4]=8);&quot;P&quot;;&quot;&quot;)">
            <text:p/>
          </table:table-cell>
          <table:table-cell table:style-name="ce10" table:formula="of:=IF(AND([.BY$4]=&quot;L&quot;;[.BZ$4]=6;[.CA$4]=&quot;L&quot;;[.CB$4]=4;[.CC$4]=&quot;R&quot;;[.CD$4]=8);&quot;P&quot;;&quot;&quot;)">
            <text:p/>
          </table:table-cell>
          <table:table-cell table:style-name="ce10" table:formula="of:=IF(AND([.BZ$4]=&quot;L&quot;;[.CA$4]=6;[.CB$4]=&quot;L&quot;;[.CC$4]=4;[.CD$4]=&quot;R&quot;;[.CE$4]=8);&quot;P&quot;;&quot;&quot;)">
            <text:p/>
          </table:table-cell>
          <table:table-cell table:style-name="ce10" table:formula="of:=IF(AND([.CA$4]=&quot;L&quot;;[.CB$4]=6;[.CC$4]=&quot;L&quot;;[.CD$4]=4;[.CE$4]=&quot;R&quot;;[.CF$4]=8);&quot;P&quot;;&quot;&quot;)">
            <text:p/>
          </table:table-cell>
          <table:table-cell table:style-name="ce10" table:formula="of:=IF(AND([.CB$4]=&quot;L&quot;;[.CC$4]=6;[.CD$4]=&quot;L&quot;;[.CE$4]=4;[.CF$4]=&quot;R&quot;;[.CG$4]=8);&quot;P&quot;;&quot;&quot;)">
            <text:p/>
          </table:table-cell>
          <table:table-cell table:style-name="ce10" table:formula="of:=IF(AND([.CC$4]=&quot;L&quot;;[.CD$4]=6;[.CE$4]=&quot;L&quot;;[.CF$4]=4;[.CG$4]=&quot;R&quot;;[.CH$4]=8);&quot;P&quot;;&quot;&quot;)">
            <text:p/>
          </table:table-cell>
          <table:table-cell table:style-name="ce10" table:formula="of:=IF(AND([.CD$4]=&quot;L&quot;;[.CE$4]=6;[.CF$4]=&quot;L&quot;;[.CG$4]=4;[.CH$4]=&quot;R&quot;;[.CI$4]=8);&quot;P&quot;;&quot;&quot;)">
            <text:p/>
          </table:table-cell>
          <table:table-cell table:style-name="ce10" table:formula="of:=IF(AND([.CE$4]=&quot;L&quot;;[.CF$4]=6;[.CG$4]=&quot;L&quot;;[.CH$4]=4;[.CI$4]=&quot;R&quot;;[.CJ$4]=8);&quot;P&quot;;&quot;&quot;)">
            <text:p/>
          </table:table-cell>
          <table:table-cell table:style-name="ce10" table:formula="of:=IF(AND([.CF$4]=&quot;L&quot;;[.CG$4]=6;[.CH$4]=&quot;L&quot;;[.CI$4]=4;[.CJ$4]=&quot;R&quot;;[.CK$4]=8);&quot;P&quot;;&quot;&quot;)">
            <text:p/>
          </table:table-cell>
          <table:table-cell table:style-name="ce10" table:formula="of:=IF(AND([.CG$4]=&quot;L&quot;;[.CH$4]=6;[.CI$4]=&quot;L&quot;;[.CJ$4]=4;[.CK$4]=&quot;R&quot;;[.CL$4]=8);&quot;P&quot;;&quot;&quot;)">
            <text:p/>
          </table:table-cell>
          <table:table-cell table:style-name="ce10" table:formula="of:=IF(AND([.CH$4]=&quot;L&quot;;[.CI$4]=6;[.CJ$4]=&quot;L&quot;;[.CK$4]=4;[.CL$4]=&quot;R&quot;;[.CM$4]=8);&quot;P&quot;;&quot;&quot;)">
            <text:p/>
          </table:table-cell>
          <table:table-cell table:style-name="ce10" table:formula="of:=IF(AND([.CI$4]=&quot;L&quot;;[.CJ$4]=6;[.CK$4]=&quot;L&quot;;[.CL$4]=4;[.CM$4]=&quot;R&quot;;[.CN$4]=8);&quot;P&quot;;&quot;&quot;)">
            <text:p/>
          </table:table-cell>
          <table:table-cell table:style-name="ce10" table:formula="of:=IF(AND([.CJ$4]=&quot;L&quot;;[.CK$4]=6;[.CL$4]=&quot;L&quot;;[.CM$4]=4;[.CN$4]=&quot;R&quot;;[.CO$4]=8);&quot;P&quot;;&quot;&quot;)">
            <text:p/>
          </table:table-cell>
          <table:table-cell table:style-name="ce10" table:formula="of:=IF(AND([.CK$4]=&quot;L&quot;;[.CL$4]=6;[.CM$4]=&quot;L&quot;;[.CN$4]=4;[.CO$4]=&quot;R&quot;;[.CP$4]=8);&quot;P&quot;;&quot;&quot;)">
            <text:p/>
          </table:table-cell>
          <table:table-cell table:style-name="ce10" table:formula="of:=IF(AND([.CL$4]=&quot;L&quot;;[.CM$4]=6;[.CN$4]=&quot;L&quot;;[.CO$4]=4;[.CP$4]=&quot;R&quot;;[.CQ$4]=8);&quot;P&quot;;&quot;&quot;)">
            <text:p/>
          </table:table-cell>
          <table:table-cell table:style-name="ce10" table:formula="of:=IF(AND([.CM$4]=&quot;L&quot;;[.CN$4]=6;[.CO$4]=&quot;L&quot;;[.CP$4]=4;[.CQ$4]=&quot;R&quot;;[.CR$4]=8);&quot;P&quot;;&quot;&quot;)">
            <text:p/>
          </table:table-cell>
          <table:table-cell table:style-name="ce10" table:formula="of:=IF(AND([.CN$4]=&quot;L&quot;;[.CO$4]=6;[.CP$4]=&quot;L&quot;;[.CQ$4]=4;[.CR$4]=&quot;R&quot;;[.CS$4]=8);&quot;P&quot;;&quot;&quot;)">
            <text:p/>
          </table:table-cell>
          <table:table-cell table:style-name="ce10" table:formula="of:=IF(AND([.CO$4]=&quot;L&quot;;[.CP$4]=6;[.CQ$4]=&quot;L&quot;;[.CR$4]=4;[.CS$4]=&quot;R&quot;;[.CT$4]=8);&quot;P&quot;;&quot;&quot;)">
            <text:p/>
          </table:table-cell>
          <table:table-cell table:style-name="ce10" table:formula="of:=IF(AND([.CP$4]=&quot;L&quot;;[.CQ$4]=6;[.CR$4]=&quot;L&quot;;[.CS$4]=4;[.CT$4]=&quot;R&quot;;[.CU$4]=8);&quot;P&quot;;&quot;&quot;)">
            <text:p/>
          </table:table-cell>
          <table:table-cell table:style-name="ce10" table:formula="of:=IF(AND([.CQ$4]=&quot;L&quot;;[.CR$4]=6;[.CS$4]=&quot;L&quot;;[.CT$4]=4;[.CU$4]=&quot;R&quot;;[.CV$4]=8);&quot;P&quot;;&quot;&quot;)">
            <text:p/>
          </table:table-cell>
          <table:table-cell table:style-name="ce10" table:formula="of:=IF(AND([.CR$4]=&quot;L&quot;;[.CS$4]=6;[.CT$4]=&quot;L&quot;;[.CU$4]=4;[.CV$4]=&quot;R&quot;;[.CW$4]=8);&quot;P&quot;;&quot;&quot;)">
            <text:p/>
          </table:table-cell>
          <table:table-cell table:style-name="ce10" table:formula="of:=IF(AND([.CS$4]=&quot;L&quot;;[.CT$4]=6;[.CU$4]=&quot;L&quot;;[.CV$4]=4;[.CW$4]=&quot;R&quot;;[.CX$4]=8);&quot;P&quot;;&quot;&quot;)">
            <text:p/>
          </table:table-cell>
          <table:table-cell table:style-name="ce10" table:formula="of:=IF(AND([.CT$4]=&quot;L&quot;;[.CU$4]=6;[.CV$4]=&quot;L&quot;;[.CW$4]=4;[.CX$4]=&quot;R&quot;;[.CY$4]=8);&quot;P&quot;;&quot;&quot;)">
            <text:p/>
          </table:table-cell>
          <table:table-cell table:style-name="ce10" table:formula="of:=IF(AND([.CU$4]=&quot;L&quot;;[.CV$4]=6;[.CW$4]=&quot;L&quot;;[.CX$4]=4;[.CY$4]=&quot;R&quot;;[.CZ$4]=8);&quot;P&quot;;&quot;&quot;)">
            <text:p/>
          </table:table-cell>
          <table:table-cell table:style-name="ce10" table:formula="of:=IF(AND([.CV$4]=&quot;L&quot;;[.CW$4]=6;[.CX$4]=&quot;L&quot;;[.CY$4]=4;[.CZ$4]=&quot;R&quot;;[.DA$4]=8);&quot;P&quot;;&quot;&quot;)">
            <text:p/>
          </table:table-cell>
          <table:table-cell table:style-name="ce10" table:formula="of:=IF(AND([.CW$4]=&quot;L&quot;;[.CX$4]=6;[.CY$4]=&quot;L&quot;;[.CZ$4]=4;[.DA$4]=&quot;R&quot;;[.DB$4]=8);&quot;P&quot;;&quot;&quot;)">
            <text:p/>
          </table:table-cell>
          <table:table-cell table:style-name="ce10" table:formula="of:=IF(AND([.CX$4]=&quot;L&quot;;[.CY$4]=6;[.CZ$4]=&quot;L&quot;;[.DA$4]=4;[.DB$4]=&quot;R&quot;;[.DC$4]=8);&quot;P&quot;;&quot;&quot;)">
            <text:p/>
          </table:table-cell>
          <table:table-cell table:style-name="ce10" table:formula="of:=IF(AND([.CY$4]=&quot;L&quot;;[.CZ$4]=6;[.DA$4]=&quot;L&quot;;[.DB$4]=4;[.DC$4]=&quot;R&quot;;[.DD$4]=8);&quot;P&quot;;&quot;&quot;)">
            <text:p/>
          </table:table-cell>
          <table:table-cell table:style-name="ce10" table:formula="of:=IF(AND([.CZ$4]=&quot;L&quot;;[.DA$4]=6;[.DB$4]=&quot;L&quot;;[.DC$4]=4;[.DD$4]=&quot;R&quot;;[.DE$4]=8);&quot;P&quot;;&quot;&quot;)">
            <text:p/>
          </table:table-cell>
          <table:table-cell table:style-name="ce10" table:formula="of:=IF(AND([.DA$4]=&quot;L&quot;;[.DB$4]=6;[.DC$4]=&quot;L&quot;;[.DD$4]=4;[.DE$4]=&quot;R&quot;;[.DF$4]=8);&quot;P&quot;;&quot;&quot;)">
            <text:p/>
          </table:table-cell>
          <table:table-cell table:style-name="ce10" table:formula="of:=IF(AND([.DB$4]=&quot;L&quot;;[.DC$4]=6;[.DD$4]=&quot;L&quot;;[.DE$4]=4;[.DF$4]=&quot;R&quot;;[.DG$4]=8);&quot;P&quot;;&quot;&quot;)">
            <text:p/>
          </table:table-cell>
          <table:table-cell table:style-name="ce10" table:formula="of:=IF(AND([.DC$4]=&quot;L&quot;;[.DD$4]=6;[.DE$4]=&quot;L&quot;;[.DF$4]=4;[.DG$4]=&quot;R&quot;;[.DH$4]=8);&quot;P&quot;;&quot;&quot;)">
            <text:p/>
          </table:table-cell>
          <table:table-cell table:style-name="ce10" table:formula="of:=IF(AND([.DD$4]=&quot;L&quot;;[.DE$4]=6;[.DF$4]=&quot;L&quot;;[.DG$4]=4;[.DH$4]=&quot;R&quot;;[.DI$4]=8);&quot;P&quot;;&quot;&quot;)">
            <text:p/>
          </table:table-cell>
          <table:table-cell table:style-name="ce10" table:formula="of:=IF(AND([.DE$4]=&quot;L&quot;;[.DF$4]=6;[.DG$4]=&quot;L&quot;;[.DH$4]=4;[.DI$4]=&quot;R&quot;;[.DJ$4]=8);&quot;P&quot;;&quot;&quot;)">
            <text:p/>
          </table:table-cell>
          <table:table-cell table:style-name="ce10" table:formula="of:=IF(AND([.DF$4]=&quot;L&quot;;[.DG$4]=6;[.DH$4]=&quot;L&quot;;[.DI$4]=4;[.DJ$4]=&quot;R&quot;;[.DK$4]=8);&quot;P&quot;;&quot;&quot;)">
            <text:p/>
          </table:table-cell>
          <table:table-cell table:style-name="ce10" table:formula="of:=IF(AND([.DG$4]=&quot;L&quot;;[.DH$4]=6;[.DI$4]=&quot;L&quot;;[.DJ$4]=4;[.DK$4]=&quot;R&quot;;[.DL$4]=8);&quot;P&quot;;&quot;&quot;)">
            <text:p/>
          </table:table-cell>
          <table:table-cell table:style-name="ce19" table:formula="of:=IF(AND([.DH$4]=&quot;L&quot;;[.DI$4]=6;[.DJ$4]=&quot;L&quot;;[.DK$4]=4;[.DL$4]=&quot;R&quot;;[.DM$4]=8);&quot;P&quot;;&quot;&quot;)" office:value-type="string" office:string-value="P" calcext:value-type="string" table:number-columns-spanned="6" table:number-rows-spanned="1">
            <text:p>P</text:p>
          </table:table-cell>
          <table:covered-table-cell table:number-columns-repeated="5" table:style-name="ce23"/>
          <table:table-cell table:style-name="ce10" table:formula="of:=IF(AND([.DN$4]=&quot;L&quot;;[.DO$4]=6;[.DP$4]=&quot;L&quot;;[.DQ$4]=4;[.DR$4]=&quot;R&quot;;[.DS$4]=8);&quot;P&quot;;&quot;&quot;)">
            <text:p/>
          </table:table-cell>
          <table:table-cell table:style-name="ce10" table:formula="of:=IF(AND([.DO$4]=&quot;L&quot;;[.DP$4]=6;[.DQ$4]=&quot;L&quot;;[.DR$4]=4;[.DS$4]=&quot;R&quot;;[.DT$4]=8);&quot;P&quot;;&quot;&quot;)">
            <text:p/>
          </table:table-cell>
          <table:table-cell table:style-name="ce10" table:formula="of:=IF(AND([.DP$4]=&quot;L&quot;;[.DQ$4]=6;[.DR$4]=&quot;L&quot;;[.DS$4]=4;[.DT$4]=&quot;R&quot;;[.DU$4]=8);&quot;P&quot;;&quot;&quot;)">
            <text:p/>
          </table:table-cell>
          <table:table-cell table:style-name="ce10" table:formula="of:=IF(AND([.DQ$4]=&quot;L&quot;;[.DR$4]=6;[.DS$4]=&quot;L&quot;;[.DT$4]=4;[.DU$4]=&quot;R&quot;;[.DV$4]=8);&quot;P&quot;;&quot;&quot;)">
            <text:p/>
          </table:table-cell>
          <table:table-cell table:style-name="ce10" table:formula="of:=IF(AND([.DR$4]=&quot;L&quot;;[.DS$4]=6;[.DT$4]=&quot;L&quot;;[.DU$4]=4;[.DV$4]=&quot;R&quot;;[.DW$4]=8);&quot;P&quot;;&quot;&quot;)">
            <text:p/>
          </table:table-cell>
          <table:table-cell table:style-name="ce10" table:formula="of:=IF(AND([.DS$4]=&quot;L&quot;;[.DT$4]=6;[.DU$4]=&quot;L&quot;;[.DV$4]=4;[.DW$4]=&quot;R&quot;;[.DX$4]=8);&quot;P&quot;;&quot;&quot;)">
            <text:p/>
          </table:table-cell>
          <table:table-cell table:style-name="ce10" table:formula="of:=IF(AND([.DT$4]=&quot;L&quot;;[.DU$4]=6;[.DV$4]=&quot;L&quot;;[.DW$4]=4;[.DX$4]=&quot;R&quot;;[.DY$4]=8);&quot;P&quot;;&quot;&quot;)">
            <text:p/>
          </table:table-cell>
          <table:table-cell table:style-name="ce10" table:formula="of:=IF(AND([.DU$4]=&quot;L&quot;;[.DV$4]=6;[.DW$4]=&quot;L&quot;;[.DX$4]=4;[.DY$4]=&quot;R&quot;;[.DZ$4]=8);&quot;P&quot;;&quot;&quot;)">
            <text:p/>
          </table:table-cell>
          <table:table-cell table:style-name="ce10" table:formula="of:=IF(AND([.DV$4]=&quot;L&quot;;[.DW$4]=6;[.DX$4]=&quot;L&quot;;[.DY$4]=4;[.DZ$4]=&quot;R&quot;;[.EA$4]=8);&quot;P&quot;;&quot;&quot;)">
            <text:p/>
          </table:table-cell>
          <table:table-cell table:style-name="ce10" table:formula="of:=IF(AND([.DW$4]=&quot;L&quot;;[.DX$4]=6;[.DY$4]=&quot;L&quot;;[.DZ$4]=4;[.EA$4]=&quot;R&quot;;[.EB$4]=8);&quot;P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5" table:style-name="ce1" office:value-type="string" calcext:value-type="string">
            <text:p>#</text:p>
          </table:table-cell>
          <table:table-cell table:style-name="ce1" office:value-type="string" calcext:value-type="string">
            <text:p>^</text:p>
          </table:table-cell>
          <table:table-cell table:number-columns-repeated="26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B</text:p>
          </table:table-cell>
          <table:table-cell table:style-name="ce20" table:formula="of:=IF(AND([.AT$4]=&quot;R&quot;;[.AU$4]=8;[.AV$4]=&quot;L&quot;;[.AW$4]=6;[.AX$4]=&quot;L&quot;;[.AY$4]=4;[.AZ$4]=&quot;L&quot;;[.BA$4]=10;[.BB$4]=&quot;R&quot;;[.BC$4]=8);&quot;AB&quot;;&quot;&quot;)">
            <text:p/>
          </table:table-cell>
          <table:table-cell table:style-name="ce20" table:formula="of:=IF(AND([.AU$4]=&quot;R&quot;;[.AV$4]=8;[.AW$4]=&quot;L&quot;;[.AX$4]=6;[.AY$4]=&quot;L&quot;;[.AZ$4]=4;[.BA$4]=&quot;L&quot;;[.BB$4]=10;[.BC$4]=&quot;R&quot;;[.BD$4]=8);&quot;AB&quot;;&quot;&quot;)">
            <text:p/>
          </table:table-cell>
          <table:table-cell table:style-name="ce20" table:formula="of:=IF(AND([.AV$4]=&quot;R&quot;;[.AW$4]=8;[.AX$4]=&quot;L&quot;;[.AY$4]=6;[.AZ$4]=&quot;L&quot;;[.BA$4]=4;[.BB$4]=&quot;L&quot;;[.BC$4]=10;[.BD$4]=&quot;R&quot;;[.BE$4]=8);&quot;AB&quot;;&quot;&quot;)">
            <text:p/>
          </table:table-cell>
          <table:table-cell table:style-name="ce20" table:formula="of:=IF(AND([.AW$4]=&quot;R&quot;;[.AX$4]=8;[.AY$4]=&quot;L&quot;;[.AZ$4]=6;[.BA$4]=&quot;L&quot;;[.BB$4]=4;[.BC$4]=&quot;L&quot;;[.BD$4]=10;[.BE$4]=&quot;R&quot;;[.BF$4]=8);&quot;AB&quot;;&quot;&quot;)">
            <text:p/>
          </table:table-cell>
          <table:table-cell table:style-name="ce20" table:formula="of:=IF(AND([.AX$4]=&quot;R&quot;;[.AY$4]=8;[.AZ$4]=&quot;L&quot;;[.BA$4]=6;[.BB$4]=&quot;L&quot;;[.BC$4]=4;[.BD$4]=&quot;L&quot;;[.BE$4]=10;[.BF$4]=&quot;R&quot;;[.BG$4]=8);&quot;AB&quot;;&quot;&quot;)">
            <text:p/>
          </table:table-cell>
          <table:table-cell table:style-name="ce20" table:formula="of:=IF(AND([.AY$4]=&quot;R&quot;;[.AZ$4]=8;[.BA$4]=&quot;L&quot;;[.BB$4]=6;[.BC$4]=&quot;L&quot;;[.BD$4]=4;[.BE$4]=&quot;L&quot;;[.BF$4]=10;[.BG$4]=&quot;R&quot;;[.BH$4]=8);&quot;AB&quot;;&quot;&quot;)">
            <text:p/>
          </table:table-cell>
          <table:table-cell table:style-name="ce37" table:formula="of:=IF(AND([.AZ$4]=&quot;R&quot;;[.BA$4]=8;[.BB$4]=&quot;L&quot;;[.BC$4]=6;[.BD$4]=&quot;L&quot;;[.BE$4]=4;[.BF$4]=&quot;L&quot;;[.BG$4]=10;[.BH$4]=&quot;R&quot;;[.BI$4]=8);&quot;AB&quot;;&quot;&quot;)" office:value-type="string" office:string-value="AB" calcext:value-type="string" table:number-columns-spanned="10" table:number-rows-spanned="1">
            <text:p>AB</text:p>
          </table:table-cell>
          <table:covered-table-cell table:number-columns-repeated="9" table:style-name="ce20"/>
          <table:table-cell table:style-name="ce20" table:formula="of:=IF(AND([.BJ$4]=&quot;R&quot;;[.BK$4]=8;[.BL$4]=&quot;L&quot;;[.BM$4]=6;[.BN$4]=&quot;L&quot;;[.BO$4]=4;[.BP$4]=&quot;L&quot;;[.BQ$4]=10;[.BR$4]=&quot;R&quot;;[.BS$4]=8);&quot;AB&quot;;&quot;&quot;)">
            <text:p/>
          </table:table-cell>
          <table:table-cell table:style-name="ce20" table:formula="of:=IF(AND([.BK$4]=&quot;R&quot;;[.BL$4]=8;[.BM$4]=&quot;L&quot;;[.BN$4]=6;[.BO$4]=&quot;L&quot;;[.BP$4]=4;[.BQ$4]=&quot;L&quot;;[.BR$4]=10;[.BS$4]=&quot;R&quot;;[.BT$4]=8);&quot;AB&quot;;&quot;&quot;)">
            <text:p/>
          </table:table-cell>
          <table:table-cell table:style-name="ce20" table:formula="of:=IF(AND([.BL$4]=&quot;R&quot;;[.BM$4]=8;[.BN$4]=&quot;L&quot;;[.BO$4]=6;[.BP$4]=&quot;L&quot;;[.BQ$4]=4;[.BR$4]=&quot;L&quot;;[.BS$4]=10;[.BT$4]=&quot;R&quot;;[.BU$4]=8);&quot;AB&quot;;&quot;&quot;)">
            <text:p/>
          </table:table-cell>
          <table:table-cell table:style-name="ce20" table:formula="of:=IF(AND([.BM$4]=&quot;R&quot;;[.BN$4]=8;[.BO$4]=&quot;L&quot;;[.BP$4]=6;[.BQ$4]=&quot;L&quot;;[.BR$4]=4;[.BS$4]=&quot;L&quot;;[.BT$4]=10;[.BU$4]=&quot;R&quot;;[.BV$4]=8);&quot;AB&quot;;&quot;&quot;)">
            <text:p/>
          </table:table-cell>
          <table:table-cell table:style-name="ce20" table:formula="of:=IF(AND([.BN$4]=&quot;R&quot;;[.BO$4]=8;[.BP$4]=&quot;L&quot;;[.BQ$4]=6;[.BR$4]=&quot;L&quot;;[.BS$4]=4;[.BT$4]=&quot;L&quot;;[.BU$4]=10;[.BV$4]=&quot;R&quot;;[.BW$4]=8);&quot;AB&quot;;&quot;&quot;)">
            <text:p/>
          </table:table-cell>
          <table:table-cell table:style-name="ce20" table:formula="of:=IF(AND([.BO$4]=&quot;R&quot;;[.BP$4]=8;[.BQ$4]=&quot;L&quot;;[.BR$4]=6;[.BS$4]=&quot;L&quot;;[.BT$4]=4;[.BU$4]=&quot;L&quot;;[.BV$4]=10;[.BW$4]=&quot;R&quot;;[.BX$4]=8);&quot;AB&quot;;&quot;&quot;)">
            <text:p/>
          </table:table-cell>
          <table:table-cell table:style-name="ce20" table:formula="of:=IF(AND([.BP$4]=&quot;R&quot;;[.BQ$4]=8;[.BR$4]=&quot;L&quot;;[.BS$4]=6;[.BT$4]=&quot;L&quot;;[.BU$4]=4;[.BV$4]=&quot;L&quot;;[.BW$4]=10;[.BX$4]=&quot;R&quot;;[.BY$4]=8);&quot;AB&quot;;&quot;&quot;)">
            <text:p/>
          </table:table-cell>
          <table:table-cell table:style-name="ce20" table:formula="of:=IF(AND([.BQ$4]=&quot;R&quot;;[.BR$4]=8;[.BS$4]=&quot;L&quot;;[.BT$4]=6;[.BU$4]=&quot;L&quot;;[.BV$4]=4;[.BW$4]=&quot;L&quot;;[.BX$4]=10;[.BY$4]=&quot;R&quot;;[.BZ$4]=8);&quot;AB&quot;;&quot;&quot;)">
            <text:p/>
          </table:table-cell>
          <table:table-cell table:style-name="ce20" table:formula="of:=IF(AND([.BR$4]=&quot;R&quot;;[.BS$4]=8;[.BT$4]=&quot;L&quot;;[.BU$4]=6;[.BV$4]=&quot;L&quot;;[.BW$4]=4;[.BX$4]=&quot;L&quot;;[.BY$4]=10;[.BZ$4]=&quot;R&quot;;[.CA$4]=8);&quot;AB&quot;;&quot;&quot;)">
            <text:p/>
          </table:table-cell>
          <table:table-cell table:style-name="ce20" table:formula="of:=IF(AND([.BS$4]=&quot;R&quot;;[.BT$4]=8;[.BU$4]=&quot;L&quot;;[.BV$4]=6;[.BW$4]=&quot;L&quot;;[.BX$4]=4;[.BY$4]=&quot;L&quot;;[.BZ$4]=10;[.CA$4]=&quot;R&quot;;[.CB$4]=8);&quot;AB&quot;;&quot;&quot;)">
            <text:p/>
          </table:table-cell>
          <table:table-cell table:style-name="ce20" table:formula="of:=IF(AND([.BT$4]=&quot;R&quot;;[.BU$4]=8;[.BV$4]=&quot;L&quot;;[.BW$4]=6;[.BX$4]=&quot;L&quot;;[.BY$4]=4;[.BZ$4]=&quot;L&quot;;[.CA$4]=10;[.CB$4]=&quot;R&quot;;[.CC$4]=8);&quot;AB&quot;;&quot;&quot;)">
            <text:p/>
          </table:table-cell>
          <table:table-cell table:style-name="ce20" table:formula="of:=IF(AND([.BU$4]=&quot;R&quot;;[.BV$4]=8;[.BW$4]=&quot;L&quot;;[.BX$4]=6;[.BY$4]=&quot;L&quot;;[.BZ$4]=4;[.CA$4]=&quot;L&quot;;[.CB$4]=10;[.CC$4]=&quot;R&quot;;[.CD$4]=8);&quot;AB&quot;;&quot;&quot;)">
            <text:p/>
          </table:table-cell>
          <table:table-cell table:style-name="ce20" table:formula="of:=IF(AND([.BV$4]=&quot;R&quot;;[.BW$4]=8;[.BX$4]=&quot;L&quot;;[.BY$4]=6;[.BZ$4]=&quot;L&quot;;[.CA$4]=4;[.CB$4]=&quot;L&quot;;[.CC$4]=10;[.CD$4]=&quot;R&quot;;[.CE$4]=8);&quot;AB&quot;;&quot;&quot;)">
            <text:p/>
          </table:table-cell>
          <table:table-cell table:style-name="ce20" table:formula="of:=IF(AND([.BW$4]=&quot;R&quot;;[.BX$4]=8;[.BY$4]=&quot;L&quot;;[.BZ$4]=6;[.CA$4]=&quot;L&quot;;[.CB$4]=4;[.CC$4]=&quot;L&quot;;[.CD$4]=10;[.CE$4]=&quot;R&quot;;[.CF$4]=8);&quot;AB&quot;;&quot;&quot;)">
            <text:p/>
          </table:table-cell>
          <table:table-cell table:style-name="ce37" table:formula="of:=IF(AND([.BX$4]=&quot;R&quot;;[.BY$4]=8;[.BZ$4]=&quot;L&quot;;[.CA$4]=6;[.CB$4]=&quot;L&quot;;[.CC$4]=4;[.CD$4]=&quot;L&quot;;[.CE$4]=10;[.CF$4]=&quot;R&quot;;[.CG$4]=8);&quot;AB&quot;;&quot;&quot;)" office:value-type="string" office:string-value="AB" calcext:value-type="string" table:number-columns-spanned="10" table:number-rows-spanned="1">
            <text:p>AB</text:p>
          </table:table-cell>
          <table:covered-table-cell table:number-columns-repeated="9" table:style-name="ce20"/>
          <table:table-cell table:style-name="ce20" table:formula="of:=IF(AND([.CH$4]=&quot;R&quot;;[.CI$4]=8;[.CJ$4]=&quot;L&quot;;[.CK$4]=6;[.CL$4]=&quot;L&quot;;[.CM$4]=4;[.CN$4]=&quot;L&quot;;[.CO$4]=10;[.CP$4]=&quot;R&quot;;[.CQ$4]=8);&quot;AB&quot;;&quot;&quot;)">
            <text:p/>
          </table:table-cell>
          <table:table-cell table:style-name="ce20" table:formula="of:=IF(AND([.CI$4]=&quot;R&quot;;[.CJ$4]=8;[.CK$4]=&quot;L&quot;;[.CL$4]=6;[.CM$4]=&quot;L&quot;;[.CN$4]=4;[.CO$4]=&quot;L&quot;;[.CP$4]=10;[.CQ$4]=&quot;R&quot;;[.CR$4]=8);&quot;AB&quot;;&quot;&quot;)">
            <text:p/>
          </table:table-cell>
          <table:table-cell table:style-name="ce20" table:formula="of:=IF(AND([.CJ$4]=&quot;R&quot;;[.CK$4]=8;[.CL$4]=&quot;L&quot;;[.CM$4]=6;[.CN$4]=&quot;L&quot;;[.CO$4]=4;[.CP$4]=&quot;L&quot;;[.CQ$4]=10;[.CR$4]=&quot;R&quot;;[.CS$4]=8);&quot;AB&quot;;&quot;&quot;)">
            <text:p/>
          </table:table-cell>
          <table:table-cell table:style-name="ce20" table:formula="of:=IF(AND([.CK$4]=&quot;R&quot;;[.CL$4]=8;[.CM$4]=&quot;L&quot;;[.CN$4]=6;[.CO$4]=&quot;L&quot;;[.CP$4]=4;[.CQ$4]=&quot;L&quot;;[.CR$4]=10;[.CS$4]=&quot;R&quot;;[.CT$4]=8);&quot;AB&quot;;&quot;&quot;)">
            <text:p/>
          </table:table-cell>
          <table:table-cell table:style-name="ce20" table:formula="of:=IF(AND([.CL$4]=&quot;R&quot;;[.CM$4]=8;[.CN$4]=&quot;L&quot;;[.CO$4]=6;[.CP$4]=&quot;L&quot;;[.CQ$4]=4;[.CR$4]=&quot;L&quot;;[.CS$4]=10;[.CT$4]=&quot;R&quot;;[.CU$4]=8);&quot;AB&quot;;&quot;&quot;)">
            <text:p/>
          </table:table-cell>
          <table:table-cell table:style-name="ce20" table:formula="of:=IF(AND([.CM$4]=&quot;R&quot;;[.CN$4]=8;[.CO$4]=&quot;L&quot;;[.CP$4]=6;[.CQ$4]=&quot;L&quot;;[.CR$4]=4;[.CS$4]=&quot;L&quot;;[.CT$4]=10;[.CU$4]=&quot;R&quot;;[.CV$4]=8);&quot;AB&quot;;&quot;&quot;)">
            <text:p/>
          </table:table-cell>
          <table:table-cell table:style-name="ce20" table:formula="of:=IF(AND([.CN$4]=&quot;R&quot;;[.CO$4]=8;[.CP$4]=&quot;L&quot;;[.CQ$4]=6;[.CR$4]=&quot;L&quot;;[.CS$4]=4;[.CT$4]=&quot;L&quot;;[.CU$4]=10;[.CV$4]=&quot;R&quot;;[.CW$4]=8);&quot;AB&quot;;&quot;&quot;)">
            <text:p/>
          </table:table-cell>
          <table:table-cell table:style-name="ce20" table:formula="of:=IF(AND([.CO$4]=&quot;R&quot;;[.CP$4]=8;[.CQ$4]=&quot;L&quot;;[.CR$4]=6;[.CS$4]=&quot;L&quot;;[.CT$4]=4;[.CU$4]=&quot;L&quot;;[.CV$4]=10;[.CW$4]=&quot;R&quot;;[.CX$4]=8);&quot;AB&quot;;&quot;&quot;)">
            <text:p/>
          </table:table-cell>
          <table:table-cell table:style-name="ce37" table:formula="of:=IF(AND([.CP$4]=&quot;R&quot;;[.CQ$4]=8;[.CR$4]=&quot;L&quot;;[.CS$4]=6;[.CT$4]=&quot;L&quot;;[.CU$4]=4;[.CV$4]=&quot;L&quot;;[.CW$4]=10;[.CX$4]=&quot;R&quot;;[.CY$4]=8);&quot;AB&quot;;&quot;&quot;)" office:value-type="string" office:string-value="AB" calcext:value-type="string" table:number-columns-spanned="10" table:number-rows-spanned="1">
            <text:p>AB</text:p>
          </table:table-cell>
          <table:covered-table-cell table:number-columns-repeated="9" table:style-name="ce20"/>
          <table:table-cell table:style-name="ce20" table:formula="of:=IF(AND([.CZ$4]=&quot;R&quot;;[.DA$4]=8;[.DB$4]=&quot;L&quot;;[.DC$4]=6;[.DD$4]=&quot;L&quot;;[.DE$4]=4;[.DF$4]=&quot;L&quot;;[.DG$4]=10;[.DH$4]=&quot;R&quot;;[.DI$4]=8);&quot;AB&quot;;&quot;&quot;)">
            <text:p/>
          </table:table-cell>
          <table:table-cell table:style-name="ce20" table:formula="of:=IF(AND([.DA$4]=&quot;R&quot;;[.DB$4]=8;[.DC$4]=&quot;L&quot;;[.DD$4]=6;[.DE$4]=&quot;L&quot;;[.DF$4]=4;[.DG$4]=&quot;L&quot;;[.DH$4]=10;[.DI$4]=&quot;R&quot;;[.DJ$4]=8);&quot;AB&quot;;&quot;&quot;)">
            <text:p/>
          </table:table-cell>
          <table:table-cell table:style-name="ce20" table:formula="of:=IF(AND([.DB$4]=&quot;R&quot;;[.DC$4]=8;[.DD$4]=&quot;L&quot;;[.DE$4]=6;[.DF$4]=&quot;L&quot;;[.DG$4]=4;[.DH$4]=&quot;L&quot;;[.DI$4]=10;[.DJ$4]=&quot;R&quot;;[.DK$4]=8);&quot;AB&quot;;&quot;&quot;)">
            <text:p/>
          </table:table-cell>
          <table:table-cell table:style-name="ce20" table:formula="of:=IF(AND([.DC$4]=&quot;R&quot;;[.DD$4]=8;[.DE$4]=&quot;L&quot;;[.DF$4]=6;[.DG$4]=&quot;L&quot;;[.DH$4]=4;[.DI$4]=&quot;L&quot;;[.DJ$4]=10;[.DK$4]=&quot;R&quot;;[.DL$4]=8);&quot;AB&quot;;&quot;&quot;)">
            <text:p/>
          </table:table-cell>
          <table:table-cell table:style-name="ce20" table:formula="of:=IF(AND([.DD$4]=&quot;R&quot;;[.DE$4]=8;[.DF$4]=&quot;L&quot;;[.DG$4]=6;[.DH$4]=&quot;L&quot;;[.DI$4]=4;[.DJ$4]=&quot;L&quot;;[.DK$4]=10;[.DL$4]=&quot;R&quot;;[.DM$4]=8);&quot;AB&quot;;&quot;&quot;)">
            <text:p/>
          </table:table-cell>
          <table:table-cell table:style-name="ce20" table:formula="of:=IF(AND([.DE$4]=&quot;R&quot;;[.DF$4]=8;[.DG$4]=&quot;L&quot;;[.DH$4]=6;[.DI$4]=&quot;L&quot;;[.DJ$4]=4;[.DK$4]=&quot;L&quot;;[.DL$4]=10;[.DM$4]=&quot;R&quot;;[.DN$4]=8);&quot;AB&quot;;&quot;&quot;)">
            <text:p/>
          </table:table-cell>
          <table:table-cell table:style-name="ce20" table:formula="of:=IF(AND([.DF$4]=&quot;R&quot;;[.DG$4]=8;[.DH$4]=&quot;L&quot;;[.DI$4]=6;[.DJ$4]=&quot;L&quot;;[.DK$4]=4;[.DL$4]=&quot;L&quot;;[.DM$4]=10;[.DN$4]=&quot;R&quot;;[.DO$4]=8);&quot;AB&quot;;&quot;&quot;)">
            <text:p/>
          </table:table-cell>
          <table:table-cell table:style-name="ce20" table:formula="of:=IF(AND([.DG$4]=&quot;R&quot;;[.DH$4]=8;[.DI$4]=&quot;L&quot;;[.DJ$4]=6;[.DK$4]=&quot;L&quot;;[.DL$4]=4;[.DM$4]=&quot;L&quot;;[.DN$4]=10;[.DO$4]=&quot;R&quot;;[.DP$4]=8);&quot;AB&quot;;&quot;&quot;)">
            <text:p/>
          </table:table-cell>
          <table:table-cell table:style-name="ce20" table:formula="of:=IF(AND([.DH$4]=&quot;R&quot;;[.DI$4]=8;[.DJ$4]=&quot;L&quot;;[.DK$4]=6;[.DL$4]=&quot;L&quot;;[.DM$4]=4;[.DN$4]=&quot;L&quot;;[.DO$4]=10;[.DP$4]=&quot;R&quot;;[.DQ$4]=8);&quot;AB&quot;;&quot;&quot;)">
            <text:p/>
          </table:table-cell>
          <table:table-cell table:style-name="ce20" table:formula="of:=IF(AND([.DI$4]=&quot;R&quot;;[.DJ$4]=8;[.DK$4]=&quot;L&quot;;[.DL$4]=6;[.DM$4]=&quot;L&quot;;[.DN$4]=4;[.DO$4]=&quot;L&quot;;[.DP$4]=10;[.DQ$4]=&quot;R&quot;;[.DR$4]=8);&quot;AB&quot;;&quot;&quot;)">
            <text:p/>
          </table:table-cell>
          <table:table-cell table:style-name="ce20" table:formula="of:=IF(AND([.DJ$4]=&quot;R&quot;;[.DK$4]=8;[.DL$4]=&quot;L&quot;;[.DM$4]=6;[.DN$4]=&quot;L&quot;;[.DO$4]=4;[.DP$4]=&quot;L&quot;;[.DQ$4]=10;[.DR$4]=&quot;R&quot;;[.DS$4]=8);&quot;AB&quot;;&quot;&quot;)">
            <text:p/>
          </table:table-cell>
          <table:table-cell table:style-name="ce20" table:formula="of:=IF(AND([.DK$4]=&quot;R&quot;;[.DL$4]=8;[.DM$4]=&quot;L&quot;;[.DN$4]=6;[.DO$4]=&quot;L&quot;;[.DP$4]=4;[.DQ$4]=&quot;L&quot;;[.DR$4]=10;[.DS$4]=&quot;R&quot;;[.DT$4]=8);&quot;AB&quot;;&quot;&quot;)">
            <text:p/>
          </table:table-cell>
          <table:table-cell table:style-name="ce20" table:formula="of:=IF(AND([.DL$4]=&quot;R&quot;;[.DM$4]=8;[.DN$4]=&quot;L&quot;;[.DO$4]=6;[.DP$4]=&quot;L&quot;;[.DQ$4]=4;[.DR$4]=&quot;L&quot;;[.DS$4]=10;[.DT$4]=&quot;R&quot;;[.DU$4]=8);&quot;AB&quot;;&quot;&quot;)">
            <text:p/>
          </table:table-cell>
          <table:table-cell table:style-name="ce20" table:formula="of:=IF(AND([.DM$4]=&quot;R&quot;;[.DN$4]=8;[.DO$4]=&quot;L&quot;;[.DP$4]=6;[.DQ$4]=&quot;L&quot;;[.DR$4]=4;[.DS$4]=&quot;L&quot;;[.DT$4]=10;[.DU$4]=&quot;R&quot;;[.DV$4]=8);&quot;AB&quot;;&quot;&quot;)">
            <text:p/>
          </table:table-cell>
          <table:table-cell table:style-name="ce37" table:formula="of:=IF(AND([.DN$4]=&quot;R&quot;;[.DO$4]=8;[.DP$4]=&quot;L&quot;;[.DQ$4]=6;[.DR$4]=&quot;L&quot;;[.DS$4]=4;[.DT$4]=&quot;L&quot;;[.DU$4]=10;[.DV$4]=&quot;R&quot;;[.DW$4]=8);&quot;AB&quot;;&quot;&quot;)" office:value-type="string" office:string-value="AB" calcext:value-type="string" table:number-columns-spanned="10" table:number-rows-spanned="1">
            <text:p>AB</text:p>
          </table:table-cell>
          <table:covered-table-cell table:number-columns-repeated="9" table:style-name="ce20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C</text:p>
          </table:table-cell>
          <table:table-cell table:style-name="ce6" table:formula="of:=IF(AND([.AT$4]=&quot;L&quot;;[.AU$4]=4;[.AV$4]=&quot;R&quot;;[.AW$4]=4;[.AX$4]=&quot;L&quot;;[.AY$4]=4;[.AZ$4]=&quot;R&quot;;[.BA$4]=8);&quot;AC&quot;;&quot;&quot;)">
            <text:p/>
          </table:table-cell>
          <table:table-cell table:style-name="ce6" table:formula="of:=IF(AND([.AU$4]=&quot;L&quot;;[.AV$4]=4;[.AW$4]=&quot;R&quot;;[.AX$4]=4;[.AY$4]=&quot;L&quot;;[.AZ$4]=4;[.BA$4]=&quot;R&quot;;[.BB$4]=8);&quot;AC&quot;;&quot;&quot;)">
            <text:p/>
          </table:table-cell>
          <table:table-cell table:style-name="ce6" table:formula="of:=IF(AND([.AV$4]=&quot;L&quot;;[.AW$4]=4;[.AX$4]=&quot;R&quot;;[.AY$4]=4;[.AZ$4]=&quot;L&quot;;[.BA$4]=4;[.BB$4]=&quot;R&quot;;[.BC$4]=8);&quot;AC&quot;;&quot;&quot;)">
            <text:p/>
          </table:table-cell>
          <table:table-cell table:style-name="ce6" table:formula="of:=IF(AND([.AW$4]=&quot;L&quot;;[.AX$4]=4;[.AY$4]=&quot;R&quot;;[.AZ$4]=4;[.BA$4]=&quot;L&quot;;[.BB$4]=4;[.BC$4]=&quot;R&quot;;[.BD$4]=8);&quot;AC&quot;;&quot;&quot;)">
            <text:p/>
          </table:table-cell>
          <table:table-cell table:style-name="ce6" table:formula="of:=IF(AND([.AX$4]=&quot;L&quot;;[.AY$4]=4;[.AZ$4]=&quot;R&quot;;[.BA$4]=4;[.BB$4]=&quot;L&quot;;[.BC$4]=4;[.BD$4]=&quot;R&quot;;[.BE$4]=8);&quot;AC&quot;;&quot;&quot;)">
            <text:p/>
          </table:table-cell>
          <table:table-cell table:style-name="ce6" table:formula="of:=IF(AND([.AY$4]=&quot;L&quot;;[.AZ$4]=4;[.BA$4]=&quot;R&quot;;[.BB$4]=4;[.BC$4]=&quot;L&quot;;[.BD$4]=4;[.BE$4]=&quot;R&quot;;[.BF$4]=8);&quot;AC&quot;;&quot;&quot;)">
            <text:p/>
          </table:table-cell>
          <table:table-cell table:style-name="ce6" table:formula="of:=IF(AND([.AZ$4]=&quot;L&quot;;[.BA$4]=4;[.BB$4]=&quot;R&quot;;[.BC$4]=4;[.BD$4]=&quot;L&quot;;[.BE$4]=4;[.BF$4]=&quot;R&quot;;[.BG$4]=8);&quot;AC&quot;;&quot;&quot;)">
            <text:p/>
          </table:table-cell>
          <table:table-cell table:style-name="ce6" table:formula="of:=IF(AND([.BA$4]=&quot;L&quot;;[.BB$4]=4;[.BC$4]=&quot;R&quot;;[.BD$4]=4;[.BE$4]=&quot;L&quot;;[.BF$4]=4;[.BG$4]=&quot;R&quot;;[.BH$4]=8);&quot;AC&quot;;&quot;&quot;)">
            <text:p/>
          </table:table-cell>
          <table:table-cell table:style-name="ce6" table:formula="of:=IF(AND([.BB$4]=&quot;L&quot;;[.BC$4]=4;[.BD$4]=&quot;R&quot;;[.BE$4]=4;[.BF$4]=&quot;L&quot;;[.BG$4]=4;[.BH$4]=&quot;R&quot;;[.BI$4]=8);&quot;AC&quot;;&quot;&quot;)">
            <text:p/>
          </table:table-cell>
          <table:table-cell table:style-name="ce6" table:formula="of:=IF(AND([.BC$4]=&quot;L&quot;;[.BD$4]=4;[.BE$4]=&quot;R&quot;;[.BF$4]=4;[.BG$4]=&quot;L&quot;;[.BH$4]=4;[.BI$4]=&quot;R&quot;;[.BJ$4]=8);&quot;AC&quot;;&quot;&quot;)">
            <text:p/>
          </table:table-cell>
          <table:table-cell table:style-name="ce6" table:formula="of:=IF(AND([.BD$4]=&quot;L&quot;;[.BE$4]=4;[.BF$4]=&quot;R&quot;;[.BG$4]=4;[.BH$4]=&quot;L&quot;;[.BI$4]=4;[.BJ$4]=&quot;R&quot;;[.BK$4]=8);&quot;AC&quot;;&quot;&quot;)">
            <text:p/>
          </table:table-cell>
          <table:table-cell table:style-name="ce6" table:formula="of:=IF(AND([.BE$4]=&quot;L&quot;;[.BF$4]=4;[.BG$4]=&quot;R&quot;;[.BH$4]=4;[.BI$4]=&quot;L&quot;;[.BJ$4]=4;[.BK$4]=&quot;R&quot;;[.BL$4]=8);&quot;AC&quot;;&quot;&quot;)">
            <text:p/>
          </table:table-cell>
          <table:table-cell table:style-name="ce6" table:formula="of:=IF(AND([.BF$4]=&quot;L&quot;;[.BG$4]=4;[.BH$4]=&quot;R&quot;;[.BI$4]=4;[.BJ$4]=&quot;L&quot;;[.BK$4]=4;[.BL$4]=&quot;R&quot;;[.BM$4]=8);&quot;AC&quot;;&quot;&quot;)">
            <text:p/>
          </table:table-cell>
          <table:table-cell table:style-name="ce6" table:formula="of:=IF(AND([.BG$4]=&quot;L&quot;;[.BH$4]=4;[.BI$4]=&quot;R&quot;;[.BJ$4]=4;[.BK$4]=&quot;L&quot;;[.BL$4]=4;[.BM$4]=&quot;R&quot;;[.BN$4]=8);&quot;AC&quot;;&quot;&quot;)">
            <text:p/>
          </table:table-cell>
          <table:table-cell table:style-name="ce6" table:formula="of:=IF(AND([.BH$4]=&quot;L&quot;;[.BI$4]=4;[.BJ$4]=&quot;R&quot;;[.BK$4]=4;[.BL$4]=&quot;L&quot;;[.BM$4]=4;[.BN$4]=&quot;R&quot;;[.BO$4]=8);&quot;AC&quot;;&quot;&quot;)">
            <text:p/>
          </table:table-cell>
          <table:table-cell table:style-name="ce6" table:formula="of:=IF(AND([.BI$4]=&quot;L&quot;;[.BJ$4]=4;[.BK$4]=&quot;R&quot;;[.BL$4]=4;[.BM$4]=&quot;L&quot;;[.BN$4]=4;[.BO$4]=&quot;R&quot;;[.BP$4]=8);&quot;AC&quot;;&quot;&quot;)">
            <text:p/>
          </table:table-cell>
          <table:table-cell table:style-name="ce6" table:formula="of:=IF(AND([.BJ$4]=&quot;L&quot;;[.BK$4]=4;[.BL$4]=&quot;R&quot;;[.BM$4]=4;[.BN$4]=&quot;L&quot;;[.BO$4]=4;[.BP$4]=&quot;R&quot;;[.BQ$4]=8);&quot;AC&quot;;&quot;&quot;)">
            <text:p/>
          </table:table-cell>
          <table:table-cell table:style-name="ce6" table:formula="of:=IF(AND([.BK$4]=&quot;L&quot;;[.BL$4]=4;[.BM$4]=&quot;R&quot;;[.BN$4]=4;[.BO$4]=&quot;L&quot;;[.BP$4]=4;[.BQ$4]=&quot;R&quot;;[.BR$4]=8);&quot;AC&quot;;&quot;&quot;)">
            <text:p/>
          </table:table-cell>
          <table:table-cell table:style-name="ce6" table:formula="of:=IF(AND([.BL$4]=&quot;L&quot;;[.BM$4]=4;[.BN$4]=&quot;R&quot;;[.BO$4]=4;[.BP$4]=&quot;L&quot;;[.BQ$4]=4;[.BR$4]=&quot;R&quot;;[.BS$4]=8);&quot;AC&quot;;&quot;&quot;)">
            <text:p/>
          </table:table-cell>
          <table:table-cell table:style-name="ce6" table:formula="of:=IF(AND([.BM$4]=&quot;L&quot;;[.BN$4]=4;[.BO$4]=&quot;R&quot;;[.BP$4]=4;[.BQ$4]=&quot;L&quot;;[.BR$4]=4;[.BS$4]=&quot;R&quot;;[.BT$4]=8);&quot;AC&quot;;&quot;&quot;)">
            <text:p/>
          </table:table-cell>
          <table:table-cell table:style-name="ce6" table:formula="of:=IF(AND([.BN$4]=&quot;L&quot;;[.BO$4]=4;[.BP$4]=&quot;R&quot;;[.BQ$4]=4;[.BR$4]=&quot;L&quot;;[.BS$4]=4;[.BT$4]=&quot;R&quot;;[.BU$4]=8);&quot;AC&quot;;&quot;&quot;)">
            <text:p/>
          </table:table-cell>
          <table:table-cell table:style-name="ce6" table:formula="of:=IF(AND([.BO$4]=&quot;L&quot;;[.BP$4]=4;[.BQ$4]=&quot;R&quot;;[.BR$4]=4;[.BS$4]=&quot;L&quot;;[.BT$4]=4;[.BU$4]=&quot;R&quot;;[.BV$4]=8);&quot;AC&quot;;&quot;&quot;)">
            <text:p/>
          </table:table-cell>
          <table:table-cell table:style-name="ce45" table:formula="of:=IF(AND([.BP$4]=&quot;L&quot;;[.BQ$4]=4;[.BR$4]=&quot;R&quot;;[.BS$4]=4;[.BT$4]=&quot;L&quot;;[.BU$4]=4;[.BV$4]=&quot;R&quot;;[.BW$4]=8);&quot;AC&quot;;&quot;&quot;)" office:value-type="string" office:string-value="AC" calcext:value-type="string" table:number-columns-spanned="8" table:number-rows-spanned="1">
            <text:p>AC</text:p>
          </table:table-cell>
          <table:covered-table-cell table:number-columns-repeated="7" table:style-name="ce6"/>
          <table:table-cell table:style-name="ce6" table:formula="of:=IF(AND([.BX$4]=&quot;L&quot;;[.BY$4]=4;[.BZ$4]=&quot;R&quot;;[.CA$4]=4;[.CB$4]=&quot;L&quot;;[.CC$4]=4;[.CD$4]=&quot;R&quot;;[.CE$4]=8);&quot;AC&quot;;&quot;&quot;)">
            <text:p/>
          </table:table-cell>
          <table:table-cell table:style-name="ce6" table:formula="of:=IF(AND([.BY$4]=&quot;L&quot;;[.BZ$4]=4;[.CA$4]=&quot;R&quot;;[.CB$4]=4;[.CC$4]=&quot;L&quot;;[.CD$4]=4;[.CE$4]=&quot;R&quot;;[.CF$4]=8);&quot;AC&quot;;&quot;&quot;)">
            <text:p/>
          </table:table-cell>
          <table:table-cell table:style-name="ce6" table:formula="of:=IF(AND([.BZ$4]=&quot;L&quot;;[.CA$4]=4;[.CB$4]=&quot;R&quot;;[.CC$4]=4;[.CD$4]=&quot;L&quot;;[.CE$4]=4;[.CF$4]=&quot;R&quot;;[.CG$4]=8);&quot;AC&quot;;&quot;&quot;)">
            <text:p/>
          </table:table-cell>
          <table:table-cell table:style-name="ce6" table:formula="of:=IF(AND([.CA$4]=&quot;L&quot;;[.CB$4]=4;[.CC$4]=&quot;R&quot;;[.CD$4]=4;[.CE$4]=&quot;L&quot;;[.CF$4]=4;[.CG$4]=&quot;R&quot;;[.CH$4]=8);&quot;AC&quot;;&quot;&quot;)">
            <text:p/>
          </table:table-cell>
          <table:table-cell table:style-name="ce6" table:formula="of:=IF(AND([.CB$4]=&quot;L&quot;;[.CC$4]=4;[.CD$4]=&quot;R&quot;;[.CE$4]=4;[.CF$4]=&quot;L&quot;;[.CG$4]=4;[.CH$4]=&quot;R&quot;;[.CI$4]=8);&quot;AC&quot;;&quot;&quot;)">
            <text:p/>
          </table:table-cell>
          <table:table-cell table:style-name="ce6" table:formula="of:=IF(AND([.CC$4]=&quot;L&quot;;[.CD$4]=4;[.CE$4]=&quot;R&quot;;[.CF$4]=4;[.CG$4]=&quot;L&quot;;[.CH$4]=4;[.CI$4]=&quot;R&quot;;[.CJ$4]=8);&quot;AC&quot;;&quot;&quot;)">
            <text:p/>
          </table:table-cell>
          <table:table-cell table:style-name="ce6" table:formula="of:=IF(AND([.CD$4]=&quot;L&quot;;[.CE$4]=4;[.CF$4]=&quot;R&quot;;[.CG$4]=4;[.CH$4]=&quot;L&quot;;[.CI$4]=4;[.CJ$4]=&quot;R&quot;;[.CK$4]=8);&quot;AC&quot;;&quot;&quot;)">
            <text:p/>
          </table:table-cell>
          <table:table-cell table:style-name="ce6" table:formula="of:=IF(AND([.CE$4]=&quot;L&quot;;[.CF$4]=4;[.CG$4]=&quot;R&quot;;[.CH$4]=4;[.CI$4]=&quot;L&quot;;[.CJ$4]=4;[.CK$4]=&quot;R&quot;;[.CL$4]=8);&quot;AC&quot;;&quot;&quot;)">
            <text:p/>
          </table:table-cell>
          <table:table-cell table:style-name="ce6" table:formula="of:=IF(AND([.CF$4]=&quot;L&quot;;[.CG$4]=4;[.CH$4]=&quot;R&quot;;[.CI$4]=4;[.CJ$4]=&quot;L&quot;;[.CK$4]=4;[.CL$4]=&quot;R&quot;;[.CM$4]=8);&quot;AC&quot;;&quot;&quot;)">
            <text:p/>
          </table:table-cell>
          <table:table-cell table:style-name="ce6" table:formula="of:=IF(AND([.CG$4]=&quot;L&quot;;[.CH$4]=4;[.CI$4]=&quot;R&quot;;[.CJ$4]=4;[.CK$4]=&quot;L&quot;;[.CL$4]=4;[.CM$4]=&quot;R&quot;;[.CN$4]=8);&quot;AC&quot;;&quot;&quot;)">
            <text:p/>
          </table:table-cell>
          <table:table-cell table:style-name="ce45" table:formula="of:=IF(AND([.CH$4]=&quot;L&quot;;[.CI$4]=4;[.CJ$4]=&quot;R&quot;;[.CK$4]=4;[.CL$4]=&quot;L&quot;;[.CM$4]=4;[.CN$4]=&quot;R&quot;;[.CO$4]=8);&quot;AC&quot;;&quot;&quot;)" office:value-type="string" office:string-value="AC" calcext:value-type="string" table:number-columns-spanned="8" table:number-rows-spanned="1">
            <text:p>AC</text:p>
          </table:table-cell>
          <table:covered-table-cell table:number-columns-repeated="7" table:style-name="ce6"/>
          <table:table-cell table:style-name="ce6" table:formula="of:=IF(AND([.CP$4]=&quot;L&quot;;[.CQ$4]=4;[.CR$4]=&quot;R&quot;;[.CS$4]=4;[.CT$4]=&quot;L&quot;;[.CU$4]=4;[.CV$4]=&quot;R&quot;;[.CW$4]=8);&quot;AC&quot;;&quot;&quot;)">
            <text:p/>
          </table:table-cell>
          <table:table-cell table:style-name="ce6" table:formula="of:=IF(AND([.CQ$4]=&quot;L&quot;;[.CR$4]=4;[.CS$4]=&quot;R&quot;;[.CT$4]=4;[.CU$4]=&quot;L&quot;;[.CV$4]=4;[.CW$4]=&quot;R&quot;;[.CX$4]=8);&quot;AC&quot;;&quot;&quot;)">
            <text:p/>
          </table:table-cell>
          <table:table-cell table:style-name="ce6" table:formula="of:=IF(AND([.CR$4]=&quot;L&quot;;[.CS$4]=4;[.CT$4]=&quot;R&quot;;[.CU$4]=4;[.CV$4]=&quot;L&quot;;[.CW$4]=4;[.CX$4]=&quot;R&quot;;[.CY$4]=8);&quot;AC&quot;;&quot;&quot;)">
            <text:p/>
          </table:table-cell>
          <table:table-cell table:style-name="ce6" table:formula="of:=IF(AND([.CS$4]=&quot;L&quot;;[.CT$4]=4;[.CU$4]=&quot;R&quot;;[.CV$4]=4;[.CW$4]=&quot;L&quot;;[.CX$4]=4;[.CY$4]=&quot;R&quot;;[.CZ$4]=8);&quot;AC&quot;;&quot;&quot;)">
            <text:p/>
          </table:table-cell>
          <table:table-cell table:style-name="ce6" table:formula="of:=IF(AND([.CT$4]=&quot;L&quot;;[.CU$4]=4;[.CV$4]=&quot;R&quot;;[.CW$4]=4;[.CX$4]=&quot;L&quot;;[.CY$4]=4;[.CZ$4]=&quot;R&quot;;[.DA$4]=8);&quot;AC&quot;;&quot;&quot;)">
            <text:p/>
          </table:table-cell>
          <table:table-cell table:style-name="ce6" table:formula="of:=IF(AND([.CU$4]=&quot;L&quot;;[.CV$4]=4;[.CW$4]=&quot;R&quot;;[.CX$4]=4;[.CY$4]=&quot;L&quot;;[.CZ$4]=4;[.DA$4]=&quot;R&quot;;[.DB$4]=8);&quot;AC&quot;;&quot;&quot;)">
            <text:p/>
          </table:table-cell>
          <table:table-cell table:style-name="ce6" table:formula="of:=IF(AND([.CV$4]=&quot;L&quot;;[.CW$4]=4;[.CX$4]=&quot;R&quot;;[.CY$4]=4;[.CZ$4]=&quot;L&quot;;[.DA$4]=4;[.DB$4]=&quot;R&quot;;[.DC$4]=8);&quot;AC&quot;;&quot;&quot;)">
            <text:p/>
          </table:table-cell>
          <table:table-cell table:style-name="ce6" table:formula="of:=IF(AND([.CW$4]=&quot;L&quot;;[.CX$4]=4;[.CY$4]=&quot;R&quot;;[.CZ$4]=4;[.DA$4]=&quot;L&quot;;[.DB$4]=4;[.DC$4]=&quot;R&quot;;[.DD$4]=8);&quot;AC&quot;;&quot;&quot;)">
            <text:p/>
          </table:table-cell>
          <table:table-cell table:style-name="ce6" table:formula="of:=IF(AND([.CX$4]=&quot;L&quot;;[.CY$4]=4;[.CZ$4]=&quot;R&quot;;[.DA$4]=4;[.DB$4]=&quot;L&quot;;[.DC$4]=4;[.DD$4]=&quot;R&quot;;[.DE$4]=8);&quot;AC&quot;;&quot;&quot;)">
            <text:p/>
          </table:table-cell>
          <table:table-cell table:style-name="ce6" table:formula="of:=IF(AND([.CY$4]=&quot;L&quot;;[.CZ$4]=4;[.DA$4]=&quot;R&quot;;[.DB$4]=4;[.DC$4]=&quot;L&quot;;[.DD$4]=4;[.DE$4]=&quot;R&quot;;[.DF$4]=8);&quot;AC&quot;;&quot;&quot;)">
            <text:p/>
          </table:table-cell>
          <table:table-cell table:style-name="ce45" table:formula="of:=IF(AND([.CZ$4]=&quot;L&quot;;[.DA$4]=4;[.DB$4]=&quot;R&quot;;[.DC$4]=4;[.DD$4]=&quot;L&quot;;[.DE$4]=4;[.DF$4]=&quot;R&quot;;[.DG$4]=8);&quot;AC&quot;;&quot;&quot;)" office:value-type="string" office:string-value="AC" calcext:value-type="string" table:number-columns-spanned="8" table:number-rows-spanned="1">
            <text:p>AC</text:p>
          </table:table-cell>
          <table:covered-table-cell table:number-columns-repeated="7" table:style-name="ce6"/>
          <table:table-cell table:style-name="ce6" table:formula="of:=IF(AND([.DH$4]=&quot;L&quot;;[.DI$4]=4;[.DJ$4]=&quot;R&quot;;[.DK$4]=4;[.DL$4]=&quot;L&quot;;[.DM$4]=4;[.DN$4]=&quot;R&quot;;[.DO$4]=8);&quot;AC&quot;;&quot;&quot;)">
            <text:p/>
          </table:table-cell>
          <table:table-cell table:style-name="ce6" table:formula="of:=IF(AND([.DI$4]=&quot;L&quot;;[.DJ$4]=4;[.DK$4]=&quot;R&quot;;[.DL$4]=4;[.DM$4]=&quot;L&quot;;[.DN$4]=4;[.DO$4]=&quot;R&quot;;[.DP$4]=8);&quot;AC&quot;;&quot;&quot;)">
            <text:p/>
          </table:table-cell>
          <table:table-cell table:style-name="ce6" table:formula="of:=IF(AND([.DJ$4]=&quot;L&quot;;[.DK$4]=4;[.DL$4]=&quot;R&quot;;[.DM$4]=4;[.DN$4]=&quot;L&quot;;[.DO$4]=4;[.DP$4]=&quot;R&quot;;[.DQ$4]=8);&quot;AC&quot;;&quot;&quot;)">
            <text:p/>
          </table:table-cell>
          <table:table-cell table:style-name="ce6" table:formula="of:=IF(AND([.DK$4]=&quot;L&quot;;[.DL$4]=4;[.DM$4]=&quot;R&quot;;[.DN$4]=4;[.DO$4]=&quot;L&quot;;[.DP$4]=4;[.DQ$4]=&quot;R&quot;;[.DR$4]=8);&quot;AC&quot;;&quot;&quot;)">
            <text:p/>
          </table:table-cell>
          <table:table-cell table:style-name="ce6" table:formula="of:=IF(AND([.DL$4]=&quot;L&quot;;[.DM$4]=4;[.DN$4]=&quot;R&quot;;[.DO$4]=4;[.DP$4]=&quot;L&quot;;[.DQ$4]=4;[.DR$4]=&quot;R&quot;;[.DS$4]=8);&quot;AC&quot;;&quot;&quot;)">
            <text:p/>
          </table:table-cell>
          <table:table-cell table:style-name="ce6" table:formula="of:=IF(AND([.DM$4]=&quot;L&quot;;[.DN$4]=4;[.DO$4]=&quot;R&quot;;[.DP$4]=4;[.DQ$4]=&quot;L&quot;;[.DR$4]=4;[.DS$4]=&quot;R&quot;;[.DT$4]=8);&quot;AC&quot;;&quot;&quot;)">
            <text:p/>
          </table:table-cell>
          <table:table-cell table:style-name="ce6" table:formula="of:=IF(AND([.DN$4]=&quot;L&quot;;[.DO$4]=4;[.DP$4]=&quot;R&quot;;[.DQ$4]=4;[.DR$4]=&quot;L&quot;;[.DS$4]=4;[.DT$4]=&quot;R&quot;;[.DU$4]=8);&quot;AC&quot;;&quot;&quot;)">
            <text:p/>
          </table:table-cell>
          <table:table-cell table:style-name="ce6" table:formula="of:=IF(AND([.DO$4]=&quot;L&quot;;[.DP$4]=4;[.DQ$4]=&quot;R&quot;;[.DR$4]=4;[.DS$4]=&quot;L&quot;;[.DT$4]=4;[.DU$4]=&quot;R&quot;;[.DV$4]=8);&quot;AC&quot;;&quot;&quot;)">
            <text:p/>
          </table:table-cell>
          <table:table-cell table:style-name="ce6" table:formula="of:=IF(AND([.DP$4]=&quot;L&quot;;[.DQ$4]=4;[.DR$4]=&quot;R&quot;;[.DS$4]=4;[.DT$4]=&quot;L&quot;;[.DU$4]=4;[.DV$4]=&quot;R&quot;;[.DW$4]=8);&quot;AC&quot;;&quot;&quot;)">
            <text:p/>
          </table:table-cell>
          <table:table-cell table:style-name="ce6" table:formula="of:=IF(AND([.DQ$4]=&quot;L&quot;;[.DR$4]=4;[.DS$4]=&quot;R&quot;;[.DT$4]=4;[.DU$4]=&quot;L&quot;;[.DV$4]=4;[.DW$4]=&quot;R&quot;;[.DX$4]=8);&quot;AC&quot;;&quot;&quot;)">
            <text:p/>
          </table:table-cell>
          <table:table-cell table:style-name="ce6" table:formula="of:=IF(AND([.DR$4]=&quot;L&quot;;[.DS$4]=4;[.DT$4]=&quot;R&quot;;[.DU$4]=4;[.DV$4]=&quot;L&quot;;[.DW$4]=4;[.DX$4]=&quot;R&quot;;[.DY$4]=8);&quot;AC&quot;;&quot;&quot;)">
            <text:p/>
          </table:table-cell>
          <table:table-cell table:style-name="ce6" table:formula="of:=IF(AND([.DS$4]=&quot;L&quot;;[.DT$4]=4;[.DU$4]=&quot;R&quot;;[.DV$4]=4;[.DW$4]=&quot;L&quot;;[.DX$4]=4;[.DY$4]=&quot;R&quot;;[.DZ$4]=8);&quot;AC&quot;;&quot;&quot;)">
            <text:p/>
          </table:table-cell>
          <table:table-cell table:style-name="ce6" table:formula="of:=IF(AND([.DT$4]=&quot;L&quot;;[.DU$4]=4;[.DV$4]=&quot;R&quot;;[.DW$4]=4;[.DX$4]=&quot;L&quot;;[.DY$4]=4;[.DZ$4]=&quot;R&quot;;[.EA$4]=8);&quot;AC&quot;;&quot;&quot;)">
            <text:p/>
          </table:table-cell>
          <table:table-cell table:style-name="ce6" table:formula="of:=IF(AND([.DU$4]=&quot;L&quot;;[.DV$4]=4;[.DW$4]=&quot;R&quot;;[.DX$4]=4;[.DY$4]=&quot;L&quot;;[.DZ$4]=4;[.EA$4]=&quot;R&quot;;[.EB$4]=8);&quot;AC&quot;;&quot;&quot;)">
            <text:p/>
          </table:table-cell>
          <table:table-cell table:style-name="ce6" table:formula="of:=IF(AND([.DV$4]=&quot;L&quot;;[.DW$4]=4;[.DX$4]=&quot;R&quot;;[.DY$4]=4;[.DZ$4]=&quot;L&quot;;[.EA$4]=4;[.EB$4]=&quot;R&quot;;[.EC$4]=8);&quot;AC&quot;;&quot;&quot;)">
            <text:p/>
          </table:table-cell>
          <table:table-cell table:style-name="ce6" table:formula="of:=IF(AND([.DW$4]=&quot;L&quot;;[.DX$4]=4;[.DY$4]=&quot;R&quot;;[.DZ$4]=4;[.EA$4]=&quot;L&quot;;[.EB$4]=4;[.EC$4]=&quot;R&quot;;[.ED$4]=8);&quot;AC&quot;;&quot;&quot;)">
            <text:p/>
          </table:table-cell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6" table:number-columns-repeated="62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#</text:p>
          </table:table-cell>
          <table:table-cell table:number-columns-repeated="3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6" table:number-columns-repeated="62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1" office:value-type="string" calcext:value-type="string">
            <text:p>&gt;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^</text:p>
          </table:table-cell>
          <table:table-cell table:number-columns-repeated="34" table:style-name="ce1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6" table:number-columns-repeated="62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4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6" table:number-columns-repeated="62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4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6" table:number-columns-repeated="62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4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6" table:number-columns-repeated="62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4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6" table:number-columns-repeated="62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4"/>
          <table:table-cell table:style-name="ce6" office:value-type="string" calcext:value-type="string">
            <text:p>*</text:p>
          </table:table-cell>
          <table:table-cell table:style-name="ce9" table:number-columns-repeated="20"/>
          <table:table-cell table:style-name="ce6" table:number-columns-repeated="62"/>
          <table:table-cell table:style-name="ce6" office:value-type="string" calcext:value-type="string">
            <text:p>*</text:p>
          </table:table-cell>
          <table:table-cell table:number-columns-repeated="896"/>
        </table:table-row>
        <table:table-row table:style-name="ro1">
          <table:table-cell table:number-columns-repeated="44"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44"/>
          <table:table-cell table:style-name="Default"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Default" table:number-columns-repeated="77"/>
          <table:table-cell table:number-columns-repeated="896"/>
        </table:table-row>
        <table:table-row table:style-name="ro1">
          <table:table-cell table:number-columns-repeated="44"/>
          <table:table-cell table:style-name="Default" office:value-type="string" calcext:value-type="string">
            <text:p>B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Default" table:number-columns-repeated="73"/>
          <table:table-cell table:number-columns-repeated="896"/>
        </table:table-row>
        <table:table-row table:style-name="ro1">
          <table:table-cell table:number-columns-repeated="44"/>
          <table:table-cell table:style-name="Default" office:value-type="string" calcext:value-type="string">
            <text:p>C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8" calcext:value-type="float">
            <text:p>8</text:p>
          </table:table-cell>
          <table:table-cell table:style-name="Default" table:number-columns-repeated="75"/>
          <table:table-cell table:number-columns-repeated="896"/>
        </table:table-row>
        <table:table-row table:style-name="ro1">
          <table:table-cell table:number-columns-repeated="44"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44"/>
          <table:table-cell table:style-name="Default" office:value-type="string" calcext:value-type="string">
            <text:p>Main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73"/>
          <table:table-cell table:number-columns-repeated="896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#</text:p>
          </table:table-cell>
          <table:table-cell table:style-name="ce2" office:value-type="string" calcext:value-type="string">
            <text:p>&lt;</text:p>
          </table:table-cell>
          <table:table-cell table:number-columns-repeated="10" table:style-name="ce1" office:value-type="string" calcext:value-type="string">
            <text:p>.</text:p>
          </table:table-cell>
          <table:table-cell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/>
          <table:table-cell table:style-name="Default" table:number-columns-repeated="84"/>
          <table:table-cell table:number-columns-repeated="896"/>
        </table:table-row>
        <table:table-row table:style-name="ro1">
          <table:table-cell table:number-columns-repeated="28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24" table:style-name="ce1" office:value-type="string" calcext:value-type="string">
            <text:p>.</text:p>
          </table:table-cell>
          <table:table-cell table:style-name="ce4" office:value-type="string" calcext:value-type="string">
            <text:p>&gt;</text:p>
          </table:table-cell>
          <table:table-cell table:number-columns-repeated="7" table:style-name="ce2" office:value-type="string" calcext:value-type="string">
            <text:p>#</text:p>
          </table:table-cell>
          <table:table-cell table:style-name="ce2" office:value-type="string" calcext:value-type="string">
            <text:p>^</text:p>
          </table:table-cell>
          <table:table-cell table:number-columns-repeated="10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24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24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24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20" table:style-name="ce1" office:value-type="string" calcext:value-type="string">
            <text:p>.</text:p>
          </table:table-cell>
          <table:table-cell table:style-name="ce2" office:value-type="string" calcext:value-type="string">
            <text:p>v</text:p>
          </table:table-cell>
          <table:table-cell table:number-columns-repeated="7" table:style-name="ce2" office:value-type="string" calcext:value-type="string">
            <text:p>#</text:p>
          </table:table-cell>
          <table:table-cell table:style-name="ce2" office:value-type="string" calcext:value-type="string">
            <text:p>&lt;</text:p>
          </table:table-cell>
          <table:table-cell table:number-columns-repeated="1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20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8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20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8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20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8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style-name="ce4" office:value-type="string" calcext:value-type="string">
            <text:p>v</text:p>
          </table:table-cell>
          <table:table-cell table:number-columns-repeated="3" table:style-name="ce4" office:value-type="string" calcext:value-type="string">
            <text:p>#</text:p>
          </table:table-cell>
          <table:table-cell table:style-name="ce4" office:value-type="string" calcext:value-type="string">
            <text:p>&lt;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4" office:value-type="string" calcext:value-type="string">
            <text:p>#</text:p>
          </table:table-cell>
          <table:table-cell table:style-name="ce4" office:value-type="string" calcext:value-type="string">
            <text:p>&lt;</text:p>
          </table:table-cell>
          <table:table-cell table:number-columns-repeated="1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16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4" office:value-type="string" calcext:value-type="string">
            <text:p>v</text:p>
          </table:table-cell>
          <table:table-cell table:number-columns-repeated="7" table:style-name="ce4" office:value-type="string" calcext:value-type="string">
            <text:p>#</text:p>
          </table:table-cell>
          <table:table-cell table:style-name="ce4" office:value-type="string" calcext:value-type="string">
            <text:p>&lt;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4" office:value-type="string" calcext:value-type="string">
            <text:p>#</text:p>
          </table:table-cell>
          <table:table-cell table:style-name="ce2" office:value-type="string" calcext:value-type="string">
            <text:p>&lt;</text:p>
          </table:table-cell>
          <table:table-cell table:number-columns-repeated="10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2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2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2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10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number-columns-repeated="5" table:style-name="ce2" office:value-type="string" calcext:value-type="string">
            <text:p>#</text:p>
          </table:table-cell>
          <table:table-cell table:style-name="ce2" office:value-type="string" calcext:value-type="string">
            <text:p>&lt;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19" table:style-name="ce1" office:value-type="string" calcext:value-type="string">
            <text:p>.</text:p>
          </table:table-cell>
          <table:table-cell table:style-name="ce4" office:value-type="string" calcext:value-type="string">
            <text:p>&gt;</text:p>
          </table:table-cell>
          <table:table-cell table:number-columns-repeated="3" table:style-name="ce4" office:value-type="string" calcext:value-type="string">
            <text:p>#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4" office:value-type="string" calcext:value-type="string">
            <text:p>#</text:p>
          </table:table-cell>
          <table:table-cell table:style-name="ce4" office:value-type="string" calcext:value-type="string">
            <text:p>v</text:p>
          </table:table-cell>
          <table:table-cell table:number-columns-repeated="6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19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6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&gt;</text:p>
          </table:table-cell>
          <table:table-cell table:number-columns-repeated="3" table:style-name="ce3" office:value-type="string" calcext:value-type="string">
            <text:p>#</text:p>
          </table:table-cell>
          <table:table-cell table:style-name="ce3" office:value-type="string" calcext:value-type="string">
            <text:p>v</text:p>
          </table:table-cell>
          <table:table-cell table:number-columns-repeated="15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6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15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6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&gt;</text:p>
          </table:table-cell>
          <table:table-cell table:number-columns-repeated="9" table:style-name="ce2" office:value-type="string" calcext:value-type="string">
            <text:p>#</text:p>
          </table:table-cell>
          <table:table-cell table:style-name="ce2" office:value-type="string" calcext:value-type="string">
            <text:p>v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v</text:p>
          </table:table-cell>
          <table:table-cell table:number-columns-repeated="5" table:style-name="ce3" office:value-type="string" calcext:value-type="string">
            <text:p>#</text:p>
          </table:table-cell>
          <table:table-cell table:style-name="ce3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4" office:value-type="string" calcext:value-type="string">
            <text:p>&gt;</text:p>
          </table:table-cell>
          <table:table-cell table:number-columns-repeated="3" table:style-name="ce4" office:value-type="string" calcext:value-type="string">
            <text:p>#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^</text:p>
          </table:table-cell>
          <table:table-cell table:number-columns-repeated="9" table:style-name="ce2" office:value-type="string" calcext:value-type="string">
            <text:p>#</text:p>
          </table:table-cell>
          <table:table-cell table:style-name="ce2" office:value-type="string" calcext:value-type="string">
            <text:p>&lt;</text:p>
          </table:table-cell>
          <table:table-cell table:number-columns-repeated="981"/>
        </table:table-row>
        <table:table-row table:style-name="ro1">
          <table:table-cell table:number-columns-repeated="6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9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981"/>
        </table:table-row>
        <table:table-row table:style-name="ro1">
          <table:table-cell table:number-columns-repeated="6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2" office:value-type="string" calcext:value-type="string">
            <text:p>&gt;</text:p>
          </table:table-cell>
          <table:table-cell table:number-columns-repeated="8" table:style-name="ce2" office:value-type="string" calcext:value-type="string">
            <text:p>#</text:p>
          </table:table-cell>
          <table:table-cell table:number-columns-repeated="7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981"/>
        </table:table-row>
        <table:table-row table:style-name="ro1">
          <table:table-cell table:number-columns-repeated="6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9" table:style-name="ce1" office:value-type="string" calcext:value-type="string">
            <text:p>.</text:p>
          </table:table-cell>
          <table:table-cell table:style-name="ce4" office:value-type="string" calcext:value-type="string">
            <text:p>#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981"/>
        </table:table-row>
        <table:table-row table:style-name="ro1">
          <table:table-cell table:number-columns-repeated="6" table:style-name="ce1" office:value-type="string" calcext:value-type="string">
            <text:p>.</text:p>
          </table:table-cell>
          <table:table-cell table:style-name="ce3" office:value-type="string" calcext:value-type="string">
            <text:p>^</text:p>
          </table:table-cell>
          <table:table-cell table:style-name="ce3" office:value-type="string" calcext:value-type="string">
            <text:p>#</text:p>
          </table:table-cell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#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3" office:value-type="string" calcext:value-type="string">
            <text:p>#</text:p>
          </table:table-cell>
          <table:table-cell table:style-name="ce3" office:value-type="string" calcext:value-type="string">
            <text:p>&lt;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&gt;</text:p>
          </table:table-cell>
          <table:table-cell table:number-columns-repeated="7" table:style-name="ce3" office:value-type="string" calcext:value-type="string">
            <text:p>#</text:p>
          </table:table-cell>
          <table:table-cell table:style-name="ce3" office:value-type="string" calcext:value-type="string">
            <text:p>^</text:p>
          </table:table-cell>
          <table:table-cell table:number-columns-repeated="11" table:style-name="ce1" office:value-type="string" calcext:value-type="string">
            <text:p>.</text:p>
          </table:table-cell>
          <table:table-cell table:style-name="ce2" office:value-type="string" calcext:value-type="string">
            <text:p>&gt;</text:p>
          </table:table-cell>
          <table:table-cell table:number-columns-repeated="5" table:style-name="ce2" office:value-type="string" calcext:value-type="string">
            <text:p>#</text:p>
          </table:table-cell>
          <table:table-cell table:style-name="ce2" office:value-type="string" calcext:value-type="string">
            <text:p>^</text:p>
          </table:table-cell>
          <table:table-cell table:number-columns-repeated="981"/>
        </table:table-row>
        <table:table-row table:style-name="ro1">
          <table:table-cell table:number-columns-repeated="8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26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2" office:value-type="string" calcext:value-type="string">
            <text:p>v</text:p>
          </table:table-cell>
          <table:table-cell table:number-columns-repeated="7" table:style-name="ce2" office:value-type="string" calcext:value-type="string">
            <text:p>#</text:p>
          </table:table-cell>
          <table:table-cell table:style-name="ce3" office:value-type="string" calcext:value-type="string">
            <text:p>&lt;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26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5" table:style-name="ce1" office:value-type="string" calcext:value-type="string">
            <text:p>.</text:p>
          </table:table-cell>
          <table:table-cell table:style-name="ce3" office:value-type="string" calcext:value-type="string">
            <text:p>#</text:p>
          </table:table-cell>
          <table:table-cell table:number-columns-repeated="26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.</text:p>
          </table:table-cell>
          <table:table-cell table:style-name="ce2" office:value-type="string" calcext:value-type="string">
            <text:p>&gt;</text:p>
          </table:table-cell>
          <table:table-cell table:number-columns-repeated="5" table:style-name="ce3" office:value-type="string" calcext:value-type="string">
            <text:p>#</text:p>
          </table:table-cell>
          <table:table-cell table:style-name="ce3" office:value-type="string" calcext:value-type="string">
            <text:p>^</text:p>
          </table:table-cell>
          <table:table-cell table:number-columns-repeated="26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2" office:value-type="string" calcext:value-type="string">
            <text:p>#</text:p>
          </table:table-cell>
          <table:table-cell table:number-columns-repeated="3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>
          <table:table-cell table:number-columns-repeated="4" table:style-name="ce1" office:value-type="string" calcext:value-type="string">
            <text:p>.</text:p>
          </table:table-cell>
          <table:table-cell table:style-name="ce2" office:value-type="string" calcext:value-type="string">
            <text:p>&gt;</text:p>
          </table:table-cell>
          <table:table-cell table:number-columns-repeated="3" table:style-name="ce2" office:value-type="string" calcext:value-type="string">
            <text:p>#</text:p>
          </table:table-cell>
          <table:table-cell table:style-name="ce2" office:value-type="string" calcext:value-type="string">
            <text:p>^</text:p>
          </table:table-cell>
          <table:table-cell table:number-columns-repeated="34" table:style-name="ce1" office:value-type="string" calcext:value-type="string">
            <text:p>.</text:p>
          </table:table-cell>
          <table:table-cell table:number-columns-repeated="98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R39 Sheet1.AG58:Sheet1.AQ61 Sheet1.J86:Sheet1.AQ88 Sheet1.A78:Sheet1.F81 Sheet1.AL78:Sheet1.AP80 Sheet1.N80:Sheet1.N80 Sheet1.AL74:Sheet1.AQ76 Sheet1.N77:Sheet1.N78 Sheet1.AL73:Sheet1.AQ73 Sheet1.B74:Sheet1.F76 Sheet1.J82:Sheet1.J82 Sheet1.H78:Sheet1.J78 Sheet1.R82:Sheet1.AQ85 Sheet1.P81:Sheet1.P81 Sheet1.L84:Sheet1.P84 Sheet1.R78:Sheet1.X80 Sheet1.V77:Sheet1.X77 Sheet1.N76:Sheet1.AB76 Sheet1.J70:Sheet1.AF72 Sheet1.AH69:Sheet1.AQ72 Sheet1.AD74:Sheet1.AF77 Sheet1.Z78:Sheet1.AJ81 Sheet1.AH74:Sheet1.AJ76 Sheet1.AD66:Sheet1.AQ68 Sheet1.A57:Sheet1.T64 Sheet1.AC62:Sheet1.AQ64 Sheet1.AD65:Sheet1.AQ65 Sheet1.R66:Sheet1.AB68 Sheet1.U57:Sheet1.X60 Sheet1.V62:Sheet1.X65 Sheet1.Z58:Sheet1.AB60 Sheet1.Z62:Sheet1.AB64 Sheet1.A51:Sheet1.AB56 Sheet1.AH51:Sheet1.AQ57 Sheet1.AD52:Sheet1.AF56 Sheet1.AD58:Sheet1.AF61 Sheet1.A69:Sheet1.H72 Sheet1.R69:Sheet1.AB69 Sheet1.A65:Sheet1.P68 Sheet1.H73:Sheet1.H75 Sheet1.J73:Sheet1.AB74 Sheet1.N75:Sheet1.AB75 Sheet1.L80:Sheet1.L80 Sheet1.L82:Sheet1.L82 Sheet1.N82:Sheet1.P83 Sheet1.H76:Sheet1.L76 Sheet1.A83:Sheet1.D89 Sheet1.J84:Sheet1.J85 Sheet1.J89:Sheet1.AQ89 Sheet1.F84:Sheet1.H88 Sheet1.A82:Sheet1.H82 Sheet1.H79:Sheet1.H80 Sheet1.J80:Sheet1.J80 Sheet1.P78:Sheet1.Q78 Sheet1.P80:Sheet1.Q80 Sheet1.L77:Sheet1.L78">
            <calcext:condition calcext:apply-style-name="Untitled2" calcext:value="=&quot;#&quot;" calcext:base-cell-address="Sheet1.A1"/>
            <calcext:condition calcext:apply-style-name="Untitled3" calcext:value="=&quot;.&quot;" calcext:base-cell-address="Sheet1.A1"/>
            <calcext:condition calcext:apply-style-name="Good" calcext:value="=&quot;&lt;&quot;" calcext:base-cell-address="Sheet1.A1"/>
            <calcext:condition calcext:apply-style-name="Good" calcext:value="=&quot;&gt;&quot;" calcext:base-cell-address="Sheet1.A1"/>
            <calcext:condition calcext:apply-style-name="Good" calcext:value="=&quot;v&quot;" calcext:base-cell-address="Sheet1.A1"/>
            <calcext:condition calcext:apply-style-name="Good" calcext:value="=&quot;^&quot;" calcext:base-cell-address="Sheet1.A1"/>
          </calcext:conditional-format>
          <calcext:conditional-format calcext:target-range-address="Sheet1.DY14:Sheet1.AMJ14 Sheet1.DY16:Sheet1.AMJ17 Sheet1.AT34:Sheet1.DW34 Sheet1.AT7:Sheet1.DW30">
            <calcext:condition calcext:apply-style-name="A" calcext:value="=&quot;A&quot;" calcext:base-cell-address="Sheet1.AT7"/>
            <calcext:condition calcext:apply-style-name="B" calcext:value="=&quot;B&quot;" calcext:base-cell-address="Sheet1.AT7"/>
            <calcext:condition calcext:apply-style-name="C" calcext:value="=&quot;C&quot;" calcext:base-cell-address="Sheet1.AT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fff" loext:vertical-justify="auto"/>
      <style:paragraph-properties css3t:text-justify="auto"/>
    </style:style>
    <style:style style:name="Untitled2" style:family="table-cell" style:parent-style-name="Default">
      <style:table-cell-properties fo:background-color="#ffffff"/>
      <style:text-properties fo:color="#000000"/>
    </style:style>
    <style:style style:name="Untitled3" style:family="table-cell" style:parent-style-name="Default">
      <style:table-cell-properties fo:background-color="#000000"/>
      <style:text-properties fo:color="#ffffff"/>
    </style:style>
    <style:style style:name="A" style:family="table-cell" style:parent-style-name="Default">
      <style:table-cell-properties fo:background-color="#fff5ce" style:diagonal-bl-tr="none" style:diagonal-tl-br="none" loext:vertical-justify="auto"/>
      <style:paragraph-properties css3t:text-justify="auto"/>
    </style:style>
    <style:style style:name="B" style:family="table-cell" style:parent-style-name="Default">
      <style:table-cell-properties fo:background-color="#dedce6"/>
    </style:style>
    <style:style style:name="C" style:family="table-cell" style:parent-style-name="Default">
      <style:table-cell-properties fo:background-color="#dde8cb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shua Taillon</meta:initial-creator>
    <meta:creation-date>2019-12-27T10:47:46.815836134</meta:creation-date>
    <dc:date>2019-12-27T15:48:47.039320594</dc:date>
    <dc:creator>Joshua Taillon</dc:creator>
    <meta:editing-duration>PT2H20M19S</meta:editing-duration>
    <meta:editing-cycles>3</meta:editing-cycles>
    <meta:generator>LibreOffice/6.3.4.2.0$Linux_X86_64 LibreOffice_project/30$Build-2</meta:generator>
    <meta:document-statistic meta:table-count="1" meta:cell-count="5102" meta:object-count="0"/>
  </office:meta>
</office:document-meta>
</file>